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3.78mm"/>
    </style:style>
    <style:style style:name="co7" style:family="table-column">
      <style:table-column-properties fo:break-before="auto" style:column-width="23.23mm"/>
    </style:style>
    <style:style style:name="co8" style:family="table-column">
      <style:table-column-properties fo:break-before="auto" style:column-width="2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ingDat3_lat30_run1_m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N=3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kT =0.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2"/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|&lt;mag&gt;|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1.76" calcext:value-type="float">
            <text:p>-1.76</text:p>
          </table:table-cell>
          <table:table-cell office:value-type="float" office:value="0" calcext:value-type="float">
            <text:p>0</text:p>
          </table:table-cell>
          <table:table-cell office:value-type="float" office:value="-0.108889" calcext:value-type="float">
            <text:p>-0.108889</text:p>
          </table:table-cell>
          <table:table-cell office:value-type="float" office:value="3.0976" calcext:value-type="float">
            <text:p>3.0976</text:p>
          </table:table-cell>
          <table:table-cell office:value-type="float" office:value="0.0118568" calcext:value-type="float">
            <text:p>0.0118568</text:p>
          </table:table-cell>
          <table:table-cell office:value-type="float" office:value="9.59513" calcext:value-type="float">
            <text:p>9.59513</text:p>
          </table:table-cell>
          <table:table-cell office:value-type="float" office:value="0.000140583" calcext:value-type="float">
            <text:p>0.000140583</text:p>
          </table:table-cell>
          <table:table-cell office:value-type="float" office:value="3.29955" calcext:value-type="float">
            <text:p>3.29955</text:p>
          </table:table-cell>
          <table:table-cell table:formula="of:=900*[.G4]" office:value-type="float" office:value="10.67112" calcext:value-type="float">
            <text:p>10.67112</text:p>
          </table:table-cell>
          <table:table-cell table:formula="of:=([.F4]-[.C4]*[.C4])/([.A4]*[.A4])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ABS([.S4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table:formula="of:=900*[.V4]" office:value-type="float" office:value="900" calcext:value-type="float">
            <text:p>900</text:p>
          </table:table-cell>
          <table:table-cell table:formula="of:=([.U4]-[.Q4]*[.Q4])/([.O4]*[.O4])" office:value-type="float" office:value="0" calcext:value-type="float">
            <text:p>0</text:p>
          </table:table-cell>
          <table:table-cell table:formula="of:=0.5*SQRT([.Z4]/[.Y4]-1)/SIN(PI()/30)" office:value-type="float" office:value="3.70424431967302E+016" calcext:value-type="float">
            <text:p>3.70424431967302E+01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2.91111" calcext:value-type="float">
            <text:p>-2.91111</text:p>
          </table:table-cell>
          <table:table-cell office:value-type="float" office:value="0.0241975" calcext:value-type="float">
            <text:p>0.0241975</text:p>
          </table:table-cell>
          <table:table-cell office:value-type="float" office:value="-0.215556" calcext:value-type="float">
            <text:p>-0.215556</text:p>
          </table:table-cell>
          <table:table-cell office:value-type="float" office:value="8.49877" calcext:value-type="float">
            <text:p>8.49877</text:p>
          </table:table-cell>
          <table:table-cell office:value-type="float" office:value="0.0474321" calcext:value-type="float">
            <text:p>0.0474321</text:p>
          </table:table-cell>
          <table:table-cell office:value-type="float" office:value="73.0493" calcext:value-type="float">
            <text:p>73.0493</text:p>
          </table:table-cell>
          <table:table-cell office:value-type="float" office:value="0.0024297" calcext:value-type="float">
            <text:p>0.0024297</text:p>
          </table:table-cell>
          <table:table-cell office:value-type="float" office:value="6.40728" calcext:value-type="float">
            <text:p>6.40728</text:p>
          </table:table-cell>
          <table:table-cell table:formula="of:=900*[.G5]" office:value-type="float" office:value="42.68889" calcext:value-type="float">
            <text:p>42.68889</text:p>
          </table:table-cell>
          <table:table-cell table:formula="of:=([.F5]-[.C5]*[.C5])/([.A5]*[.A5])" office:value-type="float" office:value="2.42085679000006" calcext:value-type="float">
            <text:p>2.42085679000006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S5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table:formula="of:=900*[.V5]" office:value-type="float" office:value="900" calcext:value-type="float">
            <text:p>900</text:p>
          </table:table-cell>
          <table:table-cell table:formula="of:=([.U5]-[.Q5]*[.Q5])/([.O5]*[.O5])" office:value-type="float" office:value="0" calcext:value-type="float">
            <text:p>0</text:p>
          </table:table-cell>
          <table:table-cell table:formula="of:=0.5*SQRT([.Z5]/[.Y5]-1)/SIN(PI()/30)" office:value-type="float" office:value="3.70424431967302E+016" calcext:value-type="float">
            <text:p>3.70424431967302E+01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-3.40222" calcext:value-type="float">
            <text:p>-3.40222</text:p>
          </table:table-cell>
          <table:table-cell office:value-type="float" office:value="0.0161333" calcext:value-type="float">
            <text:p>0.0161333</text:p>
          </table:table-cell>
          <table:table-cell office:value-type="float" office:value="-0.423889" calcext:value-type="float">
            <text:p>-0.423889</text:p>
          </table:table-cell>
          <table:table-cell office:value-type="float" office:value="11.5912" calcext:value-type="float">
            <text:p>11.5912</text:p>
          </table:table-cell>
          <table:table-cell office:value-type="float" office:value="0.183902" calcext:value-type="float">
            <text:p>0.183902</text:p>
          </table:table-cell>
          <table:table-cell office:value-type="float" office:value="135.098" calcext:value-type="float">
            <text:p>135.098</text:p>
          </table:table-cell>
          <table:table-cell office:value-type="float" office:value="0.0367994" calcext:value-type="float">
            <text:p>0.0367994</text:p>
          </table:table-cell>
          <table:table-cell office:value-type="float" office:value="17.0602" calcext:value-type="float">
            <text:p>17.0602</text:p>
          </table:table-cell>
          <table:table-cell table:formula="of:=900*[.G6]" office:value-type="float" office:value="165.5118" calcext:value-type="float">
            <text:p>165.5118</text:p>
          </table:table-cell>
          <table:table-cell table:formula="of:=([.F6]-[.C6]*[.C6])/([.A6]*[.A6])" office:value-type="float" office:value="1.60990716000011" calcext:value-type="float">
            <text:p>1.609907160000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3.99432" calcext:value-type="float">
            <text:p>-3.99432</text:p>
          </table:table-cell>
          <table:table-cell office:value-type="float" office:value="0.000103884" calcext:value-type="float">
            <text:p>0.000103884</text:p>
          </table:table-cell>
          <table:table-cell office:value-type="float" office:value="-0.999276" calcext:value-type="float">
            <text:p>-0.999276</text:p>
          </table:table-cell>
          <table:table-cell table:formula="of:=ABS([.S6])" office:value-type="float" office:value="0.999276" calcext:value-type="float">
            <text:p>0.999276</text:p>
          </table:table-cell>
          <table:table-cell office:value-type="float" office:value="15.9547" calcext:value-type="float">
            <text:p>15.9547</text:p>
          </table:table-cell>
          <table:table-cell office:value-type="float" office:value="0.998554" calcext:value-type="float">
            <text:p>0.998554</text:p>
          </table:table-cell>
          <table:table-cell office:value-type="float" office:value="254.559" calcext:value-type="float">
            <text:p>254.559</text:p>
          </table:table-cell>
          <table:table-cell office:value-type="float" office:value="0.997117" calcext:value-type="float">
            <text:p>0.997117</text:p>
          </table:table-cell>
          <table:table-cell office:value-type="float" office:value="0.00156793" calcext:value-type="float">
            <text:p>0.00156793</text:p>
          </table:table-cell>
          <table:table-cell table:formula="of:=900*[.V6]" office:value-type="float" office:value="898.6986" calcext:value-type="float">
            <text:p>898.6986</text:p>
          </table:table-cell>
          <table:table-cell table:formula="of:=([.U6]-[.Q6]*[.Q6])/([.O6]*[.O6])" office:value-type="float" office:value="0.00010773760000049" calcext:value-type="float">
            <text:p>0.0001077376</text:p>
          </table:table-cell>
          <table:table-cell table:formula="of:=0.5*SQRT([.Z6]/[.Y6]-1)/SIN(PI()/30)" office:value-type="float" office:value="3621.41884762326" calcext:value-type="float">
            <text:p>3621.4188476232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-3.82889" calcext:value-type="float">
            <text:p>-3.82889</text:p>
          </table:table-cell>
          <table:table-cell office:value-type="float" office:value="0.0246272" calcext:value-type="float">
            <text:p>0.0246272</text:p>
          </table:table-cell>
          <table:table-cell office:value-type="float" office:value="-0.823889" calcext:value-type="float">
            <text:p>-0.823889</text:p>
          </table:table-cell>
          <table:table-cell office:value-type="float" office:value="14.685" calcext:value-type="float">
            <text:p>14.685</text:p>
          </table:table-cell>
          <table:table-cell office:value-type="float" office:value="0.712421" calcext:value-type="float">
            <text:p>0.712421</text:p>
          </table:table-cell>
          <table:table-cell office:value-type="float" office:value="217.087" calcext:value-type="float">
            <text:p>217.087</text:p>
          </table:table-cell>
          <table:table-cell office:value-type="float" office:value="0.591295" calcext:value-type="float">
            <text:p>0.591295</text:p>
          </table:table-cell>
          <table:table-cell office:value-type="float" office:value="22.4817" calcext:value-type="float">
            <text:p>22.4817</text:p>
          </table:table-cell>
          <table:table-cell table:formula="of:=900*[.G7]" office:value-type="float" office:value="641.1789" calcext:value-type="float">
            <text:p>641.1789</text:p>
          </table:table-cell>
          <table:table-cell table:formula="of:=([.F7]-[.C7]*[.C7])/([.A7]*[.A7])" office:value-type="float" office:value="2.46013679000008" calcext:value-type="float">
            <text:p>2.46013679000008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 office:value-type="float" office:value="-3.97719" calcext:value-type="float">
            <text:p>-3.97719</text:p>
          </table:table-cell>
          <table:table-cell office:value-type="float" office:value="0.000430537" calcext:value-type="float">
            <text:p>0.000430537</text:p>
          </table:table-cell>
          <table:table-cell office:value-type="float" office:value="0.997026" calcext:value-type="float">
            <text:p>0.997026</text:p>
          </table:table-cell>
          <table:table-cell table:formula="of:=ABS([.S7])" office:value-type="float" office:value="0.997026" calcext:value-type="float">
            <text:p>0.997026</text:p>
          </table:table-cell>
          <table:table-cell office:value-type="float" office:value="15.8185" calcext:value-type="float">
            <text:p>15.8185</text:p>
          </table:table-cell>
          <table:table-cell office:value-type="float" office:value="0.994069" calcext:value-type="float">
            <text:p>0.994069</text:p>
          </table:table-cell>
          <table:table-cell office:value-type="float" office:value="250.251" calcext:value-type="float">
            <text:p>250.251</text:p>
          </table:table-cell>
          <table:table-cell office:value-type="float" office:value="0.988205" calcext:value-type="float">
            <text:p>0.988205</text:p>
          </table:table-cell>
          <table:table-cell office:value-type="float" office:value="0.00703794" calcext:value-type="float">
            <text:p>0.00703794</text:p>
          </table:table-cell>
          <table:table-cell table:formula="of:=900*[.V7]" office:value-type="float" office:value="894.6621" calcext:value-type="float">
            <text:p>894.6621</text:p>
          </table:table-cell>
          <table:table-cell table:formula="of:=([.U7]-[.Q7]*[.Q7])/([.O7]*[.O7])" office:value-type="float" office:value="0.00031923881944371" calcext:value-type="float">
            <text:p>0.000319238819444</text:p>
          </table:table-cell>
          <table:table-cell table:formula="of:=0.5*SQRT([.Z7]/[.Y7]-1)/SIN(PI()/30)" office:value-type="float" office:value="1705.45580824842" calcext:value-type="float">
            <text:p>1705.4558082484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table:formula="of:=900*[.G8]" office:value-type="float" office:value="900" calcext:value-type="float">
            <text:p>900</text:p>
          </table:table-cell>
          <table:table-cell table:formula="of:=([.F8]-[.C8]*[.C8])/([.A8]*[.A8])" office:value-type="float" office:value="0" calcext:value-type="float">
            <text:p>0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-3.9605" calcext:value-type="float">
            <text:p>-3.9605</text:p>
          </table:table-cell>
          <table:table-cell office:value-type="float" office:value="0.00075813" calcext:value-type="float">
            <text:p>0.00075813</text:p>
          </table:table-cell>
          <table:table-cell office:value-type="float" office:value="-0.994768" calcext:value-type="float">
            <text:p>-0.994768</text:p>
          </table:table-cell>
          <table:table-cell table:formula="of:=ABS([.S8])" office:value-type="float" office:value="0.994768" calcext:value-type="float">
            <text:p>0.994768</text:p>
          </table:table-cell>
          <table:table-cell office:value-type="float" office:value="15.6864" calcext:value-type="float">
            <text:p>15.6864</text:p>
          </table:table-cell>
          <table:table-cell office:value-type="float" office:value="0.989578" calcext:value-type="float">
            <text:p>0.989578</text:p>
          </table:table-cell>
          <table:table-cell office:value-type="float" office:value="246.109" calcext:value-type="float">
            <text:p>246.109</text:p>
          </table:table-cell>
          <table:table-cell office:value-type="float" office:value="0.979323" calcext:value-type="float">
            <text:p>0.979323</text:p>
          </table:table-cell>
          <table:table-cell office:value-type="float" office:value="0.0132201" calcext:value-type="float">
            <text:p>0.0132201</text:p>
          </table:table-cell>
          <table:table-cell table:formula="of:=900*[.V8]" office:value-type="float" office:value="890.6202" calcext:value-type="float">
            <text:p>890.6202</text:p>
          </table:table-cell>
          <table:table-cell table:formula="of:=([.U8]-[.Q8]*[.Q8])/([.O8]*[.O8])" office:value-type="float" office:value="0.000496893491123686" calcext:value-type="float">
            <text:p>0.000496893491124</text:p>
          </table:table-cell>
          <table:table-cell table:formula="of:=0.5*SQRT([.Z8]/[.Y8]-1)/SIN(PI()/30)" office:value-type="float" office:value="1241.54114227069" calcext:value-type="float">
            <text:p>1241.5411422706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table:formula="of:=900*[.G9]" office:value-type="float" office:value="900" calcext:value-type="float">
            <text:p>900</text:p>
          </table:table-cell>
          <table:table-cell table:formula="of:=([.F9]-[.C9]*[.C9])/([.A9]*[.A9])" office:value-type="float" office:value="0" calcext:value-type="float">
            <text:p>0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6" calcext:value-type="float">
            <text:p>16</text:p>
          </table:table-cell>
          <table:table-cell office:value-type="float" office:value="-3.93622" calcext:value-type="float">
            <text:p>-3.93622</text:p>
          </table:table-cell>
          <table:table-cell office:value-type="float" office:value="0.00125618" calcext:value-type="float">
            <text:p>0.00125618</text:p>
          </table:table-cell>
          <table:table-cell office:value-type="float" office:value="0.991383" calcext:value-type="float">
            <text:p>0.991383</text:p>
          </table:table-cell>
          <table:table-cell table:formula="of:=ABS([.S9])" office:value-type="float" office:value="0.991383" calcext:value-type="float">
            <text:p>0.991383</text:p>
          </table:table-cell>
          <table:table-cell office:value-type="float" office:value="15.4951" calcext:value-type="float">
            <text:p>15.4951</text:p>
          </table:table-cell>
          <table:table-cell office:value-type="float" office:value="0.982866" calcext:value-type="float">
            <text:p>0.982866</text:p>
          </table:table-cell>
          <table:table-cell office:value-type="float" office:value="240.176" calcext:value-type="float">
            <text:p>240.176</text:p>
          </table:table-cell>
          <table:table-cell office:value-type="float" office:value="0.966128" calcext:value-type="float">
            <text:p>0.966128</text:p>
          </table:table-cell>
          <table:table-cell office:value-type="float" office:value="0.0234847" calcext:value-type="float">
            <text:p>0.0234847</text:p>
          </table:table-cell>
          <table:table-cell table:formula="of:=900*[.V9]" office:value-type="float" office:value="884.5794" calcext:value-type="float">
            <text:p>884.5794</text:p>
          </table:table-cell>
          <table:table-cell table:formula="of:=([.U9]-[.Q9]*[.Q9])/([.O9]*[.O9])" office:value-type="float" office:value="0.000649036530612507" calcext:value-type="float">
            <text:p>0.000649036530613</text:p>
          </table:table-cell>
          <table:table-cell table:formula="of:=0.5*SQRT([.Z9]/[.Y9]-1)/SIN(PI()/30)" office:value-type="float" office:value="928.336819896454" calcext:value-type="float">
            <text:p>928.33681989645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table:formula="of:=900*[.G10]" office:value-type="float" office:value="900" calcext:value-type="float">
            <text:p>900</text:p>
          </table:table-cell>
          <table:table-cell table:formula="of:=([.F10]-[.C10]*[.C10])/([.A10]*[.A10])" office:value-type="float" office:value="0" calcext:value-type="float">
            <text:p>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17" calcext:value-type="float">
            <text:p>17</text:p>
          </table:table-cell>
          <table:table-cell office:value-type="float" office:value="-3.90247" calcext:value-type="float">
            <text:p>-3.90247</text:p>
          </table:table-cell>
          <table:table-cell office:value-type="float" office:value="0.00196493" calcext:value-type="float">
            <text:p>0.00196493</text:p>
          </table:table-cell>
          <table:table-cell office:value-type="float" office:value="-0.986534" calcext:value-type="float">
            <text:p>-0.986534</text:p>
          </table:table-cell>
          <table:table-cell table:formula="of:=ABS([.S10])" office:value-type="float" office:value="0.986534" calcext:value-type="float">
            <text:p>0.986534</text:p>
          </table:table-cell>
          <table:table-cell office:value-type="float" office:value="15.2312" calcext:value-type="float">
            <text:p>15.2312</text:p>
          </table:table-cell>
          <table:table-cell office:value-type="float" office:value="0.973293" calcext:value-type="float">
            <text:p>0.973293</text:p>
          </table:table-cell>
          <table:table-cell office:value-type="float" office:value="232.11" calcext:value-type="float">
            <text:p>232.11</text:p>
          </table:table-cell>
          <table:table-cell office:value-type="float" office:value="0.947474" calcext:value-type="float">
            <text:p>0.947474</text:p>
          </table:table-cell>
          <table:table-cell office:value-type="float" office:value="0.0401295" calcext:value-type="float">
            <text:p>0.0401295</text:p>
          </table:table-cell>
          <table:table-cell table:formula="of:=900*[.V10]" office:value-type="float" office:value="875.9637" calcext:value-type="float">
            <text:p>875.9637</text:p>
          </table:table-cell>
          <table:table-cell table:formula="of:=([.U10]-[.Q10]*[.Q10])/([.O10]*[.O10])" office:value-type="float" office:value="0.000856844044443663" calcext:value-type="float">
            <text:p>0.000856844044444</text:p>
          </table:table-cell>
          <table:table-cell table:formula="of:=0.5*SQRT([.Z10]/[.Y10]-1)/SIN(PI()/30)" office:value-type="float" office:value="706.702570418151" calcext:value-type="float">
            <text:p>706.702570418151</text:p>
          </table:table-cell>
        </table:table-row>
        <table:table-row table:style-name="ro1">
          <table:table-cell/>
          <table:table-cell office:value-type="string" calcext:value-type="string">
            <text:p>kT =0.5</text:p>
          </table:table-cell>
          <table:table-cell table:number-columns-repeated="12"/>
          <table:table-cell office:value-type="float" office:value="1.6" calcext:value-type="float">
            <text:p>1.6</text:p>
          </table:table-cell>
          <table:table-cell office:value-type="float" office:value="16" calcext:value-type="float">
            <text:p>16</text:p>
          </table:table-cell>
          <table:table-cell office:value-type="float" office:value="-3.85652" calcext:value-type="float">
            <text:p>-3.85652</text:p>
          </table:table-cell>
          <table:table-cell office:value-type="float" office:value="0.00298128" calcext:value-type="float">
            <text:p>0.00298128</text:p>
          </table:table-cell>
          <table:table-cell office:value-type="float" office:value="0.979638" calcext:value-type="float">
            <text:p>0.979638</text:p>
          </table:table-cell>
          <table:table-cell table:formula="of:=ABS([.S11])" office:value-type="float" office:value="0.979638" calcext:value-type="float">
            <text:p>0.979638</text:p>
          </table:table-cell>
          <table:table-cell office:value-type="float" office:value="14.8758" calcext:value-type="float">
            <text:p>14.8758</text:p>
          </table:table-cell>
          <table:table-cell office:value-type="float" office:value="0.959766" calcext:value-type="float">
            <text:p>0.959766</text:p>
          </table:table-cell>
          <table:table-cell office:value-type="float" office:value="221.464" calcext:value-type="float">
            <text:p>221.464</text:p>
          </table:table-cell>
          <table:table-cell office:value-type="float" office:value="0.921442" calcext:value-type="float">
            <text:p>0.921442</text:p>
          </table:table-cell>
          <table:table-cell office:value-type="float" office:value="0.067651" calcext:value-type="float">
            <text:p>0.067651</text:p>
          </table:table-cell>
          <table:table-cell table:formula="of:=900*[.V11]" office:value-type="float" office:value="863.7894" calcext:value-type="float">
            <text:p>863.7894</text:p>
          </table:table-cell>
          <table:table-cell table:formula="of:=([.U11]-[.Q11]*[.Q11])/([.O11]*[.O11])" office:value-type="float" office:value="0.00119276937499968" calcext:value-type="float">
            <text:p>0.001192769375</text:p>
          </table:table-cell>
          <table:table-cell table:formula="of:=0.5*SQRT([.Z11]/[.Y11]-1)/SIN(PI()/30)" office:value-type="float" office:value="540.48700442616" calcext:value-type="float">
            <text:p>540.48700442616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19" calcext:value-type="float">
            <text:p>19</text:p>
          </table:table-cell>
          <table:table-cell office:value-type="float" office:value="-3.79642" calcext:value-type="float">
            <text:p>-3.79642</text:p>
          </table:table-cell>
          <table:table-cell office:value-type="float" office:value="0.00438462" calcext:value-type="float">
            <text:p>0.00438462</text:p>
          </table:table-cell>
          <table:table-cell office:value-type="float" office:value="0.970097" calcext:value-type="float">
            <text:p>0.970097</text:p>
          </table:table-cell>
          <table:table-cell table:formula="of:=ABS([.S12])" office:value-type="float" office:value="0.970097" calcext:value-type="float">
            <text:p>0.970097</text:p>
          </table:table-cell>
          <table:table-cell office:value-type="float" office:value="14.4172" calcext:value-type="float">
            <text:p>14.4172</text:p>
          </table:table-cell>
          <table:table-cell office:value-type="float" office:value="0.941218" calcext:value-type="float">
            <text:p>0.941218</text:p>
          </table:table-cell>
          <table:table-cell office:value-type="float" office:value="208.106" calcext:value-type="float">
            <text:p>208.106</text:p>
          </table:table-cell>
          <table:table-cell office:value-type="float" office:value="0.886377" calcext:value-type="float">
            <text:p>0.886377</text:p>
          </table:table-cell>
          <table:table-cell office:value-type="float" office:value="0.115297" calcext:value-type="float">
            <text:p>0.115297</text:p>
          </table:table-cell>
          <table:table-cell table:formula="of:=900*[.V12]" office:value-type="float" office:value="847.0962" calcext:value-type="float">
            <text:p>847.0962</text:p>
          </table:table-cell>
          <table:table-cell table:formula="of:=([.U12]-[.Q12]*[.Q12])/([.O12]*[.O12])" office:value-type="float" office:value="0.00152082477508643" calcext:value-type="float">
            <text:p>0.001520824775086</text:p>
          </table:table-cell>
          <table:table-cell table:formula="of:=0.5*SQRT([.Z12]/[.Y12]-1)/SIN(PI()/30)" office:value-type="float" office:value="409.980541076217" calcext:value-type="float">
            <text:p>409.98054107621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1.52" calcext:value-type="float">
            <text:p>-1.52</text:p>
          </table:table-cell>
          <table:table-cell office:value-type="float" office:value="0" calcext:value-type="float">
            <text:p>0</text:p>
          </table:table-cell>
          <table:table-cell office:value-type="float" office:value="0.135556" calcext:value-type="float">
            <text:p>0.135556</text:p>
          </table:table-cell>
          <table:table-cell office:value-type="float" office:value="2.3104" calcext:value-type="float">
            <text:p>2.3104</text:p>
          </table:table-cell>
          <table:table-cell office:value-type="float" office:value="0.0183753" calcext:value-type="float">
            <text:p>0.0183753</text:p>
          </table:table-cell>
          <table:table-cell office:value-type="float" office:value="5.33795" calcext:value-type="float">
            <text:p>5.33795</text:p>
          </table:table-cell>
          <table:table-cell office:value-type="float" office:value="0.000337652" calcext:value-type="float">
            <text:p>0.000337652</text:p>
          </table:table-cell>
          <table:table-cell office:value-type="float" office:value="0.479376" calcext:value-type="float">
            <text:p>0.479376</text:p>
          </table:table-cell>
          <table:table-cell table:formula="of:=900*[.G13]" office:value-type="float" office:value="16.53777" calcext:value-type="float">
            <text:p>16.53777</text:p>
          </table:table-cell>
          <table:table-cell table:formula="of:=([.F13]-[.C13]*[.C13])/([.A13]*[.A13])" office:value-type="float" office:value="0" calcext:value-type="float">
            <text:p>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16" calcext:value-type="float">
            <text:p>16</text:p>
          </table:table-cell>
          <table:table-cell office:value-type="float" office:value="-3.71877" calcext:value-type="float">
            <text:p>-3.71877</text:p>
          </table:table-cell>
          <table:table-cell office:value-type="float" office:value="0.0063274" calcext:value-type="float">
            <text:p>0.0063274</text:p>
          </table:table-cell>
          <table:table-cell office:value-type="float" office:value="0.956895" calcext:value-type="float">
            <text:p>0.956895</text:p>
          </table:table-cell>
          <table:table-cell table:formula="of:=ABS([.S13])" office:value-type="float" office:value="0.956895" calcext:value-type="float">
            <text:p>0.956895</text:p>
          </table:table-cell>
          <table:table-cell office:value-type="float" office:value="13.8356" calcext:value-type="float">
            <text:p>13.8356</text:p>
          </table:table-cell>
          <table:table-cell office:value-type="float" office:value="0.915876" calcext:value-type="float">
            <text:p>0.915876</text:p>
          </table:table-cell>
          <table:table-cell office:value-type="float" office:value="191.771" calcext:value-type="float">
            <text:p>191.771</text:p>
          </table:table-cell>
          <table:table-cell office:value-type="float" office:value="0.839651" calcext:value-type="float">
            <text:p>0.839651</text:p>
          </table:table-cell>
          <table:table-cell office:value-type="float" office:value="0.199942" calcext:value-type="float">
            <text:p>0.199942</text:p>
          </table:table-cell>
          <table:table-cell table:formula="of:=900*[.V13]" office:value-type="float" office:value="824.2884" calcext:value-type="float">
            <text:p>824.2884</text:p>
          </table:table-cell>
          <table:table-cell table:formula="of:=([.U13]-[.Q13]*[.Q13])/([.O13]*[.O13])" office:value-type="float" office:value="0.00195977996913531" calcext:value-type="float">
            <text:p>0.001959779969135</text:p>
          </table:table-cell>
          <table:table-cell table:formula="of:=0.5*SQRT([.Z13]/[.Y13]-1)/SIN(PI()/30)" office:value-type="float" office:value="307.093297978593" calcext:value-type="float">
            <text:p>307.09329797859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2.72" calcext:value-type="float">
            <text:p>-2.72</text:p>
          </table:table-cell>
          <table:table-cell office:value-type="float" office:value="0.038242" calcext:value-type="float">
            <text:p>0.038242</text:p>
          </table:table-cell>
          <table:table-cell office:value-type="float" office:value="0.367778" calcext:value-type="float">
            <text:p>0.367778</text:p>
          </table:table-cell>
          <table:table-cell office:value-type="float" office:value="7.43664" calcext:value-type="float">
            <text:p>7.43664</text:p>
          </table:table-cell>
          <table:table-cell office:value-type="float" office:value="0.14336" calcext:value-type="float">
            <text:p>0.14336</text:p>
          </table:table-cell>
          <table:table-cell office:value-type="float" office:value="56.4354" calcext:value-type="float">
            <text:p>56.4354</text:p>
          </table:table-cell>
          <table:table-cell office:value-type="float" office:value="0.0249347" calcext:value-type="float">
            <text:p>0.0249347</text:p>
          </table:table-cell>
          <table:table-cell office:value-type="float" office:value="11.5318" calcext:value-type="float">
            <text:p>11.5318</text:p>
          </table:table-cell>
          <table:table-cell table:formula="of:=900*[.G14]" office:value-type="float" office:value="129.024" calcext:value-type="float">
            <text:p>129.024</text:p>
          </table:table-cell>
          <table:table-cell table:formula="of:=([.F14]-[.C14]*[.C14])/([.A14]*[.A14])" office:value-type="float" office:value="0.152960000000004" calcext:value-type="float">
            <text:p>0.152960000000004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16" calcext:value-type="float">
            <text:p>16</text:p>
          </table:table-cell>
          <table:table-cell office:value-type="float" office:value="-3.62001" calcext:value-type="float">
            <text:p>-3.62001</text:p>
          </table:table-cell>
          <table:table-cell office:value-type="float" office:value="0.00898159" calcext:value-type="float">
            <text:p>0.00898159</text:p>
          </table:table-cell>
          <table:table-cell office:value-type="float" office:value="0.9385" calcext:value-type="float">
            <text:p>0.9385</text:p>
          </table:table-cell>
          <table:table-cell table:formula="of:=ABS([.S14])" office:value-type="float" office:value="0.9385" calcext:value-type="float">
            <text:p>0.9385</text:p>
          </table:table-cell>
          <table:table-cell office:value-type="float" office:value="13.1135" calcext:value-type="float">
            <text:p>13.1135</text:p>
          </table:table-cell>
          <table:table-cell office:value-type="float" office:value="0.881193" calcext:value-type="float">
            <text:p>0.881193</text:p>
          </table:table-cell>
          <table:table-cell office:value-type="float" office:value="172.43" calcext:value-type="float">
            <text:p>172.43</text:p>
          </table:table-cell>
          <table:table-cell office:value-type="float" office:value="0.777923" calcext:value-type="float">
            <text:p>0.777923</text:p>
          </table:table-cell>
          <table:table-cell office:value-type="float" office:value="0.35989" calcext:value-type="float">
            <text:p>0.35989</text:p>
          </table:table-cell>
          <table:table-cell table:formula="of:=900*[.V14]" office:value-type="float" office:value="793.0737" calcext:value-type="float">
            <text:p>793.0737</text:p>
          </table:table-cell>
          <table:table-cell table:formula="of:=([.U14]-[.Q14]*[.Q14])/([.O14]*[.O14])" office:value-type="float" office:value="0.0025007201939057" calcext:value-type="float">
            <text:p>0.002500720193906</text:p>
          </table:table-cell>
          <table:table-cell table:formula="of:=0.5*SQRT([.Z14]/[.Y14]-1)/SIN(PI()/30)" office:value-type="float" office:value="224.496079506827" calcext:value-type="float">
            <text:p>224.49607950682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3.53111" calcext:value-type="float">
            <text:p>-3.53111</text:p>
          </table:table-cell>
          <table:table-cell office:value-type="float" office:value="0.0473827" calcext:value-type="float">
            <text:p>0.0473827</text:p>
          </table:table-cell>
          <table:table-cell office:value-type="float" office:value="0.787222" calcext:value-type="float">
            <text:p>0.787222</text:p>
          </table:table-cell>
          <table:table-cell office:value-type="float" office:value="12.5161" calcext:value-type="float">
            <text:p>12.5161</text:p>
          </table:table-cell>
          <table:table-cell office:value-type="float" office:value="0.635819" calcext:value-type="float">
            <text:p>0.635819</text:p>
          </table:table-cell>
          <table:table-cell office:value-type="float" office:value="159.015" calcext:value-type="float">
            <text:p>159.015</text:p>
          </table:table-cell>
          <table:table-cell office:value-type="float" office:value="0.4426" calcext:value-type="float">
            <text:p>0.4426</text:p>
          </table:table-cell>
          <table:table-cell office:value-type="float" office:value="5.48644" calcext:value-type="float">
            <text:p>5.48644</text:p>
          </table:table-cell>
          <table:table-cell table:formula="of:=900*[.G15]" office:value-type="float" office:value="572.2371" calcext:value-type="float">
            <text:p>572.2371</text:p>
          </table:table-cell>
          <table:table-cell table:formula="of:=([.F15]-[.C15]*[.C15])/([.A15]*[.A15])" office:value-type="float" office:value="0.189448671599997" calcext:value-type="float">
            <text:p>0.1894486715999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-3.4903" calcext:value-type="float">
            <text:p>-3.4903</text:p>
          </table:table-cell>
          <table:table-cell office:value-type="float" office:value="0.0127995" calcext:value-type="float">
            <text:p>0.0127995</text:p>
          </table:table-cell>
          <table:table-cell office:value-type="float" office:value="0.911087" calcext:value-type="float">
            <text:p>0.911087</text:p>
          </table:table-cell>
          <table:table-cell table:formula="of:=ABS([.S15])" office:value-type="float" office:value="0.911087" calcext:value-type="float">
            <text:p>0.911087</text:p>
          </table:table-cell>
          <table:table-cell office:value-type="float" office:value="12.195" calcext:value-type="float">
            <text:p>12.195</text:p>
          </table:table-cell>
          <table:table-cell office:value-type="float" office:value="0.830928" calcext:value-type="float">
            <text:p>0.830928</text:p>
          </table:table-cell>
          <table:table-cell office:value-type="float" office:value="149.335" calcext:value-type="float">
            <text:p>149.335</text:p>
          </table:table-cell>
          <table:table-cell office:value-type="float" office:value="0.693143" calcext:value-type="float">
            <text:p>0.693143</text:p>
          </table:table-cell>
          <table:table-cell office:value-type="float" office:value="0.716356" calcext:value-type="float">
            <text:p>0.716356</text:p>
          </table:table-cell>
          <table:table-cell table:formula="of:=900*[.V15]" office:value-type="float" office:value="747.8352" calcext:value-type="float">
            <text:p>747.8352</text:p>
          </table:table-cell>
          <table:table-cell table:formula="of:=([.U15]-[.Q15]*[.Q15])/([.O15]*[.O15])" office:value-type="float" office:value="0.00320147750000022" calcext:value-type="float">
            <text:p>0.0032014775</text:p>
          </table:table-cell>
          <table:table-cell table:formula="of:=0.5*SQRT([.Z15]/[.Y15]-1)/SIN(PI()/30)" office:value-type="float" office:value="154.477713469188" calcext:value-type="float">
            <text:p>154.47771346918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-3.98222" calcext:value-type="float">
            <text:p>-3.98222</text:p>
          </table:table-cell>
          <table:table-cell office:value-type="float" office:value="0.00112593" calcext:value-type="float">
            <text:p>0.00112593</text:p>
          </table:table-cell>
          <table:table-cell office:value-type="float" office:value="0.996111" calcext:value-type="float">
            <text:p>0.996111</text:p>
          </table:table-cell>
          <table:table-cell office:value-type="float" office:value="15.8592" calcext:value-type="float">
            <text:p>15.8592</text:p>
          </table:table-cell>
          <table:table-cell office:value-type="float" office:value="0.992302" calcext:value-type="float">
            <text:p>0.992302</text:p>
          </table:table-cell>
          <table:table-cell office:value-type="float" office:value="251.585" calcext:value-type="float">
            <text:p>251.585</text:p>
          </table:table-cell>
          <table:table-cell office:value-type="float" office:value="0.984919" calcext:value-type="float">
            <text:p>0.984919</text:p>
          </table:table-cell>
          <table:table-cell office:value-type="float" office:value="0.0699167" calcext:value-type="float">
            <text:p>0.0699167</text:p>
          </table:table-cell>
          <table:table-cell table:formula="of:=900*[.G16]" office:value-type="float" office:value="893.0718" calcext:value-type="float">
            <text:p>893.0718</text:p>
          </table:table-cell>
          <table:table-cell table:formula="of:=([.F16]-[.C16]*[.C16])/([.A16]*[.A16])" office:value-type="float" office:value="0.0044954864000033" calcext:value-type="float">
            <text:p>0.004495486400003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15" calcext:value-type="float">
            <text:p>15</text:p>
          </table:table-cell>
          <table:table-cell office:value-type="float" office:value="-3.32453" calcext:value-type="float">
            <text:p>-3.32453</text:p>
          </table:table-cell>
          <table:table-cell office:value-type="float" office:value="0.019163" calcext:value-type="float">
            <text:p>0.019163</text:p>
          </table:table-cell>
          <table:table-cell office:value-type="float" office:value="-0.86877" calcext:value-type="float">
            <text:p>-0.86877</text:p>
          </table:table-cell>
          <table:table-cell table:formula="of:=ABS([.S16])" office:value-type="float" office:value="0.86877" calcext:value-type="float">
            <text:p>0.86877</text:p>
          </table:table-cell>
          <table:table-cell office:value-type="float" office:value="11.0717" calcext:value-type="float">
            <text:p>11.0717</text:p>
          </table:table-cell>
          <table:table-cell office:value-type="float" office:value="0.757216" calcext:value-type="float">
            <text:p>0.757216</text:p>
          </table:table-cell>
          <table:table-cell office:value-type="float" office:value="123.42" calcext:value-type="float">
            <text:p>123.42</text:p>
          </table:table-cell>
          <table:table-cell office:value-type="float" office:value="0.579789" calcext:value-type="float">
            <text:p>0.579789</text:p>
          </table:table-cell>
          <table:table-cell office:value-type="float" office:value="1.67668" calcext:value-type="float">
            <text:p>1.67668</text:p>
          </table:table-cell>
          <table:table-cell table:formula="of:=900*[.V16]" office:value-type="float" office:value="681.4944" calcext:value-type="float">
            <text:p>681.4944</text:p>
          </table:table-cell>
          <table:table-cell table:formula="of:=([.U16]-[.Q16]*[.Q16])/([.O16]*[.O16])" office:value-type="float" office:value="0.00435380478458002" calcext:value-type="float">
            <text:p>0.00435380478458</text:p>
          </table:table-cell>
          <table:table-cell table:formula="of:=0.5*SQRT([.Z16]/[.Y16]-1)/SIN(PI()/30)" office:value-type="float" office:value="96.3178072649503" calcext:value-type="float">
            <text:p>96.31780726495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table:formula="of:=900*[.G17]" office:value-type="float" office:value="900" calcext:value-type="float">
            <text:p>900</text:p>
          </table:table-cell>
          <table:table-cell table:formula="of:=([.F17]-[.C17]*[.C17])/([.A17]*[.A17])" office:value-type="float" office:value="0" calcext:value-type="float">
            <text:p>0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" calcext:value-type="float">
            <text:p>8</text:p>
          </table:table-cell>
          <table:table-cell office:value-type="float" office:value="-3.09559" calcext:value-type="float">
            <text:p>-3.09559</text:p>
          </table:table-cell>
          <table:table-cell office:value-type="float" office:value="0.0293853" calcext:value-type="float">
            <text:p>0.0293853</text:p>
          </table:table-cell>
          <table:table-cell office:value-type="float" office:value="0.781502" calcext:value-type="float">
            <text:p>0.781502</text:p>
          </table:table-cell>
          <table:table-cell table:formula="of:=ABS([.S17])" office:value-type="float" office:value="0.781502" calcext:value-type="float">
            <text:p>0.781502</text:p>
          </table:table-cell>
          <table:table-cell office:value-type="float" office:value="9.61206" calcext:value-type="float">
            <text:p>9.61206</text:p>
          </table:table-cell>
          <table:table-cell office:value-type="float" office:value="0.618463" calcext:value-type="float">
            <text:p>0.618463</text:p>
          </table:table-cell>
          <table:table-cell office:value-type="float" office:value="93.4841" calcext:value-type="float">
            <text:p>93.4841</text:p>
          </table:table-cell>
          <table:table-cell office:value-type="float" office:value="0.398899" calcext:value-type="float">
            <text:p>0.398899</text:p>
          </table:table-cell>
          <table:table-cell office:value-type="float" office:value="4.59057" calcext:value-type="float">
            <text:p>4.59057</text:p>
          </table:table-cell>
          <table:table-cell table:formula="of:=900*[.V17]" office:value-type="float" office:value="556.6167" calcext:value-type="float">
            <text:p>556.6167</text:p>
          </table:table-cell>
          <table:table-cell table:formula="of:=([.U17]-[.Q17]*[.Q17])/([.O17]*[.O17])" office:value-type="float" office:value="0.00607077518595031" calcext:value-type="float">
            <text:p>0.00607077518595</text:p>
          </table:table-cell>
          <table:table-cell table:formula="of:=0.5*SQRT([.Z17]/[.Y17]-1)/SIN(PI()/30)" office:value-type="float" office:value="52.4544030931177" calcext:value-type="float">
            <text:p>52.454403093117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table:formula="of:=900*[.G18]" office:value-type="float" office:value="900" calcext:value-type="float">
            <text:p>900</text:p>
          </table:table-cell>
          <table:table-cell table:formula="of:=([.F18]-[.C18]*[.C18])/([.A18]*[.A18])" office:value-type="float" office:value="0" calcext:value-type="float">
            <text:p>0</text:p>
          </table:table-cell>
          <table:table-cell table:number-columns-repeated="2"/>
          <table:table-cell office:value-type="float" office:value="2.22" calcext:value-type="float">
            <text:p>2.22</text:p>
          </table:table-cell>
          <table:table-cell office:value-type="float" office:value="15" calcext:value-type="float">
            <text:p>15</text:p>
          </table:table-cell>
          <table:table-cell office:value-type="float" office:value="-3.03445" calcext:value-type="float">
            <text:p>-3.03445</text:p>
          </table:table-cell>
          <table:table-cell office:value-type="float" office:value="0.0331106" calcext:value-type="float">
            <text:p>0.0331106</text:p>
          </table:table-cell>
          <table:table-cell office:value-type="float" office:value="0.147545" calcext:value-type="float">
            <text:p>0.147545</text:p>
          </table:table-cell>
          <table:table-cell table:formula="of:=ABS([.S18])" office:value-type="float" office:value="0.147545" calcext:value-type="float">
            <text:p>0.147545</text:p>
          </table:table-cell>
          <table:table-cell office:value-type="float" office:value="9.241" calcext:value-type="float">
            <text:p>9.241</text:p>
          </table:table-cell>
          <table:table-cell office:value-type="float" office:value="0.587705" calcext:value-type="float">
            <text:p>0.587705</text:p>
          </table:table-cell>
          <table:table-cell office:value-type="float" office:value="86.5943" calcext:value-type="float">
            <text:p>86.5943</text:p>
          </table:table-cell>
          <table:table-cell office:value-type="float" office:value="0.367412" calcext:value-type="float">
            <text:p>0.367412</text:p>
          </table:table-cell>
          <table:table-cell office:value-type="float" office:value="6.47819" calcext:value-type="float">
            <text:p>6.47819</text:p>
          </table:table-cell>
          <table:table-cell table:formula="of:=900*[.V18]" office:value-type="float" office:value="528.9345" calcext:value-type="float">
            <text:p>528.9345</text:p>
          </table:table-cell>
          <table:table-cell table:formula="of:=([.U18]-[.Q18]*[.Q18])/([.O18]*[.O18])" office:value-type="float" office:value="0.00671885348185998" calcext:value-type="float">
            <text:p>0.00671885348186</text:p>
          </table:table-cell>
          <table:table-cell table:formula="of:=0.5*SQRT([.Z18]/[.Y18]-1)/SIN(PI()/30)" office:value-type="float" office:value="42.9569647476652" calcext:value-type="float">
            <text:p>42.956964747665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table:formula="of:=900*[.G19]" office:value-type="float" office:value="900" calcext:value-type="float">
            <text:p>900</text:p>
          </table:table-cell>
          <table:table-cell table:formula="of:=([.F19]-[.C19]*[.C19])/([.A19]*[.A19])" office:value-type="float" office:value="0" calcext:value-type="float">
            <text:p>0</text:p>
          </table:table-cell>
          <table:table-cell table:number-columns-repeated="2"/>
          <table:table-cell office:value-type="float" office:value="2.24" calcext:value-type="float">
            <text:p>2.24</text:p>
          </table:table-cell>
          <table:table-cell office:value-type="float" office:value="14" calcext:value-type="float">
            <text:p>14</text:p>
          </table:table-cell>
          <table:table-cell office:value-type="float" office:value="-2.96537" calcext:value-type="float">
            <text:p>-2.96537</text:p>
          </table:table-cell>
          <table:table-cell office:value-type="float" office:value="0.0385517" calcext:value-type="float">
            <text:p>0.0385517</text:p>
          </table:table-cell>
          <table:table-cell office:value-type="float" office:value="-0.592523" calcext:value-type="float">
            <text:p>-0.592523</text:p>
          </table:table-cell>
          <table:table-cell table:formula="of:=ABS([.S19])" office:value-type="float" office:value="0.592523" calcext:value-type="float">
            <text:p>0.592523</text:p>
          </table:table-cell>
          <table:table-cell office:value-type="float" office:value="8.83195" calcext:value-type="float">
            <text:p>8.83195</text:p>
          </table:table-cell>
          <table:table-cell office:value-type="float" office:value="0.530982" calcext:value-type="float">
            <text:p>0.530982</text:p>
          </table:table-cell>
          <table:table-cell office:value-type="float" office:value="79.3396" calcext:value-type="float">
            <text:p>79.3396</text:p>
          </table:table-cell>
          <table:table-cell office:value-type="float" office:value="0.314991" calcext:value-type="float">
            <text:p>0.314991</text:p>
          </table:table-cell>
          <table:table-cell office:value-type="float" office:value="10.5121" calcext:value-type="float">
            <text:p>10.5121</text:p>
          </table:table-cell>
          <table:table-cell table:formula="of:=900*[.V19]" office:value-type="float" office:value="477.8838" calcext:value-type="float">
            <text:p>477.8838</text:p>
          </table:table-cell>
          <table:table-cell table:formula="of:=([.U19]-[.Q19]*[.Q19])/([.O19]*[.O19])" office:value-type="float" office:value="0.00767912211017233" calcext:value-type="float">
            <text:p>0.007679122110172</text:p>
          </table:table-cell>
          <table:table-cell table:formula="of:=0.5*SQRT([.Z19]/[.Y19]-1)/SIN(PI()/30)" office:value-type="float" office:value="31.8949483176103" calcext:value-type="float">
            <text:p>31.8949483176103</text:p>
          </table:table-cell>
        </table:table-row>
        <table:table-row table:style-name="ro1">
          <table:table-cell/>
          <table:table-cell office:value-type="string" calcext:value-type="string">
            <text:p>kT =1</text:p>
          </table:table-cell>
          <table:table-cell table:number-columns-repeated="12"/>
          <table:table-cell office:value-type="float" office:value="2.26" calcext:value-type="float">
            <text:p>2.26</text:p>
          </table:table-cell>
          <table:table-cell office:value-type="float" office:value="17" calcext:value-type="float">
            <text:p>17</text:p>
          </table:table-cell>
          <table:table-cell office:value-type="float" office:value="-2.90191" calcext:value-type="float">
            <text:p>-2.90191</text:p>
          </table:table-cell>
          <table:table-cell office:value-type="float" office:value="0.040401" calcext:value-type="float">
            <text:p>0.040401</text:p>
          </table:table-cell>
          <table:table-cell office:value-type="float" office:value="-0.0146769" calcext:value-type="float">
            <text:p>-0.0146769</text:p>
          </table:table-cell>
          <table:table-cell table:formula="of:=ABS([.S20])" office:value-type="float" office:value="0.0146769" calcext:value-type="float">
            <text:p>0.0146769</text:p>
          </table:table-cell>
          <table:table-cell office:value-type="float" office:value="8.46151" calcext:value-type="float">
            <text:p>8.46151</text:p>
          </table:table-cell>
          <table:table-cell office:value-type="float" office:value="0.490165" calcext:value-type="float">
            <text:p>0.490165</text:p>
          </table:table-cell>
          <table:table-cell office:value-type="float" office:value="72.941" calcext:value-type="float">
            <text:p>72.941</text:p>
          </table:table-cell>
          <table:table-cell office:value-type="float" office:value="0.275135" calcext:value-type="float">
            <text:p>0.275135</text:p>
          </table:table-cell>
          <table:table-cell office:value-type="float" office:value="11.1269" calcext:value-type="float">
            <text:p>11.1269</text:p>
          </table:table-cell>
          <table:table-cell table:formula="of:=900*[.V20]" office:value-type="float" office:value="441.1485" calcext:value-type="float">
            <text:p>441.1485</text:p>
          </table:table-cell>
          <table:table-cell table:formula="of:=([.U20]-[.Q20]*[.Q20])/([.O20]*[.O20])" office:value-type="float" office:value="0.00791533242618863" calcext:value-type="float">
            <text:p>0.007915332426189</text:p>
          </table:table-cell>
          <table:table-cell table:formula="of:=0.5*SQRT([.Z20]/[.Y20]-1)/SIN(PI()/30)" office:value-type="float" office:value="29.7367486233803" calcext:value-type="float">
            <text:p>29.7367486233803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2"/>
          <table:table-cell office:value-type="float" office:value="2.27" calcext:value-type="float">
            <text:p>2.27</text:p>
          </table:table-cell>
          <table:table-cell office:value-type="float" office:value="17" calcext:value-type="float">
            <text:p>17</text:p>
          </table:table-cell>
          <table:table-cell office:value-type="float" office:value="-2.86848" calcext:value-type="float">
            <text:p>-2.86848</text:p>
          </table:table-cell>
          <table:table-cell office:value-type="float" office:value="0.0414426" calcext:value-type="float">
            <text:p>0.0414426</text:p>
          </table:table-cell>
          <table:table-cell office:value-type="float" office:value="0.135608" calcext:value-type="float">
            <text:p>0.135608</text:p>
          </table:table-cell>
          <table:table-cell table:formula="of:=ABS([.S21])" office:value-type="float" office:value="0.135608" calcext:value-type="float">
            <text:p>0.135608</text:p>
          </table:table-cell>
          <table:table-cell office:value-type="float" office:value="8.26961" calcext:value-type="float">
            <text:p>8.26961</text:p>
          </table:table-cell>
          <table:table-cell office:value-type="float" office:value="0.46595" calcext:value-type="float">
            <text:p>0.46595</text:p>
          </table:table-cell>
          <table:table-cell office:value-type="float" office:value="69.7362" calcext:value-type="float">
            <text:p>69.7362</text:p>
          </table:table-cell>
          <table:table-cell office:value-type="float" office:value="0.252806" calcext:value-type="float">
            <text:p>0.252806</text:p>
          </table:table-cell>
          <table:table-cell office:value-type="float" office:value="12.2719" calcext:value-type="float">
            <text:p>12.2719</text:p>
          </table:table-cell>
          <table:table-cell table:formula="of:=900*[.V21]" office:value-type="float" office:value="419.355" calcext:value-type="float">
            <text:p>419.355</text:p>
          </table:table-cell>
          <table:table-cell table:formula="of:=([.U21]-[.Q21]*[.Q21])/([.O21]*[.O21])" office:value-type="float" office:value="0.00804061588620001" calcext:value-type="float">
            <text:p>0.0080406158862</text:p>
          </table:table-cell>
          <table:table-cell table:formula="of:=0.5*SQRT([.Z21]/[.Y21]-1)/SIN(PI()/30)" office:value-type="float" office:value="27.5499662653582" calcext:value-type="float">
            <text:p>27.54996626535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81333" calcext:value-type="float">
            <text:p>-1.81333</text:p>
          </table:table-cell>
          <table:table-cell office:value-type="float" office:value="0" calcext:value-type="float">
            <text:p>0</text:p>
          </table:table-cell>
          <table:table-cell office:value-type="float" office:value="-0.155556" calcext:value-type="float">
            <text:p>-0.155556</text:p>
          </table:table-cell>
          <table:table-cell office:value-type="float" office:value="3.28818" calcext:value-type="float">
            <text:p>3.28818</text:p>
          </table:table-cell>
          <table:table-cell office:value-type="float" office:value="0.0241975" calcext:value-type="float">
            <text:p>0.0241975</text:p>
          </table:table-cell>
          <table:table-cell office:value-type="float" office:value="10.8121" calcext:value-type="float">
            <text:p>10.8121</text:p>
          </table:table-cell>
          <table:table-cell office:value-type="float" office:value="0.00058552" calcext:value-type="float">
            <text:p>0.00058552</text:p>
          </table:table-cell>
          <table:table-cell office:value-type="float" office:value="34.754" calcext:value-type="float">
            <text:p>34.754</text:p>
          </table:table-cell>
          <table:table-cell table:formula="of:=900*[.G22]" office:value-type="float" office:value="21.77775" calcext:value-type="float">
            <text:p>21.77775</text:p>
          </table:table-cell>
          <table:table-cell table:formula="of:=([.F22]-[.C22]*[.C22])/([.A22]*[.A22])" office:value-type="float" office:value="0.0000143110999997198" calcext:value-type="float">
            <text:p>1.43110999997198E-05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18" calcext:value-type="float">
            <text:p>18</text:p>
          </table:table-cell>
          <table:table-cell office:value-type="float" office:value="-2.75823" calcext:value-type="float">
            <text:p>-2.75823</text:p>
          </table:table-cell>
          <table:table-cell office:value-type="float" office:value="0.0439679" calcext:value-type="float">
            <text:p>0.0439679</text:p>
          </table:table-cell>
          <table:table-cell office:value-type="float" office:value="-0.00981711" calcext:value-type="float">
            <text:p>-0.00981711</text:p>
          </table:table-cell>
          <table:table-cell table:formula="of:=ABS([.S22])" office:value-type="float" office:value="0.00981711" calcext:value-type="float">
            <text:p>0.00981711</text:p>
          </table:table-cell>
          <table:table-cell office:value-type="float" office:value="7.65179" calcext:value-type="float">
            <text:p>7.65179</text:p>
          </table:table-cell>
          <table:table-cell office:value-type="float" office:value="0.381162" calcext:value-type="float">
            <text:p>0.381162</text:p>
          </table:table-cell>
          <table:table-cell office:value-type="float" office:value="59.8886" calcext:value-type="float">
            <text:p>59.8886</text:p>
          </table:table-cell>
          <table:table-cell office:value-type="float" office:value="0.185845" calcext:value-type="float">
            <text:p>0.185845</text:p>
          </table:table-cell>
          <table:table-cell office:value-type="float" office:value="16.8186" calcext:value-type="float">
            <text:p>16.8186</text:p>
          </table:table-cell>
          <table:table-cell table:formula="of:=900*[.V22]" office:value-type="float" office:value="343.0458" calcext:value-type="float">
            <text:p>343.0458</text:p>
          </table:table-cell>
          <table:table-cell table:formula="of:=([.U22]-[.Q22]*[.Q22])/([.O22]*[.O22])" office:value-type="float" office:value="0.00830950228733437" calcext:value-type="float">
            <text:p>0.008309502287334</text:p>
          </table:table-cell>
          <table:table-cell table:formula="of:=0.5*SQRT([.Z22]/[.Y22]-1)/SIN(PI()/30)" office:value-type="float" office:value="21.0668984645591" calcext:value-type="float">
            <text:p>21.06689846455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2.95556" calcext:value-type="float">
            <text:p>-2.95556</text:p>
          </table:table-cell>
          <table:table-cell office:value-type="float" office:value="0.0436346" calcext:value-type="float">
            <text:p>0.0436346</text:p>
          </table:table-cell>
          <table:table-cell office:value-type="float" office:value="-0.281111" calcext:value-type="float">
            <text:p>-0.281111</text:p>
          </table:table-cell>
          <table:table-cell office:value-type="float" office:value="8.77894" calcext:value-type="float">
            <text:p>8.77894</text:p>
          </table:table-cell>
          <table:table-cell office:value-type="float" office:value="0.0796765" calcext:value-type="float">
            <text:p>0.0796765</text:p>
          </table:table-cell>
          <table:table-cell office:value-type="float" office:value="78.5945" calcext:value-type="float">
            <text:p>78.5945</text:p>
          </table:table-cell>
          <table:table-cell office:value-type="float" office:value="0.00655479" calcext:value-type="float">
            <text:p>0.00655479</text:p>
          </table:table-cell>
          <table:table-cell office:value-type="float" office:value="73.1004" calcext:value-type="float">
            <text:p>73.1004</text:p>
          </table:table-cell>
          <table:table-cell table:formula="of:=900*[.G23]" office:value-type="float" office:value="71.70885" calcext:value-type="float">
            <text:p>71.70885</text:p>
          </table:table-cell>
          <table:table-cell table:formula="of:=([.F23]-[.C23]*[.C23])/([.A23]*[.A23])" office:value-type="float" office:value="0.0436050863999995" calcext:value-type="float">
            <text:p>0.0436050864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15" calcext:value-type="float">
            <text:p>15</text:p>
          </table:table-cell>
          <table:table-cell office:value-type="float" office:value="-2.42953" calcext:value-type="float">
            <text:p>-2.42953</text:p>
          </table:table-cell>
          <table:table-cell office:value-type="float" office:value="0.0331565" calcext:value-type="float">
            <text:p>0.0331565</text:p>
          </table:table-cell>
          <table:table-cell office:value-type="float" office:value="0.00780714" calcext:value-type="float">
            <text:p>0.00780714</text:p>
          </table:table-cell>
          <table:table-cell table:formula="of:=ABS([.S23])" office:value-type="float" office:value="0.00780714" calcext:value-type="float">
            <text:p>0.00780714</text:p>
          </table:table-cell>
          <table:table-cell office:value-type="float" office:value="5.93579" calcext:value-type="float">
            <text:p>5.93579</text:p>
          </table:table-cell>
          <table:table-cell office:value-type="float" office:value="0.150275" calcext:value-type="float">
            <text:p>0.150275</text:p>
          </table:table-cell>
          <table:table-cell office:value-type="float" office:value="36.0344" calcext:value-type="float">
            <text:p>36.0344</text:p>
          </table:table-cell>
          <table:table-cell office:value-type="float" office:value="0.0434719" calcext:value-type="float">
            <text:p>0.0434719</text:p>
          </table:table-cell>
          <table:table-cell office:value-type="float" office:value="25.7385" calcext:value-type="float">
            <text:p>25.7385</text:p>
          </table:table-cell>
          <table:table-cell table:formula="of:=900*[.V23]" office:value-type="float" office:value="135.2475" calcext:value-type="float">
            <text:p>135.2475</text:p>
          </table:table-cell>
          <table:table-cell table:formula="of:=([.U23]-[.Q23]*[.Q23])/([.O23]*[.O23])" office:value-type="float" office:value="0.0057593713715276" calcext:value-type="float">
            <text:p>0.005759371371528</text:p>
          </table:table-cell>
          <table:table-cell table:formula="of:=0.5*SQRT([.Z23]/[.Y23]-1)/SIN(PI()/30)" office:value-type="float" office:value="9.86662741517173" calcext:value-type="float">
            <text:p>9.866627415171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49778" calcext:value-type="float">
            <text:p>-3.49778</text:p>
          </table:table-cell>
          <table:table-cell office:value-type="float" office:value="0.0066963" calcext:value-type="float">
            <text:p>0.0066963</text:p>
          </table:table-cell>
          <table:table-cell office:value-type="float" office:value="-0.422778" calcext:value-type="float">
            <text:p>-0.422778</text:p>
          </table:table-cell>
          <table:table-cell office:value-type="float" office:value="12.2411" calcext:value-type="float">
            <text:p>12.2411</text:p>
          </table:table-cell>
          <table:table-cell office:value-type="float" office:value="0.181253" calcext:value-type="float">
            <text:p>0.181253</text:p>
          </table:table-cell>
          <table:table-cell office:value-type="float" office:value="150.166" calcext:value-type="float">
            <text:p>150.166</text:p>
          </table:table-cell>
          <table:table-cell office:value-type="float" office:value="0.0345437" calcext:value-type="float">
            <text:p>0.0345437</text:p>
          </table:table-cell>
          <table:table-cell office:value-type="float" office:value="89.9515" calcext:value-type="float">
            <text:p>89.9515</text:p>
          </table:table-cell>
          <table:table-cell table:formula="of:=900*[.G24]" office:value-type="float" office:value="163.1277" calcext:value-type="float">
            <text:p>163.1277</text:p>
          </table:table-cell>
          <table:table-cell table:formula="of:=([.F24]-[.C24]*[.C24])/([.A24]*[.A24])" office:value-type="float" office:value="0.0066350715999981" calcext:value-type="float">
            <text:p>0.006635071599998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-2.2157" calcext:value-type="float">
            <text:p>-2.2157</text:p>
          </table:table-cell>
          <table:table-cell office:value-type="float" office:value="0.0252699" calcext:value-type="float">
            <text:p>0.0252699</text:p>
          </table:table-cell>
          <table:table-cell office:value-type="float" office:value="0.00526957" calcext:value-type="float">
            <text:p>0.00526957</text:p>
          </table:table-cell>
          <table:table-cell table:formula="of:=ABS([.S24])" office:value-type="float" office:value="0.00526957" calcext:value-type="float">
            <text:p>0.00526957</text:p>
          </table:table-cell>
          <table:table-cell office:value-type="float" office:value="4.9346" calcext:value-type="float">
            <text:p>4.9346</text:p>
          </table:table-cell>
          <table:table-cell office:value-type="float" office:value="0.0697908" calcext:value-type="float">
            <text:p>0.0697908</text:p>
          </table:table-cell>
          <table:table-cell office:value-type="float" office:value="24.8548" calcext:value-type="float">
            <text:p>24.8548</text:p>
          </table:table-cell>
          <table:table-cell office:value-type="float" office:value="0.0122629" calcext:value-type="float">
            <text:p>0.0122629</text:p>
          </table:table-cell>
          <table:table-cell office:value-type="float" office:value="24.1066" calcext:value-type="float">
            <text:p>24.1066</text:p>
          </table:table-cell>
          <table:table-cell table:formula="of:=900*[.V24]" office:value-type="float" office:value="62.81172" calcext:value-type="float">
            <text:p>62.81172</text:p>
          </table:table-cell>
          <table:table-cell table:formula="of:=([.U24]-[.Q24]*[.Q24])/([.O24]*[.O24])" office:value-type="float" office:value="0.00404376159999998" calcext:value-type="float">
            <text:p>0.0040437616</text:p>
          </table:table-cell>
          <table:table-cell table:formula="of:=0.5*SQRT([.Z24]/[.Y24]-1)/SIN(PI()/30)" office:value-type="float" office:value="6.06110303738683" calcext:value-type="float">
            <text:p>6.061103037386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3.72778" calcext:value-type="float">
            <text:p>-3.72778</text:p>
          </table:table-cell>
          <table:table-cell office:value-type="float" office:value="0.0152679" calcext:value-type="float">
            <text:p>0.0152679</text:p>
          </table:table-cell>
          <table:table-cell office:value-type="float" office:value="-0.778611" calcext:value-type="float">
            <text:p>-0.778611</text:p>
          </table:table-cell>
          <table:table-cell office:value-type="float" office:value="13.9116" calcext:value-type="float">
            <text:p>13.9116</text:p>
          </table:table-cell>
          <table:table-cell office:value-type="float" office:value="0.631175" calcext:value-type="float">
            <text:p>0.631175</text:p>
          </table:table-cell>
          <table:table-cell office:value-type="float" office:value="194.393" calcext:value-type="float">
            <text:p>194.393</text:p>
          </table:table-cell>
          <table:table-cell office:value-type="float" office:value="0.457597" calcext:value-type="float">
            <text:p>0.457597</text:p>
          </table:table-cell>
          <table:table-cell office:value-type="float" office:value="23.4947" calcext:value-type="float">
            <text:p>23.4947</text:p>
          </table:table-cell>
          <table:table-cell table:formula="of:=900*[.G25]" office:value-type="float" office:value="568.0575" calcext:value-type="float">
            <text:p>568.0575</text:p>
          </table:table-cell>
          <table:table-cell table:formula="of:=([.F25]-[.C25]*[.C25])/([.A25]*[.A25])" office:value-type="float" office:value="0.0152562715999984" calcext:value-type="float">
            <text:p>0.015256271599999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15" calcext:value-type="float">
            <text:p>15</text:p>
          </table:table-cell>
          <table:table-cell office:value-type="float" office:value="-2.05925" calcext:value-type="float">
            <text:p>-2.05925</text:p>
          </table:table-cell>
          <table:table-cell office:value-type="float" office:value="0.0210794" calcext:value-type="float">
            <text:p>0.0210794</text:p>
          </table:table-cell>
          <table:table-cell office:value-type="float" office:value="0.00463264" calcext:value-type="float">
            <text:p>0.00463264</text:p>
          </table:table-cell>
          <table:table-cell table:formula="of:=ABS([.S25])" office:value-type="float" office:value="0.00463264" calcext:value-type="float">
            <text:p>0.00463264</text:p>
          </table:table-cell>
          <table:table-cell office:value-type="float" office:value="4.2616" calcext:value-type="float">
            <text:p>4.2616</text:p>
          </table:table-cell>
          <table:table-cell office:value-type="float" office:value="0.0389672" calcext:value-type="float">
            <text:p>0.0389672</text:p>
          </table:table-cell>
          <table:table-cell office:value-type="float" office:value="18.523" calcext:value-type="float">
            <text:p>18.523</text:p>
          </table:table-cell>
          <table:table-cell office:value-type="float" office:value="0.00404449" calcext:value-type="float">
            <text:p>0.00404449</text:p>
          </table:table-cell>
          <table:table-cell office:value-type="float" office:value="20.3513" calcext:value-type="float">
            <text:p>20.3513</text:p>
          </table:table-cell>
          <table:table-cell office:value-type="float" office:value="35.07048" calcext:value-type="float">
            <text:p>35.07048</text:p>
          </table:table-cell>
          <table:table-cell office:value-type="float" office:value="0.00311973927514788" calcext:value-type="float">
            <text:p>0.003119739275148</text:p>
          </table:table-cell>
          <table:table-cell table:formula="of:=0.5*SQRT([.Z25]/[.Y25]-1)/SIN(PI()/30)" office:value-type="float" office:value="4.06800210238014" calcext:value-type="float">
            <text:p>4.06800210238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.99778" calcext:value-type="float">
            <text:p>-3.99778</text:p>
          </table:table-cell>
          <table:table-cell office:value-type="float" office:value="0.0000740741" calcext:value-type="float">
            <text:p>7.40741E-05</text:p>
          </table:table-cell>
          <table:table-cell office:value-type="float" office:value="-0.999444" calcext:value-type="float">
            <text:p>-0.999444</text:p>
          </table:table-cell>
          <table:table-cell office:value-type="float" office:value="15.9823" calcext:value-type="float">
            <text:p>15.9823</text:p>
          </table:table-cell>
          <table:table-cell office:value-type="float" office:value="0.998894" calcext:value-type="float">
            <text:p>0.998894</text:p>
          </table:table-cell>
          <table:table-cell office:value-type="float" office:value="255.439" calcext:value-type="float">
            <text:p>255.439</text:p>
          </table:table-cell>
          <table:table-cell office:value-type="float" office:value="0.997807" calcext:value-type="float">
            <text:p>0.997807</text:p>
          </table:table-cell>
          <table:table-cell office:value-type="float" office:value="0.00439588" calcext:value-type="float">
            <text:p>0.00439588</text:p>
          </table:table-cell>
          <table:table-cell table:formula="of:=900*[.G26]" office:value-type="float" office:value="899.0046" calcext:value-type="float">
            <text:p>899.0046</text:p>
          </table:table-cell>
          <table:table-cell table:formula="of:=([.F26]-[.C26]*[.C26])/([.A26]*[.A26])" office:value-type="float" office:value="0.0000550716000002893" calcext:value-type="float">
            <text:p>5.50716000002893E-05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6" calcext:value-type="float">
            <text:p>16</text:p>
          </table:table-cell>
          <table:table-cell office:value-type="float" office:value="-1.92767" calcext:value-type="float">
            <text:p>-1.92767</text:p>
          </table:table-cell>
          <table:table-cell office:value-type="float" office:value="0.0191977" calcext:value-type="float">
            <text:p>0.0191977</text:p>
          </table:table-cell>
          <table:table-cell office:value-type="float" office:value="0.00364204" calcext:value-type="float">
            <text:p>0.00364204</text:p>
          </table:table-cell>
          <table:table-cell table:formula="of:=ABS([.S26])" office:value-type="float" office:value="0.00364204" calcext:value-type="float">
            <text:p>0.00364204</text:p>
          </table:table-cell>
          <table:table-cell office:value-type="float" office:value="3.73512" calcext:value-type="float">
            <text:p>3.73512</text:p>
          </table:table-cell>
          <table:table-cell office:value-type="float" office:value="0.026773" calcext:value-type="float">
            <text:p>0.026773</text:p>
          </table:table-cell>
          <table:table-cell office:value-type="float" office:value="14.2393" calcext:value-type="float">
            <text:p>14.2393</text:p>
          </table:table-cell>
          <table:table-cell office:value-type="float" office:value="0.00202441" calcext:value-type="float">
            <text:p>0.00202441</text:p>
          </table:table-cell>
          <table:table-cell office:value-type="float" office:value="16.1294" calcext:value-type="float">
            <text:p>16.1294</text:p>
          </table:table-cell>
          <table:table-cell office:value-type="float" office:value="24.0957" calcext:value-type="float">
            <text:p>24.0957</text:p>
          </table:table-cell>
          <table:table-cell office:value-type="float" office:value="0.00263489315500691" calcext:value-type="float">
            <text:p>0.002634893155007</text:p>
          </table:table-cell>
          <table:table-cell table:formula="of:=0.5*SQRT([.Z26]/[.Y26]-1)/SIN(PI()/30)" office:value-type="float" office:value="3.36166677025308" calcext:value-type="float">
            <text:p>3.361666770253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.99417" calcext:value-type="float">
            <text:p>-3.99417</text:p>
          </table:table-cell>
          <table:table-cell office:value-type="float" office:value="0.000106713" calcext:value-type="float">
            <text:p>0.000106713</text:p>
          </table:table-cell>
          <table:table-cell office:value-type="float" office:value="-0.999236" calcext:value-type="float">
            <text:p>-0.999236</text:p>
          </table:table-cell>
          <table:table-cell office:value-type="float" office:value="15.9535" calcext:value-type="float">
            <text:p>15.9535</text:p>
          </table:table-cell>
          <table:table-cell office:value-type="float" office:value="0.998475" calcext:value-type="float">
            <text:p>0.998475</text:p>
          </table:table-cell>
          <table:table-cell office:value-type="float" office:value="254.52" calcext:value-type="float">
            <text:p>254.52</text:p>
          </table:table-cell>
          <table:table-cell office:value-type="float" office:value="0.99696" calcext:value-type="float">
            <text:p>0.99696</text:p>
          </table:table-cell>
          <table:table-cell office:value-type="float" office:value="0.00125" calcext:value-type="float">
            <text:p>0.00125</text:p>
          </table:table-cell>
          <table:table-cell table:formula="of:=900*[.G27]" office:value-type="float" office:value="898.6275" calcext:value-type="float">
            <text:p>898.6275</text:p>
          </table:table-cell>
          <table:table-cell table:formula="of:=([.F27]-[.C27]*[.C27])/([.A27]*[.A27])" office:value-type="float" office:value="0.000106011099999748" calcext:value-type="float">
            <text:p>0.0001060111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float" office:value="-1.81227" calcext:value-type="float">
            <text:p>-1.81227</text:p>
          </table:table-cell>
          <table:table-cell office:value-type="float" office:value="0.0180618" calcext:value-type="float">
            <text:p>0.0180618</text:p>
          </table:table-cell>
          <table:table-cell office:value-type="float" office:value="-0.010108" calcext:value-type="float">
            <text:p>-0.010108</text:p>
          </table:table-cell>
          <table:table-cell table:formula="of:=ABS([.S27])" office:value-type="float" office:value="0.010108" calcext:value-type="float">
            <text:p>0.010108</text:p>
          </table:table-cell>
          <table:table-cell office:value-type="float" office:value="3.30238" calcext:value-type="float">
            <text:p>3.30238</text:p>
          </table:table-cell>
          <table:table-cell office:value-type="float" office:value="0.0185712" calcext:value-type="float">
            <text:p>0.0185712</text:p>
          </table:table-cell>
          <table:table-cell office:value-type="float" office:value="11.1444" calcext:value-type="float">
            <text:p>11.1444</text:p>
          </table:table-cell>
          <table:table-cell office:value-type="float" office:value="0.000992573" calcext:value-type="float">
            <text:p>0.000992573</text:p>
          </table:table-cell>
          <table:table-cell office:value-type="float" office:value="13.9246" calcext:value-type="float">
            <text:p>13.9246</text:p>
          </table:table-cell>
          <table:table-cell office:value-type="float" office:value="16.71408" calcext:value-type="float">
            <text:p>16.71408</text:p>
          </table:table-cell>
          <table:table-cell office:value-type="float" office:value="0.00230324580357142" calcext:value-type="float">
            <text:p>0.002303245803571</text:p>
          </table:table-cell>
          <table:table-cell table:formula="of:=0.5*SQRT([.Z27]/[.Y27]-1)/SIN(PI()/30)" office:value-type="float" office:value="2.14094593605223" calcext:value-type="float">
            <text:p>2.14094593605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3.99528" calcext:value-type="float">
            <text:p>-3.99528</text:p>
          </table:table-cell>
          <table:table-cell office:value-type="float" office:value="0.0000814043" calcext:value-type="float">
            <text:p>8.14043E-05</text:p>
          </table:table-cell>
          <table:table-cell office:value-type="float" office:value="-0.99941" calcext:value-type="float">
            <text:p>-0.99941</text:p>
          </table:table-cell>
          <table:table-cell office:value-type="float" office:value="15.9623" calcext:value-type="float">
            <text:p>15.9623</text:p>
          </table:table-cell>
          <table:table-cell office:value-type="float" office:value="0.998821" calcext:value-type="float">
            <text:p>0.998821</text:p>
          </table:table-cell>
          <table:table-cell office:value-type="float" office:value="254.801" calcext:value-type="float">
            <text:p>254.801</text:p>
          </table:table-cell>
          <table:table-cell office:value-type="float" office:value="0.997649" calcext:value-type="float">
            <text:p>0.997649</text:p>
          </table:table-cell>
          <table:table-cell office:value-type="float" office:value="0.00115707" calcext:value-type="float">
            <text:p>0.00115707</text:p>
          </table:table-cell>
          <table:table-cell table:formula="of:=900*[.G28]" office:value-type="float" office:value="898.9389" calcext:value-type="float">
            <text:p>898.9389</text:p>
          </table:table-cell>
          <table:table-cell table:formula="of:=([.F28]-[.C28]*[.C28])/([.A28]*[.A28])" office:value-type="float" office:value="0.0000377216000000402" calcext:value-type="float">
            <text:p>3.77216000000402E-05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14" calcext:value-type="float">
            <text:p>14</text:p>
          </table:table-cell>
          <table:table-cell office:value-type="float" office:value="-1.71774" calcext:value-type="float">
            <text:p>-1.71774</text:p>
          </table:table-cell>
          <table:table-cell office:value-type="float" office:value="0.0166859" calcext:value-type="float">
            <text:p>0.0166859</text:p>
          </table:table-cell>
          <table:table-cell office:value-type="float" office:value="0.00402859" calcext:value-type="float">
            <text:p>0.00402859</text:p>
          </table:table-cell>
          <table:table-cell table:formula="of:=ABS([.S28])" office:value-type="float" office:value="0.00402859" calcext:value-type="float">
            <text:p>0.00402859</text:p>
          </table:table-cell>
          <table:table-cell office:value-type="float" office:value="2.96733" calcext:value-type="float">
            <text:p>2.96733</text:p>
          </table:table-cell>
          <table:table-cell office:value-type="float" office:value="0.0156221" calcext:value-type="float">
            <text:p>0.0156221</text:p>
          </table:table-cell>
          <table:table-cell office:value-type="float" office:value="9.00376" calcext:value-type="float">
            <text:p>9.00376</text:p>
          </table:table-cell>
          <table:table-cell office:value-type="float" office:value="0.000689505" calcext:value-type="float">
            <text:p>0.000689505</text:p>
          </table:table-cell>
          <table:table-cell office:value-type="float" office:value="10.979" calcext:value-type="float">
            <text:p>10.979</text:p>
          </table:table-cell>
          <table:table-cell office:value-type="float" office:value="14.05989" calcext:value-type="float">
            <text:p>14.05989</text:p>
          </table:table-cell>
          <table:table-cell office:value-type="float" office:value="0.00198564713436383" calcext:value-type="float">
            <text:p>0.001985647134364</text:p>
          </table:table-cell>
          <table:table-cell table:formula="of:=0.5*SQRT([.Z28]/[.Y28]-1)/SIN(PI()/30)" office:value-type="float" office:value="2.53391558361415" calcext:value-type="float">
            <text:p>2.533915583614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3.99299" calcext:value-type="float">
            <text:p>-3.99299</text:p>
          </table:table-cell>
          <table:table-cell office:value-type="float" office:value="0.000108213" calcext:value-type="float">
            <text:p>0.000108213</text:p>
          </table:table-cell>
          <table:table-cell office:value-type="float" office:value="-0.999097" calcext:value-type="float">
            <text:p>-0.999097</text:p>
          </table:table-cell>
          <table:table-cell office:value-type="float" office:value="15.944" calcext:value-type="float">
            <text:p>15.944</text:p>
          </table:table-cell>
          <table:table-cell office:value-type="float" office:value="0.998197" calcext:value-type="float">
            <text:p>0.998197</text:p>
          </table:table-cell>
          <table:table-cell office:value-type="float" office:value="254.219" calcext:value-type="float">
            <text:p>254.219</text:p>
          </table:table-cell>
          <table:table-cell office:value-type="float" office:value="0.996405" calcext:value-type="float">
            <text:p>0.996405</text:p>
          </table:table-cell>
          <table:table-cell office:value-type="float" office:value="0.00190001" calcext:value-type="float">
            <text:p>0.00190001</text:p>
          </table:table-cell>
          <table:table-cell table:formula="of:=900*[.G29]" office:value-type="float" office:value="898.3773" calcext:value-type="float">
            <text:p>898.3773</text:p>
          </table:table-cell>
          <table:table-cell table:formula="of:=([.F29]-[.C29]*[.C29])/([.A29]*[.A29])" office:value-type="float" office:value="0.0000308599000025111" calcext:value-type="float">
            <text:p>3.08599000025111E-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-1.63575" calcext:value-type="float">
            <text:p>-1.63575</text:p>
          </table:table-cell>
          <table:table-cell office:value-type="float" office:value="0.0159083" calcext:value-type="float">
            <text:p>0.0159083</text:p>
          </table:table-cell>
          <table:table-cell office:value-type="float" office:value="0.000763889" calcext:value-type="float">
            <text:p>0.000763889</text:p>
          </table:table-cell>
          <table:table-cell table:formula="of:=ABS([.S29])" office:value-type="float" office:value="0.000763889" calcext:value-type="float">
            <text:p>0.000763889</text:p>
          </table:table-cell>
          <table:table-cell office:value-type="float" office:value="2.69158" calcext:value-type="float">
            <text:p>2.69158</text:p>
          </table:table-cell>
          <table:table-cell office:value-type="float" office:value="0.0131454" calcext:value-type="float">
            <text:p>0.0131454</text:p>
          </table:table-cell>
          <table:table-cell office:value-type="float" office:value="7.41577" calcext:value-type="float">
            <text:p>7.41577</text:p>
          </table:table-cell>
          <table:table-cell office:value-type="float" office:value="0.00052406" calcext:value-type="float">
            <text:p>0.00052406</text:p>
          </table:table-cell>
          <table:table-cell office:value-type="float" office:value="9.72389" calcext:value-type="float">
            <text:p>9.72389</text:p>
          </table:table-cell>
          <table:table-cell office:value-type="float" office:value="11.83086" calcext:value-type="float">
            <text:p>11.83086</text:p>
          </table:table-cell>
          <table:table-cell office:value-type="float" office:value="0.00176688194444442" calcext:value-type="float">
            <text:p>0.001766881944444</text:p>
          </table:table-cell>
          <table:table-cell table:formula="of:=0.5*SQRT([.Z29]/[.Y29]-1)/SIN(PI()/30)" office:value-type="float" office:value="2.22661226007779" calcext:value-type="float">
            <text:p>2.226612260077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3.99406" calcext:value-type="float">
            <text:p>-3.99406</text:p>
          </table:table-cell>
          <table:table-cell office:value-type="float" office:value="0.000102092" calcext:value-type="float">
            <text:p>0.000102092</text:p>
          </table:table-cell>
          <table:table-cell office:value-type="float" office:value="-0.999236" calcext:value-type="float">
            <text:p>-0.999236</text:p>
          </table:table-cell>
          <table:table-cell office:value-type="float" office:value="15.9526" calcext:value-type="float">
            <text:p>15.9526</text:p>
          </table:table-cell>
          <table:table-cell office:value-type="float" office:value="0.998475" calcext:value-type="float">
            <text:p>0.998475</text:p>
          </table:table-cell>
          <table:table-cell office:value-type="float" office:value="254.493" calcext:value-type="float">
            <text:p>254.493</text:p>
          </table:table-cell>
          <table:table-cell office:value-type="float" office:value="0.996959" calcext:value-type="float">
            <text:p>0.996959</text:p>
          </table:table-cell>
          <table:table-cell office:value-type="float" office:value="0.00166907" calcext:value-type="float">
            <text:p>0.00166907</text:p>
          </table:table-cell>
          <table:table-cell table:formula="of:=900*[.G30]" office:value-type="float" office:value="898.6275" calcext:value-type="float">
            <text:p>898.6275</text:p>
          </table:table-cell>
          <table:table-cell table:formula="of:=([.F30]-[.C30]*[.C30])/([.A30]*[.A30])" office:value-type="float" office:value="0.0000847163999981859" calcext:value-type="float">
            <text:p>8.47163999981859E-0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12" calcext:value-type="float">
            <text:p>12</text:p>
          </table:table-cell>
          <table:table-cell office:value-type="float" office:value="-1.31872" calcext:value-type="float">
            <text:p>-1.31872</text:p>
          </table:table-cell>
          <table:table-cell office:value-type="float" office:value="0.0138206" calcext:value-type="float">
            <text:p>0.0138206</text:p>
          </table:table-cell>
          <table:table-cell office:value-type="float" office:value="-0.00121962" calcext:value-type="float">
            <text:p>-0.00121962</text:p>
          </table:table-cell>
          <table:table-cell table:formula="of:=ABS([.S30])" office:value-type="float" office:value="0.00121962" calcext:value-type="float">
            <text:p>0.00121962</text:p>
          </table:table-cell>
          <table:table-cell office:value-type="float" office:value="1.75285" calcext:value-type="float">
            <text:p>1.75285</text:p>
          </table:table-cell>
          <table:table-cell office:value-type="float" office:value="0.00669618" calcext:value-type="float">
            <text:p>0.00669618</text:p>
          </table:table-cell>
          <table:table-cell office:value-type="float" office:value="3.16907" calcext:value-type="float">
            <text:p>3.16907</text:p>
          </table:table-cell>
          <table:table-cell office:value-type="float" office:value="0.000133398" calcext:value-type="float">
            <text:p>0.000133398</text:p>
          </table:table-cell>
          <table:table-cell office:value-type="float" office:value="5.68404" calcext:value-type="float">
            <text:p>5.68404</text:p>
          </table:table-cell>
          <table:table-cell office:value-type="float" office:value="6.026562" calcext:value-type="float">
            <text:p>6.026562</text:p>
          </table:table-cell>
          <table:table-cell office:value-type="float" office:value="0.00112878053877554" calcext:value-type="float">
            <text:p>0.001128780538776</text:p>
          </table:table-cell>
          <table:table-cell table:formula="of:=0.5*SQRT([.Z30]/[.Y30]-1)/SIN(PI()/30)" office:value-type="float" office:value="1.17422442954732" calcext:value-type="float">
            <text:p>1.174224429547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3.9946" calcext:value-type="float">
            <text:p>-3.9946</text:p>
          </table:table-cell>
          <table:table-cell office:value-type="float" office:value="0.0000956932" calcext:value-type="float">
            <text:p>9.56932E-05</text:p>
          </table:table-cell>
          <table:table-cell office:value-type="float" office:value="-0.999323" calcext:value-type="float">
            <text:p>-0.999323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0.998648" calcext:value-type="float">
            <text:p>0.998648</text:p>
          </table:table-cell>
          <table:table-cell office:value-type="float" office:value="254.63" calcext:value-type="float">
            <text:p>254.63</text:p>
          </table:table-cell>
          <table:table-cell office:value-type="float" office:value="0.997303" calcext:value-type="float">
            <text:p>0.997303</text:p>
          </table:table-cell>
          <table:table-cell office:value-type="float" office:value="0.00143212" calcext:value-type="float">
            <text:p>0.00143212</text:p>
          </table:table-cell>
          <table:table-cell table:formula="of:=900*[.G31]" office:value-type="float" office:value="898.7832" calcext:value-type="float">
            <text:p>898.7832</text:p>
          </table:table-cell>
          <table:table-cell table:formula="of:=([.F31]-[.C31]*[.C31])/([.A31]*[.A31])" office:value-type="float" office:value="0.0000708399999993503" calcext:value-type="float">
            <text:p>7.08399999993503E-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1.11528" calcext:value-type="float">
            <text:p>-1.11528</text:p>
          </table:table-cell>
          <table:table-cell office:value-type="float" office:value="0.0122385" calcext:value-type="float">
            <text:p>0.0122385</text:p>
          </table:table-cell>
          <table:table-cell office:value-type="float" office:value="0.000384115" calcext:value-type="float">
            <text:p>0.000384115</text:p>
          </table:table-cell>
          <table:table-cell table:formula="of:=ABS([.S31])" office:value-type="float" office:value="0.000384115" calcext:value-type="float">
            <text:p>0.000384115</text:p>
          </table:table-cell>
          <table:table-cell office:value-type="float" office:value="1.25608" calcext:value-type="float">
            <text:p>1.25608</text:p>
          </table:table-cell>
          <table:table-cell office:value-type="float" office:value="0.00478612" calcext:value-type="float">
            <text:p>0.00478612</text:p>
          </table:table-cell>
          <table:table-cell office:value-type="float" office:value="1.63943" calcext:value-type="float">
            <text:p>1.63943</text:p>
          </table:table-cell>
          <table:table-cell office:value-type="float" office:value="0.0000695773" calcext:value-type="float">
            <text:p>6.95773E-05</text:p>
          </table:table-cell>
          <table:table-cell office:value-type="float" office:value="4.08663" calcext:value-type="float">
            <text:p>4.08663</text:p>
          </table:table-cell>
          <table:table-cell office:value-type="float" office:value="4.307508" calcext:value-type="float">
            <text:p>4.307508</text:p>
          </table:table-cell>
          <table:table-cell office:value-type="float" office:value="0.000764407600000003" calcext:value-type="float">
            <text:p>0.0007644076</text:p>
          </table:table-cell>
          <table:table-cell table:formula="of:=0.5*SQRT([.Z31]/[.Y31]-1)/SIN(PI()/30)" office:value-type="float" office:value="1.11206202319337" calcext:value-type="float">
            <text:p>1.11206202319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3.99398" calcext:value-type="float">
            <text:p>-3.99398</text:p>
          </table:table-cell>
          <table:table-cell office:value-type="float" office:value="0.000109723" calcext:value-type="float">
            <text:p>0.000109723</text:p>
          </table:table-cell>
          <table:table-cell office:value-type="float" office:value="-0.99923" calcext:value-type="float">
            <text:p>-0.99923</text:p>
          </table:table-cell>
          <table:table-cell office:value-type="float" office:value="15.952" calcext:value-type="float">
            <text:p>15.952</text:p>
          </table:table-cell>
          <table:table-cell office:value-type="float" office:value="0.998462" calcext:value-type="float">
            <text:p>0.998462</text:p>
          </table:table-cell>
          <table:table-cell office:value-type="float" office:value="254.474" calcext:value-type="float">
            <text:p>254.474</text:p>
          </table:table-cell>
          <table:table-cell office:value-type="float" office:value="0.996933" calcext:value-type="float">
            <text:p>0.996933</text:p>
          </table:table-cell>
          <table:table-cell office:value-type="float" office:value="0.00169454" calcext:value-type="float">
            <text:p>0.00169454</text:p>
          </table:table-cell>
          <table:table-cell table:formula="of:=900*[.G32]" office:value-type="float" office:value="898.6158" calcext:value-type="float">
            <text:p>898.6158</text:p>
          </table:table-cell>
          <table:table-cell table:formula="of:=([.F32]-[.C32]*[.C32])/([.A32]*[.A32])" office:value-type="float" office:value="0.000123759599999218" calcext:value-type="float">
            <text:p>0.000123759599999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14" calcext:value-type="float">
            <text:p>14</text:p>
          </table:table-cell>
          <table:table-cell office:value-type="float" office:value="-0.967984" calcext:value-type="float">
            <text:p>-0.967984</text:p>
          </table:table-cell>
          <table:table-cell office:value-type="float" office:value="0.0114932" calcext:value-type="float">
            <text:p>0.0114932</text:p>
          </table:table-cell>
          <table:table-cell office:value-type="float" office:value="0.000629883" calcext:value-type="float">
            <text:p>0.000629883</text:p>
          </table:table-cell>
          <table:table-cell table:formula="of:=ABS([.S32])" office:value-type="float" office:value="0.000629883" calcext:value-type="float">
            <text:p>0.000629883</text:p>
          </table:table-cell>
          <table:table-cell office:value-type="float" office:value="0.948487" calcext:value-type="float">
            <text:p>0.948487</text:p>
          </table:table-cell>
          <table:table-cell office:value-type="float" office:value="0.00373205" calcext:value-type="float">
            <text:p>0.00373205</text:p>
          </table:table-cell>
          <table:table-cell office:value-type="float" office:value="0.943269" calcext:value-type="float">
            <text:p>0.943269</text:p>
          </table:table-cell>
          <table:table-cell office:value-type="float" office:value="0.0000418654" calcext:value-type="float">
            <text:p>4.18654E-05</text:p>
          </table:table-cell>
          <table:table-cell office:value-type="float" office:value="3.30682" calcext:value-type="float">
            <text:p>3.30682</text:p>
          </table:table-cell>
          <table:table-cell office:value-type="float" office:value="3.358845" calcext:value-type="float">
            <text:p>3.358845</text:p>
          </table:table-cell>
          <table:table-cell office:value-type="float" office:value="0.000567603740444445" calcext:value-type="float">
            <text:p>0.000567603740444</text:p>
          </table:table-cell>
          <table:table-cell table:formula="of:=0.5*SQRT([.Z32]/[.Y32]-1)/SIN(PI()/30)" office:value-type="float" office:value="0.599979214855206" calcext:value-type="float">
            <text:p>0.599979214855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-3.99429" calcext:value-type="float">
            <text:p>-3.99429</text:p>
          </table:table-cell>
          <table:table-cell office:value-type="float" office:value="0.000105261" calcext:value-type="float">
            <text:p>0.000105261</text:p>
          </table:table-cell>
          <table:table-cell office:value-type="float" office:value="-0.999278" calcext:value-type="float">
            <text:p>-0.999278</text:p>
          </table:table-cell>
          <table:table-cell office:value-type="float" office:value="15.9544" calcext:value-type="float">
            <text:p>15.9544</text:p>
          </table:table-cell>
          <table:table-cell office:value-type="float" office:value="0.998559" calcext:value-type="float">
            <text:p>0.998559</text:p>
          </table:table-cell>
          <table:table-cell office:value-type="float" office:value="254.551" calcext:value-type="float">
            <text:p>254.551</text:p>
          </table:table-cell>
          <table:table-cell office:value-type="float" office:value="0.997127" calcext:value-type="float">
            <text:p>0.997127</text:p>
          </table:table-cell>
          <table:table-cell office:value-type="float" office:value="0.00147822" calcext:value-type="float">
            <text:p>0.00147822</text:p>
          </table:table-cell>
          <table:table-cell table:formula="of:=900*[.G33]" office:value-type="float" office:value="898.7031" calcext:value-type="float">
            <text:p>898.7031</text:p>
          </table:table-cell>
          <table:table-cell table:formula="of:=([.F33]-[.C33]*[.C33])/([.A33]*[.A33])" office:value-type="float" office:value="0.0000473958999975821" calcext:value-type="float">
            <text:p>4.73958999975821E-05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6" calcext:value-type="float">
            <text:p>6</text:p>
          </table:table-cell>
          <table:table-cell office:value-type="float" office:value="-0.875972" calcext:value-type="float">
            <text:p>-0.875972</text:p>
          </table:table-cell>
          <table:table-cell office:value-type="float" office:value="0.0130714" calcext:value-type="float">
            <text:p>0.0130714</text:p>
          </table:table-cell>
          <table:table-cell office:value-type="float" office:value="-0.00746528" calcext:value-type="float">
            <text:p>-0.00746528</text:p>
          </table:table-cell>
          <table:table-cell table:formula="of:=ABS([.S33])" office:value-type="float" office:value="0.00746528" calcext:value-type="float">
            <text:p>0.00746528</text:p>
          </table:table-cell>
          <table:table-cell office:value-type="float" office:value="0.780399" calcext:value-type="float">
            <text:p>0.780399</text:p>
          </table:table-cell>
          <table:table-cell office:value-type="float" office:value="0.00359267" calcext:value-type="float">
            <text:p>0.00359267</text:p>
          </table:table-cell>
          <table:table-cell office:value-type="float" office:value="0.650834" calcext:value-type="float">
            <text:p>0.650834</text:p>
          </table:table-cell>
          <table:table-cell office:value-type="float" office:value="0.0000317387" calcext:value-type="float">
            <text:p>3.17387E-05</text:p>
          </table:table-cell>
          <table:table-cell office:value-type="float" office:value="2.37404" calcext:value-type="float">
            <text:p>2.37404</text:p>
          </table:table-cell>
          <table:table-cell office:value-type="float" office:value="3.233403" calcext:value-type="float">
            <text:p>3.233403</text:p>
          </table:table-cell>
          <table:table-cell office:value-type="float" office:value="0.000544442116451477" calcext:value-type="float">
            <text:p>0.000544442116451</text:p>
          </table:table-cell>
          <table:table-cell table:formula="of:=0.5*SQRT([.Z33]/[.Y33]-1)/SIN(PI()/30)" office:value-type="float" office:value="2.87792683157778" calcext:value-type="float">
            <text:p>2.87792683157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-3.9944" calcext:value-type="float">
            <text:p>-3.9944</text:p>
          </table:table-cell>
          <table:table-cell office:value-type="float" office:value="0.000102872" calcext:value-type="float">
            <text:p>0.000102872</text:p>
          </table:table-cell>
          <table:table-cell office:value-type="float" office:value="-0.999282" calcext:value-type="float">
            <text:p>-0.999282</text:p>
          </table:table-cell>
          <table:table-cell office:value-type="float" office:value="15.9553" calcext:value-type="float">
            <text:p>15.9553</text:p>
          </table:table-cell>
          <table:table-cell office:value-type="float" office:value="0.998567" calcext:value-type="float">
            <text:p>0.998567</text:p>
          </table:table-cell>
          <table:table-cell office:value-type="float" office:value="254.579" calcext:value-type="float">
            <text:p>254.579</text:p>
          </table:table-cell>
          <table:table-cell office:value-type="float" office:value="0.997143" calcext:value-type="float">
            <text:p>0.997143</text:p>
          </table:table-cell>
          <table:table-cell office:value-type="float" office:value="0.0015844" calcext:value-type="float">
            <text:p>0.0015844</text:p>
          </table:table-cell>
          <table:table-cell table:formula="of:=900*[.G34]" office:value-type="float" office:value="898.7103" calcext:value-type="float">
            <text:p>898.7103</text:p>
          </table:table-cell>
          <table:table-cell table:formula="of:=([.F34]-[.C34]*[.C34])/([.A34]*[.A34])" office:value-type="float" office:value="0.0000686399999985099" calcext:value-type="float">
            <text:p>6.86399999985099E-0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3.99411" calcext:value-type="float">
            <text:p>-3.99411</text:p>
          </table:table-cell>
          <table:table-cell office:value-type="float" office:value="0.000107993" calcext:value-type="float">
            <text:p>0.000107993</text:p>
          </table:table-cell>
          <table:table-cell office:value-type="float" office:value="-0.999249" calcext:value-type="float">
            <text:p>-0.999249</text:p>
          </table:table-cell>
          <table:table-cell office:value-type="float" office:value="15.9531" calcext:value-type="float">
            <text:p>15.9531</text:p>
          </table:table-cell>
          <table:table-cell office:value-type="float" office:value="0.998501" calcext:value-type="float">
            <text:p>0.998501</text:p>
          </table:table-cell>
          <table:table-cell office:value-type="float" office:value="254.507" calcext:value-type="float">
            <text:p>254.507</text:p>
          </table:table-cell>
          <table:table-cell office:value-type="float" office:value="0.997012" calcext:value-type="float">
            <text:p>0.997012</text:p>
          </table:table-cell>
          <table:table-cell office:value-type="float" office:value="0.00164154" calcext:value-type="float">
            <text:p>0.00164154</text:p>
          </table:table-cell>
          <table:table-cell table:formula="of:=900*[.G35]" office:value-type="float" office:value="898.6509" calcext:value-type="float">
            <text:p>898.6509</text:p>
          </table:table-cell>
          <table:table-cell table:formula="of:=([.F35]-[.C35]*[.C35])/([.A35]*[.A35])" office:value-type="float" office:value="0.000185307899998932" calcext:value-type="float">
            <text:p>0.000185307899999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-3.99425" calcext:value-type="float">
            <text:p>-3.99425</text:p>
          </table:table-cell>
          <table:table-cell office:value-type="float" office:value="0.00010325" calcext:value-type="float">
            <text:p>0.00010325</text:p>
          </table:table-cell>
          <table:table-cell office:value-type="float" office:value="-0.999267" calcext:value-type="float">
            <text:p>-0.999267</text:p>
          </table:table-cell>
          <table:table-cell office:value-type="float" office:value="15.9542" calcext:value-type="float">
            <text:p>15.9542</text:p>
          </table:table-cell>
          <table:table-cell office:value-type="float" office:value="0.998537" calcext:value-type="float">
            <text:p>0.998537</text:p>
          </table:table-cell>
          <table:table-cell office:value-type="float" office:value="254.542" calcext:value-type="float">
            <text:p>254.542</text:p>
          </table:table-cell>
          <table:table-cell office:value-type="float" office:value="0.997083" calcext:value-type="float">
            <text:p>0.997083</text:p>
          </table:table-cell>
          <table:table-cell office:value-type="float" office:value="0.00159384" calcext:value-type="float">
            <text:p>0.00159384</text:p>
          </table:table-cell>
          <table:table-cell table:formula="of:=900*[.G36]" office:value-type="float" office:value="898.6833" calcext:value-type="float">
            <text:p>898.6833</text:p>
          </table:table-cell>
          <table:table-cell table:formula="of:=([.F36]-[.C36]*[.C36])/([.A36]*[.A36])" office:value-type="float" office:value="0.00016693749999952" calcext:value-type="float">
            <text:p>0.000166937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3.99425" calcext:value-type="float">
            <text:p>-3.99425</text:p>
          </table:table-cell>
          <table:table-cell office:value-type="float" office:value="0.00010546" calcext:value-type="float">
            <text:p>0.00010546</text:p>
          </table:table-cell>
          <table:table-cell office:value-type="float" office:value="-0.999267" calcext:value-type="float">
            <text:p>-0.999267</text:p>
          </table:table-cell>
          <table:table-cell office:value-type="float" office:value="15.9541" calcext:value-type="float">
            <text:p>15.9541</text:p>
          </table:table-cell>
          <table:table-cell office:value-type="float" office:value="0.998535" calcext:value-type="float">
            <text:p>0.998535</text:p>
          </table:table-cell>
          <table:table-cell office:value-type="float" office:value="254.541" calcext:value-type="float">
            <text:p>254.541</text:p>
          </table:table-cell>
          <table:table-cell office:value-type="float" office:value="0.99708" calcext:value-type="float">
            <text:p>0.99708</text:p>
          </table:table-cell>
          <table:table-cell office:value-type="float" office:value="0.00157568" calcext:value-type="float">
            <text:p>0.00157568</text:p>
          </table:table-cell>
          <table:table-cell table:formula="of:=900*[.G37]" office:value-type="float" office:value="898.6815" calcext:value-type="float">
            <text:p>898.6815</text:p>
          </table:table-cell>
          <table:table-cell table:formula="of:=([.F37]-[.C37]*[.C37])/([.A37]*[.A37])" office:value-type="float" office:value="0.000066937499999753" calcext:value-type="float">
            <text:p>6.6937499999753E-0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-3.99426" calcext:value-type="float">
            <text:p>-3.99426</text:p>
          </table:table-cell>
          <table:table-cell office:value-type="float" office:value="0.000105712" calcext:value-type="float">
            <text:p>0.000105712</text:p>
          </table:table-cell>
          <table:table-cell office:value-type="float" office:value="-0.999268" calcext:value-type="float">
            <text:p>-0.999268</text:p>
          </table:table-cell>
          <table:table-cell office:value-type="float" office:value="15.9542" calcext:value-type="float">
            <text:p>15.9542</text:p>
          </table:table-cell>
          <table:table-cell office:value-type="float" office:value="0.998538" calcext:value-type="float">
            <text:p>0.998538</text:p>
          </table:table-cell>
          <table:table-cell office:value-type="float" office:value="254.544" calcext:value-type="float">
            <text:p>254.544</text:p>
          </table:table-cell>
          <table:table-cell office:value-type="float" office:value="0.997086" calcext:value-type="float">
            <text:p>0.997086</text:p>
          </table:table-cell>
          <table:table-cell office:value-type="float" office:value="0.00158645" calcext:value-type="float">
            <text:p>0.00158645</text:p>
          </table:table-cell>
          <table:table-cell table:formula="of:=900*[.G38]" office:value-type="float" office:value="898.6842" calcext:value-type="float">
            <text:p>898.6842</text:p>
          </table:table-cell>
          <table:table-cell table:formula="of:=([.F38]-[.C38]*[.C38])/([.A38]*[.A38])" office:value-type="float" office:value="0.0000870523999996209" calcext:value-type="float">
            <text:p>8.70523999996209E-0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-3.99435" calcext:value-type="float">
            <text:p>-3.99435</text:p>
          </table:table-cell>
          <table:table-cell office:value-type="float" office:value="0.000103904" calcext:value-type="float">
            <text:p>0.000103904</text:p>
          </table:table-cell>
          <table:table-cell office:value-type="float" office:value="-0.999279" calcext:value-type="float">
            <text:p>-0.999279</text:p>
          </table:table-cell>
          <table:table-cell office:value-type="float" office:value="15.9549" calcext:value-type="float">
            <text:p>15.9549</text:p>
          </table:table-cell>
          <table:table-cell office:value-type="float" office:value="0.99856" calcext:value-type="float">
            <text:p>0.99856</text:p>
          </table:table-cell>
          <table:table-cell office:value-type="float" office:value="254.565" calcext:value-type="float">
            <text:p>254.565</text:p>
          </table:table-cell>
          <table:table-cell office:value-type="float" office:value="0.997129" calcext:value-type="float">
            <text:p>0.997129</text:p>
          </table:table-cell>
          <table:table-cell office:value-type="float" office:value="0.00155675" calcext:value-type="float">
            <text:p>0.00155675</text:p>
          </table:table-cell>
          <table:table-cell table:formula="of:=900*[.G39]" office:value-type="float" office:value="898.704" calcext:value-type="float">
            <text:p>898.704</text:p>
          </table:table-cell>
          <table:table-cell table:formula="of:=([.F39]-[.C39]*[.C39])/([.A39]*[.A39])" office:value-type="float" office:value="0.0000680775000017064" calcext:value-type="float">
            <text:p>6.80775000017064E-0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3.99432" calcext:value-type="float">
            <text:p>-3.99432</text:p>
          </table:table-cell>
          <table:table-cell office:value-type="float" office:value="0.000103345" calcext:value-type="float">
            <text:p>0.000103345</text:p>
          </table:table-cell>
          <table:table-cell office:value-type="float" office:value="-0.999277" calcext:value-type="float">
            <text:p>-0.999277</text:p>
          </table:table-cell>
          <table:table-cell office:value-type="float" office:value="15.9547" calcext:value-type="float">
            <text:p>15.9547</text:p>
          </table:table-cell>
          <table:table-cell office:value-type="float" office:value="0.998555" calcext:value-type="float">
            <text:p>0.998555</text:p>
          </table:table-cell>
          <table:table-cell office:value-type="float" office:value="254.56" calcext:value-type="float">
            <text:p>254.56</text:p>
          </table:table-cell>
          <table:table-cell office:value-type="float" office:value="0.99712" calcext:value-type="float">
            <text:p>0.99712</text:p>
          </table:table-cell>
          <table:table-cell office:value-type="float" office:value="0.0015647" calcext:value-type="float">
            <text:p>0.0015647</text:p>
          </table:table-cell>
          <table:table-cell table:formula="of:=900*[.G40]" office:value-type="float" office:value="898.6995" calcext:value-type="float">
            <text:p>898.6995</text:p>
          </table:table-cell>
          <table:table-cell table:formula="of:=([.F40]-[.C40]*[.C40])/([.A40]*[.A40])" office:value-type="float" office:value="0.00010773760000049" calcext:value-type="float">
            <text:p>0.0001077376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-3.99435" calcext:value-type="float">
            <text:p>-3.99435</text:p>
          </table:table-cell>
          <table:table-cell office:value-type="float" office:value="0.00010335" calcext:value-type="float">
            <text:p>0.00010335</text:p>
          </table:table-cell>
          <table:table-cell office:value-type="float" office:value="-0.99928" calcext:value-type="float">
            <text:p>-0.99928</text:p>
          </table:table-cell>
          <table:table-cell office:value-type="float" office:value="15.9549" calcext:value-type="float">
            <text:p>15.9549</text:p>
          </table:table-cell>
          <table:table-cell office:value-type="float" office:value="0.998562" calcext:value-type="float">
            <text:p>0.998562</text:p>
          </table:table-cell>
          <table:table-cell office:value-type="float" office:value="254.567" calcext:value-type="float">
            <text:p>254.567</text:p>
          </table:table-cell>
          <table:table-cell office:value-type="float" office:value="0.997132" calcext:value-type="float">
            <text:p>0.997132</text:p>
          </table:table-cell>
          <table:table-cell office:value-type="float" office:value="0.00155917" calcext:value-type="float">
            <text:p>0.00155917</text:p>
          </table:table-cell>
          <table:table-cell table:formula="of:=900*[.G41]" office:value-type="float" office:value="898.7058" calcext:value-type="float">
            <text:p>898.7058</text:p>
          </table:table-cell>
          <table:table-cell table:formula="of:=([.F41]-[.C41]*[.C41])/([.A41]*[.A41])" office:value-type="float" office:value="0.0000680775000017064" calcext:value-type="float">
            <text:p>6.80775000017064E-0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3.99431" calcext:value-type="float">
            <text:p>-3.99431</text:p>
          </table:table-cell>
          <table:table-cell office:value-type="float" office:value="0.000104135" calcext:value-type="float">
            <text:p>0.000104135</text:p>
          </table:table-cell>
          <table:table-cell office:value-type="float" office:value="-0.999274" calcext:value-type="float">
            <text:p>-0.999274</text:p>
          </table:table-cell>
          <table:table-cell office:value-type="float" office:value="15.9546" calcext:value-type="float">
            <text:p>15.9546</text:p>
          </table:table-cell>
          <table:table-cell office:value-type="float" office:value="0.99855" calcext:value-type="float">
            <text:p>0.99855</text:p>
          </table:table-cell>
          <table:table-cell office:value-type="float" office:value="254.555" calcext:value-type="float">
            <text:p>254.555</text:p>
          </table:table-cell>
          <table:table-cell office:value-type="float" office:value="0.997109" calcext:value-type="float">
            <text:p>0.997109</text:p>
          </table:table-cell>
          <table:table-cell office:value-type="float" office:value="0.0015714" calcext:value-type="float">
            <text:p>0.0015714</text:p>
          </table:table-cell>
          <table:table-cell table:formula="of:=900*[.G42]" office:value-type="float" office:value="898.695" calcext:value-type="float">
            <text:p>898.695</text:p>
          </table:table-cell>
          <table:table-cell table:formula="of:=([.F42]-[.C42]*[.C42])/([.A42]*[.A42])" office:value-type="float" office:value="0.0000876238999989454" calcext:value-type="float">
            <text:p>8.76238999989454E-0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3.99433" calcext:value-type="float">
            <text:p>-3.99433</text:p>
          </table:table-cell>
          <table:table-cell office:value-type="float" office:value="0.000103665" calcext:value-type="float">
            <text:p>0.000103665</text:p>
          </table:table-cell>
          <table:table-cell office:value-type="float" office:value="-0.999276" calcext:value-type="float">
            <text:p>-0.999276</text:p>
          </table:table-cell>
          <table:table-cell office:value-type="float" office:value="15.9547" calcext:value-type="float">
            <text:p>15.9547</text:p>
          </table:table-cell>
          <table:table-cell office:value-type="float" office:value="0.998555" calcext:value-type="float">
            <text:p>0.998555</text:p>
          </table:table-cell>
          <table:table-cell office:value-type="float" office:value="254.56" calcext:value-type="float">
            <text:p>254.56</text:p>
          </table:table-cell>
          <table:table-cell office:value-type="float" office:value="0.997119" calcext:value-type="float">
            <text:p>0.997119</text:p>
          </table:table-cell>
          <table:table-cell office:value-type="float" office:value="0.00156756" calcext:value-type="float">
            <text:p>0.00156756</text:p>
          </table:table-cell>
          <table:table-cell table:formula="of:=900*[.G43]" office:value-type="float" office:value="898.6995" calcext:value-type="float">
            <text:p>898.6995</text:p>
          </table:table-cell>
          <table:table-cell table:formula="of:=([.F43]-[.C43]*[.C43])/([.A43]*[.A43])" office:value-type="float" office:value="0.0000278510999986992" calcext:value-type="float">
            <text:p>2.78510999986992E-0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-3.99432" calcext:value-type="float">
            <text:p>-3.99432</text:p>
          </table:table-cell>
          <table:table-cell office:value-type="float" office:value="0.000104013" calcext:value-type="float">
            <text:p>0.000104013</text:p>
          </table:table-cell>
          <table:table-cell office:value-type="float" office:value="-0.999276" calcext:value-type="float">
            <text:p>-0.999276</text:p>
          </table:table-cell>
          <table:table-cell office:value-type="float" office:value="15.9547" calcext:value-type="float">
            <text:p>15.9547</text:p>
          </table:table-cell>
          <table:table-cell office:value-type="float" office:value="0.998553" calcext:value-type="float">
            <text:p>0.998553</text:p>
          </table:table-cell>
          <table:table-cell office:value-type="float" office:value="254.559" calcext:value-type="float">
            <text:p>254.559</text:p>
          </table:table-cell>
          <table:table-cell office:value-type="float" office:value="0.997116" calcext:value-type="float">
            <text:p>0.997116</text:p>
          </table:table-cell>
          <table:table-cell office:value-type="float" office:value="0.00156781" calcext:value-type="float">
            <text:p>0.00156781</text:p>
          </table:table-cell>
          <table:table-cell table:formula="of:=900*[.G44]" office:value-type="float" office:value="898.6977" calcext:value-type="float">
            <text:p>898.6977</text:p>
          </table:table-cell>
          <table:table-cell table:formula="of:=([.F44]-[.C44]*[.C44])/([.A44]*[.A44])" office:value-type="float" office:value="0.00010773760000049" calcext:value-type="float">
            <text:p>0.0001077376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3.99432" calcext:value-type="float">
            <text:p>-3.99432</text:p>
          </table:table-cell>
          <table:table-cell office:value-type="float" office:value="0.000103884" calcext:value-type="float">
            <text:p>0.000103884</text:p>
          </table:table-cell>
          <table:table-cell office:value-type="float" office:value="-0.999276" calcext:value-type="float">
            <text:p>-0.999276</text:p>
          </table:table-cell>
          <table:table-cell office:value-type="float" office:value="15.9547" calcext:value-type="float">
            <text:p>15.9547</text:p>
          </table:table-cell>
          <table:table-cell office:value-type="float" office:value="0.998554" calcext:value-type="float">
            <text:p>0.998554</text:p>
          </table:table-cell>
          <table:table-cell office:value-type="float" office:value="254.559" calcext:value-type="float">
            <text:p>254.559</text:p>
          </table:table-cell>
          <table:table-cell office:value-type="float" office:value="0.997117" calcext:value-type="float">
            <text:p>0.997117</text:p>
          </table:table-cell>
          <table:table-cell office:value-type="float" office:value="0.00156793" calcext:value-type="float">
            <text:p>0.00156793</text:p>
          </table:table-cell>
          <table:table-cell table:formula="of:=900*[.G45]" office:value-type="float" office:value="898.6986" calcext:value-type="float">
            <text:p>898.6986</text:p>
          </table:table-cell>
          <table:table-cell table:formula="of:=([.F45]-[.C45]*[.C45])/([.A45]*[.A45])" office:value-type="float" office:value="0.00010773760000049" calcext:value-type="float">
            <text:p>0.00010773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1.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48444" calcext:value-type="float">
            <text:p>-1.48444</text:p>
          </table:table-cell>
          <table:table-cell office:value-type="float" office:value="0" calcext:value-type="float">
            <text:p>0</text:p>
          </table:table-cell>
          <table:table-cell office:value-type="float" office:value="0.0977778" calcext:value-type="float">
            <text:p>0.0977778</text:p>
          </table:table-cell>
          <table:table-cell office:value-type="float" office:value="2.20358" calcext:value-type="float">
            <text:p>2.20358</text:p>
          </table:table-cell>
          <table:table-cell office:value-type="float" office:value="0.00956049" calcext:value-type="float">
            <text:p>0.00956049</text:p>
          </table:table-cell>
          <table:table-cell office:value-type="float" office:value="4.85574" calcext:value-type="float">
            <text:p>4.85574</text:p>
          </table:table-cell>
          <table:table-cell office:value-type="float" office:value="0.000091403" calcext:value-type="float">
            <text:p>9.1403E-05</text:p>
          </table:table-cell>
          <table:table-cell office:value-type="float" office:value="1.7642" calcext:value-type="float">
            <text:p>1.7642</text:p>
          </table:table-cell>
          <table:table-cell table:formula="of:=900*[.G48]" office:value-type="float" office:value="8.604441" calcext:value-type="float">
            <text:p>8.604441</text:p>
          </table:table-cell>
          <table:table-cell table:formula="of:=([.F48]-[.C48]*[.C48])/([.A48]*[.A48])" office:value-type="float" office:value="0.0000124211111112654" calcext:value-type="float">
            <text:p>1.24211111112654E-05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-2.60444" calcext:value-type="float">
            <text:p>-2.60444</text:p>
          </table:table-cell>
          <table:table-cell office:value-type="float" office:value="0.0348444" calcext:value-type="float">
            <text:p>0.0348444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6.81798" calcext:value-type="float">
            <text:p>6.81798</text:p>
          </table:table-cell>
          <table:table-cell office:value-type="float" office:value="0.0730864" calcext:value-type="float">
            <text:p>0.0730864</text:p>
          </table:table-cell>
          <table:table-cell office:value-type="float" office:value="47.4302" calcext:value-type="float">
            <text:p>47.4302</text:p>
          </table:table-cell>
          <table:table-cell office:value-type="float" office:value="0.00590349" calcext:value-type="float">
            <text:p>0.00590349</text:p>
          </table:table-cell>
          <table:table-cell office:value-type="float" office:value="6.896" calcext:value-type="float">
            <text:p>6.896</text:p>
          </table:table-cell>
          <table:table-cell table:formula="of:=900*[.G49]" office:value-type="float" office:value="65.77776" calcext:value-type="float">
            <text:p>65.77776</text:p>
          </table:table-cell>
          <table:table-cell table:formula="of:=([.F49]-[.C49]*[.C49])/([.A49]*[.A49])" office:value-type="float" office:value="0.0242168655555548" calcext:value-type="float">
            <text:p>0.024216865555555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-3.36222" calcext:value-type="float">
            <text:p>-3.36222</text:p>
          </table:table-cell>
          <table:table-cell office:value-type="float" office:value="0.0344247" calcext:value-type="float">
            <text:p>0.0344247</text:p>
          </table:table-cell>
          <table:table-cell office:value-type="float" office:value="0.462222" calcext:value-type="float">
            <text:p>0.462222</text:p>
          </table:table-cell>
          <table:table-cell office:value-type="float" office:value="11.339" calcext:value-type="float">
            <text:p>11.339</text:p>
          </table:table-cell>
          <table:table-cell office:value-type="float" office:value="0.218195" calcext:value-type="float">
            <text:p>0.218195</text:p>
          </table:table-cell>
          <table:table-cell office:value-type="float" office:value="130.104" calcext:value-type="float">
            <text:p>130.104</text:p>
          </table:table-cell>
          <table:table-cell office:value-type="float" office:value="0.0513254" calcext:value-type="float">
            <text:p>0.0513254</text:p>
          </table:table-cell>
          <table:table-cell office:value-type="float" office:value="19.8059" calcext:value-type="float">
            <text:p>19.8059</text:p>
          </table:table-cell>
          <table:table-cell table:formula="of:=900*[.G50]" office:value-type="float" office:value="196.3755" calcext:value-type="float">
            <text:p>196.3755</text:p>
          </table:table-cell>
          <table:table-cell table:formula="of:=([.F50]-[.C50]*[.C50])/([.A50]*[.A50])" office:value-type="float" office:value="0.0239421330555545" calcext:value-type="float">
            <text:p>0.023942133055555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-3.67333" calcext:value-type="float">
            <text:p>-3.67333</text:p>
          </table:table-cell>
          <table:table-cell office:value-type="float" office:value="0.00127901" calcext:value-type="float">
            <text:p>0.00127901</text:p>
          </table:table-cell>
          <table:table-cell office:value-type="float" office:value="0.706667" calcext:value-type="float">
            <text:p>0.706667</text:p>
          </table:table-cell>
          <table:table-cell office:value-type="float" office:value="13.4947" calcext:value-type="float">
            <text:p>13.4947</text:p>
          </table:table-cell>
          <table:table-cell office:value-type="float" office:value="0.505511" calcext:value-type="float">
            <text:p>0.505511</text:p>
          </table:table-cell>
          <table:table-cell office:value-type="float" office:value="182.175" calcext:value-type="float">
            <text:p>182.175</text:p>
          </table:table-cell>
          <table:table-cell office:value-type="float" office:value="0.26737" calcext:value-type="float">
            <text:p>0.26737</text:p>
          </table:table-cell>
          <table:table-cell office:value-type="float" office:value="26.9491" calcext:value-type="float">
            <text:p>26.9491</text:p>
          </table:table-cell>
          <table:table-cell table:formula="of:=900*[.G51]" office:value-type="float" office:value="454.9599" calcext:value-type="float">
            <text:p>454.9599</text:p>
          </table:table-cell>
          <table:table-cell table:formula="of:=([.F51]-[.C51]*[.C51])/([.A51]*[.A51])" office:value-type="float" office:value="0.000935216041666711" calcext:value-type="float">
            <text:p>0.000935216041667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-3.95056" calcext:value-type="float">
            <text:p>-3.95056</text:p>
          </table:table-cell>
          <table:table-cell office:value-type="float" office:value="0.00325895" calcext:value-type="float">
            <text:p>0.00325895</text:p>
          </table:table-cell>
          <table:table-cell office:value-type="float" office:value="0.987361" calcext:value-type="float">
            <text:p>0.987361</text:p>
          </table:table-cell>
          <table:table-cell office:value-type="float" office:value="15.6101" calcext:value-type="float">
            <text:p>15.6101</text:p>
          </table:table-cell>
          <table:table-cell office:value-type="float" office:value="0.975458" calcext:value-type="float">
            <text:p>0.975458</text:p>
          </table:table-cell>
          <table:table-cell office:value-type="float" office:value="243.874" calcext:value-type="float">
            <text:p>243.874</text:p>
          </table:table-cell>
          <table:table-cell office:value-type="float" office:value="0.95361" calcext:value-type="float">
            <text:p>0.95361</text:p>
          </table:table-cell>
          <table:table-cell office:value-type="float" office:value="0.423017" calcext:value-type="float">
            <text:p>0.423017</text:p>
          </table:table-cell>
          <table:table-cell table:formula="of:=900*[.G52]" office:value-type="float" office:value="877.9122" calcext:value-type="float">
            <text:p>877.9122</text:p>
          </table:table-cell>
          <table:table-cell table:formula="of:=([.F52]-[.C52]*[.C52])/([.A52]*[.A52])" office:value-type="float" office:value="0.00220533777777569" calcext:value-type="float">
            <text:p>0.002205337777776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-3.97611" calcext:value-type="float">
            <text:p>-3.97611</text:p>
          </table:table-cell>
          <table:table-cell office:value-type="float" office:value="0.000323148" calcext:value-type="float">
            <text:p>0.000323148</text:p>
          </table:table-cell>
          <table:table-cell office:value-type="float" office:value="0.996944" calcext:value-type="float">
            <text:p>0.996944</text:p>
          </table:table-cell>
          <table:table-cell office:value-type="float" office:value="15.8098" calcext:value-type="float">
            <text:p>15.8098</text:p>
          </table:table-cell>
          <table:table-cell office:value-type="float" office:value="0.993904" calcext:value-type="float">
            <text:p>0.993904</text:p>
          </table:table-cell>
          <table:table-cell office:value-type="float" office:value="249.97" calcext:value-type="float">
            <text:p>249.97</text:p>
          </table:table-cell>
          <table:table-cell office:value-type="float" office:value="0.987866" calcext:value-type="float">
            <text:p>0.987866</text:p>
          </table:table-cell>
          <table:table-cell office:value-type="float" office:value="0.00532982" calcext:value-type="float">
            <text:p>0.00532982</text:p>
          </table:table-cell>
          <table:table-cell table:formula="of:=900*[.G53]" office:value-type="float" office:value="894.5136" calcext:value-type="float">
            <text:p>894.5136</text:p>
          </table:table-cell>
          <table:table-cell table:formula="of:=([.F53]-[.C53]*[.C53])/([.A53]*[.A53])" office:value-type="float" office:value="0.000242547152775854" calcext:value-type="float">
            <text:p>0.000242547152776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-3.98042" calcext:value-type="float">
            <text:p>-3.98042</text:p>
          </table:table-cell>
          <table:table-cell office:value-type="float" office:value="0.00026711" calcext:value-type="float">
            <text:p>0.00026711</text:p>
          </table:table-cell>
          <table:table-cell office:value-type="float" office:value="0.9975" calcext:value-type="float">
            <text:p>0.9975</text:p>
          </table:table-cell>
          <table:table-cell office:value-type="float" office:value="15.844" calcext:value-type="float">
            <text:p>15.844</text:p>
          </table:table-cell>
          <table:table-cell office:value-type="float" office:value="0.995011" calcext:value-type="float">
            <text:p>0.995011</text:p>
          </table:table-cell>
          <table:table-cell office:value-type="float" office:value="251.049" calcext:value-type="float">
            <text:p>251.049</text:p>
          </table:table-cell>
          <table:table-cell office:value-type="float" office:value="0.990064" calcext:value-type="float">
            <text:p>0.990064</text:p>
          </table:table-cell>
          <table:table-cell office:value-type="float" office:value="0.00551702" calcext:value-type="float">
            <text:p>0.00551702</text:p>
          </table:table-cell>
          <table:table-cell table:formula="of:=900*[.G54]" office:value-type="float" office:value="895.5099" calcext:value-type="float">
            <text:p>895.5099</text:p>
          </table:table-cell>
          <table:table-cell table:formula="of:=([.F54]-[.C54]*[.C54])/([.A54]*[.A54])" office:value-type="float" office:value="0.000178210833332335" calcext:value-type="float">
            <text:p>0.000178210833332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-3.97778" calcext:value-type="float">
            <text:p>-3.97778</text:p>
          </table:table-cell>
          <table:table-cell office:value-type="float" office:value="0.000381481" calcext:value-type="float">
            <text:p>0.000381481</text:p>
          </table:table-cell>
          <table:table-cell office:value-type="float" office:value="0.997066" calcext:value-type="float">
            <text:p>0.997066</text:p>
          </table:table-cell>
          <table:table-cell office:value-type="float" office:value="15.8231" calcext:value-type="float">
            <text:p>15.8231</text:p>
          </table:table-cell>
          <table:table-cell office:value-type="float" office:value="0.994148" calcext:value-type="float">
            <text:p>0.994148</text:p>
          </table:table-cell>
          <table:table-cell office:value-type="float" office:value="250.394" calcext:value-type="float">
            <text:p>250.394</text:p>
          </table:table-cell>
          <table:table-cell office:value-type="float" office:value="0.988362" calcext:value-type="float">
            <text:p>0.988362</text:p>
          </table:table-cell>
          <table:table-cell office:value-type="float" office:value="0.00743434" calcext:value-type="float">
            <text:p>0.00743434</text:p>
          </table:table-cell>
          <table:table-cell table:formula="of:=900*[.G55]" office:value-type="float" office:value="894.7332" calcext:value-type="float">
            <text:p>894.7332</text:p>
          </table:table-cell>
          <table:table-cell table:formula="of:=([.F55]-[.C55]*[.C55])/([.A55]*[.A55])" office:value-type="float" office:value="0.0002543552777771" calcext:value-type="float">
            <text:p>0.000254355277777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-3.97708" calcext:value-type="float">
            <text:p>-3.97708</text:p>
          </table:table-cell>
          <table:table-cell office:value-type="float" office:value="0.000438407" calcext:value-type="float">
            <text:p>0.000438407</text:p>
          </table:table-cell>
          <table:table-cell office:value-type="float" office:value="0.997014" calcext:value-type="float">
            <text:p>0.997014</text:p>
          </table:table-cell>
          <table:table-cell office:value-type="float" office:value="15.8176" calcext:value-type="float">
            <text:p>15.8176</text:p>
          </table:table-cell>
          <table:table-cell office:value-type="float" office:value="0.994045" calcext:value-type="float">
            <text:p>0.994045</text:p>
          </table:table-cell>
          <table:table-cell office:value-type="float" office:value="250.225" calcext:value-type="float">
            <text:p>250.225</text:p>
          </table:table-cell>
          <table:table-cell office:value-type="float" office:value="0.988157" calcext:value-type="float">
            <text:p>0.988157</text:p>
          </table:table-cell>
          <table:table-cell office:value-type="float" office:value="0.00696392" calcext:value-type="float">
            <text:p>0.00696392</text:p>
          </table:table-cell>
          <table:table-cell table:formula="of:=900*[.G56]" office:value-type="float" office:value="894.6405" calcext:value-type="float">
            <text:p>894.6405</text:p>
          </table:table-cell>
          <table:table-cell table:formula="of:=([.F56]-[.C56]*[.C56])/([.A56]*[.A56])" office:value-type="float" office:value="0.000301856666667316" calcext:value-type="float">
            <text:p>0.000301856666667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9" calcext:value-type="float">
            <text:p>9</text:p>
          </table:table-cell>
          <table:table-cell office:value-type="float" office:value="-3.97703" calcext:value-type="float">
            <text:p>-3.97703</text:p>
          </table:table-cell>
          <table:table-cell office:value-type="float" office:value="0.000435245" calcext:value-type="float">
            <text:p>0.000435245</text:p>
          </table:table-cell>
          <table:table-cell office:value-type="float" office:value="0.997023" calcext:value-type="float">
            <text:p>0.997023</text:p>
          </table:table-cell>
          <table:table-cell office:value-type="float" office:value="15.8172" calcext:value-type="float">
            <text:p>15.8172</text:p>
          </table:table-cell>
          <table:table-cell office:value-type="float" office:value="0.994062" calcext:value-type="float">
            <text:p>0.994062</text:p>
          </table:table-cell>
          <table:table-cell office:value-type="float" office:value="250.212" calcext:value-type="float">
            <text:p>250.212</text:p>
          </table:table-cell>
          <table:table-cell office:value-type="float" office:value="0.988189" calcext:value-type="float">
            <text:p>0.988189</text:p>
          </table:table-cell>
          <table:table-cell office:value-type="float" office:value="0.00670309" calcext:value-type="float">
            <text:p>0.00670309</text:p>
          </table:table-cell>
          <table:table-cell table:formula="of:=900*[.G57]" office:value-type="float" office:value="894.6558" calcext:value-type="float">
            <text:p>894.6558</text:p>
          </table:table-cell>
          <table:table-cell table:formula="of:=([.F57]-[.C57]*[.C57])/([.A57]*[.A57])" office:value-type="float" office:value="0.000300263263888459" calcext:value-type="float">
            <text:p>0.000300263263888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-3.9767" calcext:value-type="float">
            <text:p>-3.9767</text:p>
          </table:table-cell>
          <table:table-cell office:value-type="float" office:value="0.000439736" calcext:value-type="float">
            <text:p>0.000439736</text:p>
          </table:table-cell>
          <table:table-cell office:value-type="float" office:value="0.99696" calcext:value-type="float">
            <text:p>0.99696</text:p>
          </table:table-cell>
          <table:table-cell office:value-type="float" office:value="15.8146" calcext:value-type="float">
            <text:p>15.8146</text:p>
          </table:table-cell>
          <table:table-cell office:value-type="float" office:value="0.993937" calcext:value-type="float">
            <text:p>0.993937</text:p>
          </table:table-cell>
          <table:table-cell office:value-type="float" office:value="250.129" calcext:value-type="float">
            <text:p>250.129</text:p>
          </table:table-cell>
          <table:table-cell office:value-type="float" office:value="0.987942" calcext:value-type="float">
            <text:p>0.987942</text:p>
          </table:table-cell>
          <table:table-cell office:value-type="float" office:value="0.00766631" calcext:value-type="float">
            <text:p>0.00766631</text:p>
          </table:table-cell>
          <table:table-cell table:formula="of:=900*[.G58]" office:value-type="float" office:value="894.5433" calcext:value-type="float">
            <text:p>894.5433</text:p>
          </table:table-cell>
          <table:table-cell table:formula="of:=([.F58]-[.C58]*[.C58])/([.A58]*[.A58])" office:value-type="float" office:value="0.000317437499999487" calcext:value-type="float">
            <text:p>0.000317437499999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" calcext:value-type="float">
            <text:p>11</text:p>
          </table:table-cell>
          <table:table-cell office:value-type="float" office:value="-3.97667" calcext:value-type="float">
            <text:p>-3.97667</text:p>
          </table:table-cell>
          <table:table-cell office:value-type="float" office:value="0.000459346" calcext:value-type="float">
            <text:p>0.000459346</text:p>
          </table:table-cell>
          <table:table-cell office:value-type="float" office:value="0.996953" calcext:value-type="float">
            <text:p>0.996953</text:p>
          </table:table-cell>
          <table:table-cell office:value-type="float" office:value="15.8144" calcext:value-type="float">
            <text:p>15.8144</text:p>
          </table:table-cell>
          <table:table-cell office:value-type="float" office:value="0.993924" calcext:value-type="float">
            <text:p>0.993924</text:p>
          </table:table-cell>
          <table:table-cell office:value-type="float" office:value="250.123" calcext:value-type="float">
            <text:p>250.123</text:p>
          </table:table-cell>
          <table:table-cell office:value-type="float" office:value="0.987919" calcext:value-type="float">
            <text:p>0.987919</text:p>
          </table:table-cell>
          <table:table-cell office:value-type="float" office:value="0.00710255" calcext:value-type="float">
            <text:p>0.00710255</text:p>
          </table:table-cell>
          <table:table-cell table:formula="of:=900*[.G59]" office:value-type="float" office:value="894.5316" calcext:value-type="float">
            <text:p>894.5316</text:p>
          </table:table-cell>
          <table:table-cell table:formula="of:=([.F59]-[.C59]*[.C59])/([.A59]*[.A59])" office:value-type="float" office:value="0.000344243819443917" calcext:value-type="float">
            <text:p>0.000344243819444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2" calcext:value-type="float">
            <text:p>12</text:p>
          </table:table-cell>
          <table:table-cell office:value-type="float" office:value="-3.97745" calcext:value-type="float">
            <text:p>-3.97745</text:p>
          </table:table-cell>
          <table:table-cell office:value-type="float" office:value="0.000418683" calcext:value-type="float">
            <text:p>0.000418683</text:p>
          </table:table-cell>
          <table:table-cell office:value-type="float" office:value="0.99706" calcext:value-type="float">
            <text:p>0.99706</text:p>
          </table:table-cell>
          <table:table-cell office:value-type="float" office:value="15.8205" calcext:value-type="float">
            <text:p>15.8205</text:p>
          </table:table-cell>
          <table:table-cell office:value-type="float" office:value="0.994136" calcext:value-type="float">
            <text:p>0.994136</text:p>
          </table:table-cell>
          <table:table-cell office:value-type="float" office:value="250.316" calcext:value-type="float">
            <text:p>250.316</text:p>
          </table:table-cell>
          <table:table-cell office:value-type="float" office:value="0.988338" calcext:value-type="float">
            <text:p>0.988338</text:p>
          </table:table-cell>
          <table:table-cell office:value-type="float" office:value="0.00689863" calcext:value-type="float">
            <text:p>0.00689863</text:p>
          </table:table-cell>
          <table:table-cell table:formula="of:=900*[.G60]" office:value-type="float" office:value="894.7224" calcext:value-type="float">
            <text:p>894.7224</text:p>
          </table:table-cell>
          <table:table-cell table:formula="of:=([.F60]-[.C60]*[.C60])/([.A60]*[.A60])" office:value-type="float" office:value="0.000271873263886964" calcext:value-type="float">
            <text:p>0.000271873263887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3" calcext:value-type="float">
            <text:p>13</text:p>
          </table:table-cell>
          <table:table-cell office:value-type="float" office:value="-3.97717" calcext:value-type="float">
            <text:p>-3.97717</text:p>
          </table:table-cell>
          <table:table-cell office:value-type="float" office:value="0.00042783" calcext:value-type="float">
            <text:p>0.00042783</text:p>
          </table:table-cell>
          <table:table-cell office:value-type="float" office:value="0.997017" calcext:value-type="float">
            <text:p>0.997017</text:p>
          </table:table-cell>
          <table:table-cell office:value-type="float" office:value="15.8183" calcext:value-type="float">
            <text:p>15.8183</text:p>
          </table:table-cell>
          <table:table-cell office:value-type="float" office:value="0.994051" calcext:value-type="float">
            <text:p>0.994051</text:p>
          </table:table-cell>
          <table:table-cell office:value-type="float" office:value="250.245" calcext:value-type="float">
            <text:p>250.245</text:p>
          </table:table-cell>
          <table:table-cell office:value-type="float" office:value="0.988168" calcext:value-type="float">
            <text:p>0.988168</text:p>
          </table:table-cell>
          <table:table-cell office:value-type="float" office:value="0.0070721" calcext:value-type="float">
            <text:p>0.0070721</text:p>
          </table:table-cell>
          <table:table-cell table:formula="of:=900*[.G61]" office:value-type="float" office:value="894.6459" calcext:value-type="float">
            <text:p>894.6459</text:p>
          </table:table-cell>
          <table:table-cell table:formula="of:=([.F61]-[.C61]*[.C61])/([.A61]*[.A61])" office:value-type="float" office:value="0.000290827152777457" calcext:value-type="float">
            <text:p>0.000290827152777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4" calcext:value-type="float">
            <text:p>14</text:p>
          </table:table-cell>
          <table:table-cell office:value-type="float" office:value="-3.97708" calcext:value-type="float">
            <text:p>-3.97708</text:p>
          </table:table-cell>
          <table:table-cell office:value-type="float" office:value="0.000431383" calcext:value-type="float">
            <text:p>0.000431383</text:p>
          </table:table-cell>
          <table:table-cell office:value-type="float" office:value="0.997017" calcext:value-type="float">
            <text:p>0.997017</text:p>
          </table:table-cell>
          <table:table-cell office:value-type="float" office:value="15.8176" calcext:value-type="float">
            <text:p>15.8176</text:p>
          </table:table-cell>
          <table:table-cell office:value-type="float" office:value="0.994051" calcext:value-type="float">
            <text:p>0.994051</text:p>
          </table:table-cell>
          <table:table-cell office:value-type="float" office:value="250.224" calcext:value-type="float">
            <text:p>250.224</text:p>
          </table:table-cell>
          <table:table-cell office:value-type="float" office:value="0.988168" calcext:value-type="float">
            <text:p>0.988168</text:p>
          </table:table-cell>
          <table:table-cell office:value-type="float" office:value="0.00692159" calcext:value-type="float">
            <text:p>0.00692159</text:p>
          </table:table-cell>
          <table:table-cell table:formula="of:=900*[.G62]" office:value-type="float" office:value="894.6459" calcext:value-type="float">
            <text:p>894.6459</text:p>
          </table:table-cell>
          <table:table-cell table:formula="of:=([.F62]-[.C62]*[.C62])/([.A62]*[.A62])" office:value-type="float" office:value="0.000301856666667316" calcext:value-type="float">
            <text:p>0.000301856666667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5" calcext:value-type="float">
            <text:p>15</text:p>
          </table:table-cell>
          <table:table-cell office:value-type="float" office:value="-3.97717" calcext:value-type="float">
            <text:p>-3.97717</text:p>
          </table:table-cell>
          <table:table-cell office:value-type="float" office:value="0.000433602" calcext:value-type="float">
            <text:p>0.000433602</text:p>
          </table:table-cell>
          <table:table-cell office:value-type="float" office:value="0.997022" calcext:value-type="float">
            <text:p>0.997022</text:p>
          </table:table-cell>
          <table:table-cell office:value-type="float" office:value="15.8183" calcext:value-type="float">
            <text:p>15.8183</text:p>
          </table:table-cell>
          <table:table-cell office:value-type="float" office:value="0.99406" calcext:value-type="float">
            <text:p>0.99406</text:p>
          </table:table-cell>
          <table:table-cell office:value-type="float" office:value="250.247" calcext:value-type="float">
            <text:p>250.247</text:p>
          </table:table-cell>
          <table:table-cell office:value-type="float" office:value="0.988187" calcext:value-type="float">
            <text:p>0.988187</text:p>
          </table:table-cell>
          <table:table-cell office:value-type="float" office:value="0.00701578" calcext:value-type="float">
            <text:p>0.00701578</text:p>
          </table:table-cell>
          <table:table-cell table:formula="of:=900*[.G63]" office:value-type="float" office:value="894.654" calcext:value-type="float">
            <text:p>894.654</text:p>
          </table:table-cell>
          <table:table-cell table:formula="of:=([.F63]-[.C63]*[.C63])/([.A63]*[.A63])" office:value-type="float" office:value="0.000290827152777457" calcext:value-type="float">
            <text:p>0.000290827152777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-3.97734" calcext:value-type="float">
            <text:p>-3.97734</text:p>
          </table:table-cell>
          <table:table-cell office:value-type="float" office:value="0.000427892" calcext:value-type="float">
            <text:p>0.000427892</text:p>
          </table:table-cell>
          <table:table-cell office:value-type="float" office:value="0.997049" calcext:value-type="float">
            <text:p>0.997049</text:p>
          </table:table-cell>
          <table:table-cell office:value-type="float" office:value="15.8197" calcext:value-type="float">
            <text:p>15.8197</text:p>
          </table:table-cell>
          <table:table-cell office:value-type="float" office:value="0.994115" calcext:value-type="float">
            <text:p>0.994115</text:p>
          </table:table-cell>
          <table:table-cell office:value-type="float" office:value="250.29" calcext:value-type="float">
            <text:p>250.29</text:p>
          </table:table-cell>
          <table:table-cell office:value-type="float" office:value="0.988295" calcext:value-type="float">
            <text:p>0.988295</text:p>
          </table:table-cell>
          <table:table-cell office:value-type="float" office:value="0.00692171" calcext:value-type="float">
            <text:p>0.00692171</text:p>
          </table:table-cell>
          <table:table-cell table:formula="of:=900*[.G64]" office:value-type="float" office:value="894.7035" calcext:value-type="float">
            <text:p>894.7035</text:p>
          </table:table-cell>
          <table:table-cell table:formula="of:=([.F64]-[.C64]*[.C64])/([.A64]*[.A64])" office:value-type="float" office:value="0.000323975277777894" calcext:value-type="float">
            <text:p>0.000323975277778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7" calcext:value-type="float">
            <text:p>17</text:p>
          </table:table-cell>
          <table:table-cell office:value-type="float" office:value="-3.97715" calcext:value-type="float">
            <text:p>-3.97715</text:p>
          </table:table-cell>
          <table:table-cell office:value-type="float" office:value="0.000433274" calcext:value-type="float">
            <text:p>0.000433274</text:p>
          </table:table-cell>
          <table:table-cell office:value-type="float" office:value="0.997021" calcext:value-type="float">
            <text:p>0.997021</text:p>
          </table:table-cell>
          <table:table-cell office:value-type="float" office:value="15.8182" calcext:value-type="float">
            <text:p>15.8182</text:p>
          </table:table-cell>
          <table:table-cell office:value-type="float" office:value="0.994059" calcext:value-type="float">
            <text:p>0.994059</text:p>
          </table:table-cell>
          <table:table-cell office:value-type="float" office:value="250.242" calcext:value-type="float">
            <text:p>250.242</text:p>
          </table:table-cell>
          <table:table-cell office:value-type="float" office:value="0.988185" calcext:value-type="float">
            <text:p>0.988185</text:p>
          </table:table-cell>
          <table:table-cell office:value-type="float" office:value="0.0070581" calcext:value-type="float">
            <text:p>0.0070581</text:p>
          </table:table-cell>
          <table:table-cell table:formula="of:=900*[.G65]" office:value-type="float" office:value="894.6531" calcext:value-type="float">
            <text:p>894.6531</text:p>
          </table:table-cell>
          <table:table-cell table:formula="of:=([.F65]-[.C65]*[.C65])/([.A65]*[.A65])" office:value-type="float" office:value="0.000331859375001119" calcext:value-type="float">
            <text:p>0.000331859375001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8" calcext:value-type="float">
            <text:p>18</text:p>
          </table:table-cell>
          <table:table-cell office:value-type="float" office:value="-3.97721" calcext:value-type="float">
            <text:p>-3.97721</text:p>
          </table:table-cell>
          <table:table-cell office:value-type="float" office:value="0.000428198" calcext:value-type="float">
            <text:p>0.000428198</text:p>
          </table:table-cell>
          <table:table-cell office:value-type="float" office:value="0.997029" calcext:value-type="float">
            <text:p>0.997029</text:p>
          </table:table-cell>
          <table:table-cell office:value-type="float" office:value="15.8187" calcext:value-type="float">
            <text:p>15.8187</text:p>
          </table:table-cell>
          <table:table-cell office:value-type="float" office:value="0.994075" calcext:value-type="float">
            <text:p>0.994075</text:p>
          </table:table-cell>
          <table:table-cell office:value-type="float" office:value="250.257" calcext:value-type="float">
            <text:p>250.257</text:p>
          </table:table-cell>
          <table:table-cell office:value-type="float" office:value="0.988215" calcext:value-type="float">
            <text:p>0.988215</text:p>
          </table:table-cell>
          <table:table-cell office:value-type="float" office:value="0.00703561" calcext:value-type="float">
            <text:p>0.00703561</text:p>
          </table:table-cell>
          <table:table-cell table:formula="of:=900*[.G66]" office:value-type="float" office:value="894.6675" calcext:value-type="float">
            <text:p>894.6675</text:p>
          </table:table-cell>
          <table:table-cell table:formula="of:=([.F66]-[.C66]*[.C66])/([.A66]*[.A66])" office:value-type="float" office:value="0.000347649930553128" calcext:value-type="float">
            <text:p>0.000347649930553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9" calcext:value-type="float">
            <text:p>19</text:p>
          </table:table-cell>
          <table:table-cell office:value-type="float" office:value="-3.97723" calcext:value-type="float">
            <text:p>-3.97723</text:p>
          </table:table-cell>
          <table:table-cell office:value-type="float" office:value="0.000429218" calcext:value-type="float">
            <text:p>0.000429218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15.8188" calcext:value-type="float">
            <text:p>15.8188</text:p>
          </table:table-cell>
          <table:table-cell office:value-type="float" office:value="0.994076" calcext:value-type="float">
            <text:p>0.994076</text:p>
          </table:table-cell>
          <table:table-cell office:value-type="float" office:value="250.26" calcext:value-type="float">
            <text:p>250.26</text:p>
          </table:table-cell>
          <table:table-cell office:value-type="float" office:value="0.988219" calcext:value-type="float">
            <text:p>0.988219</text:p>
          </table:table-cell>
          <table:table-cell office:value-type="float" office:value="0.00702895" calcext:value-type="float">
            <text:p>0.00702895</text:p>
          </table:table-cell>
          <table:table-cell table:formula="of:=900*[.G67]" office:value-type="float" office:value="894.6684" calcext:value-type="float">
            <text:p>894.6684</text:p>
          </table:table-cell>
          <table:table-cell table:formula="of:=([.F67]-[.C67]*[.C67])/([.A67]*[.A67])" office:value-type="float" office:value="0.000306616041666362" calcext:value-type="float">
            <text:p>0.000306616041666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 office:value-type="float" office:value="-3.97719" calcext:value-type="float">
            <text:p>-3.97719</text:p>
          </table:table-cell>
          <table:table-cell office:value-type="float" office:value="0.000430537" calcext:value-type="float">
            <text:p>0.000430537</text:p>
          </table:table-cell>
          <table:table-cell office:value-type="float" office:value="0.997026" calcext:value-type="float">
            <text:p>0.997026</text:p>
          </table:table-cell>
          <table:table-cell office:value-type="float" office:value="15.8185" calcext:value-type="float">
            <text:p>15.8185</text:p>
          </table:table-cell>
          <table:table-cell office:value-type="float" office:value="0.994069" calcext:value-type="float">
            <text:p>0.994069</text:p>
          </table:table-cell>
          <table:table-cell office:value-type="float" office:value="250.251" calcext:value-type="float">
            <text:p>250.251</text:p>
          </table:table-cell>
          <table:table-cell office:value-type="float" office:value="0.988205" calcext:value-type="float">
            <text:p>0.988205</text:p>
          </table:table-cell>
          <table:table-cell office:value-type="float" office:value="0.00703794" calcext:value-type="float">
            <text:p>0.00703794</text:p>
          </table:table-cell>
          <table:table-cell table:formula="of:=900*[.G68]" office:value-type="float" office:value="894.6621" calcext:value-type="float">
            <text:p>894.6621</text:p>
          </table:table-cell>
          <table:table-cell table:formula="of:=([.F68]-[.C68]*[.C68])/([.A68]*[.A68])" office:value-type="float" office:value="0.00031923881944371" calcext:value-type="float">
            <text:p>0.0003192388194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1.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-1.56444" calcext:value-type="float">
            <text:p>-1.56444</text:p>
          </table:table-cell>
          <table:table-cell office:value-type="float" office:value="0" calcext:value-type="float">
            <text:p>0</text:p>
          </table:table-cell>
          <table:table-cell office:value-type="float" office:value="-0.206667" calcext:value-type="float">
            <text:p>-0.206667</text:p>
          </table:table-cell>
          <table:table-cell office:value-type="float" office:value="2.44749" calcext:value-type="float">
            <text:p>2.44749</text:p>
          </table:table-cell>
          <table:table-cell office:value-type="float" office:value="0.0427111" calcext:value-type="float">
            <text:p>0.0427111</text:p>
          </table:table-cell>
          <table:table-cell office:value-type="float" office:value="5.99019" calcext:value-type="float">
            <text:p>5.99019</text:p>
          </table:table-cell>
          <table:table-cell office:value-type="float" office:value="0.00182424" calcext:value-type="float">
            <text:p>0.00182424</text:p>
          </table:table-cell>
          <table:table-cell office:value-type="float" office:value="5.58539" calcext:value-type="float">
            <text:p>5.58539</text:p>
          </table:table-cell>
          <table:table-cell table:formula="of:=900*[.G71]" office:value-type="float" office:value="38.43999" calcext:value-type="float">
            <text:p>38.43999</text:p>
          </table:table-cell>
          <table:table-cell table:formula="of:=([.F71]-[.C71]*[.C71])/([.A71]*[.A71])" office:value-type="float" office:value="0.000010346982248514" calcext:value-type="float">
            <text:p>1.0346982248514E-05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-2.68" calcext:value-type="float">
            <text:p>-2.68</text:p>
          </table:table-cell>
          <table:table-cell office:value-type="float" office:value="0.0513778" calcext:value-type="float">
            <text:p>0.0513778</text:p>
          </table:table-cell>
          <table:table-cell office:value-type="float" office:value="-0.341111" calcext:value-type="float">
            <text:p>-0.341111</text:p>
          </table:table-cell>
          <table:table-cell office:value-type="float" office:value="7.23378" calcext:value-type="float">
            <text:p>7.23378</text:p>
          </table:table-cell>
          <table:table-cell office:value-type="float" office:value="0.116457" calcext:value-type="float">
            <text:p>0.116457</text:p>
          </table:table-cell>
          <table:table-cell office:value-type="float" office:value="53.8036" calcext:value-type="float">
            <text:p>53.8036</text:p>
          </table:table-cell>
          <table:table-cell office:value-type="float" office:value="0.0136087" calcext:value-type="float">
            <text:p>0.0136087</text:p>
          </table:table-cell>
          <table:table-cell office:value-type="float" office:value="8.81699" calcext:value-type="float">
            <text:p>8.81699</text:p>
          </table:table-cell>
          <table:table-cell table:formula="of:=900*[.G72]" office:value-type="float" office:value="104.8113" calcext:value-type="float">
            <text:p>104.8113</text:p>
          </table:table-cell>
          <table:table-cell table:formula="of:=([.F72]-[.C72]*[.C72])/([.A72]*[.A72])" office:value-type="float" office:value="0.0304023668639048" calcext:value-type="float">
            <text:p>0.030402366863905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-3.29333" calcext:value-type="float">
            <text:p>-3.29333</text:p>
          </table:table-cell>
          <table:table-cell office:value-type="float" office:value="0.0316247" calcext:value-type="float">
            <text:p>0.0316247</text:p>
          </table:table-cell>
          <table:table-cell office:value-type="float" office:value="-0.437778" calcext:value-type="float">
            <text:p>-0.437778</text:p>
          </table:table-cell>
          <table:table-cell office:value-type="float" office:value="10.8777" calcext:value-type="float">
            <text:p>10.8777</text:p>
          </table:table-cell>
          <table:table-cell office:value-type="float" office:value="0.192635" calcext:value-type="float">
            <text:p>0.192635</text:p>
          </table:table-cell>
          <table:table-cell office:value-type="float" office:value="119.65" calcext:value-type="float">
            <text:p>119.65</text:p>
          </table:table-cell>
          <table:table-cell office:value-type="float" office:value="0.0378679" calcext:value-type="float">
            <text:p>0.0378679</text:p>
          </table:table-cell>
          <table:table-cell office:value-type="float" office:value="73.4503" calcext:value-type="float">
            <text:p>73.4503</text:p>
          </table:table-cell>
          <table:table-cell table:formula="of:=900*[.G73]" office:value-type="float" office:value="173.3715" calcext:value-type="float">
            <text:p>173.3715</text:p>
          </table:table-cell>
          <table:table-cell table:formula="of:=([.F73]-[.C73]*[.C73])/([.A73]*[.A73])" office:value-type="float" office:value="0.0187440894082839" calcext:value-type="float">
            <text:p>0.018744089408284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-3.71" calcext:value-type="float">
            <text:p>-3.71</text:p>
          </table:table-cell>
          <table:table-cell office:value-type="float" office:value="0.0199296" calcext:value-type="float">
            <text:p>0.0199296</text:p>
          </table:table-cell>
          <table:table-cell office:value-type="float" office:value="-0.773611" calcext:value-type="float">
            <text:p>-0.773611</text:p>
          </table:table-cell>
          <table:table-cell office:value-type="float" office:value="13.784" calcext:value-type="float">
            <text:p>13.784</text:p>
          </table:table-cell>
          <table:table-cell office:value-type="float" office:value="0.620931" calcext:value-type="float">
            <text:p>0.620931</text:p>
          </table:table-cell>
          <table:table-cell office:value-type="float" office:value="191.126" calcext:value-type="float">
            <text:p>191.126</text:p>
          </table:table-cell>
          <table:table-cell office:value-type="float" office:value="0.442312" calcext:value-type="float">
            <text:p>0.442312</text:p>
          </table:table-cell>
          <table:table-cell office:value-type="float" office:value="40.8694" calcext:value-type="float">
            <text:p>40.8694</text:p>
          </table:table-cell>
          <table:table-cell table:formula="of:=900*[.G74]" office:value-type="float" office:value="558.8379" calcext:value-type="float">
            <text:p>558.8379</text:p>
          </table:table-cell>
          <table:table-cell table:formula="of:=([.F74]-[.C74]*[.C74])/([.A74]*[.A74])" office:value-type="float" office:value="0.011775147928995" calcext:value-type="float">
            <text:p>0.011775147928995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-3.97278" calcext:value-type="float">
            <text:p>-3.97278</text:p>
          </table:table-cell>
          <table:table-cell office:value-type="float" office:value="0.000350309" calcext:value-type="float">
            <text:p>0.000350309</text:p>
          </table:table-cell>
          <table:table-cell office:value-type="float" office:value="-0.996528" calcext:value-type="float">
            <text:p>-0.996528</text:p>
          </table:table-cell>
          <table:table-cell office:value-type="float" office:value="15.7833" calcext:value-type="float">
            <text:p>15.7833</text:p>
          </table:table-cell>
          <table:table-cell office:value-type="float" office:value="0.993073" calcext:value-type="float">
            <text:p>0.993073</text:p>
          </table:table-cell>
          <table:table-cell office:value-type="float" office:value="249.135" calcext:value-type="float">
            <text:p>249.135</text:p>
          </table:table-cell>
          <table:table-cell office:value-type="float" office:value="0.986216" calcext:value-type="float">
            <text:p>0.986216</text:p>
          </table:table-cell>
          <table:table-cell office:value-type="float" office:value="0.00880033" calcext:value-type="float">
            <text:p>0.00880033</text:p>
          </table:table-cell>
          <table:table-cell table:formula="of:=900*[.G75]" office:value-type="float" office:value="893.7657" calcext:value-type="float">
            <text:p>893.7657</text:p>
          </table:table-cell>
          <table:table-cell table:formula="of:=([.F75]-[.C75]*[.C75])/([.A75]*[.A75])" office:value-type="float" office:value="0.000188799763312492" calcext:value-type="float">
            <text:p>0.000188799763312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office:value-type="float" office:value="-3.96472" calcext:value-type="float">
            <text:p>-3.96472</text:p>
          </table:table-cell>
          <table:table-cell office:value-type="float" office:value="0.000570293" calcext:value-type="float">
            <text:p>0.000570293</text:p>
          </table:table-cell>
          <table:table-cell office:value-type="float" office:value="-0.995208" calcext:value-type="float">
            <text:p>-0.995208</text:p>
          </table:table-cell>
          <table:table-cell office:value-type="float" office:value="15.7196" calcext:value-type="float">
            <text:p>15.7196</text:p>
          </table:table-cell>
          <table:table-cell office:value-type="float" office:value="0.990451" calcext:value-type="float">
            <text:p>0.990451</text:p>
          </table:table-cell>
          <table:table-cell office:value-type="float" office:value="247.141" calcext:value-type="float">
            <text:p>247.141</text:p>
          </table:table-cell>
          <table:table-cell office:value-type="float" office:value="0.981039" calcext:value-type="float">
            <text:p>0.981039</text:p>
          </table:table-cell>
          <table:table-cell office:value-type="float" office:value="0.0115251" calcext:value-type="float">
            <text:p>0.0115251</text:p>
          </table:table-cell>
          <table:table-cell table:formula="of:=900*[.G76]" office:value-type="float" office:value="891.4059" calcext:value-type="float">
            <text:p>891.4059</text:p>
          </table:table-cell>
          <table:table-cell table:formula="of:=([.F76]-[.C76]*[.C76])/([.A76]*[.A76])" office:value-type="float" office:value="0.00035226130177336" calcext:value-type="float">
            <text:p>0.000352261301773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-3.96236" calcext:value-type="float">
            <text:p>-3.96236</text:p>
          </table:table-cell>
          <table:table-cell office:value-type="float" office:value="0.000749981" calcext:value-type="float">
            <text:p>0.000749981</text:p>
          </table:table-cell>
          <table:table-cell office:value-type="float" office:value="-0.995035" calcext:value-type="float">
            <text:p>-0.995035</text:p>
          </table:table-cell>
          <table:table-cell office:value-type="float" office:value="15.7011" calcext:value-type="float">
            <text:p>15.7011</text:p>
          </table:table-cell>
          <table:table-cell office:value-type="float" office:value="0.990108" calcext:value-type="float">
            <text:p>0.990108</text:p>
          </table:table-cell>
          <table:table-cell office:value-type="float" office:value="246.57" calcext:value-type="float">
            <text:p>246.57</text:p>
          </table:table-cell>
          <table:table-cell office:value-type="float" office:value="0.980369" calcext:value-type="float">
            <text:p>0.980369</text:p>
          </table:table-cell>
          <table:table-cell office:value-type="float" office:value="0.0108724" calcext:value-type="float">
            <text:p>0.0108724</text:p>
          </table:table-cell>
          <table:table-cell table:formula="of:=900*[.G77]" office:value-type="float" office:value="891.0972" calcext:value-type="float">
            <text:p>891.0972</text:p>
          </table:table-cell>
          <table:table-cell table:formula="of:=([.F77]-[.C77]*[.C77])/([.A77]*[.A77])" office:value-type="float" office:value="0.000475284260353367" calcext:value-type="float">
            <text:p>0.000475284260353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-3.96201" calcext:value-type="float">
            <text:p>-3.96201</text:p>
          </table:table-cell>
          <table:table-cell office:value-type="float" office:value="0.000741623" calcext:value-type="float">
            <text:p>0.000741623</text:p>
          </table:table-cell>
          <table:table-cell office:value-type="float" office:value="-0.995" calcext:value-type="float">
            <text:p>-0.995</text:p>
          </table:table-cell>
          <table:table-cell office:value-type="float" office:value="15.6983" calcext:value-type="float">
            <text:p>15.6983</text:p>
          </table:table-cell>
          <table:table-cell office:value-type="float" office:value="0.990039" calcext:value-type="float">
            <text:p>0.990039</text:p>
          </table:table-cell>
          <table:table-cell office:value-type="float" office:value="246.483" calcext:value-type="float">
            <text:p>246.483</text:p>
          </table:table-cell>
          <table:table-cell office:value-type="float" office:value="0.980234" calcext:value-type="float">
            <text:p>0.980234</text:p>
          </table:table-cell>
          <table:table-cell office:value-type="float" office:value="0.0118514" calcext:value-type="float">
            <text:p>0.0118514</text:p>
          </table:table-cell>
          <table:table-cell table:formula="of:=900*[.G78]" office:value-type="float" office:value="891.0351" calcext:value-type="float">
            <text:p>891.0351</text:p>
          </table:table-cell>
          <table:table-cell table:formula="of:=([.F78]-[.C78]*[.C78])/([.A78]*[.A78])" office:value-type="float" office:value="0.000459621242601928" calcext:value-type="float">
            <text:p>0.000459621242602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office:value-type="float" office:value="-3.95646" calcext:value-type="float">
            <text:p>-3.95646</text:p>
          </table:table-cell>
          <table:table-cell office:value-type="float" office:value="0.000874494" calcext:value-type="float">
            <text:p>0.000874494</text:p>
          </table:table-cell>
          <table:table-cell office:value-type="float" office:value="-0.994236" calcext:value-type="float">
            <text:p>-0.994236</text:p>
          </table:table-cell>
          <table:table-cell office:value-type="float" office:value="15.6544" calcext:value-type="float">
            <text:p>15.6544</text:p>
          </table:table-cell>
          <table:table-cell office:value-type="float" office:value="0.988522" calcext:value-type="float">
            <text:p>0.988522</text:p>
          </table:table-cell>
          <table:table-cell office:value-type="float" office:value="245.116" calcext:value-type="float">
            <text:p>245.116</text:p>
          </table:table-cell>
          <table:table-cell office:value-type="float" office:value="0.977243" calcext:value-type="float">
            <text:p>0.977243</text:p>
          </table:table-cell>
          <table:table-cell office:value-type="float" office:value="0.0151359" calcext:value-type="float">
            <text:p>0.0151359</text:p>
          </table:table-cell>
          <table:table-cell table:formula="of:=900*[.G79]" office:value-type="float" office:value="889.6698" calcext:value-type="float">
            <text:p>889.6698</text:p>
          </table:table-cell>
          <table:table-cell table:formula="of:=([.F79]-[.C79]*[.C79])/([.A79]*[.A79])" office:value-type="float" office:value="0.000487732781066498" calcext:value-type="float">
            <text:p>0.000487732781066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9" calcext:value-type="float">
            <text:p>9</text:p>
          </table:table-cell>
          <table:table-cell office:value-type="float" office:value="-3.96026" calcext:value-type="float">
            <text:p>-3.96026</text:p>
          </table:table-cell>
          <table:table-cell office:value-type="float" office:value="0.000797154" calcext:value-type="float">
            <text:p>0.000797154</text:p>
          </table:table-cell>
          <table:table-cell office:value-type="float" office:value="-0.994731" calcext:value-type="float">
            <text:p>-0.994731</text:p>
          </table:table-cell>
          <table:table-cell office:value-type="float" office:value="15.6845" calcext:value-type="float">
            <text:p>15.6845</text:p>
          </table:table-cell>
          <table:table-cell office:value-type="float" office:value="0.989506" calcext:value-type="float">
            <text:p>0.989506</text:p>
          </table:table-cell>
          <table:table-cell office:value-type="float" office:value="246.052" calcext:value-type="float">
            <text:p>246.052</text:p>
          </table:table-cell>
          <table:table-cell office:value-type="float" office:value="0.979185" calcext:value-type="float">
            <text:p>0.979185</text:p>
          </table:table-cell>
          <table:table-cell office:value-type="float" office:value="0.0130896" calcext:value-type="float">
            <text:p>0.0130896</text:p>
          </table:table-cell>
          <table:table-cell table:formula="of:=900*[.G80]" office:value-type="float" office:value="890.5554" calcext:value-type="float">
            <text:p>890.5554</text:p>
          </table:table-cell>
          <table:table-cell table:formula="of:=([.F80]-[.C80]*[.C80])/([.A80]*[.A80])" office:value-type="float" office:value="0.000497474792899631" calcext:value-type="float">
            <text:p>0.0004974747929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0" calcext:value-type="float">
            <text:p>10</text:p>
          </table:table-cell>
          <table:table-cell office:value-type="float" office:value="-3.9593" calcext:value-type="float">
            <text:p>-3.9593</text:p>
          </table:table-cell>
          <table:table-cell office:value-type="float" office:value="0.000814629" calcext:value-type="float">
            <text:p>0.000814629</text:p>
          </table:table-cell>
          <table:table-cell office:value-type="float" office:value="-0.994577" calcext:value-type="float">
            <text:p>-0.994577</text:p>
          </table:table-cell>
          <table:table-cell office:value-type="float" office:value="15.6768" calcext:value-type="float">
            <text:p>15.6768</text:p>
          </table:table-cell>
          <table:table-cell office:value-type="float" office:value="0.989199" calcext:value-type="float">
            <text:p>0.989199</text:p>
          </table:table-cell>
          <table:table-cell office:value-type="float" office:value="245.814" calcext:value-type="float">
            <text:p>245.814</text:p>
          </table:table-cell>
          <table:table-cell office:value-type="float" office:value="0.978577" calcext:value-type="float">
            <text:p>0.978577</text:p>
          </table:table-cell>
          <table:table-cell office:value-type="float" office:value="0.0140043" calcext:value-type="float">
            <text:p>0.0140043</text:p>
          </table:table-cell>
          <table:table-cell table:formula="of:=900*[.G81]" office:value-type="float" office:value="890.2791" calcext:value-type="float">
            <text:p>890.2791</text:p>
          </table:table-cell>
          <table:table-cell table:formula="of:=([.F81]-[.C81]*[.C81])/([.A81]*[.A81])" office:value-type="float" office:value="0.000439946745562887" calcext:value-type="float">
            <text:p>0.000439946745563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1" calcext:value-type="float">
            <text:p>11</text:p>
          </table:table-cell>
          <table:table-cell office:value-type="float" office:value="-3.96145" calcext:value-type="float">
            <text:p>-3.96145</text:p>
          </table:table-cell>
          <table:table-cell office:value-type="float" office:value="0.000751152" calcext:value-type="float">
            <text:p>0.000751152</text:p>
          </table:table-cell>
          <table:table-cell office:value-type="float" office:value="-0.994894" calcext:value-type="float">
            <text:p>-0.994894</text:p>
          </table:table-cell>
          <table:table-cell office:value-type="float" office:value="15.6938" calcext:value-type="float">
            <text:p>15.6938</text:p>
          </table:table-cell>
          <table:table-cell office:value-type="float" office:value="0.989828" calcext:value-type="float">
            <text:p>0.989828</text:p>
          </table:table-cell>
          <table:table-cell office:value-type="float" office:value="246.342" calcext:value-type="float">
            <text:p>246.342</text:p>
          </table:table-cell>
          <table:table-cell office:value-type="float" office:value="0.979816" calcext:value-type="float">
            <text:p>0.979816</text:p>
          </table:table-cell>
          <table:table-cell office:value-type="float" office:value="0.0127383" calcext:value-type="float">
            <text:p>0.0127383</text:p>
          </table:table-cell>
          <table:table-cell table:formula="of:=900*[.G82]" office:value-type="float" office:value="890.8452" calcext:value-type="float">
            <text:p>890.8452</text:p>
          </table:table-cell>
          <table:table-cell table:formula="of:=([.F82]-[.C82]*[.C82])/([.A82]*[.A82])" office:value-type="float" office:value="0.000422424556212396" calcext:value-type="float">
            <text:p>0.000422424556212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2" calcext:value-type="float">
            <text:p>12</text:p>
          </table:table-cell>
          <table:table-cell office:value-type="float" office:value="-3.95971" calcext:value-type="float">
            <text:p>-3.95971</text:p>
          </table:table-cell>
          <table:table-cell office:value-type="float" office:value="0.000802503" calcext:value-type="float">
            <text:p>0.000802503</text:p>
          </table:table-cell>
          <table:table-cell office:value-type="float" office:value="-0.994644" calcext:value-type="float">
            <text:p>-0.994644</text:p>
          </table:table-cell>
          <table:table-cell office:value-type="float" office:value="15.6801" calcext:value-type="float">
            <text:p>15.6801</text:p>
          </table:table-cell>
          <table:table-cell office:value-type="float" office:value="0.989332" calcext:value-type="float">
            <text:p>0.989332</text:p>
          </table:table-cell>
          <table:table-cell office:value-type="float" office:value="245.917" calcext:value-type="float">
            <text:p>245.917</text:p>
          </table:table-cell>
          <table:table-cell office:value-type="float" office:value="0.978839" calcext:value-type="float">
            <text:p>0.978839</text:p>
          </table:table-cell>
          <table:table-cell office:value-type="float" office:value="0.0138514" calcext:value-type="float">
            <text:p>0.0138514</text:p>
          </table:table-cell>
          <table:table-cell table:formula="of:=900*[.G83]" office:value-type="float" office:value="890.3988" calcext:value-type="float">
            <text:p>890.3988</text:p>
          </table:table-cell>
          <table:table-cell table:formula="of:=([.F83]-[.C83]*[.C83])/([.A83]*[.A83])" office:value-type="float" office:value="0.000471429526625097" calcext:value-type="float">
            <text:p>0.000471429526625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  <table:table-cell office:value-type="float" office:value="-3.96057" calcext:value-type="float">
            <text:p>-3.96057</text:p>
          </table:table-cell>
          <table:table-cell office:value-type="float" office:value="0.000753089" calcext:value-type="float">
            <text:p>0.000753089</text:p>
          </table:table-cell>
          <table:table-cell office:value-type="float" office:value="-0.994768" calcext:value-type="float">
            <text:p>-0.994768</text:p>
          </table:table-cell>
          <table:table-cell office:value-type="float" office:value="15.6869" calcext:value-type="float">
            <text:p>15.6869</text:p>
          </table:table-cell>
          <table:table-cell office:value-type="float" office:value="0.989578" calcext:value-type="float">
            <text:p>0.989578</text:p>
          </table:table-cell>
          <table:table-cell office:value-type="float" office:value="246.125" calcext:value-type="float">
            <text:p>246.125</text:p>
          </table:table-cell>
          <table:table-cell office:value-type="float" office:value="0.979324" calcext:value-type="float">
            <text:p>0.979324</text:p>
          </table:table-cell>
          <table:table-cell office:value-type="float" office:value="0.013378" calcext:value-type="float">
            <text:p>0.013378</text:p>
          </table:table-cell>
          <table:table-cell table:formula="of:=900*[.G84]" office:value-type="float" office:value="890.6202" calcext:value-type="float">
            <text:p>890.6202</text:p>
          </table:table-cell>
          <table:table-cell table:formula="of:=([.F84]-[.C84]*[.C84])/([.A84]*[.A84])" office:value-type="float" office:value="0.000464659822484244" calcext:value-type="float">
            <text:p>0.000464659822484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-3.96044" calcext:value-type="float">
            <text:p>-3.96044</text:p>
          </table:table-cell>
          <table:table-cell office:value-type="float" office:value="0.000771013" calcext:value-type="float">
            <text:p>0.000771013</text:p>
          </table:table-cell>
          <table:table-cell office:value-type="float" office:value="-0.994753" calcext:value-type="float">
            <text:p>-0.994753</text:p>
          </table:table-cell>
          <table:table-cell office:value-type="float" office:value="15.6859" calcext:value-type="float">
            <text:p>15.6859</text:p>
          </table:table-cell>
          <table:table-cell office:value-type="float" office:value="0.989548" calcext:value-type="float">
            <text:p>0.989548</text:p>
          </table:table-cell>
          <table:table-cell office:value-type="float" office:value="246.095" calcext:value-type="float">
            <text:p>246.095</text:p>
          </table:table-cell>
          <table:table-cell office:value-type="float" office:value="0.979264" calcext:value-type="float">
            <text:p>0.979264</text:p>
          </table:table-cell>
          <table:table-cell office:value-type="float" office:value="0.0133775" calcext:value-type="float">
            <text:p>0.0133775</text:p>
          </table:table-cell>
          <table:table-cell table:formula="of:=900*[.G85]" office:value-type="float" office:value="890.5932" calcext:value-type="float">
            <text:p>890.5932</text:p>
          </table:table-cell>
          <table:table-cell table:formula="of:=([.F85]-[.C85]*[.C85])/([.A85]*[.A85])" office:value-type="float" office:value="0.000482252307691182" calcext:value-type="float">
            <text:p>0.000482252307691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5" calcext:value-type="float">
            <text:p>15</text:p>
          </table:table-cell>
          <table:table-cell office:value-type="float" office:value="-3.96049" calcext:value-type="float">
            <text:p>-3.96049</text:p>
          </table:table-cell>
          <table:table-cell office:value-type="float" office:value="0.000760875" calcext:value-type="float">
            <text:p>0.000760875</text:p>
          </table:table-cell>
          <table:table-cell office:value-type="float" office:value="-0.994768" calcext:value-type="float">
            <text:p>-0.994768</text:p>
          </table:table-cell>
          <table:table-cell office:value-type="float" office:value="15.6862" calcext:value-type="float">
            <text:p>15.6862</text:p>
          </table:table-cell>
          <table:table-cell office:value-type="float" office:value="0.989578" calcext:value-type="float">
            <text:p>0.989578</text:p>
          </table:table-cell>
          <table:table-cell office:value-type="float" office:value="246.105" calcext:value-type="float">
            <text:p>246.105</text:p>
          </table:table-cell>
          <table:table-cell office:value-type="float" office:value="0.979323" calcext:value-type="float">
            <text:p>0.979323</text:p>
          </table:table-cell>
          <table:table-cell office:value-type="float" office:value="0.0132589" calcext:value-type="float">
            <text:p>0.0132589</text:p>
          </table:table-cell>
          <table:table-cell table:formula="of:=900*[.G86]" office:value-type="float" office:value="890.6202" calcext:value-type="float">
            <text:p>890.6202</text:p>
          </table:table-cell>
          <table:table-cell table:formula="of:=([.F86]-[.C86]*[.C86])/([.A86]*[.A86])" office:value-type="float" office:value="0.000425420059170766" calcext:value-type="float">
            <text:p>0.000425420059171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-3.96078" calcext:value-type="float">
            <text:p>-3.96078</text:p>
          </table:table-cell>
          <table:table-cell office:value-type="float" office:value="0.000759891" calcext:value-type="float">
            <text:p>0.000759891</text:p>
          </table:table-cell>
          <table:table-cell office:value-type="float" office:value="-0.994804" calcext:value-type="float">
            <text:p>-0.994804</text:p>
          </table:table-cell>
          <table:table-cell office:value-type="float" office:value="15.6885" calcext:value-type="float">
            <text:p>15.6885</text:p>
          </table:table-cell>
          <table:table-cell office:value-type="float" office:value="0.98965" calcext:value-type="float">
            <text:p>0.98965</text:p>
          </table:table-cell>
          <table:table-cell office:value-type="float" office:value="246.178" calcext:value-type="float">
            <text:p>246.178</text:p>
          </table:table-cell>
          <table:table-cell office:value-type="float" office:value="0.979466" calcext:value-type="float">
            <text:p>0.979466</text:p>
          </table:table-cell>
          <table:table-cell office:value-type="float" office:value="0.0130636" calcext:value-type="float">
            <text:p>0.0130636</text:p>
          </table:table-cell>
          <table:table-cell table:formula="of:=900*[.G87]" office:value-type="float" office:value="890.685" calcext:value-type="float">
            <text:p>890.685</text:p>
          </table:table-cell>
          <table:table-cell table:formula="of:=([.F87]-[.C87]*[.C87])/([.A87]*[.A87])" office:value-type="float" office:value="0.000427095621300835" calcext:value-type="float">
            <text:p>0.000427095621301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7" calcext:value-type="float">
            <text:p>17</text:p>
          </table:table-cell>
          <table:table-cell office:value-type="float" office:value="-3.96055" calcext:value-type="float">
            <text:p>-3.96055</text:p>
          </table:table-cell>
          <table:table-cell office:value-type="float" office:value="0.00075364" calcext:value-type="float">
            <text:p>0.00075364</text:p>
          </table:table-cell>
          <table:table-cell office:value-type="float" office:value="-0.994777" calcext:value-type="float">
            <text:p>-0.994777</text:p>
          </table:table-cell>
          <table:table-cell office:value-type="float" office:value="15.6867" calcext:value-type="float">
            <text:p>15.6867</text:p>
          </table:table-cell>
          <table:table-cell office:value-type="float" office:value="0.989596" calcext:value-type="float">
            <text:p>0.989596</text:p>
          </table:table-cell>
          <table:table-cell office:value-type="float" office:value="246.12" calcext:value-type="float">
            <text:p>246.12</text:p>
          </table:table-cell>
          <table:table-cell office:value-type="float" office:value="0.979358" calcext:value-type="float">
            <text:p>0.979358</text:p>
          </table:table-cell>
          <table:table-cell office:value-type="float" office:value="0.0131502" calcext:value-type="float">
            <text:p>0.0131502</text:p>
          </table:table-cell>
          <table:table-cell table:formula="of:=900*[.G88]" office:value-type="float" office:value="890.6364" calcext:value-type="float">
            <text:p>890.6364</text:p>
          </table:table-cell>
          <table:table-cell table:formula="of:=([.F88]-[.C88]*[.C88])/([.A88]*[.A88])" office:value-type="float" office:value="0.000440057692308169" calcext:value-type="float">
            <text:p>0.000440057692308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8" calcext:value-type="float">
            <text:p>18</text:p>
          </table:table-cell>
          <table:table-cell office:value-type="float" office:value="-3.96057" calcext:value-type="float">
            <text:p>-3.96057</text:p>
          </table:table-cell>
          <table:table-cell office:value-type="float" office:value="0.000757166" calcext:value-type="float">
            <text:p>0.000757166</text:p>
          </table:table-cell>
          <table:table-cell office:value-type="float" office:value="-0.994776" calcext:value-type="float">
            <text:p>-0.994776</text:p>
          </table:table-cell>
          <table:table-cell office:value-type="float" office:value="15.6869" calcext:value-type="float">
            <text:p>15.6869</text:p>
          </table:table-cell>
          <table:table-cell office:value-type="float" office:value="0.989593" calcext:value-type="float">
            <text:p>0.989593</text:p>
          </table:table-cell>
          <table:table-cell office:value-type="float" office:value="246.125" calcext:value-type="float">
            <text:p>246.125</text:p>
          </table:table-cell>
          <table:table-cell office:value-type="float" office:value="0.979353" calcext:value-type="float">
            <text:p>0.979353</text:p>
          </table:table-cell>
          <table:table-cell office:value-type="float" office:value="0.0131924" calcext:value-type="float">
            <text:p>0.0131924</text:p>
          </table:table-cell>
          <table:table-cell table:formula="of:=900*[.G89]" office:value-type="float" office:value="890.6337" calcext:value-type="float">
            <text:p>890.6337</text:p>
          </table:table-cell>
          <table:table-cell table:formula="of:=([.F89]-[.C89]*[.C89])/([.A89]*[.A89])" office:value-type="float" office:value="0.000464659822484244" calcext:value-type="float">
            <text:p>0.000464659822484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-3.9605" calcext:value-type="float">
            <text:p>-3.9605</text:p>
          </table:table-cell>
          <table:table-cell office:value-type="float" office:value="0.00075813" calcext:value-type="float">
            <text:p>0.00075813</text:p>
          </table:table-cell>
          <table:table-cell office:value-type="float" office:value="-0.994768" calcext:value-type="float">
            <text:p>-0.994768</text:p>
          </table:table-cell>
          <table:table-cell office:value-type="float" office:value="15.6864" calcext:value-type="float">
            <text:p>15.6864</text:p>
          </table:table-cell>
          <table:table-cell office:value-type="float" office:value="0.989578" calcext:value-type="float">
            <text:p>0.989578</text:p>
          </table:table-cell>
          <table:table-cell office:value-type="float" office:value="246.109" calcext:value-type="float">
            <text:p>246.109</text:p>
          </table:table-cell>
          <table:table-cell office:value-type="float" office:value="0.979323" calcext:value-type="float">
            <text:p>0.979323</text:p>
          </table:table-cell>
          <table:table-cell office:value-type="float" office:value="0.0132201" calcext:value-type="float">
            <text:p>0.0132201</text:p>
          </table:table-cell>
          <table:table-cell table:formula="of:=900*[.G90]" office:value-type="float" office:value="890.6202" calcext:value-type="float">
            <text:p>890.6202</text:p>
          </table:table-cell>
          <table:table-cell table:formula="of:=([.F90]-[.C90]*[.C90])/([.A90]*[.A90])" office:value-type="float" office:value="0.000496893491123686" calcext:value-type="float">
            <text:p>0.0004968934911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1.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1.49333" calcext:value-type="float">
            <text:p>-1.49333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2.23004" calcext:value-type="float">
            <text:p>2.23004</text:p>
          </table:table-cell>
          <table:table-cell office:value-type="float" office:value="0.0256" calcext:value-type="float">
            <text:p>0.0256</text:p>
          </table:table-cell>
          <table:table-cell office:value-type="float" office:value="4.9731" calcext:value-type="float">
            <text:p>4.9731</text:p>
          </table:table-cell>
          <table:table-cell office:value-type="float" office:value="0.00065536" calcext:value-type="float">
            <text:p>0.00065536</text:p>
          </table:table-cell>
          <table:table-cell office:value-type="float" office:value="18.5963" calcext:value-type="float">
            <text:p>18.5963</text:p>
          </table:table-cell>
          <table:table-cell table:formula="of:=900*[.G93]" office:value-type="float" office:value="23.04" calcext:value-type="float">
            <text:p>23.04</text:p>
          </table:table-cell>
          <table:table-cell table:formula="of:=([.F93]-[.C93]*[.C93])/([.A93]*[.A93])" office:value-type="float" office:value="0.00000281178571401365" calcext:value-type="float">
            <text:p>2.81178571401365E-06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-2.65778" calcext:value-type="float">
            <text:p>-2.65778</text:p>
          </table:table-cell>
          <table:table-cell office:value-type="float" office:value="0.0493827" calcext:value-type="float">
            <text:p>0.0493827</text:p>
          </table:table-cell>
          <table:table-cell office:value-type="float" office:value="0.232222" calcext:value-type="float">
            <text:p>0.232222</text:p>
          </table:table-cell>
          <table:table-cell office:value-type="float" office:value="7.11317" calcext:value-type="float">
            <text:p>7.11317</text:p>
          </table:table-cell>
          <table:table-cell office:value-type="float" office:value="0.0556173" calcext:value-type="float">
            <text:p>0.0556173</text:p>
          </table:table-cell>
          <table:table-cell office:value-type="float" office:value="51.9924" calcext:value-type="float">
            <text:p>51.9924</text:p>
          </table:table-cell>
          <table:table-cell office:value-type="float" office:value="0.00345786" calcext:value-type="float">
            <text:p>0.00345786</text:p>
          </table:table-cell>
          <table:table-cell office:value-type="float" office:value="34.0738" calcext:value-type="float">
            <text:p>34.0738</text:p>
          </table:table-cell>
          <table:table-cell table:formula="of:=900*[.G94]" office:value-type="float" office:value="50.05557" calcext:value-type="float">
            <text:p>50.05557</text:p>
          </table:table-cell>
          <table:table-cell table:formula="of:=([.F94]-[.C94]*[.C94])/([.A94]*[.A94])" office:value-type="float" office:value="0.0251915671428578" calcext:value-type="float">
            <text:p>0.025191567142858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-3.18444" calcext:value-type="float">
            <text:p>-3.18444</text:p>
          </table:table-cell>
          <table:table-cell office:value-type="float" office:value="0.0151062" calcext:value-type="float">
            <text:p>0.0151062</text:p>
          </table:table-cell>
          <table:table-cell office:value-type="float" office:value="0.266111" calcext:value-type="float">
            <text:p>0.266111</text:p>
          </table:table-cell>
          <table:table-cell office:value-type="float" office:value="10.1558" calcext:value-type="float">
            <text:p>10.1558</text:p>
          </table:table-cell>
          <table:table-cell office:value-type="float" office:value="0.0709" calcext:value-type="float">
            <text:p>0.0709</text:p>
          </table:table-cell>
          <table:table-cell office:value-type="float" office:value="103.758" calcext:value-type="float">
            <text:p>103.758</text:p>
          </table:table-cell>
          <table:table-cell office:value-type="float" office:value="0.00505074" calcext:value-type="float">
            <text:p>0.00505074</text:p>
          </table:table-cell>
          <table:table-cell office:value-type="float" office:value="47.057" calcext:value-type="float">
            <text:p>47.057</text:p>
          </table:table-cell>
          <table:table-cell table:formula="of:=900*[.G95]" office:value-type="float" office:value="63.81" calcext:value-type="float">
            <text:p>63.81</text:p>
          </table:table-cell>
          <table:table-cell table:formula="of:=([.F95]-[.C95]*[.C95])/([.A95]*[.A95])" office:value-type="float" office:value="0.00772545224489814" calcext:value-type="float">
            <text:p>0.007725452244898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float" office:value="-3.48333" calcext:value-type="float">
            <text:p>-3.48333</text:p>
          </table:table-cell>
          <table:table-cell office:value-type="float" office:value="0.00370247" calcext:value-type="float">
            <text:p>0.00370247</text:p>
          </table:table-cell>
          <table:table-cell office:value-type="float" office:value="0.331111" calcext:value-type="float">
            <text:p>0.331111</text:p>
          </table:table-cell>
          <table:table-cell office:value-type="float" office:value="12.1373" calcext:value-type="float">
            <text:p>12.1373</text:p>
          </table:table-cell>
          <table:table-cell office:value-type="float" office:value="0.11711" calcext:value-type="float">
            <text:p>0.11711</text:p>
          </table:table-cell>
          <table:table-cell office:value-type="float" office:value="147.493" calcext:value-type="float">
            <text:p>147.493</text:p>
          </table:table-cell>
          <table:table-cell office:value-type="float" office:value="0.0172075" calcext:value-type="float">
            <text:p>0.0172075</text:p>
          </table:table-cell>
          <table:table-cell office:value-type="float" office:value="75.6508" calcext:value-type="float">
            <text:p>75.6508</text:p>
          </table:table-cell>
          <table:table-cell table:formula="of:=900*[.G96]" office:value-type="float" office:value="105.399" calcext:value-type="float">
            <text:p>105.399</text:p>
          </table:table-cell>
          <table:table-cell table:formula="of:=([.F96]-[.C96]*[.C96])/([.A96]*[.A96])" office:value-type="float" office:value="0.00189393423469321" calcext:value-type="float">
            <text:p>0.001893934234693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-3.77889" calcext:value-type="float">
            <text:p>-3.77889</text:p>
          </table:table-cell>
          <table:table-cell office:value-type="float" office:value="0.029984" calcext:value-type="float">
            <text:p>0.029984</text:p>
          </table:table-cell>
          <table:table-cell office:value-type="float" office:value="0.808611" calcext:value-type="float">
            <text:p>0.808611</text:p>
          </table:table-cell>
          <table:table-cell office:value-type="float" office:value="14.31" calcext:value-type="float">
            <text:p>14.31</text:p>
          </table:table-cell>
          <table:table-cell office:value-type="float" office:value="0.689014" calcext:value-type="float">
            <text:p>0.689014</text:p>
          </table:table-cell>
          <table:table-cell office:value-type="float" office:value="206.475" calcext:value-type="float">
            <text:p>206.475</text:p>
          </table:table-cell>
          <table:table-cell office:value-type="float" office:value="0.55968" calcext:value-type="float">
            <text:p>0.55968</text:p>
          </table:table-cell>
          <table:table-cell office:value-type="float" office:value="24.6211" calcext:value-type="float">
            <text:p>24.6211</text:p>
          </table:table-cell>
          <table:table-cell table:formula="of:=900*[.G97]" office:value-type="float" office:value="620.1126" calcext:value-type="float">
            <text:p>620.1126</text:p>
          </table:table-cell>
          <table:table-cell table:formula="of:=([.F97]-[.C97]*[.C97])/([.A97]*[.A97])" office:value-type="float" office:value="0.0153012081122449" calcext:value-type="float">
            <text:p>0.015301208112245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-3.93833" calcext:value-type="float">
            <text:p>-3.93833</text:p>
          </table:table-cell>
          <table:table-cell office:value-type="float" office:value="0.00117006" calcext:value-type="float">
            <text:p>0.00117006</text:p>
          </table:table-cell>
          <table:table-cell office:value-type="float" office:value="0.991528" calcext:value-type="float">
            <text:p>0.991528</text:p>
          </table:table-cell>
          <table:table-cell office:value-type="float" office:value="15.5116" calcext:value-type="float">
            <text:p>15.5116</text:p>
          </table:table-cell>
          <table:table-cell office:value-type="float" office:value="0.983155" calcext:value-type="float">
            <text:p>0.983155</text:p>
          </table:table-cell>
          <table:table-cell office:value-type="float" office:value="240.683" calcext:value-type="float">
            <text:p>240.683</text:p>
          </table:table-cell>
          <table:table-cell office:value-type="float" office:value="0.966703" calcext:value-type="float">
            <text:p>0.966703</text:p>
          </table:table-cell>
          <table:table-cell office:value-type="float" office:value="0.0329026" calcext:value-type="float">
            <text:p>0.0329026</text:p>
          </table:table-cell>
          <table:table-cell table:formula="of:=900*[.G98]" office:value-type="float" office:value="884.8395" calcext:value-type="float">
            <text:p>884.8395</text:p>
          </table:table-cell>
          <table:table-cell table:formula="of:=([.F98]-[.C98]*[.C98])/([.A98]*[.A98])" office:value-type="float" office:value="0.000590209744897727" calcext:value-type="float">
            <text:p>0.000590209744898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-3.94153" calcext:value-type="float">
            <text:p>-3.94153</text:p>
          </table:table-cell>
          <table:table-cell office:value-type="float" office:value="0.00145631" calcext:value-type="float">
            <text:p>0.00145631</text:p>
          </table:table-cell>
          <table:table-cell office:value-type="float" office:value="0.992083" calcext:value-type="float">
            <text:p>0.992083</text:p>
          </table:table-cell>
          <table:table-cell office:value-type="float" office:value="15.5371" calcext:value-type="float">
            <text:p>15.5371</text:p>
          </table:table-cell>
          <table:table-cell office:value-type="float" office:value="0.984258" calcext:value-type="float">
            <text:p>0.984258</text:p>
          </table:table-cell>
          <table:table-cell office:value-type="float" office:value="241.491" calcext:value-type="float">
            <text:p>241.491</text:p>
          </table:table-cell>
          <table:table-cell office:value-type="float" office:value="0.968876" calcext:value-type="float">
            <text:p>0.968876</text:p>
          </table:table-cell>
          <table:table-cell office:value-type="float" office:value="0.0216873" calcext:value-type="float">
            <text:p>0.0216873</text:p>
          </table:table-cell>
          <table:table-cell table:formula="of:=900*[.G99]" office:value-type="float" office:value="885.8322" calcext:value-type="float">
            <text:p>885.8322</text:p>
          </table:table-cell>
          <table:table-cell table:formula="of:=([.F99]-[.C99]*[.C99])/([.A99]*[.A99])" office:value-type="float" office:value="0.00073533627550926" calcext:value-type="float">
            <text:p>0.000735336275509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office:value-type="float" office:value="-3.93243" calcext:value-type="float">
            <text:p>-3.93243</text:p>
          </table:table-cell>
          <table:table-cell office:value-type="float" office:value="0.00130412" calcext:value-type="float">
            <text:p>0.00130412</text:p>
          </table:table-cell>
          <table:table-cell office:value-type="float" office:value="0.990885" calcext:value-type="float">
            <text:p>0.990885</text:p>
          </table:table-cell>
          <table:table-cell office:value-type="float" office:value="15.4653" calcext:value-type="float">
            <text:p>15.4653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239.256" calcext:value-type="float">
            <text:p>239.256</text:p>
          </table:table-cell>
          <table:table-cell office:value-type="float" office:value="0.964201" calcext:value-type="float">
            <text:p>0.964201</text:p>
          </table:table-cell>
          <table:table-cell office:value-type="float" office:value="0.023225" calcext:value-type="float">
            <text:p>0.023225</text:p>
          </table:table-cell>
          <table:table-cell table:formula="of:=900*[.G100]" office:value-type="float" office:value="883.6938" calcext:value-type="float">
            <text:p>883.6938</text:p>
          </table:table-cell>
          <table:table-cell table:formula="of:=([.F100]-[.C100]*[.C100])/([.A100]*[.A100])" office:value-type="float" office:value="0.000660354642856751" calcext:value-type="float">
            <text:p>0.000660354642857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office:value-type="float" office:value="-3.93646" calcext:value-type="float">
            <text:p>-3.93646</text:p>
          </table:table-cell>
          <table:table-cell office:value-type="float" office:value="0.00109085" calcext:value-type="float">
            <text:p>0.00109085</text:p>
          </table:table-cell>
          <table:table-cell office:value-type="float" office:value="0.991476" calcext:value-type="float">
            <text:p>0.991476</text:p>
          </table:table-cell>
          <table:table-cell office:value-type="float" office:value="15.4968" calcext:value-type="float">
            <text:p>15.4968</text:p>
          </table:table-cell>
          <table:table-cell office:value-type="float" office:value="0.983047" calcext:value-type="float">
            <text:p>0.983047</text:p>
          </table:table-cell>
          <table:table-cell office:value-type="float" office:value="240.218" calcext:value-type="float">
            <text:p>240.218</text:p>
          </table:table-cell>
          <table:table-cell office:value-type="float" office:value="0.96647" calcext:value-type="float">
            <text:p>0.96647</text:p>
          </table:table-cell>
          <table:table-cell office:value-type="float" office:value="0.0241245" calcext:value-type="float">
            <text:p>0.0241245</text:p>
          </table:table-cell>
          <table:table-cell table:formula="of:=900*[.G101]" office:value-type="float" office:value="884.7423" calcext:value-type="float">
            <text:p>884.7423</text:p>
          </table:table-cell>
          <table:table-cell table:formula="of:=([.F101]-[.C101]*[.C101])/([.A101]*[.A101])" office:value-type="float" office:value="0.000552381836734036" calcext:value-type="float">
            <text:p>0.000552381836734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9" calcext:value-type="float">
            <text:p>9</text:p>
          </table:table-cell>
          <table:table-cell office:value-type="float" office:value="-3.93816" calcext:value-type="float">
            <text:p>-3.93816</text:p>
          </table:table-cell>
          <table:table-cell office:value-type="float" office:value="0.00107177" calcext:value-type="float">
            <text:p>0.00107177</text:p>
          </table:table-cell>
          <table:table-cell office:value-type="float" office:value="0.99174" calcext:value-type="float">
            <text:p>0.99174</text:p>
          </table:table-cell>
          <table:table-cell office:value-type="float" office:value="15.5102" calcext:value-type="float">
            <text:p>15.5102</text:p>
          </table:table-cell>
          <table:table-cell office:value-type="float" office:value="0.98357" calcext:value-type="float">
            <text:p>0.98357</text:p>
          </table:table-cell>
          <table:table-cell office:value-type="float" office:value="240.632" calcext:value-type="float">
            <text:p>240.632</text:p>
          </table:table-cell>
          <table:table-cell office:value-type="float" office:value="0.967495" calcext:value-type="float">
            <text:p>0.967495</text:p>
          </table:table-cell>
          <table:table-cell office:value-type="float" office:value="0.0212101" calcext:value-type="float">
            <text:p>0.0212101</text:p>
          </table:table-cell>
          <table:table-cell table:formula="of:=900*[.G102]" office:value-type="float" office:value="885.213" calcext:value-type="float">
            <text:p>885.213</text:p>
          </table:table-cell>
          <table:table-cell table:formula="of:=([.F102]-[.C102]*[.C102])/([.A102]*[.A102])" office:value-type="float" office:value="0.000559088979592378" calcext:value-type="float">
            <text:p>0.000559088979592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office:value-type="float" office:value="-3.93678" calcext:value-type="float">
            <text:p>-3.93678</text:p>
          </table:table-cell>
          <table:table-cell office:value-type="float" office:value="0.00120788" calcext:value-type="float">
            <text:p>0.00120788</text:p>
          </table:table-cell>
          <table:table-cell office:value-type="float" office:value="0.991415" calcext:value-type="float">
            <text:p>0.991415</text:p>
          </table:table-cell>
          <table:table-cell office:value-type="float" office:value="15.4994" calcext:value-type="float">
            <text:p>15.4994</text:p>
          </table:table-cell>
          <table:table-cell office:value-type="float" office:value="0.982931" calcext:value-type="float">
            <text:p>0.982931</text:p>
          </table:table-cell>
          <table:table-cell office:value-type="float" office:value="240.307" calcext:value-type="float">
            <text:p>240.307</text:p>
          </table:table-cell>
          <table:table-cell office:value-type="float" office:value="0.966258" calcext:value-type="float">
            <text:p>0.966258</text:p>
          </table:table-cell>
          <table:table-cell office:value-type="float" office:value="0.0242169" calcext:value-type="float">
            <text:p>0.0242169</text:p>
          </table:table-cell>
          <table:table-cell table:formula="of:=900*[.G103]" office:value-type="float" office:value="884.6379" calcext:value-type="float">
            <text:p>884.6379</text:p>
          </table:table-cell>
          <table:table-cell table:formula="of:=([.F103]-[.C103]*[.C103])/([.A103]*[.A103])" office:value-type="float" office:value="0.000593485510202996" calcext:value-type="float">
            <text:p>0.000593485510203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1" calcext:value-type="float">
            <text:p>11</text:p>
          </table:table-cell>
          <table:table-cell office:value-type="float" office:value="-3.93706" calcext:value-type="float">
            <text:p>-3.93706</text:p>
          </table:table-cell>
          <table:table-cell office:value-type="float" office:value="0.00124747" calcext:value-type="float">
            <text:p>0.00124747</text:p>
          </table:table-cell>
          <table:table-cell office:value-type="float" office:value="0.99149" calcext:value-type="float">
            <text:p>0.99149</text:p>
          </table:table-cell>
          <table:table-cell office:value-type="float" office:value="15.5017" calcext:value-type="float">
            <text:p>15.5017</text:p>
          </table:table-cell>
          <table:table-cell office:value-type="float" office:value="0.983079" calcext:value-type="float">
            <text:p>0.983079</text:p>
          </table:table-cell>
          <table:table-cell office:value-type="float" office:value="240.379" calcext:value-type="float">
            <text:p>240.379</text:p>
          </table:table-cell>
          <table:table-cell office:value-type="float" office:value="0.966549" calcext:value-type="float">
            <text:p>0.966549</text:p>
          </table:table-cell>
          <table:table-cell office:value-type="float" office:value="0.0228832" calcext:value-type="float">
            <text:p>0.0228832</text:p>
          </table:table-cell>
          <table:table-cell table:formula="of:=900*[.G104]" office:value-type="float" office:value="884.7711" calcext:value-type="float">
            <text:p>884.7711</text:p>
          </table:table-cell>
          <table:table-cell table:formula="of:=([.F104]-[.C104]*[.C104])/([.A104]*[.A104])" office:value-type="float" office:value="0.000642120612243906" calcext:value-type="float">
            <text:p>0.000642120612244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2" calcext:value-type="float">
            <text:p>12</text:p>
          </table:table-cell>
          <table:table-cell office:value-type="float" office:value="-3.93746" calcext:value-type="float">
            <text:p>-3.93746</text:p>
          </table:table-cell>
          <table:table-cell office:value-type="float" office:value="0.00123179" calcext:value-type="float">
            <text:p>0.00123179</text:p>
          </table:table-cell>
          <table:table-cell office:value-type="float" office:value="0.991558" calcext:value-type="float">
            <text:p>0.991558</text:p>
          </table:table-cell>
          <table:table-cell office:value-type="float" office:value="15.5048" calcext:value-type="float">
            <text:p>15.5048</text:p>
          </table:table-cell>
          <table:table-cell office:value-type="float" office:value="0.983213" calcext:value-type="float">
            <text:p>0.983213</text:p>
          </table:table-cell>
          <table:table-cell office:value-type="float" office:value="240.476" calcext:value-type="float">
            <text:p>240.476</text:p>
          </table:table-cell>
          <table:table-cell office:value-type="float" office:value="0.966806" calcext:value-type="float">
            <text:p>0.966806</text:p>
          </table:table-cell>
          <table:table-cell office:value-type="float" office:value="0.0225219" calcext:value-type="float">
            <text:p>0.0225219</text:p>
          </table:table-cell>
          <table:table-cell table:formula="of:=900*[.G105]" office:value-type="float" office:value="884.8917" calcext:value-type="float">
            <text:p>884.8917</text:p>
          </table:table-cell>
          <table:table-cell table:formula="of:=([.F105]-[.C105]*[.C105])/([.A105]*[.A105])" office:value-type="float" office:value="0.000616708367345955" calcext:value-type="float">
            <text:p>0.000616708367346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3" calcext:value-type="float">
            <text:p>13</text:p>
          </table:table-cell>
          <table:table-cell office:value-type="float" office:value="-3.93551" calcext:value-type="float">
            <text:p>-3.93551</text:p>
          </table:table-cell>
          <table:table-cell office:value-type="float" office:value="0.00124482" calcext:value-type="float">
            <text:p>0.00124482</text:p>
          </table:table-cell>
          <table:table-cell office:value-type="float" office:value="0.991281" calcext:value-type="float">
            <text:p>0.991281</text:p>
          </table:table-cell>
          <table:table-cell office:value-type="float" office:value="15.4895" calcext:value-type="float">
            <text:p>15.4895</text:p>
          </table:table-cell>
          <table:table-cell office:value-type="float" office:value="0.982665" calcext:value-type="float">
            <text:p>0.982665</text:p>
          </table:table-cell>
          <table:table-cell office:value-type="float" office:value="240.001" calcext:value-type="float">
            <text:p>240.001</text:p>
          </table:table-cell>
          <table:table-cell office:value-type="float" office:value="0.965731" calcext:value-type="float">
            <text:p>0.965731</text:p>
          </table:table-cell>
          <table:table-cell office:value-type="float" office:value="0.0239205" calcext:value-type="float">
            <text:p>0.0239205</text:p>
          </table:table-cell>
          <table:table-cell table:formula="of:=900*[.G106]" office:value-type="float" office:value="884.3985" calcext:value-type="float">
            <text:p>884.3985</text:p>
          </table:table-cell>
          <table:table-cell table:formula="of:=([.F106]-[.C106]*[.C106])/([.A106]*[.A106])" office:value-type="float" office:value="0.000643387704082162" calcext:value-type="float">
            <text:p>0.000643387704082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4" calcext:value-type="float">
            <text:p>14</text:p>
          </table:table-cell>
          <table:table-cell office:value-type="float" office:value="-3.93616" calcext:value-type="float">
            <text:p>-3.93616</text:p>
          </table:table-cell>
          <table:table-cell office:value-type="float" office:value="0.00124252" calcext:value-type="float">
            <text:p>0.00124252</text:p>
          </table:table-cell>
          <table:table-cell office:value-type="float" office:value="0.991389" calcext:value-type="float">
            <text:p>0.991389</text:p>
          </table:table-cell>
          <table:table-cell office:value-type="float" office:value="15.4946" calcext:value-type="float">
            <text:p>15.4946</text:p>
          </table:table-cell>
          <table:table-cell office:value-type="float" office:value="0.982878" calcext:value-type="float">
            <text:p>0.982878</text:p>
          </table:table-cell>
          <table:table-cell office:value-type="float" office:value="240.16" calcext:value-type="float">
            <text:p>240.16</text:p>
          </table:table-cell>
          <table:table-cell office:value-type="float" office:value="0.96615" calcext:value-type="float">
            <text:p>0.96615</text:p>
          </table:table-cell>
          <table:table-cell office:value-type="float" office:value="0.0232854" calcext:value-type="float">
            <text:p>0.0232854</text:p>
          </table:table-cell>
          <table:table-cell table:formula="of:=900*[.G107]" office:value-type="float" office:value="884.5902" calcext:value-type="float">
            <text:p>884.5902</text:p>
          </table:table-cell>
          <table:table-cell table:formula="of:=([.F107]-[.C107]*[.C107])/([.A107]*[.A107])" office:value-type="float" office:value="0.000634925714285763" calcext:value-type="float">
            <text:p>0.000634925714286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5" calcext:value-type="float">
            <text:p>15</text:p>
          </table:table-cell>
          <table:table-cell office:value-type="float" office:value="-3.93628" calcext:value-type="float">
            <text:p>-3.93628</text:p>
          </table:table-cell>
          <table:table-cell office:value-type="float" office:value="0.00124455" calcext:value-type="float">
            <text:p>0.00124455</text:p>
          </table:table-cell>
          <table:table-cell office:value-type="float" office:value="0.991401" calcext:value-type="float">
            <text:p>0.991401</text:p>
          </table:table-cell>
          <table:table-cell office:value-type="float" office:value="15.4956" calcext:value-type="float">
            <text:p>15.4956</text:p>
          </table:table-cell>
          <table:table-cell office:value-type="float" office:value="0.982902" calcext:value-type="float">
            <text:p>0.982902</text:p>
          </table:table-cell>
          <table:table-cell office:value-type="float" office:value="240.19" calcext:value-type="float">
            <text:p>240.19</text:p>
          </table:table-cell>
          <table:table-cell office:value-type="float" office:value="0.966197" calcext:value-type="float">
            <text:p>0.966197</text:p>
          </table:table-cell>
          <table:table-cell office:value-type="float" office:value="0.023251" calcext:value-type="float">
            <text:p>0.023251</text:p>
          </table:table-cell>
          <table:table-cell table:formula="of:=900*[.G108]" office:value-type="float" office:value="884.6118" calcext:value-type="float">
            <text:p>884.6118</text:p>
          </table:table-cell>
          <table:table-cell table:formula="of:=([.F108]-[.C108]*[.C108])/([.A108]*[.A108])" office:value-type="float" office:value="0.00066314367346956" calcext:value-type="float">
            <text:p>0.00066314367347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6" calcext:value-type="float">
            <text:p>16</text:p>
          </table:table-cell>
          <table:table-cell office:value-type="float" office:value="-3.93622" calcext:value-type="float">
            <text:p>-3.93622</text:p>
          </table:table-cell>
          <table:table-cell office:value-type="float" office:value="0.00125618" calcext:value-type="float">
            <text:p>0.00125618</text:p>
          </table:table-cell>
          <table:table-cell office:value-type="float" office:value="0.991383" calcext:value-type="float">
            <text:p>0.991383</text:p>
          </table:table-cell>
          <table:table-cell office:value-type="float" office:value="15.4951" calcext:value-type="float">
            <text:p>15.4951</text:p>
          </table:table-cell>
          <table:table-cell office:value-type="float" office:value="0.982866" calcext:value-type="float">
            <text:p>0.982866</text:p>
          </table:table-cell>
          <table:table-cell office:value-type="float" office:value="240.176" calcext:value-type="float">
            <text:p>240.176</text:p>
          </table:table-cell>
          <table:table-cell office:value-type="float" office:value="0.966128" calcext:value-type="float">
            <text:p>0.966128</text:p>
          </table:table-cell>
          <table:table-cell office:value-type="float" office:value="0.0234847" calcext:value-type="float">
            <text:p>0.0234847</text:p>
          </table:table-cell>
          <table:table-cell table:formula="of:=900*[.G109]" office:value-type="float" office:value="884.5794" calcext:value-type="float">
            <text:p>884.5794</text:p>
          </table:table-cell>
          <table:table-cell table:formula="of:=([.F109]-[.C109]*[.C109])/([.A109]*[.A109])" office:value-type="float" office:value="0.000649036530612507" calcext:value-type="float">
            <text:p>0.0006490365306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1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33333" calcext:value-type="float">
            <text:p>-1.33333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1.77778" calcext:value-type="float">
            <text:p>1.77778</text:p>
          </table:table-cell>
          <table:table-cell office:value-type="float" office:value="0.0064" calcext:value-type="float">
            <text:p>0.0064</text:p>
          </table:table-cell>
          <table:table-cell office:value-type="float" office:value="3.16049" calcext:value-type="float">
            <text:p>3.16049</text:p>
          </table:table-cell>
          <table:table-cell office:value-type="float" office:value="0.00004096" calcext:value-type="float">
            <text:p>4.096E-05</text:p>
          </table:table-cell>
          <table:table-cell office:value-type="float" office:value="6.55575" calcext:value-type="float">
            <text:p>6.55575</text:p>
          </table:table-cell>
          <table:table-cell table:formula="of:=900*[.G112]" office:value-type="float" office:value="5.76" calcext:value-type="float">
            <text:p>5.76</text:p>
          </table:table-cell>
          <table:table-cell table:formula="of:=([.F112]-[.C112]*[.C112])/([.A112]*[.A112])" office:value-type="float" office:value="0.00000493826666650124" calcext:value-type="float">
            <text:p>4.93826666650124E-06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-2.40889" calcext:value-type="float">
            <text:p>-2.40889</text:p>
          </table:table-cell>
          <table:table-cell office:value-type="float" office:value="0.0664494" calcext:value-type="float">
            <text:p>0.0664494</text:p>
          </table:table-cell>
          <table:table-cell office:value-type="float" office:value="-0.176667" calcext:value-type="float">
            <text:p>-0.176667</text:p>
          </table:table-cell>
          <table:table-cell office:value-type="float" office:value="5.8692" calcext:value-type="float">
            <text:p>5.8692</text:p>
          </table:table-cell>
          <table:table-cell office:value-type="float" office:value="0.0325556" calcext:value-type="float">
            <text:p>0.0325556</text:p>
          </table:table-cell>
          <table:table-cell office:value-type="float" office:value="35.9898" calcext:value-type="float">
            <text:p>35.9898</text:p>
          </table:table-cell>
          <table:table-cell office:value-type="float" office:value="0.00122771" calcext:value-type="float">
            <text:p>0.00122771</text:p>
          </table:table-cell>
          <table:table-cell office:value-type="float" office:value="44.3381" calcext:value-type="float">
            <text:p>44.3381</text:p>
          </table:table-cell>
          <table:table-cell table:formula="of:=900*[.G113]" office:value-type="float" office:value="29.30004" calcext:value-type="float">
            <text:p>29.30004</text:p>
          </table:table-cell>
          <table:table-cell table:formula="of:=([.F113]-[.C113]*[.C113])/([.A113]*[.A113])" office:value-type="float" office:value="0.0295328746222224" calcext:value-type="float">
            <text:p>0.029532874622223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-3.31111" calcext:value-type="float">
            <text:p>-3.31111</text:p>
          </table:table-cell>
          <table:table-cell office:value-type="float" office:value="0.0493235" calcext:value-type="float">
            <text:p>0.0493235</text:p>
          </table:table-cell>
          <table:table-cell office:value-type="float" office:value="-0.468333" calcext:value-type="float">
            <text:p>-0.468333</text:p>
          </table:table-cell>
          <table:table-cell office:value-type="float" office:value="11.0128" calcext:value-type="float">
            <text:p>11.0128</text:p>
          </table:table-cell>
          <table:table-cell office:value-type="float" office:value="0.224656" calcext:value-type="float">
            <text:p>0.224656</text:p>
          </table:table-cell>
          <table:table-cell office:value-type="float" office:value="123.349" calcext:value-type="float">
            <text:p>123.349</text:p>
          </table:table-cell>
          <table:table-cell office:value-type="float" office:value="0.0544234" calcext:value-type="float">
            <text:p>0.0544234</text:p>
          </table:table-cell>
          <table:table-cell office:value-type="float" office:value="71.4782" calcext:value-type="float">
            <text:p>71.4782</text:p>
          </table:table-cell>
          <table:table-cell table:formula="of:=900*[.G114]" office:value-type="float" office:value="202.1904" calcext:value-type="float">
            <text:p>202.1904</text:p>
          </table:table-cell>
          <table:table-cell table:formula="of:=([.F114]-[.C114]*[.C114])/([.A114]*[.A114])" office:value-type="float" office:value="0.0219335857333331" calcext:value-type="float">
            <text:p>0.021933585733333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-3.62444" calcext:value-type="float">
            <text:p>-3.62444</text:p>
          </table:table-cell>
          <table:table-cell office:value-type="float" office:value="0.00584198" calcext:value-type="float">
            <text:p>0.00584198</text:p>
          </table:table-cell>
          <table:table-cell office:value-type="float" office:value="-0.683056" calcext:value-type="float">
            <text:p>-0.683056</text:p>
          </table:table-cell>
          <table:table-cell office:value-type="float" office:value="13.1424" calcext:value-type="float">
            <text:p>13.1424</text:p>
          </table:table-cell>
          <table:table-cell office:value-type="float" office:value="0.47792" calcext:value-type="float">
            <text:p>0.47792</text:p>
          </table:table-cell>
          <table:table-cell office:value-type="float" office:value="173.03" calcext:value-type="float">
            <text:p>173.03</text:p>
          </table:table-cell>
          <table:table-cell office:value-type="float" office:value="0.24842" calcext:value-type="float">
            <text:p>0.24842</text:p>
          </table:table-cell>
          <table:table-cell office:value-type="float" office:value="43.0919" calcext:value-type="float">
            <text:p>43.0919</text:p>
          </table:table-cell>
          <table:table-cell table:formula="of:=900*[.G115]" office:value-type="float" office:value="430.128" calcext:value-type="float">
            <text:p>430.128</text:p>
          </table:table-cell>
          <table:table-cell table:formula="of:=([.F115]-[.C115]*[.C115])/([.A115]*[.A115])" office:value-type="float" office:value="0.00259319395555637" calcext:value-type="float">
            <text:p>0.002593193955556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-3.86778" calcext:value-type="float">
            <text:p>-3.86778</text:p>
          </table:table-cell>
          <table:table-cell office:value-type="float" office:value="0.0045321" calcext:value-type="float">
            <text:p>0.0045321</text:p>
          </table:table-cell>
          <table:table-cell office:value-type="float" office:value="-0.966667" calcext:value-type="float">
            <text:p>-0.966667</text:p>
          </table:table-cell>
          <table:table-cell office:value-type="float" office:value="14.9642" calcext:value-type="float">
            <text:p>14.9642</text:p>
          </table:table-cell>
          <table:table-cell office:value-type="float" office:value="0.936049" calcext:value-type="float">
            <text:p>0.936049</text:p>
          </table:table-cell>
          <table:table-cell office:value-type="float" office:value="224.194" calcext:value-type="float">
            <text:p>224.194</text:p>
          </table:table-cell>
          <table:table-cell office:value-type="float" office:value="0.881738" calcext:value-type="float">
            <text:p>0.881738</text:p>
          </table:table-cell>
          <table:table-cell office:value-type="float" office:value="1.43544" calcext:value-type="float">
            <text:p>1.43544</text:p>
          </table:table-cell>
          <table:table-cell table:formula="of:=900*[.G116]" office:value-type="float" office:value="842.4441" calcext:value-type="float">
            <text:p>842.4441</text:p>
          </table:table-cell>
          <table:table-cell table:formula="of:=([.F116]-[.C116]*[.C116])/([.A116]*[.A116])" office:value-type="float" office:value="0.00199016515555507" calcext:value-type="float">
            <text:p>0.001990165155555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-3.92222" calcext:value-type="float">
            <text:p>-3.92222</text:p>
          </table:table-cell>
          <table:table-cell office:value-type="float" office:value="0.00210864" calcext:value-type="float">
            <text:p>0.00210864</text:p>
          </table:table-cell>
          <table:table-cell office:value-type="float" office:value="-0.989236" calcext:value-type="float">
            <text:p>-0.989236</text:p>
          </table:table-cell>
          <table:table-cell office:value-type="float" office:value="15.3859" calcext:value-type="float">
            <text:p>15.3859</text:p>
          </table:table-cell>
          <table:table-cell office:value-type="float" office:value="0.978631" calcext:value-type="float">
            <text:p>0.978631</text:p>
          </table:table-cell>
          <table:table-cell office:value-type="float" office:value="236.857" calcext:value-type="float">
            <text:p>236.857</text:p>
          </table:table-cell>
          <table:table-cell office:value-type="float" office:value="0.957889" calcext:value-type="float">
            <text:p>0.957889</text:p>
          </table:table-cell>
          <table:table-cell office:value-type="float" office:value="0.0348075" calcext:value-type="float">
            <text:p>0.0348075</text:p>
          </table:table-cell>
          <table:table-cell table:formula="of:=900*[.G117]" office:value-type="float" office:value="880.7679" calcext:value-type="float">
            <text:p>880.7679</text:p>
          </table:table-cell>
          <table:table-cell table:formula="of:=([.F117]-[.C117]*[.C117])/([.A117]*[.A117])" office:value-type="float" office:value="0.000929009599998507" calcext:value-type="float">
            <text:p>0.000929009599999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-3.89181" calcext:value-type="float">
            <text:p>-3.89181</text:p>
          </table:table-cell>
          <table:table-cell office:value-type="float" office:value="0.00231989" calcext:value-type="float">
            <text:p>0.00231989</text:p>
          </table:table-cell>
          <table:table-cell office:value-type="float" office:value="-0.984306" calcext:value-type="float">
            <text:p>-0.984306</text:p>
          </table:table-cell>
          <table:table-cell office:value-type="float" office:value="15.1485" calcext:value-type="float">
            <text:p>15.1485</text:p>
          </table:table-cell>
          <table:table-cell office:value-type="float" office:value="0.968934" calcext:value-type="float">
            <text:p>0.968934</text:p>
          </table:table-cell>
          <table:table-cell office:value-type="float" office:value="229.616" calcext:value-type="float">
            <text:p>229.616</text:p>
          </table:table-cell>
          <table:table-cell office:value-type="float" office:value="0.939128" calcext:value-type="float">
            <text:p>0.939128</text:p>
          </table:table-cell>
          <table:table-cell office:value-type="float" office:value="0.066449" calcext:value-type="float">
            <text:p>0.066449</text:p>
          </table:table-cell>
          <table:table-cell table:formula="of:=900*[.G118]" office:value-type="float" office:value="872.0406" calcext:value-type="float">
            <text:p>872.0406</text:p>
          </table:table-cell>
          <table:table-cell table:formula="of:=([.F118]-[.C118]*[.C118])/([.A118]*[.A118])" office:value-type="float" office:value="0.00102885506666676" calcext:value-type="float">
            <text:p>0.001028855066667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-3.9016" calcext:value-type="float">
            <text:p>-3.9016</text:p>
          </table:table-cell>
          <table:table-cell office:value-type="float" office:value="0.00190393" calcext:value-type="float">
            <text:p>0.00190393</text:p>
          </table:table-cell>
          <table:table-cell office:value-type="float" office:value="-0.986406" calcext:value-type="float">
            <text:p>-0.986406</text:p>
          </table:table-cell>
          <table:table-cell office:value-type="float" office:value="15.2244" calcext:value-type="float">
            <text:p>15.2244</text:p>
          </table:table-cell>
          <table:table-cell office:value-type="float" office:value="0.973042" calcext:value-type="float">
            <text:p>0.973042</text:p>
          </table:table-cell>
          <table:table-cell office:value-type="float" office:value="231.897" calcext:value-type="float">
            <text:p>231.897</text:p>
          </table:table-cell>
          <table:table-cell office:value-type="float" office:value="0.946986" calcext:value-type="float">
            <text:p>0.946986</text:p>
          </table:table-cell>
          <table:table-cell office:value-type="float" office:value="0.0430724" calcext:value-type="float">
            <text:p>0.0430724</text:p>
          </table:table-cell>
          <table:table-cell table:formula="of:=900*[.G119]" office:value-type="float" office:value="875.7378" calcext:value-type="float">
            <text:p>875.7378</text:p>
          </table:table-cell>
          <table:table-cell table:formula="of:=([.F119]-[.C119]*[.C119])/([.A119]*[.A119])" office:value-type="float" office:value="0.000852195555554639" calcext:value-type="float">
            <text:p>0.000852195555555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-3.9084" calcext:value-type="float">
            <text:p>-3.9084</text:p>
          </table:table-cell>
          <table:table-cell office:value-type="float" office:value="0.00177723" calcext:value-type="float">
            <text:p>0.00177723</text:p>
          </table:table-cell>
          <table:table-cell office:value-type="float" office:value="-0.987561" calcext:value-type="float">
            <text:p>-0.987561</text:p>
          </table:table-cell>
          <table:table-cell office:value-type="float" office:value="15.2774" calcext:value-type="float">
            <text:p>15.2774</text:p>
          </table:table-cell>
          <table:table-cell office:value-type="float" office:value="0.975315" calcext:value-type="float">
            <text:p>0.975315</text:p>
          </table:table-cell>
          <table:table-cell office:value-type="float" office:value="233.506" calcext:value-type="float">
            <text:p>233.506</text:p>
          </table:table-cell>
          <table:table-cell office:value-type="float" office:value="0.95139" calcext:value-type="float">
            <text:p>0.95139</text:p>
          </table:table-cell>
          <table:table-cell office:value-type="float" office:value="0.0304049" calcext:value-type="float">
            <text:p>0.0304049</text:p>
          </table:table-cell>
          <table:table-cell table:formula="of:=900*[.G120]" office:value-type="float" office:value="877.7835" calcext:value-type="float">
            <text:p>877.7835</text:p>
          </table:table-cell>
          <table:table-cell table:formula="of:=([.F120]-[.C120]*[.C120])/([.A120]*[.A120])" office:value-type="float" office:value="0.000804195555554246" calcext:value-type="float">
            <text:p>0.000804195555554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office:value-type="float" office:value="-3.90316" calcext:value-type="float">
            <text:p>-3.90316</text:p>
          </table:table-cell>
          <table:table-cell office:value-type="float" office:value="0.00187536" calcext:value-type="float">
            <text:p>0.00187536</text:p>
          </table:table-cell>
          <table:table-cell office:value-type="float" office:value="-0.986797" calcext:value-type="float">
            <text:p>-0.986797</text:p>
          </table:table-cell>
          <table:table-cell office:value-type="float" office:value="15.2365" calcext:value-type="float">
            <text:p>15.2365</text:p>
          </table:table-cell>
          <table:table-cell office:value-type="float" office:value="0.973808" calcext:value-type="float">
            <text:p>0.973808</text:p>
          </table:table-cell>
          <table:table-cell office:value-type="float" office:value="232.266" calcext:value-type="float">
            <text:p>232.266</text:p>
          </table:table-cell>
          <table:table-cell office:value-type="float" office:value="0.948458" calcext:value-type="float">
            <text:p>0.948458</text:p>
          </table:table-cell>
          <table:table-cell office:value-type="float" office:value="0.0351422" calcext:value-type="float">
            <text:p>0.0351422</text:p>
          </table:table-cell>
          <table:table-cell table:formula="of:=900*[.G121]" office:value-type="float" office:value="876.4272" calcext:value-type="float">
            <text:p>876.4272</text:p>
          </table:table-cell>
          <table:table-cell table:formula="of:=([.F121]-[.C121]*[.C121])/([.A121]*[.A121])" office:value-type="float" office:value="0.000818673066665573" calcext:value-type="float">
            <text:p>0.000818673066666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-3.90319" calcext:value-type="float">
            <text:p>-3.90319</text:p>
          </table:table-cell>
          <table:table-cell office:value-type="float" office:value="0.00193526" calcext:value-type="float">
            <text:p>0.00193526</text:p>
          </table:table-cell>
          <table:table-cell office:value-type="float" office:value="-0.986554" calcext:value-type="float">
            <text:p>-0.986554</text:p>
          </table:table-cell>
          <table:table-cell office:value-type="float" office:value="15.2368" calcext:value-type="float">
            <text:p>15.2368</text:p>
          </table:table-cell>
          <table:table-cell office:value-type="float" office:value="0.973333" calcext:value-type="float">
            <text:p>0.973333</text:p>
          </table:table-cell>
          <table:table-cell office:value-type="float" office:value="232.277" calcext:value-type="float">
            <text:p>232.277</text:p>
          </table:table-cell>
          <table:table-cell office:value-type="float" office:value="0.947552" calcext:value-type="float">
            <text:p>0.947552</text:p>
          </table:table-cell>
          <table:table-cell office:value-type="float" office:value="0.0411006" calcext:value-type="float">
            <text:p>0.0411006</text:p>
          </table:table-cell>
          <table:table-cell table:formula="of:=900*[.G122]" office:value-type="float" office:value="875.9997" calcext:value-type="float">
            <text:p>875.9997</text:p>
          </table:table-cell>
          <table:table-cell table:formula="of:=([.F122]-[.C122]*[.C122])/([.A122]*[.A122])" office:value-type="float" office:value="0.000847921733334071" calcext:value-type="float">
            <text:p>0.000847921733334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1" calcext:value-type="float">
            <text:p>11</text:p>
          </table:table-cell>
          <table:table-cell office:value-type="float" office:value="-3.90023" calcext:value-type="float">
            <text:p>-3.90023</text:p>
          </table:table-cell>
          <table:table-cell office:value-type="float" office:value="0.00196937" calcext:value-type="float">
            <text:p>0.00196937</text:p>
          </table:table-cell>
          <table:table-cell office:value-type="float" office:value="-0.98617" calcext:value-type="float">
            <text:p>-0.98617</text:p>
          </table:table-cell>
          <table:table-cell office:value-type="float" office:value="15.2138" calcext:value-type="float">
            <text:p>15.2138</text:p>
          </table:table-cell>
          <table:table-cell office:value-type="float" office:value="0.972577" calcext:value-type="float">
            <text:p>0.972577</text:p>
          </table:table-cell>
          <table:table-cell office:value-type="float" office:value="231.578" calcext:value-type="float">
            <text:p>231.578</text:p>
          </table:table-cell>
          <table:table-cell office:value-type="float" office:value="0.946083" calcext:value-type="float">
            <text:p>0.946083</text:p>
          </table:table-cell>
          <table:table-cell office:value-type="float" office:value="0.0415757" calcext:value-type="float">
            <text:p>0.0415757</text:p>
          </table:table-cell>
          <table:table-cell table:formula="of:=900*[.G123]" office:value-type="float" office:value="875.3193" calcext:value-type="float">
            <text:p>875.3193</text:p>
          </table:table-cell>
          <table:table-cell table:formula="of:=([.F123]-[.C123]*[.C123])/([.A123]*[.A123])" office:value-type="float" office:value="0.000891532044444748" calcext:value-type="float">
            <text:p>0.000891532044445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-3.90204" calcext:value-type="float">
            <text:p>-3.90204</text:p>
          </table:table-cell>
          <table:table-cell office:value-type="float" office:value="0.00203957" calcext:value-type="float">
            <text:p>0.00203957</text:p>
          </table:table-cell>
          <table:table-cell office:value-type="float" office:value="-0.986429" calcext:value-type="float">
            <text:p>-0.986429</text:p>
          </table:table-cell>
          <table:table-cell office:value-type="float" office:value="15.228" calcext:value-type="float">
            <text:p>15.228</text:p>
          </table:table-cell>
          <table:table-cell office:value-type="float" office:value="0.97309" calcext:value-type="float">
            <text:p>0.97309</text:p>
          </table:table-cell>
          <table:table-cell office:value-type="float" office:value="232.015" calcext:value-type="float">
            <text:p>232.015</text:p>
          </table:table-cell>
          <table:table-cell office:value-type="float" office:value="0.947088" calcext:value-type="float">
            <text:p>0.947088</text:p>
          </table:table-cell>
          <table:table-cell office:value-type="float" office:value="0.0420607" calcext:value-type="float">
            <text:p>0.0420607</text:p>
          </table:table-cell>
          <table:table-cell table:formula="of:=900*[.G124]" office:value-type="float" office:value="875.781" calcext:value-type="float">
            <text:p>875.781</text:p>
          </table:table-cell>
          <table:table-cell table:formula="of:=([.F124]-[.C124]*[.C124])/([.A124]*[.A124])" office:value-type="float" office:value="0.000926150400000362" calcext:value-type="float">
            <text:p>0.0009261504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office:value-type="float" office:value="-3.9031" calcext:value-type="float">
            <text:p>-3.9031</text:p>
          </table:table-cell>
          <table:table-cell office:value-type="float" office:value="0.00187842" calcext:value-type="float">
            <text:p>0.00187842</text:p>
          </table:table-cell>
          <table:table-cell office:value-type="float" office:value="-0.986622" calcext:value-type="float">
            <text:p>-0.986622</text:p>
          </table:table-cell>
          <table:table-cell office:value-type="float" office:value="15.2361" calcext:value-type="float">
            <text:p>15.2361</text:p>
          </table:table-cell>
          <table:table-cell office:value-type="float" office:value="0.973466" calcext:value-type="float">
            <text:p>0.973466</text:p>
          </table:table-cell>
          <table:table-cell office:value-type="float" office:value="232.251" calcext:value-type="float">
            <text:p>232.251</text:p>
          </table:table-cell>
          <table:table-cell office:value-type="float" office:value="0.947802" calcext:value-type="float">
            <text:p>0.947802</text:p>
          </table:table-cell>
          <table:table-cell office:value-type="float" office:value="0.04027" calcext:value-type="float">
            <text:p>0.04027</text:p>
          </table:table-cell>
          <table:table-cell table:formula="of:=900*[.G125]" office:value-type="float" office:value="876.1194" calcext:value-type="float">
            <text:p>876.1194</text:p>
          </table:table-cell>
          <table:table-cell table:formula="of:=([.F125]-[.C125]*[.C125])/([.A125]*[.A125])" office:value-type="float" office:value="0.000849062222221796" calcext:value-type="float">
            <text:p>0.000849062222222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-3.90288" calcext:value-type="float">
            <text:p>-3.90288</text:p>
          </table:table-cell>
          <table:table-cell office:value-type="float" office:value="0.00197985" calcext:value-type="float">
            <text:p>0.00197985</text:p>
          </table:table-cell>
          <table:table-cell office:value-type="float" office:value="-0.986613" calcext:value-type="float">
            <text:p>-0.986613</text:p>
          </table:table-cell>
          <table:table-cell office:value-type="float" office:value="15.2344" calcext:value-type="float">
            <text:p>15.2344</text:p>
          </table:table-cell>
          <table:table-cell office:value-type="float" office:value="0.973451" calcext:value-type="float">
            <text:p>0.973451</text:p>
          </table:table-cell>
          <table:table-cell office:value-type="float" office:value="232.208" calcext:value-type="float">
            <text:p>232.208</text:p>
          </table:table-cell>
          <table:table-cell office:value-type="float" office:value="0.947781" calcext:value-type="float">
            <text:p>0.947781</text:p>
          </table:table-cell>
          <table:table-cell office:value-type="float" office:value="0.0398782" calcext:value-type="float">
            <text:p>0.0398782</text:p>
          </table:table-cell>
          <table:table-cell table:formula="of:=900*[.G126]" office:value-type="float" office:value="876.1059" calcext:value-type="float">
            <text:p>876.1059</text:p>
          </table:table-cell>
          <table:table-cell table:formula="of:=([.F126]-[.C126]*[.C126])/([.A126]*[.A126])" office:value-type="float" office:value="0.000856758044444443" calcext:value-type="float">
            <text:p>0.000856758044444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office:value-type="float" office:value="-3.90243" calcext:value-type="float">
            <text:p>-3.90243</text:p>
          </table:table-cell>
          <table:table-cell office:value-type="float" office:value="0.00196302" calcext:value-type="float">
            <text:p>0.00196302</text:p>
          </table:table-cell>
          <table:table-cell office:value-type="float" office:value="-0.986513" calcext:value-type="float">
            <text:p>-0.986513</text:p>
          </table:table-cell>
          <table:table-cell office:value-type="float" office:value="15.2309" calcext:value-type="float">
            <text:p>15.2309</text:p>
          </table:table-cell>
          <table:table-cell office:value-type="float" office:value="0.973253" calcext:value-type="float">
            <text:p>0.973253</text:p>
          </table:table-cell>
          <table:table-cell office:value-type="float" office:value="232.1" calcext:value-type="float">
            <text:p>232.1</text:p>
          </table:table-cell>
          <table:table-cell office:value-type="float" office:value="0.947397" calcext:value-type="float">
            <text:p>0.947397</text:p>
          </table:table-cell>
          <table:table-cell office:value-type="float" office:value="0.0408828" calcext:value-type="float">
            <text:p>0.0408828</text:p>
          </table:table-cell>
          <table:table-cell table:formula="of:=900*[.G127]" office:value-type="float" office:value="875.9277" calcext:value-type="float">
            <text:p>875.9277</text:p>
          </table:table-cell>
          <table:table-cell table:formula="of:=([.F127]-[.C127]*[.C127])/([.A127]*[.A127])" office:value-type="float" office:value="0.000862264488889745" calcext:value-type="float">
            <text:p>0.00086226448889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-3.90255" calcext:value-type="float">
            <text:p>-3.90255</text:p>
          </table:table-cell>
          <table:table-cell office:value-type="float" office:value="0.00195809" calcext:value-type="float">
            <text:p>0.00195809</text:p>
          </table:table-cell>
          <table:table-cell office:value-type="float" office:value="-0.986551" calcext:value-type="float">
            <text:p>-0.986551</text:p>
          </table:table-cell>
          <table:table-cell office:value-type="float" office:value="15.2318" calcext:value-type="float">
            <text:p>15.2318</text:p>
          </table:table-cell>
          <table:table-cell office:value-type="float" office:value="0.973327" calcext:value-type="float">
            <text:p>0.973327</text:p>
          </table:table-cell>
          <table:table-cell office:value-type="float" office:value="232.127" calcext:value-type="float">
            <text:p>232.127</text:p>
          </table:table-cell>
          <table:table-cell office:value-type="float" office:value="0.947539" calcext:value-type="float">
            <text:p>0.947539</text:p>
          </table:table-cell>
          <table:table-cell office:value-type="float" office:value="0.0400112" calcext:value-type="float">
            <text:p>0.0400112</text:p>
          </table:table-cell>
          <table:table-cell table:formula="of:=900*[.G128]" office:value-type="float" office:value="875.9943" calcext:value-type="float">
            <text:p>875.9943</text:p>
          </table:table-cell>
          <table:table-cell table:formula="of:=([.F128]-[.C128]*[.C128])/([.A128]*[.A128])" office:value-type="float" office:value="0.000845998888888428" calcext:value-type="float">
            <text:p>0.000845998888888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7" calcext:value-type="float">
            <text:p>17</text:p>
          </table:table-cell>
          <table:table-cell office:value-type="float" office:value="-3.90247" calcext:value-type="float">
            <text:p>-3.90247</text:p>
          </table:table-cell>
          <table:table-cell office:value-type="float" office:value="0.00196493" calcext:value-type="float">
            <text:p>0.00196493</text:p>
          </table:table-cell>
          <table:table-cell office:value-type="float" office:value="-0.986534" calcext:value-type="float">
            <text:p>-0.986534</text:p>
          </table:table-cell>
          <table:table-cell office:value-type="float" office:value="15.2312" calcext:value-type="float">
            <text:p>15.2312</text:p>
          </table:table-cell>
          <table:table-cell office:value-type="float" office:value="0.973293" calcext:value-type="float">
            <text:p>0.973293</text:p>
          </table:table-cell>
          <table:table-cell office:value-type="float" office:value="232.11" calcext:value-type="float">
            <text:p>232.11</text:p>
          </table:table-cell>
          <table:table-cell office:value-type="float" office:value="0.947474" calcext:value-type="float">
            <text:p>0.947474</text:p>
          </table:table-cell>
          <table:table-cell office:value-type="float" office:value="0.0401295" calcext:value-type="float">
            <text:p>0.0401295</text:p>
          </table:table-cell>
          <table:table-cell table:formula="of:=900*[.G129]" office:value-type="float" office:value="875.9637" calcext:value-type="float">
            <text:p>875.9637</text:p>
          </table:table-cell>
          <table:table-cell table:formula="of:=([.F129]-[.C129]*[.C129])/([.A129]*[.A129])" office:value-type="float" office:value="0.000856844044443663" calcext:value-type="float">
            <text:p>0.0008568440444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1.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-1.33333" calcext:value-type="float">
            <text:p>-1.33333</text:p>
          </table:table-cell>
          <table:table-cell office:value-type="float" office:value="0" calcext:value-type="float">
            <text:p>0</text:p>
          </table:table-cell>
          <table:table-cell office:value-type="float" office:value="-0.0311111" calcext:value-type="float">
            <text:p>-0.0311111</text:p>
          </table:table-cell>
          <table:table-cell office:value-type="float" office:value="1.77778" calcext:value-type="float">
            <text:p>1.77778</text:p>
          </table:table-cell>
          <table:table-cell office:value-type="float" office:value="0.000967901" calcext:value-type="float">
            <text:p>0.000967901</text:p>
          </table:table-cell>
          <table:table-cell office:value-type="float" office:value="3.16049" calcext:value-type="float">
            <text:p>3.16049</text:p>
          </table:table-cell>
          <table:table-cell office:value-type="float" office:value="0.000000936833" calcext:value-type="float">
            <text:p>9.36833E-07</text:p>
          </table:table-cell>
          <table:table-cell office:value-type="float" office:value="3.67853" calcext:value-type="float">
            <text:p>3.67853</text:p>
          </table:table-cell>
          <table:table-cell table:formula="of:=900*[.G132]" office:value-type="float" office:value="0.8711109" calcext:value-type="float">
            <text:p>0.8711109</text:p>
          </table:table-cell>
          <table:table-cell table:formula="of:=([.F132]-[.C132]*[.C132])/([.A132]*[.A132])" office:value-type="float" office:value="0.0000043402734373546" calcext:value-type="float">
            <text:p>4.3402734373546E-06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-2.41778" calcext:value-type="float">
            <text:p>-2.41778</text:p>
          </table:table-cell>
          <table:table-cell office:value-type="float" office:value="0.0493827" calcext:value-type="float">
            <text:p>0.0493827</text:p>
          </table:table-cell>
          <table:table-cell office:value-type="float" office:value="-0.0111111" calcext:value-type="float">
            <text:p>-0.0111111</text:p>
          </table:table-cell>
          <table:table-cell office:value-type="float" office:value="5.89503" calcext:value-type="float">
            <text:p>5.89503</text:p>
          </table:table-cell>
          <table:table-cell office:value-type="float" office:value="0.000720988" calcext:value-type="float">
            <text:p>0.000720988</text:p>
          </table:table-cell>
          <table:table-cell office:value-type="float" office:value="35.9061" calcext:value-type="float">
            <text:p>35.9061</text:p>
          </table:table-cell>
          <table:table-cell office:value-type="float" office:value="0.0000008149" calcext:value-type="float">
            <text:p>8.149E-07</text:p>
          </table:table-cell>
          <table:table-cell office:value-type="float" office:value="21.7602" calcext:value-type="float">
            <text:p>21.7602</text:p>
          </table:table-cell>
          <table:table-cell table:formula="of:=900*[.G133]" office:value-type="float" office:value="0.6488892" calcext:value-type="float">
            <text:p>0.6488892</text:p>
          </table:table-cell>
          <table:table-cell table:formula="of:=([.F133]-[.C133]*[.C133])/([.A133]*[.A133])" office:value-type="float" office:value="0.0192851060937499" calcext:value-type="float">
            <text:p>0.01928510609375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-3.13778" calcext:value-type="float">
            <text:p>-3.13778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-0.213889" calcext:value-type="float">
            <text:p>-0.213889</text:p>
          </table:table-cell>
          <table:table-cell office:value-type="float" office:value="9.86457" calcext:value-type="float">
            <text:p>9.86457</text:p>
          </table:table-cell>
          <table:table-cell office:value-type="float" office:value="0.0489346" calcext:value-type="float">
            <text:p>0.0489346</text:p>
          </table:table-cell>
          <table:table-cell office:value-type="float" office:value="98.05" calcext:value-type="float">
            <text:p>98.05</text:p>
          </table:table-cell>
          <table:table-cell office:value-type="float" office:value="0.00284918" calcext:value-type="float">
            <text:p>0.00284918</text:p>
          </table:table-cell>
          <table:table-cell office:value-type="float" office:value="34.1759" calcext:value-type="float">
            <text:p>34.1759</text:p>
          </table:table-cell>
          <table:table-cell table:formula="of:=900*[.G134]" office:value-type="float" office:value="44.04114" calcext:value-type="float">
            <text:p>44.04114</text:p>
          </table:table-cell>
          <table:table-cell table:formula="of:=([.F134]-[.C134]*[.C134])/([.A134]*[.A134])" office:value-type="float" office:value="0.00738541859374928" calcext:value-type="float">
            <text:p>0.007385418593749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-3.25333" calcext:value-type="float">
            <text:p>-3.25333</text:p>
          </table:table-cell>
          <table:table-cell office:value-type="float" office:value="0.00643951" calcext:value-type="float">
            <text:p>0.00643951</text:p>
          </table:table-cell>
          <table:table-cell office:value-type="float" office:value="-0.0958333" calcext:value-type="float">
            <text:p>-0.0958333</text:p>
          </table:table-cell>
          <table:table-cell office:value-type="float" office:value="10.5906" calcext:value-type="float">
            <text:p>10.5906</text:p>
          </table:table-cell>
          <table:table-cell office:value-type="float" office:value="0.0151315" calcext:value-type="float">
            <text:p>0.0151315</text:p>
          </table:table-cell>
          <table:table-cell office:value-type="float" office:value="112.433" calcext:value-type="float">
            <text:p>112.433</text:p>
          </table:table-cell>
          <table:table-cell office:value-type="float" office:value="0.000477503" calcext:value-type="float">
            <text:p>0.000477503</text:p>
          </table:table-cell>
          <table:table-cell office:value-type="float" office:value="33.4415" calcext:value-type="float">
            <text:p>33.4415</text:p>
          </table:table-cell>
          <table:table-cell table:formula="of:=900*[.G135]" office:value-type="float" office:value="13.61835" calcext:value-type="float">
            <text:p>13.61835</text:p>
          </table:table-cell>
          <table:table-cell table:formula="of:=([.F135]-[.C135]*[.C135])/([.A135]*[.A135])" office:value-type="float" office:value="0.00251715277343745" calcext:value-type="float">
            <text:p>0.002517152773437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-3.39222" calcext:value-type="float">
            <text:p>-3.39222</text:p>
          </table:table-cell>
          <table:table-cell office:value-type="float" office:value="0.0068037" calcext:value-type="float">
            <text:p>0.0068037</text:p>
          </table:table-cell>
          <table:table-cell office:value-type="float" office:value="0.1775" calcext:value-type="float">
            <text:p>0.1775</text:p>
          </table:table-cell>
          <table:table-cell office:value-type="float" office:value="11.514" calcext:value-type="float">
            <text:p>11.514</text:p>
          </table:table-cell>
          <table:table-cell office:value-type="float" office:value="0.0379414" calcext:value-type="float">
            <text:p>0.0379414</text:p>
          </table:table-cell>
          <table:table-cell office:value-type="float" office:value="132.877" calcext:value-type="float">
            <text:p>132.877</text:p>
          </table:table-cell>
          <table:table-cell office:value-type="float" office:value="0.00190642" calcext:value-type="float">
            <text:p>0.00190642</text:p>
          </table:table-cell>
          <table:table-cell office:value-type="float" office:value="7.99072" calcext:value-type="float">
            <text:p>7.99072</text:p>
          </table:table-cell>
          <table:table-cell table:formula="of:=900*[.G136]" office:value-type="float" office:value="34.14726" calcext:value-type="float">
            <text:p>34.14726</text:p>
          </table:table-cell>
          <table:table-cell table:formula="of:=([.F136]-[.C136]*[.C136])/([.A136]*[.A136])" office:value-type="float" office:value="0.00267323109374995" calcext:value-type="float">
            <text:p>0.00267323109375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-3.44056" calcext:value-type="float">
            <text:p>-3.44056</text:p>
          </table:table-cell>
          <table:table-cell office:value-type="float" office:value="0.00266142" calcext:value-type="float">
            <text:p>0.00266142</text:p>
          </table:table-cell>
          <table:table-cell office:value-type="float" office:value="0.313056" calcext:value-type="float">
            <text:p>0.313056</text:p>
          </table:table-cell>
          <table:table-cell office:value-type="float" office:value="11.8401" calcext:value-type="float">
            <text:p>11.8401</text:p>
          </table:table-cell>
          <table:table-cell office:value-type="float" office:value="0.105533" calcext:value-type="float">
            <text:p>0.105533</text:p>
          </table:table-cell>
          <table:table-cell office:value-type="float" office:value="140.313" calcext:value-type="float">
            <text:p>140.313</text:p>
          </table:table-cell>
          <table:table-cell office:value-type="float" office:value="0.0147085" calcext:value-type="float">
            <text:p>0.0147085</text:p>
          </table:table-cell>
          <table:table-cell office:value-type="float" office:value="3.986" calcext:value-type="float">
            <text:p>3.986</text:p>
          </table:table-cell>
          <table:table-cell table:formula="of:=900*[.G137]" office:value-type="float" office:value="94.9797" calcext:value-type="float">
            <text:p>94.9797</text:p>
          </table:table-cell>
          <table:table-cell table:formula="of:=([.F137]-[.C137]*[.C137])/([.A137]*[.A137])" office:value-type="float" office:value="0.00103393999999965" calcext:value-type="float">
            <text:p>0.00103394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-3.77708" calcext:value-type="float">
            <text:p>-3.77708</text:p>
          </table:table-cell>
          <table:table-cell office:value-type="float" office:value="0.0216946" calcext:value-type="float">
            <text:p>0.0216946</text:p>
          </table:table-cell>
          <table:table-cell office:value-type="float" office:value="0.915208" calcext:value-type="float">
            <text:p>0.915208</text:p>
          </table:table-cell>
          <table:table-cell office:value-type="float" office:value="14.2881" calcext:value-type="float">
            <text:p>14.2881</text:p>
          </table:table-cell>
          <table:table-cell office:value-type="float" office:value="0.855315" calcext:value-type="float">
            <text:p>0.855315</text:p>
          </table:table-cell>
          <table:table-cell office:value-type="float" office:value="205.32" calcext:value-type="float">
            <text:p>205.32</text:p>
          </table:table-cell>
          <table:table-cell office:value-type="float" office:value="0.776116" calcext:value-type="float">
            <text:p>0.776116</text:p>
          </table:table-cell>
          <table:table-cell office:value-type="float" office:value="2.52077" calcext:value-type="float">
            <text:p>2.52077</text:p>
          </table:table-cell>
          <table:table-cell table:formula="of:=900*[.G138]" office:value-type="float" office:value="769.7835" calcext:value-type="float">
            <text:p>769.7835</text:p>
          </table:table-cell>
          <table:table-cell table:formula="of:=([.F138]-[.C138]*[.C138])/([.A138]*[.A138])" office:value-type="float" office:value="0.00850260687499937" calcext:value-type="float">
            <text:p>0.008502606874999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7" calcext:value-type="float">
            <text:p>7</text:p>
          </table:table-cell>
          <table:table-cell office:value-type="float" office:value="-3.84694" calcext:value-type="float">
            <text:p>-3.84694</text:p>
          </table:table-cell>
          <table:table-cell office:value-type="float" office:value="0.00297523" calcext:value-type="float">
            <text:p>0.00297523</text:p>
          </table:table-cell>
          <table:table-cell office:value-type="float" office:value="0.978767" calcext:value-type="float">
            <text:p>0.978767</text:p>
          </table:table-cell>
          <table:table-cell office:value-type="float" office:value="14.802" calcext:value-type="float">
            <text:p>14.802</text:p>
          </table:table-cell>
          <table:table-cell office:value-type="float" office:value="0.958049" calcext:value-type="float">
            <text:p>0.958049</text:p>
          </table:table-cell>
          <table:table-cell office:value-type="float" office:value="219.274" calcext:value-type="float">
            <text:p>219.274</text:p>
          </table:table-cell>
          <table:table-cell office:value-type="float" office:value="0.918099" calcext:value-type="float">
            <text:p>0.918099</text:p>
          </table:table-cell>
          <table:table-cell office:value-type="float" office:value="0.0656053" calcext:value-type="float">
            <text:p>0.0656053</text:p>
          </table:table-cell>
          <table:table-cell table:formula="of:=900*[.G139]" office:value-type="float" office:value="862.2441" calcext:value-type="float">
            <text:p>862.2441</text:p>
          </table:table-cell>
          <table:table-cell table:formula="of:=([.F139]-[.C139]*[.C139])/([.A139]*[.A139])" office:value-type="float" office:value="0.00119243609374986" calcext:value-type="float">
            <text:p>0.00119243609375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-3.85781" calcext:value-type="float">
            <text:p>-3.85781</text:p>
          </table:table-cell>
          <table:table-cell office:value-type="float" office:value="0.00298858" calcext:value-type="float">
            <text:p>0.00298858</text:p>
          </table:table-cell>
          <table:table-cell office:value-type="float" office:value="0.979983" calcext:value-type="float">
            <text:p>0.979983</text:p>
          </table:table-cell>
          <table:table-cell office:value-type="float" office:value="14.8857" calcext:value-type="float">
            <text:p>14.8857</text:p>
          </table:table-cell>
          <table:table-cell office:value-type="float" office:value="0.960439" calcext:value-type="float">
            <text:p>0.960439</text:p>
          </table:table-cell>
          <table:table-cell office:value-type="float" office:value="221.76" calcext:value-type="float">
            <text:p>221.76</text:p>
          </table:table-cell>
          <table:table-cell office:value-type="float" office:value="0.922722" calcext:value-type="float">
            <text:p>0.922722</text:p>
          </table:table-cell>
          <table:table-cell office:value-type="float" office:value="0.059215" calcext:value-type="float">
            <text:p>0.059215</text:p>
          </table:table-cell>
          <table:table-cell table:formula="of:=900*[.G140]" office:value-type="float" office:value="864.3951" calcext:value-type="float">
            <text:p>864.3951</text:p>
          </table:table-cell>
          <table:table-cell table:formula="of:=([.F140]-[.C140]*[.C140])/([.A140]*[.A140])" office:value-type="float" office:value="0.00117265777343709" calcext:value-type="float">
            <text:p>0.001172657773437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-3.85502" calcext:value-type="float">
            <text:p>-3.85502</text:p>
          </table:table-cell>
          <table:table-cell office:value-type="float" office:value="0.00307865" calcext:value-type="float">
            <text:p>0.00307865</text:p>
          </table:table-cell>
          <table:table-cell office:value-type="float" office:value="0.979141" calcext:value-type="float">
            <text:p>0.979141</text:p>
          </table:table-cell>
          <table:table-cell office:value-type="float" office:value="14.8642" calcext:value-type="float">
            <text:p>14.8642</text:p>
          </table:table-cell>
          <table:table-cell office:value-type="float" office:value="0.958803" calcext:value-type="float">
            <text:p>0.958803</text:p>
          </table:table-cell>
          <table:table-cell office:value-type="float" office:value="221.127" calcext:value-type="float">
            <text:p>221.127</text:p>
          </table:table-cell>
          <table:table-cell office:value-type="float" office:value="0.919634" calcext:value-type="float">
            <text:p>0.919634</text:p>
          </table:table-cell>
          <table:table-cell office:value-type="float" office:value="0.0775031" calcext:value-type="float">
            <text:p>0.0775031</text:p>
          </table:table-cell>
          <table:table-cell table:formula="of:=900*[.G141]" office:value-type="float" office:value="862.9227" calcext:value-type="float">
            <text:p>862.9227</text:p>
          </table:table-cell>
          <table:table-cell table:formula="of:=([.F141]-[.C141]*[.C141])/([.A141]*[.A141])" office:value-type="float" office:value="0.00117999984374992" calcext:value-type="float">
            <text:p>0.00117999984375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office:value-type="float" office:value="-3.85944" calcext:value-type="float">
            <text:p>-3.85944</text:p>
          </table:table-cell>
          <table:table-cell office:value-type="float" office:value="0.00291312" calcext:value-type="float">
            <text:p>0.00291312</text:p>
          </table:table-cell>
          <table:table-cell office:value-type="float" office:value="0.980109" calcext:value-type="float">
            <text:p>0.980109</text:p>
          </table:table-cell>
          <table:table-cell office:value-type="float" office:value="14.8982" calcext:value-type="float">
            <text:p>14.8982</text:p>
          </table:table-cell>
          <table:table-cell office:value-type="float" office:value="0.960686" calcext:value-type="float">
            <text:p>0.960686</text:p>
          </table:table-cell>
          <table:table-cell office:value-type="float" office:value="222.129" calcext:value-type="float">
            <text:p>222.129</text:p>
          </table:table-cell>
          <table:table-cell office:value-type="float" office:value="0.923196" calcext:value-type="float">
            <text:p>0.923196</text:p>
          </table:table-cell>
          <table:table-cell office:value-type="float" office:value="0.0655916" calcext:value-type="float">
            <text:p>0.0655916</text:p>
          </table:table-cell>
          <table:table-cell table:formula="of:=900*[.G142]" office:value-type="float" office:value="864.6174" calcext:value-type="float">
            <text:p>864.6174</text:p>
          </table:table-cell>
          <table:table-cell table:formula="of:=([.F142]-[.C142]*[.C142])/([.A142]*[.A142])" office:value-type="float" office:value="0.00114175249999876" calcext:value-type="float">
            <text:p>0.001141752499999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-3.8556" calcext:value-type="float">
            <text:p>-3.8556</text:p>
          </table:table-cell>
          <table:table-cell office:value-type="float" office:value="0.00292527" calcext:value-type="float">
            <text:p>0.00292527</text:p>
          </table:table-cell>
          <table:table-cell office:value-type="float" office:value="0.979604" calcext:value-type="float">
            <text:p>0.979604</text:p>
          </table:table-cell>
          <table:table-cell office:value-type="float" office:value="14.8686" calcext:value-type="float">
            <text:p>14.8686</text:p>
          </table:table-cell>
          <table:table-cell office:value-type="float" office:value="0.959695" calcext:value-type="float">
            <text:p>0.959695</text:p>
          </table:table-cell>
          <table:table-cell office:value-type="float" office:value="221.247" calcext:value-type="float">
            <text:p>221.247</text:p>
          </table:table-cell>
          <table:table-cell office:value-type="float" office:value="0.921285" calcext:value-type="float">
            <text:p>0.921285</text:p>
          </table:table-cell>
          <table:table-cell office:value-type="float" office:value="0.0658039" calcext:value-type="float">
            <text:p>0.0658039</text:p>
          </table:table-cell>
          <table:table-cell table:formula="of:=900*[.G143]" office:value-type="float" office:value="863.7255" calcext:value-type="float">
            <text:p>863.7255</text:p>
          </table:table-cell>
          <table:table-cell table:formula="of:=([.F143]-[.C143]*[.C143])/([.A143]*[.A143])" office:value-type="float" office:value="0.00115181250000054" calcext:value-type="float">
            <text:p>0.001151812500001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2" calcext:value-type="float">
            <text:p>12</text:p>
          </table:table-cell>
          <table:table-cell office:value-type="float" office:value="-3.85789" calcext:value-type="float">
            <text:p>-3.85789</text:p>
          </table:table-cell>
          <table:table-cell office:value-type="float" office:value="0.00293668" calcext:value-type="float">
            <text:p>0.00293668</text:p>
          </table:table-cell>
          <table:table-cell office:value-type="float" office:value="0.979778" calcext:value-type="float">
            <text:p>0.979778</text:p>
          </table:table-cell>
          <table:table-cell office:value-type="float" office:value="14.8863" calcext:value-type="float">
            <text:p>14.8863</text:p>
          </table:table-cell>
          <table:table-cell office:value-type="float" office:value="0.960042" calcext:value-type="float">
            <text:p>0.960042</text:p>
          </table:table-cell>
          <table:table-cell office:value-type="float" office:value="221.776" calcext:value-type="float">
            <text:p>221.776</text:p>
          </table:table-cell>
          <table:table-cell office:value-type="float" office:value="0.921972" calcext:value-type="float">
            <text:p>0.921972</text:p>
          </table:table-cell>
          <table:table-cell office:value-type="float" office:value="0.0674264" calcext:value-type="float">
            <text:p>0.0674264</text:p>
          </table:table-cell>
          <table:table-cell table:formula="of:=900*[.G144]" office:value-type="float" office:value="864.0378" calcext:value-type="float">
            <text:p>864.0378</text:p>
          </table:table-cell>
          <table:table-cell table:formula="of:=([.F144]-[.C144]*[.C144])/([.A144]*[.A144])" office:value-type="float" office:value="0.00116591714843656" calcext:value-type="float">
            <text:p>0.001165917148437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3" calcext:value-type="float">
            <text:p>13</text:p>
          </table:table-cell>
          <table:table-cell office:value-type="float" office:value="-3.85704" calcext:value-type="float">
            <text:p>-3.85704</text:p>
          </table:table-cell>
          <table:table-cell office:value-type="float" office:value="0.00300253" calcext:value-type="float">
            <text:p>0.00300253</text:p>
          </table:table-cell>
          <table:table-cell office:value-type="float" office:value="0.979699" calcext:value-type="float">
            <text:p>0.979699</text:p>
          </table:table-cell>
          <table:table-cell office:value-type="float" office:value="14.8797" calcext:value-type="float">
            <text:p>14.8797</text:p>
          </table:table-cell>
          <table:table-cell office:value-type="float" office:value="0.959887" calcext:value-type="float">
            <text:p>0.959887</text:p>
          </table:table-cell>
          <table:table-cell office:value-type="float" office:value="221.584" calcext:value-type="float">
            <text:p>221.584</text:p>
          </table:table-cell>
          <table:table-cell office:value-type="float" office:value="0.921676" calcext:value-type="float">
            <text:p>0.921676</text:p>
          </table:table-cell>
          <table:table-cell office:value-type="float" office:value="0.0680731" calcext:value-type="float">
            <text:p>0.0680731</text:p>
          </table:table-cell>
          <table:table-cell table:formula="of:=900*[.G145]" office:value-type="float" office:value="863.8983" calcext:value-type="float">
            <text:p>863.8983</text:p>
          </table:table-cell>
          <table:table-cell table:formula="of:=([.F145]-[.C145]*[.C145])/([.A145]*[.A145])" office:value-type="float" office:value="0.00114938999999994" calcext:value-type="float">
            <text:p>0.00114939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office:value-type="float" office:value="-3.85659" calcext:value-type="float">
            <text:p>-3.85659</text:p>
          </table:table-cell>
          <table:table-cell office:value-type="float" office:value="0.00302796" calcext:value-type="float">
            <text:p>0.00302796</text:p>
          </table:table-cell>
          <table:table-cell office:value-type="float" office:value="0.979586" calcext:value-type="float">
            <text:p>0.979586</text:p>
          </table:table-cell>
          <table:table-cell office:value-type="float" office:value="14.8763" calcext:value-type="float">
            <text:p>14.8763</text:p>
          </table:table-cell>
          <table:table-cell office:value-type="float" office:value="0.959668" calcext:value-type="float">
            <text:p>0.959668</text:p>
          </table:table-cell>
          <table:table-cell office:value-type="float" office:value="221.484" calcext:value-type="float">
            <text:p>221.484</text:p>
          </table:table-cell>
          <table:table-cell office:value-type="float" office:value="0.921263" calcext:value-type="float">
            <text:p>0.921263</text:p>
          </table:table-cell>
          <table:table-cell office:value-type="float" office:value="0.0699424" calcext:value-type="float">
            <text:p>0.0699424</text:p>
          </table:table-cell>
          <table:table-cell table:formula="of:=900*[.G146]" office:value-type="float" office:value="863.7012" calcext:value-type="float">
            <text:p>863.7012</text:p>
          </table:table-cell>
          <table:table-cell table:formula="of:=([.F146]-[.C146]*[.C146])/([.A146]*[.A146])" office:value-type="float" office:value="0.00117717652343696" calcext:value-type="float">
            <text:p>0.001177176523437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5" calcext:value-type="float">
            <text:p>15</text:p>
          </table:table-cell>
          <table:table-cell office:value-type="float" office:value="-3.85648" calcext:value-type="float">
            <text:p>-3.85648</text:p>
          </table:table-cell>
          <table:table-cell office:value-type="float" office:value="0.00298328" calcext:value-type="float">
            <text:p>0.00298328</text:p>
          </table:table-cell>
          <table:table-cell office:value-type="float" office:value="0.979628" calcext:value-type="float">
            <text:p>0.979628</text:p>
          </table:table-cell>
          <table:table-cell office:value-type="float" office:value="14.8754" calcext:value-type="float">
            <text:p>14.8754</text:p>
          </table:table-cell>
          <table:table-cell office:value-type="float" office:value="0.959747" calcext:value-type="float">
            <text:p>0.959747</text:p>
          </table:table-cell>
          <table:table-cell office:value-type="float" office:value="221.455" calcext:value-type="float">
            <text:p>221.455</text:p>
          </table:table-cell>
          <table:table-cell office:value-type="float" office:value="0.921405" calcext:value-type="float">
            <text:p>0.921405</text:p>
          </table:table-cell>
          <table:table-cell office:value-type="float" office:value="0.0672665" calcext:value-type="float">
            <text:p>0.0672665</text:p>
          </table:table-cell>
          <table:table-cell table:formula="of:=900*[.G147]" office:value-type="float" office:value="863.7723" calcext:value-type="float">
            <text:p>863.7723</text:p>
          </table:table-cell>
          <table:table-cell table:formula="of:=([.F147]-[.C147]*[.C147])/([.A147]*[.A147])" office:value-type="float" office:value="0.00115703500000036" calcext:value-type="float">
            <text:p>0.001157035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6" calcext:value-type="float">
            <text:p>16</text:p>
          </table:table-cell>
          <table:table-cell office:value-type="float" office:value="-3.85652" calcext:value-type="float">
            <text:p>-3.85652</text:p>
          </table:table-cell>
          <table:table-cell office:value-type="float" office:value="0.00298128" calcext:value-type="float">
            <text:p>0.00298128</text:p>
          </table:table-cell>
          <table:table-cell office:value-type="float" office:value="0.979638" calcext:value-type="float">
            <text:p>0.979638</text:p>
          </table:table-cell>
          <table:table-cell office:value-type="float" office:value="14.8758" calcext:value-type="float">
            <text:p>14.8758</text:p>
          </table:table-cell>
          <table:table-cell office:value-type="float" office:value="0.959766" calcext:value-type="float">
            <text:p>0.959766</text:p>
          </table:table-cell>
          <table:table-cell office:value-type="float" office:value="221.464" calcext:value-type="float">
            <text:p>221.464</text:p>
          </table:table-cell>
          <table:table-cell office:value-type="float" office:value="0.921442" calcext:value-type="float">
            <text:p>0.921442</text:p>
          </table:table-cell>
          <table:table-cell office:value-type="float" office:value="0.067651" calcext:value-type="float">
            <text:p>0.067651</text:p>
          </table:table-cell>
          <table:table-cell table:formula="of:=900*[.G148]" office:value-type="float" office:value="863.7894" calcext:value-type="float">
            <text:p>863.7894</text:p>
          </table:table-cell>
          <table:table-cell table:formula="of:=([.F148]-[.C148]*[.C148])/([.A148]*[.A148])" office:value-type="float" office:value="0.00119276937499968" calcext:value-type="float">
            <text:p>0.0011927693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1.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-1.34222" calcext:value-type="float">
            <text:p>-1.34222</text:p>
          </table:table-cell>
          <table:table-cell office:value-type="float" office:value="0" calcext:value-type="float">
            <text:p>0</text:p>
          </table:table-cell>
          <table:table-cell office:value-type="float" office:value="-0.0444444" calcext:value-type="float">
            <text:p>-0.0444444</text:p>
          </table:table-cell>
          <table:table-cell office:value-type="float" office:value="1.80156" calcext:value-type="float">
            <text:p>1.80156</text:p>
          </table:table-cell>
          <table:table-cell office:value-type="float" office:value="0.00197531" calcext:value-type="float">
            <text:p>0.00197531</text:p>
          </table:table-cell>
          <table:table-cell office:value-type="float" office:value="3.24562" calcext:value-type="float">
            <text:p>3.24562</text:p>
          </table:table-cell>
          <table:table-cell office:value-type="float" office:value="0.00000390184" calcext:value-type="float">
            <text:p>3.90184E-06</text:p>
          </table:table-cell>
          <table:table-cell office:value-type="float" office:value="1.61135" calcext:value-type="float">
            <text:p>1.61135</text:p>
          </table:table-cell>
          <table:table-cell table:formula="of:=900*[.G151]" office:value-type="float" office:value="1.777779" calcext:value-type="float">
            <text:p>1.777779</text:p>
          </table:table-cell>
          <table:table-cell table:formula="of:=([.F151]-[.C151]*[.C151])/([.A151]*[.A151])" office:value-type="float" office:value="0.00000189328719729941" calcext:value-type="float">
            <text:p>1.89328719729941E-06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-2.28" calcext:value-type="float">
            <text:p>-2.28</text:p>
          </table:table-cell>
          <table:table-cell office:value-type="float" office:value="0.0365235" calcext:value-type="float">
            <text:p>0.0365235</text:p>
          </table:table-cell>
          <table:table-cell office:value-type="float" office:value="0.0433333" calcext:value-type="float">
            <text:p>0.0433333</text:p>
          </table:table-cell>
          <table:table-cell office:value-type="float" office:value="5.23492" calcext:value-type="float">
            <text:p>5.23492</text:p>
          </table:table-cell>
          <table:table-cell office:value-type="float" office:value="0.00223457" calcext:value-type="float">
            <text:p>0.00223457</text:p>
          </table:table-cell>
          <table:table-cell office:value-type="float" office:value="28.1639" calcext:value-type="float">
            <text:p>28.1639</text:p>
          </table:table-cell>
          <table:table-cell office:value-type="float" office:value="0.00000767318" calcext:value-type="float">
            <text:p>7.67318E-06</text:p>
          </table:table-cell>
          <table:table-cell office:value-type="float" office:value="7.65414" calcext:value-type="float">
            <text:p>7.65414</text:p>
          </table:table-cell>
          <table:table-cell table:formula="of:=900*[.G152]" office:value-type="float" office:value="2.011113" calcext:value-type="float">
            <text:p>2.011113</text:p>
          </table:table-cell>
          <table:table-cell table:formula="of:=([.F152]-[.C152]*[.C152])/([.A152]*[.A152])" office:value-type="float" office:value="0.0126366782006915" calcext:value-type="float">
            <text:p>0.012636678200692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-2.92222" calcext:value-type="float">
            <text:p>-2.92222</text:p>
          </table:table-cell>
          <table:table-cell office:value-type="float" office:value="0.00736296" calcext:value-type="float">
            <text:p>0.00736296</text:p>
          </table:table-cell>
          <table:table-cell office:value-type="float" office:value="0.184444" calcext:value-type="float">
            <text:p>0.184444</text:p>
          </table:table-cell>
          <table:table-cell office:value-type="float" office:value="8.54675" calcext:value-type="float">
            <text:p>8.54675</text:p>
          </table:table-cell>
          <table:table-cell office:value-type="float" office:value="0.0403704" calcext:value-type="float">
            <text:p>0.0403704</text:p>
          </table:table-cell>
          <table:table-cell office:value-type="float" office:value="73.2956" calcext:value-type="float">
            <text:p>73.2956</text:p>
          </table:table-cell>
          <table:table-cell office:value-type="float" office:value="0.00288935" calcext:value-type="float">
            <text:p>0.00288935</text:p>
          </table:table-cell>
          <table:table-cell office:value-type="float" office:value="27.2722" calcext:value-type="float">
            <text:p>27.2722</text:p>
          </table:table-cell>
          <table:table-cell table:formula="of:=900*[.G153]" office:value-type="float" office:value="36.33336" calcext:value-type="float">
            <text:p>36.33336</text:p>
          </table:table-cell>
          <table:table-cell table:formula="of:=([.F153]-[.C153]*[.C153])/([.A153]*[.A153])" office:value-type="float" office:value="0.00255372719723083" calcext:value-type="float">
            <text:p>0.002553727197231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-3.16778" calcext:value-type="float">
            <text:p>-3.16778</text:p>
          </table:table-cell>
          <table:table-cell office:value-type="float" office:value="0.00325802" calcext:value-type="float">
            <text:p>0.00325802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10.0381" calcext:value-type="float">
            <text:p>10.0381</text:p>
          </table:table-cell>
          <table:table-cell office:value-type="float" office:value="0.119251" calcext:value-type="float">
            <text:p>0.119251</text:p>
          </table:table-cell>
          <table:table-cell office:value-type="float" office:value="100.892" calcext:value-type="float">
            <text:p>100.892</text:p>
          </table:table-cell>
          <table:table-cell office:value-type="float" office:value="0.0149769" calcext:value-type="float">
            <text:p>0.0149769</text:p>
          </table:table-cell>
          <table:table-cell office:value-type="float" office:value="114.898" calcext:value-type="float">
            <text:p>114.898</text:p>
          </table:table-cell>
          <table:table-cell table:formula="of:=900*[.G154]" office:value-type="float" office:value="107.3259" calcext:value-type="float">
            <text:p>107.3259</text:p>
          </table:table-cell>
          <table:table-cell table:formula="of:=([.F154]-[.C154]*[.C154])/([.A154]*[.A154])" office:value-type="float" office:value="0.00113144346020781" calcext:value-type="float">
            <text:p>0.001131443460208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-3.33611" calcext:value-type="float">
            <text:p>-3.33611</text:p>
          </table:table-cell>
          <table:table-cell office:value-type="float" office:value="0.00446142" calcext:value-type="float">
            <text:p>0.00446142</text:p>
          </table:table-cell>
          <table:table-cell office:value-type="float" office:value="0.446528" calcext:value-type="float">
            <text:p>0.446528</text:p>
          </table:table-cell>
          <table:table-cell office:value-type="float" office:value="11.1341" calcext:value-type="float">
            <text:p>11.1341</text:p>
          </table:table-cell>
          <table:table-cell office:value-type="float" office:value="0.2019" calcext:value-type="float">
            <text:p>0.2019</text:p>
          </table:table-cell>
          <table:table-cell office:value-type="float" office:value="124.164" calcext:value-type="float">
            <text:p>124.164</text:p>
          </table:table-cell>
          <table:table-cell office:value-type="float" office:value="0.0429461" calcext:value-type="float">
            <text:p>0.0429461</text:p>
          </table:table-cell>
          <table:table-cell office:value-type="float" office:value="154.238" calcext:value-type="float">
            <text:p>154.238</text:p>
          </table:table-cell>
          <table:table-cell table:formula="of:=900*[.G155]" office:value-type="float" office:value="181.71" calcext:value-type="float">
            <text:p>181.71</text:p>
          </table:table-cell>
          <table:table-cell table:formula="of:=([.F155]-[.C155]*[.C155])/([.A155]*[.A155])" office:value-type="float" office:value="0.00154673629757779" calcext:value-type="float">
            <text:p>0.001546736297578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-3.60861" calcext:value-type="float">
            <text:p>-3.60861</text:p>
          </table:table-cell>
          <table:table-cell office:value-type="float" office:value="0.0291431" calcext:value-type="float">
            <text:p>0.0291431</text:p>
          </table:table-cell>
          <table:table-cell office:value-type="float" office:value="0.787153" calcext:value-type="float">
            <text:p>0.787153</text:p>
          </table:table-cell>
          <table:table-cell office:value-type="float" office:value="13.0512" calcext:value-type="float">
            <text:p>13.0512</text:p>
          </table:table-cell>
          <table:table-cell office:value-type="float" office:value="0.652021" calcext:value-type="float">
            <text:p>0.652021</text:p>
          </table:table-cell>
          <table:table-cell office:value-type="float" office:value="171.834" calcext:value-type="float">
            <text:p>171.834</text:p>
          </table:table-cell>
          <table:table-cell office:value-type="float" office:value="0.497044" calcext:value-type="float">
            <text:p>0.497044</text:p>
          </table:table-cell>
          <table:table-cell office:value-type="float" office:value="37.6966" calcext:value-type="float">
            <text:p>37.6966</text:p>
          </table:table-cell>
          <table:table-cell table:formula="of:=900*[.G156]" office:value-type="float" office:value="586.8189" calcext:value-type="float">
            <text:p>586.8189</text:p>
          </table:table-cell>
          <table:table-cell table:formula="of:=([.F156]-[.C156]*[.C156])/([.A156]*[.A156])" office:value-type="float" office:value="0.0100809231487885" calcext:value-type="float">
            <text:p>0.010080923148789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6" calcext:value-type="float">
            <text:p>6</text:p>
          </table:table-cell>
          <table:table-cell office:value-type="float" office:value="-3.78653" calcext:value-type="float">
            <text:p>-3.78653</text:p>
          </table:table-cell>
          <table:table-cell office:value-type="float" office:value="0.00422591" calcext:value-type="float">
            <text:p>0.00422591</text:p>
          </table:table-cell>
          <table:table-cell office:value-type="float" office:value="0.968299" calcext:value-type="float">
            <text:p>0.968299</text:p>
          </table:table-cell>
          <table:table-cell office:value-type="float" office:value="14.342" calcext:value-type="float">
            <text:p>14.342</text:p>
          </table:table-cell>
          <table:table-cell office:value-type="float" office:value="0.937726" calcext:value-type="float">
            <text:p>0.937726</text:p>
          </table:table-cell>
          <table:table-cell office:value-type="float" office:value="205.934" calcext:value-type="float">
            <text:p>205.934</text:p>
          </table:table-cell>
          <table:table-cell office:value-type="float" office:value="0.879787" calcext:value-type="float">
            <text:p>0.879787</text:p>
          </table:table-cell>
          <table:table-cell office:value-type="float" office:value="0.122951" calcext:value-type="float">
            <text:p>0.122951</text:p>
          </table:table-cell>
          <table:table-cell table:formula="of:=900*[.G157]" office:value-type="float" office:value="843.9534" calcext:value-type="float">
            <text:p>843.9534</text:p>
          </table:table-cell>
          <table:table-cell table:formula="of:=([.F157]-[.C157]*[.C157])/([.A157]*[.A157])" office:value-type="float" office:value="0.00145002044982745" calcext:value-type="float">
            <text:p>0.001450020449827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office:value-type="float" office:value="-3.78861" calcext:value-type="float">
            <text:p>-3.78861</text:p>
          </table:table-cell>
          <table:table-cell office:value-type="float" office:value="0.00532091" calcext:value-type="float">
            <text:p>0.00532091</text:p>
          </table:table-cell>
          <table:table-cell office:value-type="float" office:value="0.968785" calcext:value-type="float">
            <text:p>0.968785</text:p>
          </table:table-cell>
          <table:table-cell office:value-type="float" office:value="14.3589" calcext:value-type="float">
            <text:p>14.3589</text:p>
          </table:table-cell>
          <table:table-cell office:value-type="float" office:value="0.938717" calcext:value-type="float">
            <text:p>0.938717</text:p>
          </table:table-cell>
          <table:table-cell office:value-type="float" office:value="206.48" calcext:value-type="float">
            <text:p>206.48</text:p>
          </table:table-cell>
          <table:table-cell office:value-type="float" office:value="0.881831" calcext:value-type="float">
            <text:p>0.881831</text:p>
          </table:table-cell>
          <table:table-cell office:value-type="float" office:value="0.137275" calcext:value-type="float">
            <text:p>0.137275</text:p>
          </table:table-cell>
          <table:table-cell table:formula="of:=900*[.G158]" office:value-type="float" office:value="844.8453" calcext:value-type="float">
            <text:p>844.8453</text:p>
          </table:table-cell>
          <table:table-cell table:formula="of:=([.F158]-[.C158]*[.C158])/([.A158]*[.A158])" office:value-type="float" office:value="0.00184576743944587" calcext:value-type="float">
            <text:p>0.001845767439446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office:value-type="float" office:value="-3.79771" calcext:value-type="float">
            <text:p>-3.79771</text:p>
          </table:table-cell>
          <table:table-cell office:value-type="float" office:value="0.00483179" calcext:value-type="float">
            <text:p>0.00483179</text:p>
          </table:table-cell>
          <table:table-cell office:value-type="float" office:value="0.969861" calcext:value-type="float">
            <text:p>0.969861</text:p>
          </table:table-cell>
          <table:table-cell office:value-type="float" office:value="14.4274" calcext:value-type="float">
            <text:p>14.4274</text:p>
          </table:table-cell>
          <table:table-cell office:value-type="float" office:value="0.940797" calcext:value-type="float">
            <text:p>0.940797</text:p>
          </table:table-cell>
          <table:table-cell office:value-type="float" office:value="208.426" calcext:value-type="float">
            <text:p>208.426</text:p>
          </table:table-cell>
          <table:table-cell office:value-type="float" office:value="0.885707" calcext:value-type="float">
            <text:p>0.885707</text:p>
          </table:table-cell>
          <table:table-cell office:value-type="float" office:value="0.115841" calcext:value-type="float">
            <text:p>0.115841</text:p>
          </table:table-cell>
          <table:table-cell table:formula="of:=900*[.G159]" office:value-type="float" office:value="846.7173" calcext:value-type="float">
            <text:p>846.7173</text:p>
          </table:table-cell>
          <table:table-cell table:formula="of:=([.F159]-[.C159]*[.C159])/([.A159]*[.A159])" office:value-type="float" office:value="0.00166046916955064" calcext:value-type="float">
            <text:p>0.001660469169551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9" calcext:value-type="float">
            <text:p>9</text:p>
          </table:table-cell>
          <table:table-cell office:value-type="float" office:value="-3.79714" calcext:value-type="float">
            <text:p>-3.79714</text:p>
          </table:table-cell>
          <table:table-cell office:value-type="float" office:value="0.00478439" calcext:value-type="float">
            <text:p>0.00478439</text:p>
          </table:table-cell>
          <table:table-cell office:value-type="float" office:value="0.969527" calcext:value-type="float">
            <text:p>0.969527</text:p>
          </table:table-cell>
          <table:table-cell office:value-type="float" office:value="14.423" calcext:value-type="float">
            <text:p>14.423</text:p>
          </table:table-cell>
          <table:table-cell office:value-type="float" office:value="0.940178" calcext:value-type="float">
            <text:p>0.940178</text:p>
          </table:table-cell>
          <table:table-cell office:value-type="float" office:value="208.298" calcext:value-type="float">
            <text:p>208.298</text:p>
          </table:table-cell>
          <table:table-cell office:value-type="float" office:value="0.884653" calcext:value-type="float">
            <text:p>0.884653</text:p>
          </table:table-cell>
          <table:table-cell office:value-type="float" office:value="0.166788" calcext:value-type="float">
            <text:p>0.166788</text:p>
          </table:table-cell>
          <table:table-cell table:formula="of:=900*[.G160]" office:value-type="float" office:value="846.1602" calcext:value-type="float">
            <text:p>846.1602</text:p>
          </table:table-cell>
          <table:table-cell table:formula="of:=([.F160]-[.C160]*[.C160])/([.A160]*[.A160])" office:value-type="float" office:value="0.00163592401384063" calcext:value-type="float">
            <text:p>0.001635924013841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office:value-type="float" office:value="-3.79303" calcext:value-type="float">
            <text:p>-3.79303</text:p>
          </table:table-cell>
          <table:table-cell office:value-type="float" office:value="0.00442904" calcext:value-type="float">
            <text:p>0.00442904</text:p>
          </table:table-cell>
          <table:table-cell office:value-type="float" office:value="0.969466" calcext:value-type="float">
            <text:p>0.969466</text:p>
          </table:table-cell>
          <table:table-cell office:value-type="float" office:value="14.3915" calcext:value-type="float">
            <text:p>14.3915</text:p>
          </table:table-cell>
          <table:table-cell office:value-type="float" office:value="0.939998" calcext:value-type="float">
            <text:p>0.939998</text:p>
          </table:table-cell>
          <table:table-cell office:value-type="float" office:value="207.369" calcext:value-type="float">
            <text:p>207.369</text:p>
          </table:table-cell>
          <table:table-cell office:value-type="float" office:value="0.884093" calcext:value-type="float">
            <text:p>0.884093</text:p>
          </table:table-cell>
          <table:table-cell office:value-type="float" office:value="0.118113" calcext:value-type="float">
            <text:p>0.118113</text:p>
          </table:table-cell>
          <table:table-cell table:formula="of:=900*[.G161]" office:value-type="float" office:value="845.9982" calcext:value-type="float">
            <text:p>845.9982</text:p>
          </table:table-cell>
          <table:table-cell table:formula="of:=([.F161]-[.C161]*[.C161])/([.A161]*[.A161])" office:value-type="float" office:value="0.00153059484429131" calcext:value-type="float">
            <text:p>0.001530594844291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-3.7947" calcext:value-type="float">
            <text:p>-3.7947</text:p>
          </table:table-cell>
          <table:table-cell office:value-type="float" office:value="0.00411269" calcext:value-type="float">
            <text:p>0.00411269</text:p>
          </table:table-cell>
          <table:table-cell office:value-type="float" office:value="0.969881" calcext:value-type="float">
            <text:p>0.969881</text:p>
          </table:table-cell>
          <table:table-cell office:value-type="float" office:value="14.4038" calcext:value-type="float">
            <text:p>14.4038</text:p>
          </table:table-cell>
          <table:table-cell office:value-type="float" office:value="0.940785" calcext:value-type="float">
            <text:p>0.940785</text:p>
          </table:table-cell>
          <table:table-cell office:value-type="float" office:value="207.706" calcext:value-type="float">
            <text:p>207.706</text:p>
          </table:table-cell>
          <table:table-cell office:value-type="float" office:value="0.885515" calcext:value-type="float">
            <text:p>0.885515</text:p>
          </table:table-cell>
          <table:table-cell office:value-type="float" office:value="0.111642" calcext:value-type="float">
            <text:p>0.111642</text:p>
          </table:table-cell>
          <table:table-cell table:formula="of:=900*[.G162]" office:value-type="float" office:value="846.7065" calcext:value-type="float">
            <text:p>846.7065</text:p>
          </table:table-cell>
          <table:table-cell table:formula="of:=([.F162]-[.C162]*[.C162])/([.A162]*[.A162])" office:value-type="float" office:value="0.00140204498269875" calcext:value-type="float">
            <text:p>0.001402044982699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2" calcext:value-type="float">
            <text:p>12</text:p>
          </table:table-cell>
          <table:table-cell office:value-type="float" office:value="-3.79689" calcext:value-type="float">
            <text:p>-3.79689</text:p>
          </table:table-cell>
          <table:table-cell office:value-type="float" office:value="0.00446443" calcext:value-type="float">
            <text:p>0.00446443</text:p>
          </table:table-cell>
          <table:table-cell office:value-type="float" office:value="0.970237" calcext:value-type="float">
            <text:p>0.970237</text:p>
          </table:table-cell>
          <table:table-cell office:value-type="float" office:value="14.4209" calcext:value-type="float">
            <text:p>14.4209</text:p>
          </table:table-cell>
          <table:table-cell office:value-type="float" office:value="0.941489" calcext:value-type="float">
            <text:p>0.941489</text:p>
          </table:table-cell>
          <table:table-cell office:value-type="float" office:value="208.218" calcext:value-type="float">
            <text:p>208.218</text:p>
          </table:table-cell>
          <table:table-cell office:value-type="float" office:value="0.886886" calcext:value-type="float">
            <text:p>0.886886</text:p>
          </table:table-cell>
          <table:table-cell office:value-type="float" office:value="0.111162" calcext:value-type="float">
            <text:p>0.111162</text:p>
          </table:table-cell>
          <table:table-cell table:formula="of:=900*[.G163]" office:value-type="float" office:value="847.3401" calcext:value-type="float">
            <text:p>847.3401</text:p>
          </table:table-cell>
          <table:table-cell table:formula="of:=([.F163]-[.C163]*[.C163])/([.A163]*[.A163])" office:value-type="float" office:value="0.00156620342560456" calcext:value-type="float">
            <text:p>0.001566203425605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3" calcext:value-type="float">
            <text:p>13</text:p>
          </table:table-cell>
          <table:table-cell office:value-type="float" office:value="-3.7965" calcext:value-type="float">
            <text:p>-3.7965</text:p>
          </table:table-cell>
          <table:table-cell office:value-type="float" office:value="0.00437806" calcext:value-type="float">
            <text:p>0.00437806</text:p>
          </table:table-cell>
          <table:table-cell office:value-type="float" office:value="0.970065" calcext:value-type="float">
            <text:p>0.970065</text:p>
          </table:table-cell>
          <table:table-cell office:value-type="float" office:value="14.4178" calcext:value-type="float">
            <text:p>14.4178</text:p>
          </table:table-cell>
          <table:table-cell office:value-type="float" office:value="0.941158" calcext:value-type="float">
            <text:p>0.941158</text:p>
          </table:table-cell>
          <table:table-cell office:value-type="float" office:value="208.125" calcext:value-type="float">
            <text:p>208.125</text:p>
          </table:table-cell>
          <table:table-cell office:value-type="float" office:value="0.886269" calcext:value-type="float">
            <text:p>0.886269</text:p>
          </table:table-cell>
          <table:table-cell office:value-type="float" office:value="0.1139" calcext:value-type="float">
            <text:p>0.1139</text:p>
          </table:table-cell>
          <table:table-cell table:formula="of:=900*[.G164]" office:value-type="float" office:value="847.0422" calcext:value-type="float">
            <text:p>847.0422</text:p>
          </table:table-cell>
          <table:table-cell table:formula="of:=([.F164]-[.C164]*[.C164])/([.A164]*[.A164])" office:value-type="float" office:value="0.00151825259515549" calcext:value-type="float">
            <text:p>0.001518252595155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3.79537" calcext:value-type="float">
            <text:p>-3.79537</text:p>
          </table:table-cell>
          <table:table-cell office:value-type="float" office:value="0.00437734" calcext:value-type="float">
            <text:p>0.00437734</text:p>
          </table:table-cell>
          <table:table-cell office:value-type="float" office:value="0.969865" calcext:value-type="float">
            <text:p>0.969865</text:p>
          </table:table-cell>
          <table:table-cell office:value-type="float" office:value="14.4092" calcext:value-type="float">
            <text:p>14.4092</text:p>
          </table:table-cell>
          <table:table-cell office:value-type="float" office:value="0.940769" calcext:value-type="float">
            <text:p>0.940769</text:p>
          </table:table-cell>
          <table:table-cell office:value-type="float" office:value="207.876" calcext:value-type="float">
            <text:p>207.876</text:p>
          </table:table-cell>
          <table:table-cell office:value-type="float" office:value="0.885537" calcext:value-type="float">
            <text:p>0.885537</text:p>
          </table:table-cell>
          <table:table-cell office:value-type="float" office:value="0.119165" calcext:value-type="float">
            <text:p>0.119165</text:p>
          </table:table-cell>
          <table:table-cell table:formula="of:=900*[.G165]" office:value-type="float" office:value="846.6921" calcext:value-type="float">
            <text:p>846.6921</text:p>
          </table:table-cell>
          <table:table-cell table:formula="of:=([.F165]-[.C165]*[.C165])/([.A165]*[.A165])" office:value-type="float" office:value="0.00151092148788914" calcext:value-type="float">
            <text:p>0.001510921487889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5" calcext:value-type="float">
            <text:p>15</text:p>
          </table:table-cell>
          <table:table-cell office:value-type="float" office:value="-3.79629" calcext:value-type="float">
            <text:p>-3.79629</text:p>
          </table:table-cell>
          <table:table-cell office:value-type="float" office:value="0.00447616" calcext:value-type="float">
            <text:p>0.00447616</text:p>
          </table:table-cell>
          <table:table-cell office:value-type="float" office:value="0.970033" calcext:value-type="float">
            <text:p>0.970033</text:p>
          </table:table-cell>
          <table:table-cell office:value-type="float" office:value="14.4163" calcext:value-type="float">
            <text:p>14.4163</text:p>
          </table:table-cell>
          <table:table-cell office:value-type="float" office:value="0.941097" calcext:value-type="float">
            <text:p>0.941097</text:p>
          </table:table-cell>
          <table:table-cell office:value-type="float" office:value="208.087" calcext:value-type="float">
            <text:p>208.087</text:p>
          </table:table-cell>
          <table:table-cell office:value-type="float" office:value="0.886158" calcext:value-type="float">
            <text:p>0.886158</text:p>
          </table:table-cell>
          <table:table-cell office:value-type="float" office:value="0.115502" calcext:value-type="float">
            <text:p>0.115502</text:p>
          </table:table-cell>
          <table:table-cell table:formula="of:=900*[.G166]" office:value-type="float" office:value="846.9873" calcext:value-type="float">
            <text:p>846.9873</text:p>
          </table:table-cell>
          <table:table-cell table:formula="of:=([.F166]-[.C166]*[.C166])/([.A166]*[.A166])" office:value-type="float" office:value="0.00155094667820049" calcext:value-type="float">
            <text:p>0.0015509466782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6" calcext:value-type="float">
            <text:p>16</text:p>
          </table:table-cell>
          <table:table-cell office:value-type="float" office:value="-3.79588" calcext:value-type="float">
            <text:p>-3.79588</text:p>
          </table:table-cell>
          <table:table-cell office:value-type="float" office:value="0.00442612" calcext:value-type="float">
            <text:p>0.00442612</text:p>
          </table:table-cell>
          <table:table-cell office:value-type="float" office:value="0.97" calcext:value-type="float">
            <text:p>0.97</text:p>
          </table:table-cell>
          <table:table-cell office:value-type="float" office:value="14.4131" calcext:value-type="float">
            <text:p>14.4131</text:p>
          </table:table-cell>
          <table:table-cell office:value-type="float" office:value="0.941032" calcext:value-type="float">
            <text:p>0.941032</text:p>
          </table:table-cell>
          <table:table-cell office:value-type="float" office:value="207.992" calcext:value-type="float">
            <text:p>207.992</text:p>
          </table:table-cell>
          <table:table-cell office:value-type="float" office:value="0.886033" calcext:value-type="float">
            <text:p>0.886033</text:p>
          </table:table-cell>
          <table:table-cell office:value-type="float" office:value="0.116085" calcext:value-type="float">
            <text:p>0.116085</text:p>
          </table:table-cell>
          <table:table-cell table:formula="of:=900*[.G167]" office:value-type="float" office:value="846.9288" calcext:value-type="float">
            <text:p>846.9288</text:p>
          </table:table-cell>
          <table:table-cell table:formula="of:=([.F167]-[.C167]*[.C167])/([.A167]*[.A167])" office:value-type="float" office:value="0.00152077010380655" calcext:value-type="float">
            <text:p>0.001520770103807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7" calcext:value-type="float">
            <text:p>17</text:p>
          </table:table-cell>
          <table:table-cell office:value-type="float" office:value="-3.79673" calcext:value-type="float">
            <text:p>-3.79673</text:p>
          </table:table-cell>
          <table:table-cell office:value-type="float" office:value="0.00435654" calcext:value-type="float">
            <text:p>0.00435654</text:p>
          </table:table-cell>
          <table:table-cell office:value-type="float" office:value="0.97015" calcext:value-type="float">
            <text:p>0.97015</text:p>
          </table:table-cell>
          <table:table-cell office:value-type="float" office:value="14.4195" calcext:value-type="float">
            <text:p>14.4195</text:p>
          </table:table-cell>
          <table:table-cell office:value-type="float" office:value="0.94132" calcext:value-type="float">
            <text:p>0.94132</text:p>
          </table:table-cell>
          <table:table-cell office:value-type="float" office:value="208.171" calcext:value-type="float">
            <text:p>208.171</text:p>
          </table:table-cell>
          <table:table-cell office:value-type="float" office:value="0.886566" calcext:value-type="float">
            <text:p>0.886566</text:p>
          </table:table-cell>
          <table:table-cell office:value-type="float" office:value="0.114892" calcext:value-type="float">
            <text:p>0.114892</text:p>
          </table:table-cell>
          <table:table-cell table:formula="of:=900*[.G168]" office:value-type="float" office:value="847.188" calcext:value-type="float">
            <text:p>847.188</text:p>
          </table:table-cell>
          <table:table-cell table:formula="of:=([.F168]-[.C168]*[.C168])/([.A168]*[.A168])" office:value-type="float" office:value="0.00150218238754288" calcext:value-type="float">
            <text:p>0.001502182387543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8" calcext:value-type="float">
            <text:p>18</text:p>
          </table:table-cell>
          <table:table-cell office:value-type="float" office:value="-3.79624" calcext:value-type="float">
            <text:p>-3.79624</text:p>
          </table:table-cell>
          <table:table-cell office:value-type="float" office:value="0.00438804" calcext:value-type="float">
            <text:p>0.00438804</text:p>
          </table:table-cell>
          <table:table-cell office:value-type="float" office:value="0.970053" calcext:value-type="float">
            <text:p>0.970053</text:p>
          </table:table-cell>
          <table:table-cell office:value-type="float" office:value="14.4158" calcext:value-type="float">
            <text:p>14.4158</text:p>
          </table:table-cell>
          <table:table-cell office:value-type="float" office:value="0.941134" calcext:value-type="float">
            <text:p>0.941134</text:p>
          </table:table-cell>
          <table:table-cell office:value-type="float" office:value="208.067" calcext:value-type="float">
            <text:p>208.067</text:p>
          </table:table-cell>
          <table:table-cell office:value-type="float" office:value="0.886221" calcext:value-type="float">
            <text:p>0.886221</text:p>
          </table:table-cell>
          <table:table-cell office:value-type="float" office:value="0.116511" calcext:value-type="float">
            <text:p>0.116511</text:p>
          </table:table-cell>
          <table:table-cell table:formula="of:=900*[.G169]" office:value-type="float" office:value="847.0206" calcext:value-type="float">
            <text:p>847.0206</text:p>
          </table:table-cell>
          <table:table-cell table:formula="of:=([.F169]-[.C169]*[.C169])/([.A169]*[.A169])" office:value-type="float" office:value="0.00150929494809678" calcext:value-type="float">
            <text:p>0.001509294948097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9" calcext:value-type="float">
            <text:p>19</text:p>
          </table:table-cell>
          <table:table-cell office:value-type="float" office:value="-3.79642" calcext:value-type="float">
            <text:p>-3.79642</text:p>
          </table:table-cell>
          <table:table-cell office:value-type="float" office:value="0.00438462" calcext:value-type="float">
            <text:p>0.00438462</text:p>
          </table:table-cell>
          <table:table-cell office:value-type="float" office:value="0.970097" calcext:value-type="float">
            <text:p>0.970097</text:p>
          </table:table-cell>
          <table:table-cell office:value-type="float" office:value="14.4172" calcext:value-type="float">
            <text:p>14.4172</text:p>
          </table:table-cell>
          <table:table-cell office:value-type="float" office:value="0.941218" calcext:value-type="float">
            <text:p>0.941218</text:p>
          </table:table-cell>
          <table:table-cell office:value-type="float" office:value="208.106" calcext:value-type="float">
            <text:p>208.106</text:p>
          </table:table-cell>
          <table:table-cell office:value-type="float" office:value="0.886377" calcext:value-type="float">
            <text:p>0.886377</text:p>
          </table:table-cell>
          <table:table-cell office:value-type="float" office:value="0.115297" calcext:value-type="float">
            <text:p>0.115297</text:p>
          </table:table-cell>
          <table:table-cell table:formula="of:=900*[.G170]" office:value-type="float" office:value="847.0962" calcext:value-type="float">
            <text:p>847.0962</text:p>
          </table:table-cell>
          <table:table-cell table:formula="of:=([.F170]-[.C170]*[.C170])/([.A170]*[.A170])" office:value-type="float" office:value="0.00152082477508643" calcext:value-type="float">
            <text:p>0.0015208247750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1.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12889" calcext:value-type="float">
            <text:p>-1.12889</text:p>
          </table:table-cell>
          <table:table-cell office:value-type="float" office:value="0" calcext:value-type="float">
            <text:p>0</text:p>
          </table:table-cell>
          <table:table-cell office:value-type="float" office:value="0.00444444" calcext:value-type="float">
            <text:p>0.00444444</text:p>
          </table:table-cell>
          <table:table-cell office:value-type="float" office:value="1.27439" calcext:value-type="float">
            <text:p>1.27439</text:p>
          </table:table-cell>
          <table:table-cell office:value-type="float" office:value="0.0000197531" calcext:value-type="float">
            <text:p>1.97531E-05</text:p>
          </table:table-cell>
          <table:table-cell office:value-type="float" office:value="1.62407" calcext:value-type="float">
            <text:p>1.62407</text:p>
          </table:table-cell>
          <table:table-cell office:value-type="float" office:value="0.000000000390184" calcext:value-type="float">
            <text:p>3.90184E-10</text:p>
          </table:table-cell>
          <table:table-cell office:value-type="float" office:value="3.37462" calcext:value-type="float">
            <text:p>3.37462</text:p>
          </table:table-cell>
          <table:table-cell table:formula="of:=900*[.G173]" office:value-type="float" office:value="0.01777779" calcext:value-type="float">
            <text:p>0.01777779</text:p>
          </table:table-cell>
          <table:table-cell table:formula="of:=([.F173]-[.C173]*[.C173])/([.A173]*[.A173])" office:value-type="float" office:value="-0.000000812376543196041" calcext:value-type="float">
            <text:p>-8.12376543196041E-07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-2.13333" calcext:value-type="float">
            <text:p>-2.13333</text:p>
          </table:table-cell>
          <table:table-cell office:value-type="float" office:value="0.0576" calcext:value-type="float">
            <text:p>0.0576</text:p>
          </table:table-cell>
          <table:table-cell office:value-type="float" office:value="-0.00333333" calcext:value-type="float">
            <text:p>-0.00333333</text:p>
          </table:table-cell>
          <table:table-cell office:value-type="float" office:value="4.60871" calcext:value-type="float">
            <text:p>4.60871</text:p>
          </table:table-cell>
          <table:table-cell office:value-type="float" office:value="0.0000716049" calcext:value-type="float">
            <text:p>7.16049E-05</text:p>
          </table:table-cell>
          <table:table-cell office:value-type="float" office:value="22.2888" calcext:value-type="float">
            <text:p>22.2888</text:p>
          </table:table-cell>
          <table:table-cell office:value-type="float" office:value="0.00000000781588" calcext:value-type="float">
            <text:p>7.81588E-09</text:p>
          </table:table-cell>
          <table:table-cell office:value-type="float" office:value="7.57846" calcext:value-type="float">
            <text:p>7.57846</text:p>
          </table:table-cell>
          <table:table-cell table:formula="of:=900*[.G174]" office:value-type="float" office:value="0.06444441" calcext:value-type="float">
            <text:p>0.06444441</text:p>
          </table:table-cell>
          <table:table-cell table:formula="of:=([.F174]-[.C174]*[.C174])/([.A174]*[.A174])" office:value-type="float" office:value="0.0177818244135803" calcext:value-type="float">
            <text:p>0.01778182441358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-2.79556" calcext:value-type="float">
            <text:p>-2.79556</text:p>
          </table:table-cell>
          <table:table-cell office:value-type="float" office:value="0.0473086" calcext:value-type="float">
            <text:p>0.0473086</text:p>
          </table:table-cell>
          <table:table-cell office:value-type="float" office:value="-0.00277778" calcext:value-type="float">
            <text:p>-0.00277778</text:p>
          </table:table-cell>
          <table:table-cell office:value-type="float" office:value="7.86244" calcext:value-type="float">
            <text:p>7.86244</text:p>
          </table:table-cell>
          <table:table-cell office:value-type="float" office:value="0.00105062" calcext:value-type="float">
            <text:p>0.00105062</text:p>
          </table:table-cell>
          <table:table-cell office:value-type="float" office:value="63.2829" calcext:value-type="float">
            <text:p>63.2829</text:p>
          </table:table-cell>
          <table:table-cell office:value-type="float" office:value="0.00000181047" calcext:value-type="float">
            <text:p>1.81047E-06</text:p>
          </table:table-cell>
          <table:table-cell office:value-type="float" office:value="1.90597" calcext:value-type="float">
            <text:p>1.90597</text:p>
          </table:table-cell>
          <table:table-cell table:formula="of:=900*[.G175]" office:value-type="float" office:value="0.945558" calcext:value-type="float">
            <text:p>0.945558</text:p>
          </table:table-cell>
          <table:table-cell table:formula="of:=([.F175]-[.C175]*[.C175])/([.A175]*[.A175])" office:value-type="float" office:value="0.0145939155555556" calcext:value-type="float">
            <text:p>0.014593915555556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-3.13222" calcext:value-type="float">
            <text:p>-3.13222</text:p>
          </table:table-cell>
          <table:table-cell office:value-type="float" office:value="0.00770247" calcext:value-type="float">
            <text:p>0.00770247</text:p>
          </table:table-cell>
          <table:table-cell office:value-type="float" office:value="0.232778" calcext:value-type="float">
            <text:p>0.232778</text:p>
          </table:table-cell>
          <table:table-cell office:value-type="float" office:value="9.81852" calcext:value-type="float">
            <text:p>9.81852</text:p>
          </table:table-cell>
          <table:table-cell office:value-type="float" office:value="0.0623728" calcext:value-type="float">
            <text:p>0.0623728</text:p>
          </table:table-cell>
          <table:table-cell office:value-type="float" office:value="96.7071" calcext:value-type="float">
            <text:p>96.7071</text:p>
          </table:table-cell>
          <table:table-cell office:value-type="float" office:value="0.00540687" calcext:value-type="float">
            <text:p>0.00540687</text:p>
          </table:table-cell>
          <table:table-cell office:value-type="float" office:value="51.2274" calcext:value-type="float">
            <text:p>51.2274</text:p>
          </table:table-cell>
          <table:table-cell table:formula="of:=900*[.G176]" office:value-type="float" office:value="56.13552" calcext:value-type="float">
            <text:p>56.13552</text:p>
          </table:table-cell>
          <table:table-cell table:formula="of:=([.F176]-[.C176]*[.C176])/([.A176]*[.A176])" office:value-type="float" office:value="0.0023820591358021" calcext:value-type="float">
            <text:p>0.002382059135802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-3.24444" calcext:value-type="float">
            <text:p>-3.24444</text:p>
          </table:table-cell>
          <table:table-cell office:value-type="float" office:value="0.00591605" calcext:value-type="float">
            <text:p>0.00591605</text:p>
          </table:table-cell>
          <table:table-cell office:value-type="float" office:value="0.280139" calcext:value-type="float">
            <text:p>0.280139</text:p>
          </table:table-cell>
          <table:table-cell office:value-type="float" office:value="10.5323" calcext:value-type="float">
            <text:p>10.5323</text:p>
          </table:table-cell>
          <table:table-cell office:value-type="float" office:value="0.0840244" calcext:value-type="float">
            <text:p>0.0840244</text:p>
          </table:table-cell>
          <table:table-cell office:value-type="float" office:value="111.178" calcext:value-type="float">
            <text:p>111.178</text:p>
          </table:table-cell>
          <table:table-cell office:value-type="float" office:value="0.00861721" calcext:value-type="float">
            <text:p>0.00861721</text:p>
          </table:table-cell>
          <table:table-cell office:value-type="float" office:value="140.252" calcext:value-type="float">
            <text:p>140.252</text:p>
          </table:table-cell>
          <table:table-cell table:formula="of:=900*[.G177]" office:value-type="float" office:value="75.62196" calcext:value-type="float">
            <text:p>75.62196</text:p>
          </table:table-cell>
          <table:table-cell table:formula="of:=([.F177]-[.C177]*[.C177])/([.A177]*[.A177])" office:value-type="float" office:value="0.00182379209876515" calcext:value-type="float">
            <text:p>0.001823792098765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-3.5525" calcext:value-type="float">
            <text:p>-3.5525</text:p>
          </table:table-cell>
          <table:table-cell office:value-type="float" office:value="0.034161" calcext:value-type="float">
            <text:p>0.034161</text:p>
          </table:table-cell>
          <table:table-cell office:value-type="float" office:value="0.800764" calcext:value-type="float">
            <text:p>0.800764</text:p>
          </table:table-cell>
          <table:table-cell office:value-type="float" office:value="12.6544" calcext:value-type="float">
            <text:p>12.6544</text:p>
          </table:table-cell>
          <table:table-cell office:value-type="float" office:value="0.681054" calcext:value-type="float">
            <text:p>0.681054</text:p>
          </table:table-cell>
          <table:table-cell office:value-type="float" office:value="161.831" calcext:value-type="float">
            <text:p>161.831</text:p>
          </table:table-cell>
          <table:table-cell office:value-type="float" office:value="0.542362" calcext:value-type="float">
            <text:p>0.542362</text:p>
          </table:table-cell>
          <table:table-cell office:value-type="float" office:value="27.9115" calcext:value-type="float">
            <text:p>27.9115</text:p>
          </table:table-cell>
          <table:table-cell table:formula="of:=900*[.G178]" office:value-type="float" office:value="612.9486" calcext:value-type="float">
            <text:p>612.9486</text:p>
          </table:table-cell>
          <table:table-cell table:formula="of:=([.F178]-[.C178]*[.C178])/([.A178]*[.A178])" office:value-type="float" office:value="0.0105381944444439" calcext:value-type="float">
            <text:p>0.010538194444444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-3.72069" calcext:value-type="float">
            <text:p>-3.72069</text:p>
          </table:table-cell>
          <table:table-cell office:value-type="float" office:value="0.00570816" calcext:value-type="float">
            <text:p>0.00570816</text:p>
          </table:table-cell>
          <table:table-cell office:value-type="float" office:value="0.954861" calcext:value-type="float">
            <text:p>0.954861</text:p>
          </table:table-cell>
          <table:table-cell office:value-type="float" office:value="13.8493" calcext:value-type="float">
            <text:p>13.8493</text:p>
          </table:table-cell>
          <table:table-cell office:value-type="float" office:value="0.912091" calcext:value-type="float">
            <text:p>0.912091</text:p>
          </table:table-cell>
          <table:table-cell office:value-type="float" office:value="192.117" calcext:value-type="float">
            <text:p>192.117</text:p>
          </table:table-cell>
          <table:table-cell office:value-type="float" office:value="0.833095" calcext:value-type="float">
            <text:p>0.833095</text:p>
          </table:table-cell>
          <table:table-cell office:value-type="float" office:value="0.350037" calcext:value-type="float">
            <text:p>0.350037</text:p>
          </table:table-cell>
          <table:table-cell table:formula="of:=900*[.G179]" office:value-type="float" office:value="820.8819" calcext:value-type="float">
            <text:p>820.8819</text:p>
          </table:table-cell>
          <table:table-cell table:formula="of:=([.F179]-[.C179]*[.C179])/([.A179]*[.A179])" office:value-type="float" office:value="0.00177960614197431" calcext:value-type="float">
            <text:p>0.001779606141974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7" calcext:value-type="float">
            <text:p>7</text:p>
          </table:table-cell>
          <table:table-cell office:value-type="float" office:value="-3.70875" calcext:value-type="float">
            <text:p>-3.70875</text:p>
          </table:table-cell>
          <table:table-cell office:value-type="float" office:value="0.0055006" calcext:value-type="float">
            <text:p>0.0055006</text:p>
          </table:table-cell>
          <table:table-cell office:value-type="float" office:value="0.954549" calcext:value-type="float">
            <text:p>0.954549</text:p>
          </table:table-cell>
          <table:table-cell office:value-type="float" office:value="13.7603" calcext:value-type="float">
            <text:p>13.7603</text:p>
          </table:table-cell>
          <table:table-cell office:value-type="float" office:value="0.911376" calcext:value-type="float">
            <text:p>0.911376</text:p>
          </table:table-cell>
          <table:table-cell office:value-type="float" office:value="189.647" calcext:value-type="float">
            <text:p>189.647</text:p>
          </table:table-cell>
          <table:table-cell office:value-type="float" office:value="0.831373" calcext:value-type="float">
            <text:p>0.831373</text:p>
          </table:table-cell>
          <table:table-cell office:value-type="float" office:value="0.21143" calcext:value-type="float">
            <text:p>0.21143</text:p>
          </table:table-cell>
          <table:table-cell table:formula="of:=900*[.G180]" office:value-type="float" office:value="820.2384" calcext:value-type="float">
            <text:p>820.2384</text:p>
          </table:table-cell>
          <table:table-cell table:formula="of:=([.F180]-[.C180]*[.C180])/([.A180]*[.A180])" office:value-type="float" office:value="0.00168933256172814" calcext:value-type="float">
            <text:p>0.001689332561728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8" calcext:value-type="float">
            <text:p>8</text:p>
          </table:table-cell>
          <table:table-cell office:value-type="float" office:value="-3.71698" calcext:value-type="float">
            <text:p>-3.71698</text:p>
          </table:table-cell>
          <table:table-cell office:value-type="float" office:value="0.00575692" calcext:value-type="float">
            <text:p>0.00575692</text:p>
          </table:table-cell>
          <table:table-cell office:value-type="float" office:value="0.956328" calcext:value-type="float">
            <text:p>0.956328</text:p>
          </table:table-cell>
          <table:table-cell office:value-type="float" office:value="13.8217" calcext:value-type="float">
            <text:p>13.8217</text:p>
          </table:table-cell>
          <table:table-cell office:value-type="float" office:value="0.914803" calcext:value-type="float">
            <text:p>0.914803</text:p>
          </table:table-cell>
          <table:table-cell office:value-type="float" office:value="191.354" calcext:value-type="float">
            <text:p>191.354</text:p>
          </table:table-cell>
          <table:table-cell office:value-type="float" office:value="0.837723" calcext:value-type="float">
            <text:p>0.837723</text:p>
          </table:table-cell>
          <table:table-cell office:value-type="float" office:value="0.218195" calcext:value-type="float">
            <text:p>0.218195</text:p>
          </table:table-cell>
          <table:table-cell table:formula="of:=900*[.G181]" office:value-type="float" office:value="823.3227" calcext:value-type="float">
            <text:p>823.3227</text:p>
          </table:table-cell>
          <table:table-cell table:formula="of:=([.F181]-[.C181]*[.C181])/([.A181]*[.A181])" office:value-type="float" office:value="0.00177767888888906" calcext:value-type="float">
            <text:p>0.001777678888889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9" calcext:value-type="float">
            <text:p>9</text:p>
          </table:table-cell>
          <table:table-cell office:value-type="float" office:value="-3.72207" calcext:value-type="float">
            <text:p>-3.72207</text:p>
          </table:table-cell>
          <table:table-cell office:value-type="float" office:value="0.00593431" calcext:value-type="float">
            <text:p>0.00593431</text:p>
          </table:table-cell>
          <table:table-cell office:value-type="float" office:value="0.957422" calcext:value-type="float">
            <text:p>0.957422</text:p>
          </table:table-cell>
          <table:table-cell office:value-type="float" office:value="13.8597" calcext:value-type="float">
            <text:p>13.8597</text:p>
          </table:table-cell>
          <table:table-cell office:value-type="float" office:value="0.91686" calcext:value-type="float">
            <text:p>0.91686</text:p>
          </table:table-cell>
          <table:table-cell office:value-type="float" office:value="192.418" calcext:value-type="float">
            <text:p>192.418</text:p>
          </table:table-cell>
          <table:table-cell office:value-type="float" office:value="0.841369" calcext:value-type="float">
            <text:p>0.841369</text:p>
          </table:table-cell>
          <table:table-cell office:value-type="float" office:value="0.199063" calcext:value-type="float">
            <text:p>0.199063</text:p>
          </table:table-cell>
          <table:table-cell table:formula="of:=900*[.G182]" office:value-type="float" office:value="825.174" calcext:value-type="float">
            <text:p>825.174</text:p>
          </table:table-cell>
          <table:table-cell table:formula="of:=([.F182]-[.C182]*[.C182])/([.A182]*[.A182])" office:value-type="float" office:value="0.00181941824074097" calcext:value-type="float">
            <text:p>0.001819418240741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office:value-type="float" office:value="-3.71886" calcext:value-type="float">
            <text:p>-3.71886</text:p>
          </table:table-cell>
          <table:table-cell office:value-type="float" office:value="0.00623466" calcext:value-type="float">
            <text:p>0.00623466</text:p>
          </table:table-cell>
          <table:table-cell office:value-type="float" office:value="0.956634" calcext:value-type="float">
            <text:p>0.956634</text:p>
          </table:table-cell>
          <table:table-cell office:value-type="float" office:value="13.8362" calcext:value-type="float">
            <text:p>13.8362</text:p>
          </table:table-cell>
          <table:table-cell office:value-type="float" office:value="0.915374" calcext:value-type="float">
            <text:p>0.915374</text:p>
          </table:table-cell>
          <table:table-cell office:value-type="float" office:value="191.782" calcext:value-type="float">
            <text:p>191.782</text:p>
          </table:table-cell>
          <table:table-cell office:value-type="float" office:value="0.838725" calcext:value-type="float">
            <text:p>0.838725</text:p>
          </table:table-cell>
          <table:table-cell office:value-type="float" office:value="0.212693" calcext:value-type="float">
            <text:p>0.212693</text:p>
          </table:table-cell>
          <table:table-cell table:formula="of:=900*[.G183]" office:value-type="float" office:value="823.8366" calcext:value-type="float">
            <text:p>823.8366</text:p>
          </table:table-cell>
          <table:table-cell table:formula="of:=([.F183]-[.C183]*[.C183])/([.A183]*[.A183])" office:value-type="float" office:value="0.00193836432098719" calcext:value-type="float">
            <text:p>0.001938364320987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1" calcext:value-type="float">
            <text:p>11</text:p>
          </table:table-cell>
          <table:table-cell office:value-type="float" office:value="-3.71877" calcext:value-type="float">
            <text:p>-3.71877</text:p>
          </table:table-cell>
          <table:table-cell office:value-type="float" office:value="0.00649895" calcext:value-type="float">
            <text:p>0.00649895</text:p>
          </table:table-cell>
          <table:table-cell office:value-type="float" office:value="0.956687" calcext:value-type="float">
            <text:p>0.956687</text:p>
          </table:table-cell>
          <table:table-cell office:value-type="float" office:value="13.8358" calcext:value-type="float">
            <text:p>13.8358</text:p>
          </table:table-cell>
          <table:table-cell office:value-type="float" office:value="0.915491" calcext:value-type="float">
            <text:p>0.915491</text:p>
          </table:table-cell>
          <table:table-cell office:value-type="float" office:value="191.785" calcext:value-type="float">
            <text:p>191.785</text:p>
          </table:table-cell>
          <table:table-cell office:value-type="float" office:value="0.838992" calcext:value-type="float">
            <text:p>0.838992</text:p>
          </table:table-cell>
          <table:table-cell office:value-type="float" office:value="0.198596" calcext:value-type="float">
            <text:p>0.198596</text:p>
          </table:table-cell>
          <table:table-cell table:formula="of:=900*[.G184]" office:value-type="float" office:value="823.9419" calcext:value-type="float">
            <text:p>823.9419</text:p>
          </table:table-cell>
          <table:table-cell table:formula="of:=([.F184]-[.C184]*[.C184])/([.A184]*[.A184])" office:value-type="float" office:value="0.00202150836419744" calcext:value-type="float">
            <text:p>0.002021508364197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-3.72096" calcext:value-type="float">
            <text:p>-3.72096</text:p>
          </table:table-cell>
          <table:table-cell office:value-type="float" office:value="0.00607675" calcext:value-type="float">
            <text:p>0.00607675</text:p>
          </table:table-cell>
          <table:table-cell office:value-type="float" office:value="0.95728" calcext:value-type="float">
            <text:p>0.95728</text:p>
          </table:table-cell>
          <table:table-cell office:value-type="float" office:value="13.8516" calcext:value-type="float">
            <text:p>13.8516</text:p>
          </table:table-cell>
          <table:table-cell office:value-type="float" office:value="0.916598" calcext:value-type="float">
            <text:p>0.916598</text:p>
          </table:table-cell>
          <table:table-cell office:value-type="float" office:value="192.201" calcext:value-type="float">
            <text:p>192.201</text:p>
          </table:table-cell>
          <table:table-cell office:value-type="float" office:value="0.840928" calcext:value-type="float">
            <text:p>0.840928</text:p>
          </table:table-cell>
          <table:table-cell office:value-type="float" office:value="0.189239" calcext:value-type="float">
            <text:p>0.189239</text:p>
          </table:table-cell>
          <table:table-cell table:formula="of:=900*[.G185]" office:value-type="float" office:value="824.9382" calcext:value-type="float">
            <text:p>824.9382</text:p>
          </table:table-cell>
          <table:table-cell table:formula="of:=([.F185]-[.C185]*[.C185])/([.A185]*[.A185])" office:value-type="float" office:value="0.00186934518518526" calcext:value-type="float">
            <text:p>0.001869345185185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3" calcext:value-type="float">
            <text:p>13</text:p>
          </table:table-cell>
          <table:table-cell office:value-type="float" office:value="-3.71935" calcext:value-type="float">
            <text:p>-3.71935</text:p>
          </table:table-cell>
          <table:table-cell office:value-type="float" office:value="0.00621266" calcext:value-type="float">
            <text:p>0.00621266</text:p>
          </table:table-cell>
          <table:table-cell office:value-type="float" office:value="0.956921" calcext:value-type="float">
            <text:p>0.956921</text:p>
          </table:table-cell>
          <table:table-cell office:value-type="float" office:value="13.8398" calcext:value-type="float">
            <text:p>13.8398</text:p>
          </table:table-cell>
          <table:table-cell office:value-type="float" office:value="0.91593" calcext:value-type="float">
            <text:p>0.91593</text:p>
          </table:table-cell>
          <table:table-cell office:value-type="float" office:value="191.882" calcext:value-type="float">
            <text:p>191.882</text:p>
          </table:table-cell>
          <table:table-cell office:value-type="float" office:value="0.83977" calcext:value-type="float">
            <text:p>0.83977</text:p>
          </table:table-cell>
          <table:table-cell office:value-type="float" office:value="0.200218" calcext:value-type="float">
            <text:p>0.200218</text:p>
          </table:table-cell>
          <table:table-cell table:formula="of:=900*[.G186]" office:value-type="float" office:value="824.337" calcext:value-type="float">
            <text:p>824.337</text:p>
          </table:table-cell>
          <table:table-cell table:formula="of:=([.F186]-[.C186]*[.C186])/([.A186]*[.A186])" office:value-type="float" office:value="0.00192456095679013" calcext:value-type="float">
            <text:p>0.00192456095679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4" calcext:value-type="float">
            <text:p>14</text:p>
          </table:table-cell>
          <table:table-cell office:value-type="float" office:value="-3.71787" calcext:value-type="float">
            <text:p>-3.71787</text:p>
          </table:table-cell>
          <table:table-cell office:value-type="float" office:value="0.0063417" calcext:value-type="float">
            <text:p>0.0063417</text:p>
          </table:table-cell>
          <table:table-cell office:value-type="float" office:value="0.956732" calcext:value-type="float">
            <text:p>0.956732</text:p>
          </table:table-cell>
          <table:table-cell office:value-type="float" office:value="13.8289" calcext:value-type="float">
            <text:p>13.8289</text:p>
          </table:table-cell>
          <table:table-cell office:value-type="float" office:value="0.915563" calcext:value-type="float">
            <text:p>0.915563</text:p>
          </table:table-cell>
          <table:table-cell office:value-type="float" office:value="191.586" calcext:value-type="float">
            <text:p>191.586</text:p>
          </table:table-cell>
          <table:table-cell office:value-type="float" office:value="0.839075" calcext:value-type="float">
            <text:p>0.839075</text:p>
          </table:table-cell>
          <table:table-cell office:value-type="float" office:value="0.198566" calcext:value-type="float">
            <text:p>0.198566</text:p>
          </table:table-cell>
          <table:table-cell table:formula="of:=900*[.G187]" office:value-type="float" office:value="824.0067" calcext:value-type="float">
            <text:p>824.0067</text:p>
          </table:table-cell>
          <table:table-cell table:formula="of:=([.F187]-[.C187]*[.C187])/([.A187]*[.A187])" office:value-type="float" office:value="0.00195761206790174" calcext:value-type="float">
            <text:p>0.001957612067902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3.71819" calcext:value-type="float">
            <text:p>-3.71819</text:p>
          </table:table-cell>
          <table:table-cell office:value-type="float" office:value="0.00628879" calcext:value-type="float">
            <text:p>0.00628879</text:p>
          </table:table-cell>
          <table:table-cell office:value-type="float" office:value="0.956748" calcext:value-type="float">
            <text:p>0.956748</text:p>
          </table:table-cell>
          <table:table-cell office:value-type="float" office:value="13.8312" calcext:value-type="float">
            <text:p>13.8312</text:p>
          </table:table-cell>
          <table:table-cell office:value-type="float" office:value="0.915596" calcext:value-type="float">
            <text:p>0.915596</text:p>
          </table:table-cell>
          <table:table-cell office:value-type="float" office:value="191.648" calcext:value-type="float">
            <text:p>191.648</text:p>
          </table:table-cell>
          <table:table-cell office:value-type="float" office:value="0.839144" calcext:value-type="float">
            <text:p>0.839144</text:p>
          </table:table-cell>
          <table:table-cell office:value-type="float" office:value="0.201768" calcext:value-type="float">
            <text:p>0.201768</text:p>
          </table:table-cell>
          <table:table-cell table:formula="of:=900*[.G188]" office:value-type="float" office:value="824.0364" calcext:value-type="float">
            <text:p>824.0364</text:p>
          </table:table-cell>
          <table:table-cell table:formula="of:=([.F188]-[.C188]*[.C188])/([.A188]*[.A188])" office:value-type="float" office:value="0.00193306293209937" calcext:value-type="float">
            <text:p>0.001933062932099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6" calcext:value-type="float">
            <text:p>16</text:p>
          </table:table-cell>
          <table:table-cell office:value-type="float" office:value="-3.71877" calcext:value-type="float">
            <text:p>-3.71877</text:p>
          </table:table-cell>
          <table:table-cell office:value-type="float" office:value="0.0063274" calcext:value-type="float">
            <text:p>0.0063274</text:p>
          </table:table-cell>
          <table:table-cell office:value-type="float" office:value="0.956895" calcext:value-type="float">
            <text:p>0.956895</text:p>
          </table:table-cell>
          <table:table-cell office:value-type="float" office:value="13.8356" calcext:value-type="float">
            <text:p>13.8356</text:p>
          </table:table-cell>
          <table:table-cell office:value-type="float" office:value="0.915876" calcext:value-type="float">
            <text:p>0.915876</text:p>
          </table:table-cell>
          <table:table-cell office:value-type="float" office:value="191.771" calcext:value-type="float">
            <text:p>191.771</text:p>
          </table:table-cell>
          <table:table-cell office:value-type="float" office:value="0.839651" calcext:value-type="float">
            <text:p>0.839651</text:p>
          </table:table-cell>
          <table:table-cell office:value-type="float" office:value="0.199942" calcext:value-type="float">
            <text:p>0.199942</text:p>
          </table:table-cell>
          <table:table-cell table:formula="of:=900*[.G189]" office:value-type="float" office:value="824.2884" calcext:value-type="float">
            <text:p>824.2884</text:p>
          </table:table-cell>
          <table:table-cell table:formula="of:=([.F189]-[.C189]*[.C189])/([.A189]*[.A189])" office:value-type="float" office:value="0.00195977996913531" calcext:value-type="float">
            <text:p>0.0019597799691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1.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-1.32444" calcext:value-type="float">
            <text:p>-1.32444</text:p>
          </table:table-cell>
          <table:table-cell office:value-type="float" office:value="0" calcext:value-type="float">
            <text:p>0</text:p>
          </table:table-cell>
          <table:table-cell office:value-type="float" office:value="0.233333" calcext:value-type="float">
            <text:p>0.233333</text:p>
          </table:table-cell>
          <table:table-cell office:value-type="float" office:value="1.75415" calcext:value-type="float">
            <text:p>1.75415</text:p>
          </table:table-cell>
          <table:table-cell office:value-type="float" office:value="0.0544444" calcext:value-type="float">
            <text:p>0.0544444</text:p>
          </table:table-cell>
          <table:table-cell office:value-type="float" office:value="3.07705" calcext:value-type="float">
            <text:p>3.07705</text:p>
          </table:table-cell>
          <table:table-cell office:value-type="float" office:value="0.0029642" calcext:value-type="float">
            <text:p>0.0029642</text:p>
          </table:table-cell>
          <table:table-cell office:value-type="float" office:value="2.56364" calcext:value-type="float">
            <text:p>2.56364</text:p>
          </table:table-cell>
          <table:table-cell table:formula="of:=900*[.G192]" office:value-type="float" office:value="48.99996" calcext:value-type="float">
            <text:p>48.99996</text:p>
          </table:table-cell>
          <table:table-cell table:formula="of:=([.F192]-[.C192]*[.C192])/([.A192]*[.A192])" office:value-type="float" office:value="0.00000240620498613783" calcext:value-type="float">
            <text:p>2.40620498613783E-06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-2.31556" calcext:value-type="float">
            <text:p>-2.31556</text:p>
          </table:table-cell>
          <table:table-cell office:value-type="float" office:value="0.0735012" calcext:value-type="float">
            <text:p>0.0735012</text:p>
          </table:table-cell>
          <table:table-cell office:value-type="float" office:value="0.438889" calcext:value-type="float">
            <text:p>0.438889</text:p>
          </table:table-cell>
          <table:table-cell office:value-type="float" office:value="5.4353" calcext:value-type="float">
            <text:p>5.4353</text:p>
          </table:table-cell>
          <table:table-cell office:value-type="float" office:value="0.19784" calcext:value-type="float">
            <text:p>0.19784</text:p>
          </table:table-cell>
          <table:table-cell office:value-type="float" office:value="31.1189" calcext:value-type="float">
            <text:p>31.1189</text:p>
          </table:table-cell>
          <table:table-cell office:value-type="float" office:value="0.0431594" calcext:value-type="float">
            <text:p>0.0431594</text:p>
          </table:table-cell>
          <table:table-cell office:value-type="float" office:value="5.4932" calcext:value-type="float">
            <text:p>5.4932</text:p>
          </table:table-cell>
          <table:table-cell table:formula="of:=900*[.G193]" office:value-type="float" office:value="178.056" calcext:value-type="float">
            <text:p>178.056</text:p>
          </table:table-cell>
          <table:table-cell table:formula="of:=([.F193]-[.C193]*[.C193])/([.A193]*[.A193])" office:value-type="float" office:value="0.0203550931855955" calcext:value-type="float">
            <text:p>0.020355093185596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-3.03333" calcext:value-type="float">
            <text:p>-3.03333</text:p>
          </table:table-cell>
          <table:table-cell office:value-type="float" office:value="0.0474222" calcext:value-type="float">
            <text:p>0.0474222</text:p>
          </table:table-cell>
          <table:table-cell office:value-type="float" office:value="0.727778" calcext:value-type="float">
            <text:p>0.727778</text:p>
          </table:table-cell>
          <table:table-cell office:value-type="float" office:value="9.24853" calcext:value-type="float">
            <text:p>9.24853</text:p>
          </table:table-cell>
          <table:table-cell office:value-type="float" office:value="0.533859" calcext:value-type="float">
            <text:p>0.533859</text:p>
          </table:table-cell>
          <table:table-cell office:value-type="float" office:value="87.3116" calcext:value-type="float">
            <text:p>87.3116</text:p>
          </table:table-cell>
          <table:table-cell office:value-type="float" office:value="0.294033" calcext:value-type="float">
            <text:p>0.294033</text:p>
          </table:table-cell>
          <table:table-cell office:value-type="float" office:value="6.67216" calcext:value-type="float">
            <text:p>6.67216</text:p>
          </table:table-cell>
          <table:table-cell table:formula="of:=900*[.G194]" office:value-type="float" office:value="480.4731" calcext:value-type="float">
            <text:p>480.4731</text:p>
          </table:table-cell>
          <table:table-cell table:formula="of:=([.F194]-[.C194]*[.C194])/([.A194]*[.A194])" office:value-type="float" office:value="0.0131410280055404" calcext:value-type="float">
            <text:p>0.013141028005541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-3.56222" calcext:value-type="float">
            <text:p>-3.56222</text:p>
          </table:table-cell>
          <table:table-cell office:value-type="float" office:value="0.00378765" calcext:value-type="float">
            <text:p>0.00378765</text:p>
          </table:table-cell>
          <table:table-cell office:value-type="float" office:value="0.9225" calcext:value-type="float">
            <text:p>0.9225</text:p>
          </table:table-cell>
          <table:table-cell office:value-type="float" office:value="12.6932" calcext:value-type="float">
            <text:p>12.6932</text:p>
          </table:table-cell>
          <table:table-cell office:value-type="float" office:value="0.851394" calcext:value-type="float">
            <text:p>0.851394</text:p>
          </table:table-cell>
          <table:table-cell office:value-type="float" office:value="161.31" calcext:value-type="float">
            <text:p>161.31</text:p>
          </table:table-cell>
          <table:table-cell office:value-type="float" office:value="0.726195" calcext:value-type="float">
            <text:p>0.726195</text:p>
          </table:table-cell>
          <table:table-cell office:value-type="float" office:value="0.838701" calcext:value-type="float">
            <text:p>0.838701</text:p>
          </table:table-cell>
          <table:table-cell table:formula="of:=900*[.G195]" office:value-type="float" office:value="766.2546" calcext:value-type="float">
            <text:p>766.2546</text:p>
          </table:table-cell>
          <table:table-cell table:formula="of:=([.F195]-[.C195]*[.C195])/([.A195]*[.A195])" office:value-type="float" office:value="0.00104949351800571" calcext:value-type="float">
            <text:p>0.001049493518006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-3.58889" calcext:value-type="float">
            <text:p>-3.58889</text:p>
          </table:table-cell>
          <table:table-cell office:value-type="float" office:value="0.0107309" calcext:value-type="float">
            <text:p>0.0107309</text:p>
          </table:table-cell>
          <table:table-cell office:value-type="float" office:value="0.935556" calcext:value-type="float">
            <text:p>0.935556</text:p>
          </table:table-cell>
          <table:table-cell office:value-type="float" office:value="12.8909" calcext:value-type="float">
            <text:p>12.8909</text:p>
          </table:table-cell>
          <table:table-cell office:value-type="float" office:value="0.875661" calcext:value-type="float">
            <text:p>0.875661</text:p>
          </table:table-cell>
          <table:table-cell office:value-type="float" office:value="166.733" calcext:value-type="float">
            <text:p>166.733</text:p>
          </table:table-cell>
          <table:table-cell office:value-type="float" office:value="0.768179" calcext:value-type="float">
            <text:p>0.768179</text:p>
          </table:table-cell>
          <table:table-cell office:value-type="float" office:value="0.354211" calcext:value-type="float">
            <text:p>0.354211</text:p>
          </table:table-cell>
          <table:table-cell table:formula="of:=900*[.G196]" office:value-type="float" office:value="788.0949" calcext:value-type="float">
            <text:p>788.0949</text:p>
          </table:table-cell>
          <table:table-cell table:formula="of:=([.F196]-[.C196]*[.C196])/([.A196]*[.A196])" office:value-type="float" office:value="0.00298298279778382" calcext:value-type="float">
            <text:p>0.002982982797784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" calcext:value-type="float">
            <text:p>5</text:p>
          </table:table-cell>
          <table:table-cell office:value-type="float" office:value="-3.62833" calcext:value-type="float">
            <text:p>-3.62833</text:p>
          </table:table-cell>
          <table:table-cell office:value-type="float" office:value="0.00700463" calcext:value-type="float">
            <text:p>0.00700463</text:p>
          </table:table-cell>
          <table:table-cell office:value-type="float" office:value="0.942431" calcext:value-type="float">
            <text:p>0.942431</text:p>
          </table:table-cell>
          <table:table-cell office:value-type="float" office:value="13.1718" calcext:value-type="float">
            <text:p>13.1718</text:p>
          </table:table-cell>
          <table:table-cell office:value-type="float" office:value="0.888359" calcext:value-type="float">
            <text:p>0.888359</text:p>
          </table:table-cell>
          <table:table-cell office:value-type="float" office:value="173.858" calcext:value-type="float">
            <text:p>173.858</text:p>
          </table:table-cell>
          <table:table-cell office:value-type="float" office:value="0.789829" calcext:value-type="float">
            <text:p>0.789829</text:p>
          </table:table-cell>
          <table:table-cell office:value-type="float" office:value="0.356221" calcext:value-type="float">
            <text:p>0.356221</text:p>
          </table:table-cell>
          <table:table-cell table:formula="of:=900*[.G197]" office:value-type="float" office:value="799.5231" calcext:value-type="float">
            <text:p>799.5231</text:p>
          </table:table-cell>
          <table:table-cell table:formula="of:=([.F197]-[.C197]*[.C197])/([.A197]*[.A197])" office:value-type="float" office:value="0.0019449892243763" calcext:value-type="float">
            <text:p>0.001944989224376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-3.62889" calcext:value-type="float">
            <text:p>-3.62889</text:p>
          </table:table-cell>
          <table:table-cell office:value-type="float" office:value="0.00931358" calcext:value-type="float">
            <text:p>0.00931358</text:p>
          </table:table-cell>
          <table:table-cell office:value-type="float" office:value="0.940799" calcext:value-type="float">
            <text:p>0.940799</text:p>
          </table:table-cell>
          <table:table-cell office:value-type="float" office:value="13.1781" calcext:value-type="float">
            <text:p>13.1781</text:p>
          </table:table-cell>
          <table:table-cell office:value-type="float" office:value="0.885454" calcext:value-type="float">
            <text:p>0.885454</text:p>
          </table:table-cell>
          <table:table-cell office:value-type="float" office:value="174.156" calcext:value-type="float">
            <text:p>174.156</text:p>
          </table:table-cell>
          <table:table-cell office:value-type="float" office:value="0.785267" calcext:value-type="float">
            <text:p>0.785267</text:p>
          </table:table-cell>
          <table:table-cell office:value-type="float" office:value="0.312726" calcext:value-type="float">
            <text:p>0.312726</text:p>
          </table:table-cell>
          <table:table-cell table:formula="of:=900*[.G198]" office:value-type="float" office:value="796.9086" calcext:value-type="float">
            <text:p>796.9086</text:p>
          </table:table-cell>
          <table:table-cell table:formula="of:=([.F198]-[.C198]*[.C198])/([.A198]*[.A198])" office:value-type="float" office:value="0.00256436783933521" calcext:value-type="float">
            <text:p>0.002564367839335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7" calcext:value-type="float">
            <text:p>7</text:p>
          </table:table-cell>
          <table:table-cell office:value-type="float" office:value="-3.64465" calcext:value-type="float">
            <text:p>-3.64465</text:p>
          </table:table-cell>
          <table:table-cell office:value-type="float" office:value="0.0106203" calcext:value-type="float">
            <text:p>0.0106203</text:p>
          </table:table-cell>
          <table:table-cell office:value-type="float" office:value="0.944965" calcext:value-type="float">
            <text:p>0.944965</text:p>
          </table:table-cell>
          <table:table-cell office:value-type="float" office:value="13.2941" calcext:value-type="float">
            <text:p>13.2941</text:p>
          </table:table-cell>
          <table:table-cell office:value-type="float" office:value="0.893288" calcext:value-type="float">
            <text:p>0.893288</text:p>
          </table:table-cell>
          <table:table-cell office:value-type="float" office:value="177.292" calcext:value-type="float">
            <text:p>177.292</text:p>
          </table:table-cell>
          <table:table-cell office:value-type="float" office:value="0.799127" calcext:value-type="float">
            <text:p>0.799127</text:p>
          </table:table-cell>
          <table:table-cell office:value-type="float" office:value="0.21802" calcext:value-type="float">
            <text:p>0.21802</text:p>
          </table:table-cell>
          <table:table-cell table:formula="of:=900*[.G199]" office:value-type="float" office:value="803.9592" calcext:value-type="float">
            <text:p>803.9592</text:p>
          </table:table-cell>
          <table:table-cell table:formula="of:=([.F199]-[.C199]*[.C199])/([.A199]*[.A199])" office:value-type="float" office:value="0.00294359487534662" calcext:value-type="float">
            <text:p>0.002943594875347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8" calcext:value-type="float">
            <text:p>8</text:p>
          </table:table-cell>
          <table:table-cell office:value-type="float" office:value="-3.62455" calcext:value-type="float">
            <text:p>-3.62455</text:p>
          </table:table-cell>
          <table:table-cell office:value-type="float" office:value="0.00874891" calcext:value-type="float">
            <text:p>0.00874891</text:p>
          </table:table-cell>
          <table:table-cell office:value-type="float" office:value="0.93921" calcext:value-type="float">
            <text:p>0.93921</text:p>
          </table:table-cell>
          <table:table-cell office:value-type="float" office:value="13.1461" calcext:value-type="float">
            <text:p>13.1461</text:p>
          </table:table-cell>
          <table:table-cell office:value-type="float" office:value="0.882502" calcext:value-type="float">
            <text:p>0.882502</text:p>
          </table:table-cell>
          <table:table-cell office:value-type="float" office:value="173.277" calcext:value-type="float">
            <text:p>173.277</text:p>
          </table:table-cell>
          <table:table-cell office:value-type="float" office:value="0.78016" calcext:value-type="float">
            <text:p>0.78016</text:p>
          </table:table-cell>
          <table:table-cell office:value-type="float" office:value="0.354838" calcext:value-type="float">
            <text:p>0.354838</text:p>
          </table:table-cell>
          <table:table-cell table:formula="of:=900*[.G200]" office:value-type="float" office:value="794.2518" calcext:value-type="float">
            <text:p>794.2518</text:p>
          </table:table-cell>
          <table:table-cell table:formula="of:=([.F200]-[.C200]*[.C200])/([.A200]*[.A200])" office:value-type="float" office:value="0.00242030401662043" calcext:value-type="float">
            <text:p>0.00242030401662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9" calcext:value-type="float">
            <text:p>9</text:p>
          </table:table-cell>
          <table:table-cell office:value-type="float" office:value="-3.61064" calcext:value-type="float">
            <text:p>-3.61064</text:p>
          </table:table-cell>
          <table:table-cell office:value-type="float" office:value="0.0094048" calcext:value-type="float">
            <text:p>0.0094048</text:p>
          </table:table-cell>
          <table:table-cell office:value-type="float" office:value="0.936602" calcext:value-type="float">
            <text:p>0.936602</text:p>
          </table:table-cell>
          <table:table-cell office:value-type="float" office:value="13.0461" calcext:value-type="float">
            <text:p>13.0461</text:p>
          </table:table-cell>
          <table:table-cell office:value-type="float" office:value="0.877637" calcext:value-type="float">
            <text:p>0.877637</text:p>
          </table:table-cell>
          <table:table-cell office:value-type="float" office:value="170.69" calcext:value-type="float">
            <text:p>170.69</text:p>
          </table:table-cell>
          <table:table-cell office:value-type="float" office:value="0.771684" calcext:value-type="float">
            <text:p>0.771684</text:p>
          </table:table-cell>
          <table:table-cell office:value-type="float" office:value="0.340492" calcext:value-type="float">
            <text:p>0.340492</text:p>
          </table:table-cell>
          <table:table-cell table:formula="of:=900*[.G201]" office:value-type="float" office:value="789.8733" calcext:value-type="float">
            <text:p>789.8733</text:p>
          </table:table-cell>
          <table:table-cell table:formula="of:=([.F201]-[.C201]*[.C201])/([.A201]*[.A201])" office:value-type="float" office:value="0.00259800288088581" calcext:value-type="float">
            <text:p>0.002598002880886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office:value-type="float" office:value="-3.61811" calcext:value-type="float">
            <text:p>-3.61811</text:p>
          </table:table-cell>
          <table:table-cell office:value-type="float" office:value="0.00897859" calcext:value-type="float">
            <text:p>0.00897859</text:p>
          </table:table-cell>
          <table:table-cell office:value-type="float" office:value="0.937941" calcext:value-type="float">
            <text:p>0.937941</text:p>
          </table:table-cell>
          <table:table-cell office:value-type="float" office:value="13.0997" calcext:value-type="float">
            <text:p>13.0997</text:p>
          </table:table-cell>
          <table:table-cell office:value-type="float" office:value="0.880184" calcext:value-type="float">
            <text:p>0.880184</text:p>
          </table:table-cell>
          <table:table-cell office:value-type="float" office:value="172.068" calcext:value-type="float">
            <text:p>172.068</text:p>
          </table:table-cell>
          <table:table-cell office:value-type="float" office:value="0.776267" calcext:value-type="float">
            <text:p>0.776267</text:p>
          </table:table-cell>
          <table:table-cell office:value-type="float" office:value="0.363551" calcext:value-type="float">
            <text:p>0.363551</text:p>
          </table:table-cell>
          <table:table-cell table:formula="of:=900*[.G202]" office:value-type="float" office:value="792.1656" calcext:value-type="float">
            <text:p>792.1656</text:p>
          </table:table-cell>
          <table:table-cell table:formula="of:=([.F202]-[.C202]*[.C202])/([.A202]*[.A202])" office:value-type="float" office:value="0.0024875423545706" calcext:value-type="float">
            <text:p>0.002487542354571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1" calcext:value-type="float">
            <text:p>11</text:p>
          </table:table-cell>
          <table:table-cell office:value-type="float" office:value="-3.61164" calcext:value-type="float">
            <text:p>-3.61164</text:p>
          </table:table-cell>
          <table:table-cell office:value-type="float" office:value="0.00912376" calcext:value-type="float">
            <text:p>0.00912376</text:p>
          </table:table-cell>
          <table:table-cell office:value-type="float" office:value="0.937467" calcext:value-type="float">
            <text:p>0.937467</text:p>
          </table:table-cell>
          <table:table-cell office:value-type="float" office:value="13.0531" calcext:value-type="float">
            <text:p>13.0531</text:p>
          </table:table-cell>
          <table:table-cell office:value-type="float" office:value="0.879241" calcext:value-type="float">
            <text:p>0.879241</text:p>
          </table:table-cell>
          <table:table-cell office:value-type="float" office:value="170.854" calcext:value-type="float">
            <text:p>170.854</text:p>
          </table:table-cell>
          <table:table-cell office:value-type="float" office:value="0.774431" calcext:value-type="float">
            <text:p>0.774431</text:p>
          </table:table-cell>
          <table:table-cell office:value-type="float" office:value="0.341496" calcext:value-type="float">
            <text:p>0.341496</text:p>
          </table:table-cell>
          <table:table-cell table:formula="of:=900*[.G203]" office:value-type="float" office:value="791.3169" calcext:value-type="float">
            <text:p>791.3169</text:p>
          </table:table-cell>
          <table:table-cell table:formula="of:=([.F203]-[.C203]*[.C203])/([.A203]*[.A203])" office:value-type="float" office:value="0.00253642947368433" calcext:value-type="float">
            <text:p>0.002536429473684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3.61713" calcext:value-type="float">
            <text:p>-3.61713</text:p>
          </table:table-cell>
          <table:table-cell office:value-type="float" office:value="0.00911839" calcext:value-type="float">
            <text:p>0.00911839</text:p>
          </table:table-cell>
          <table:table-cell office:value-type="float" office:value="0.937883" calcext:value-type="float">
            <text:p>0.937883</text:p>
          </table:table-cell>
          <table:table-cell office:value-type="float" office:value="13.0927" calcext:value-type="float">
            <text:p>13.0927</text:p>
          </table:table-cell>
          <table:table-cell office:value-type="float" office:value="0.880046" calcext:value-type="float">
            <text:p>0.880046</text:p>
          </table:table-cell>
          <table:table-cell office:value-type="float" office:value="171.894" calcext:value-type="float">
            <text:p>171.894</text:p>
          </table:table-cell>
          <table:table-cell office:value-type="float" office:value="0.775935" calcext:value-type="float">
            <text:p>0.775935</text:p>
          </table:table-cell>
          <table:table-cell office:value-type="float" office:value="0.361929" calcext:value-type="float">
            <text:p>0.361929</text:p>
          </table:table-cell>
          <table:table-cell table:formula="of:=900*[.G204]" office:value-type="float" office:value="792.0414" calcext:value-type="float">
            <text:p>792.0414</text:p>
          </table:table-cell>
          <table:table-cell table:formula="of:=([.F204]-[.C204]*[.C204])/([.A204]*[.A204])" office:value-type="float" office:value="0.00251262135734118" calcext:value-type="float">
            <text:p>0.002512621357341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3.62101" calcext:value-type="float">
            <text:p>-3.62101</text:p>
          </table:table-cell>
          <table:table-cell office:value-type="float" office:value="0.00874063" calcext:value-type="float">
            <text:p>0.00874063</text:p>
          </table:table-cell>
          <table:table-cell office:value-type="float" office:value="0.938719" calcext:value-type="float">
            <text:p>0.938719</text:p>
          </table:table-cell>
          <table:table-cell office:value-type="float" office:value="13.1205" calcext:value-type="float">
            <text:p>13.1205</text:p>
          </table:table-cell>
          <table:table-cell office:value-type="float" office:value="0.881596" calcext:value-type="float">
            <text:p>0.881596</text:p>
          </table:table-cell>
          <table:table-cell office:value-type="float" office:value="172.603" calcext:value-type="float">
            <text:p>172.603</text:p>
          </table:table-cell>
          <table:table-cell office:value-type="float" office:value="0.778602" calcext:value-type="float">
            <text:p>0.778602</text:p>
          </table:table-cell>
          <table:table-cell office:value-type="float" office:value="0.362844" calcext:value-type="float">
            <text:p>0.362844</text:p>
          </table:table-cell>
          <table:table-cell table:formula="of:=900*[.G205]" office:value-type="float" office:value="793.4364" calcext:value-type="float">
            <text:p>793.4364</text:p>
          </table:table-cell>
          <table:table-cell table:formula="of:=([.F205]-[.C205]*[.C205])/([.A205]*[.A205])" office:value-type="float" office:value="0.00243395565096922" calcext:value-type="float">
            <text:p>0.002433955650969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3.61813" calcext:value-type="float">
            <text:p>-3.61813</text:p>
          </table:table-cell>
          <table:table-cell office:value-type="float" office:value="0.00896667" calcext:value-type="float">
            <text:p>0.00896667</text:p>
          </table:table-cell>
          <table:table-cell office:value-type="float" office:value="0.938065" calcext:value-type="float">
            <text:p>0.938065</text:p>
          </table:table-cell>
          <table:table-cell office:value-type="float" office:value="13.0999" calcext:value-type="float">
            <text:p>13.0999</text:p>
          </table:table-cell>
          <table:table-cell office:value-type="float" office:value="0.880397" calcext:value-type="float">
            <text:p>0.880397</text:p>
          </table:table-cell>
          <table:table-cell office:value-type="float" office:value="172.072" calcext:value-type="float">
            <text:p>172.072</text:p>
          </table:table-cell>
          <table:table-cell office:value-type="float" office:value="0.77658" calcext:value-type="float">
            <text:p>0.77658</text:p>
          </table:table-cell>
          <table:table-cell office:value-type="float" office:value="0.368566" calcext:value-type="float">
            <text:p>0.368566</text:p>
          </table:table-cell>
          <table:table-cell table:formula="of:=900*[.G206]" office:value-type="float" office:value="792.3573" calcext:value-type="float">
            <text:p>792.3573</text:p>
          </table:table-cell>
          <table:table-cell table:formula="of:=([.F206]-[.C206]*[.C206])/([.A206]*[.A206])" office:value-type="float" office:value="0.00250285404432161" calcext:value-type="float">
            <text:p>0.002502854044322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3.61903" calcext:value-type="float">
            <text:p>-3.61903</text:p>
          </table:table-cell>
          <table:table-cell office:value-type="float" office:value="0.0091356" calcext:value-type="float">
            <text:p>0.0091356</text:p>
          </table:table-cell>
          <table:table-cell office:value-type="float" office:value="0.938378" calcext:value-type="float">
            <text:p>0.938378</text:p>
          </table:table-cell>
          <table:table-cell office:value-type="float" office:value="13.1065" calcext:value-type="float">
            <text:p>13.1065</text:p>
          </table:table-cell>
          <table:table-cell office:value-type="float" office:value="0.880971" calcext:value-type="float">
            <text:p>0.880971</text:p>
          </table:table-cell>
          <table:table-cell office:value-type="float" office:value="172.256" calcext:value-type="float">
            <text:p>172.256</text:p>
          </table:table-cell>
          <table:table-cell office:value-type="float" office:value="0.777553" calcext:value-type="float">
            <text:p>0.777553</text:p>
          </table:table-cell>
          <table:table-cell office:value-type="float" office:value="0.354474" calcext:value-type="float">
            <text:p>0.354474</text:p>
          </table:table-cell>
          <table:table-cell table:formula="of:=900*[.G207]" office:value-type="float" office:value="792.8739" calcext:value-type="float">
            <text:p>792.8739</text:p>
          </table:table-cell>
          <table:table-cell table:formula="of:=([.F207]-[.C207]*[.C207])/([.A207]*[.A207])" office:value-type="float" office:value="0.00252683077562338" calcext:value-type="float">
            <text:p>0.002526830775623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6" calcext:value-type="float">
            <text:p>16</text:p>
          </table:table-cell>
          <table:table-cell office:value-type="float" office:value="-3.62001" calcext:value-type="float">
            <text:p>-3.62001</text:p>
          </table:table-cell>
          <table:table-cell office:value-type="float" office:value="0.00898159" calcext:value-type="float">
            <text:p>0.00898159</text:p>
          </table:table-cell>
          <table:table-cell office:value-type="float" office:value="0.9385" calcext:value-type="float">
            <text:p>0.9385</text:p>
          </table:table-cell>
          <table:table-cell office:value-type="float" office:value="13.1135" calcext:value-type="float">
            <text:p>13.1135</text:p>
          </table:table-cell>
          <table:table-cell office:value-type="float" office:value="0.881193" calcext:value-type="float">
            <text:p>0.881193</text:p>
          </table:table-cell>
          <table:table-cell office:value-type="float" office:value="172.43" calcext:value-type="float">
            <text:p>172.43</text:p>
          </table:table-cell>
          <table:table-cell office:value-type="float" office:value="0.777923" calcext:value-type="float">
            <text:p>0.777923</text:p>
          </table:table-cell>
          <table:table-cell office:value-type="float" office:value="0.35989" calcext:value-type="float">
            <text:p>0.35989</text:p>
          </table:table-cell>
          <table:table-cell table:formula="of:=900*[.G208]" office:value-type="float" office:value="793.0737" calcext:value-type="float">
            <text:p>793.0737</text:p>
          </table:table-cell>
          <table:table-cell table:formula="of:=([.F208]-[.C208]*[.C208])/([.A208]*[.A208])" office:value-type="float" office:value="0.0025007201939057" calcext:value-type="float">
            <text:p>0.0025007201939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.33333" calcext:value-type="float">
            <text:p>-1.33333</text:p>
          </table:table-cell>
          <table:table-cell office:value-type="float" office:value="0" calcext:value-type="float">
            <text:p>0</text:p>
          </table:table-cell>
          <table:table-cell office:value-type="float" office:value="0.188889" calcext:value-type="float">
            <text:p>0.188889</text:p>
          </table:table-cell>
          <table:table-cell office:value-type="float" office:value="1.77778" calcext:value-type="float">
            <text:p>1.77778</text:p>
          </table:table-cell>
          <table:table-cell office:value-type="float" office:value="0.035679" calcext:value-type="float">
            <text:p>0.035679</text:p>
          </table:table-cell>
          <table:table-cell office:value-type="float" office:value="3.16049" calcext:value-type="float">
            <text:p>3.16049</text:p>
          </table:table-cell>
          <table:table-cell office:value-type="float" office:value="0.00127299" calcext:value-type="float">
            <text:p>0.00127299</text:p>
          </table:table-cell>
          <table:table-cell office:value-type="float" office:value="0.252935" calcext:value-type="float">
            <text:p>0.252935</text:p>
          </table:table-cell>
          <table:table-cell table:formula="of:=900*[.G211]" office:value-type="float" office:value="32.1111" calcext:value-type="float">
            <text:p>32.1111</text:p>
          </table:table-cell>
          <table:table-cell table:formula="of:=([.F211]-[.C211]*[.C211])/([.A211]*[.A211])" office:value-type="float" office:value="0.00000277777499990695" calcext:value-type="float">
            <text:p>2.77777499990695E-0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.29333" calcext:value-type="float">
            <text:p>-2.29333</text:p>
          </table:table-cell>
          <table:table-cell office:value-type="float" office:value="0.0285235" calcext:value-type="float">
            <text:p>0.0285235</text:p>
          </table:table-cell>
          <table:table-cell office:value-type="float" office:value="0.223333" calcext:value-type="float">
            <text:p>0.223333</text:p>
          </table:table-cell>
          <table:table-cell office:value-type="float" office:value="5.2879" calcext:value-type="float">
            <text:p>5.2879</text:p>
          </table:table-cell>
          <table:table-cell office:value-type="float" office:value="0.0513901" calcext:value-type="float">
            <text:p>0.0513901</text:p>
          </table:table-cell>
          <table:table-cell office:value-type="float" office:value="28.562" calcext:value-type="float">
            <text:p>28.562</text:p>
          </table:table-cell>
          <table:table-cell office:value-type="float" office:value="0.00294267" calcext:value-type="float">
            <text:p>0.00294267</text:p>
          </table:table-cell>
          <table:table-cell office:value-type="float" office:value="11.7041" calcext:value-type="float">
            <text:p>11.7041</text:p>
          </table:table-cell>
          <table:table-cell table:formula="of:=900*[.G212]" office:value-type="float" office:value="46.25109" calcext:value-type="float">
            <text:p>46.25109</text:p>
          </table:table-cell>
          <table:table-cell table:formula="of:=([.F212]-[.C212]*[.C212])/([.A212]*[.A212])" office:value-type="float" office:value="0.0071343777749997" calcext:value-type="float">
            <text:p>0.007134377775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2.71333" calcext:value-type="float">
            <text:p>-2.71333</text:p>
          </table:table-cell>
          <table:table-cell office:value-type="float" office:value="0.0159358" calcext:value-type="float">
            <text:p>0.0159358</text:p>
          </table:table-cell>
          <table:table-cell office:value-type="float" office:value="0.401111" calcext:value-type="float">
            <text:p>0.401111</text:p>
          </table:table-cell>
          <table:table-cell office:value-type="float" office:value="7.37811" calcext:value-type="float">
            <text:p>7.37811</text:p>
          </table:table-cell>
          <table:table-cell office:value-type="float" office:value="0.16496" calcext:value-type="float">
            <text:p>0.16496</text:p>
          </table:table-cell>
          <table:table-cell office:value-type="float" office:value="54.9095" calcext:value-type="float">
            <text:p>54.9095</text:p>
          </table:table-cell>
          <table:table-cell office:value-type="float" office:value="0.0300054" calcext:value-type="float">
            <text:p>0.0300054</text:p>
          </table:table-cell>
          <table:table-cell office:value-type="float" office:value="31.0209" calcext:value-type="float">
            <text:p>31.0209</text:p>
          </table:table-cell>
          <table:table-cell table:formula="of:=900*[.G213]" office:value-type="float" office:value="148.464" calcext:value-type="float">
            <text:p>148.464</text:p>
          </table:table-cell>
          <table:table-cell table:formula="of:=([.F213]-[.C213]*[.C213])/([.A213]*[.A213])" office:value-type="float" office:value="0.00398757777500003" calcext:value-type="float">
            <text:p>0.003987577775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3.07778" calcext:value-type="float">
            <text:p>-3.07778</text:p>
          </table:table-cell>
          <table:table-cell office:value-type="float" office:value="0.00169383" calcext:value-type="float">
            <text:p>0.00169383</text:p>
          </table:table-cell>
          <table:table-cell office:value-type="float" office:value="0.643333" calcext:value-type="float">
            <text:p>0.643333</text:p>
          </table:table-cell>
          <table:table-cell office:value-type="float" office:value="9.47441" calcext:value-type="float">
            <text:p>9.47441</text:p>
          </table:table-cell>
          <table:table-cell office:value-type="float" office:value="0.415295" calcext:value-type="float">
            <text:p>0.415295</text:p>
          </table:table-cell>
          <table:table-cell office:value-type="float" office:value="89.8284" calcext:value-type="float">
            <text:p>89.8284</text:p>
          </table:table-cell>
          <table:table-cell office:value-type="float" office:value="0.174784" calcext:value-type="float">
            <text:p>0.174784</text:p>
          </table:table-cell>
          <table:table-cell office:value-type="float" office:value="15.9002" calcext:value-type="float">
            <text:p>15.9002</text:p>
          </table:table-cell>
          <table:table-cell table:formula="of:=900*[.G214]" office:value-type="float" office:value="373.7655" calcext:value-type="float">
            <text:p>373.7655</text:p>
          </table:table-cell>
          <table:table-cell table:formula="of:=([.F214]-[.C214]*[.C214])/([.A214]*[.A214])" office:value-type="float" office:value="0.000420067899999932" calcext:value-type="float">
            <text:p>0.0004200679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3.39611" calcext:value-type="float">
            <text:p>-3.39611</text:p>
          </table:table-cell>
          <table:table-cell office:value-type="float" office:value="0.0342565" calcext:value-type="float">
            <text:p>0.0342565</text:p>
          </table:table-cell>
          <table:table-cell office:value-type="float" office:value="0.881111" calcext:value-type="float">
            <text:p>0.881111</text:p>
          </table:table-cell>
          <table:table-cell office:value-type="float" office:value="11.5678" calcext:value-type="float">
            <text:p>11.5678</text:p>
          </table:table-cell>
          <table:table-cell office:value-type="float" office:value="0.78044" calcext:value-type="float">
            <text:p>0.78044</text:p>
          </table:table-cell>
          <table:table-cell office:value-type="float" office:value="135.346" calcext:value-type="float">
            <text:p>135.346</text:p>
          </table:table-cell>
          <table:table-cell office:value-type="float" office:value="0.620953" calcext:value-type="float">
            <text:p>0.620953</text:p>
          </table:table-cell>
          <table:table-cell office:value-type="float" office:value="0.938365" calcext:value-type="float">
            <text:p>0.938365</text:p>
          </table:table-cell>
          <table:table-cell table:formula="of:=900*[.G215]" office:value-type="float" office:value="702.396" calcext:value-type="float">
            <text:p>702.396</text:p>
          </table:table-cell>
          <table:table-cell table:formula="of:=([.F215]-[.C215]*[.C215])/([.A215]*[.A215])" office:value-type="float" office:value="0.00855921697499973" calcext:value-type="float">
            <text:p>0.008559216975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.43167" calcext:value-type="float">
            <text:p>-3.43167</text:p>
          </table:table-cell>
          <table:table-cell office:value-type="float" office:value="0.00899722" calcext:value-type="float">
            <text:p>0.00899722</text:p>
          </table:table-cell>
          <table:table-cell office:value-type="float" office:value="0.901875" calcext:value-type="float">
            <text:p>0.901875</text:p>
          </table:table-cell>
          <table:table-cell office:value-type="float" office:value="11.7853" calcext:value-type="float">
            <text:p>11.7853</text:p>
          </table:table-cell>
          <table:table-cell office:value-type="float" office:value="0.81378" calcext:value-type="float">
            <text:p>0.81378</text:p>
          </table:table-cell>
          <table:table-cell office:value-type="float" office:value="139.319" calcext:value-type="float">
            <text:p>139.319</text:p>
          </table:table-cell>
          <table:table-cell office:value-type="float" office:value="0.663555" calcext:value-type="float">
            <text:p>0.663555</text:p>
          </table:table-cell>
          <table:table-cell office:value-type="float" office:value="0.416774" calcext:value-type="float">
            <text:p>0.416774</text:p>
          </table:table-cell>
          <table:table-cell table:formula="of:=900*[.G216]" office:value-type="float" office:value="732.402" calcext:value-type="float">
            <text:p>732.402</text:p>
          </table:table-cell>
          <table:table-cell table:formula="of:=([.F216]-[.C216]*[.C216])/([.A216]*[.A216])" office:value-type="float" office:value="0.00223525277499981" calcext:value-type="float">
            <text:p>0.002235252775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3.48722" calcext:value-type="float">
            <text:p>-3.48722</text:p>
          </table:table-cell>
          <table:table-cell office:value-type="float" office:value="0.00901204" calcext:value-type="float">
            <text:p>0.00901204</text:p>
          </table:table-cell>
          <table:table-cell office:value-type="float" office:value="0.911979" calcext:value-type="float">
            <text:p>0.911979</text:p>
          </table:table-cell>
          <table:table-cell office:value-type="float" office:value="12.1697" calcext:value-type="float">
            <text:p>12.1697</text:p>
          </table:table-cell>
          <table:table-cell office:value-type="float" office:value="0.832163" calcext:value-type="float">
            <text:p>0.832163</text:p>
          </table:table-cell>
          <table:table-cell office:value-type="float" office:value="148.547" calcext:value-type="float">
            <text:p>148.547</text:p>
          </table:table-cell>
          <table:table-cell office:value-type="float" office:value="0.694009" calcext:value-type="float">
            <text:p>0.694009</text:p>
          </table:table-cell>
          <table:table-cell office:value-type="float" office:value="0.623477" calcext:value-type="float">
            <text:p>0.623477</text:p>
          </table:table-cell>
          <table:table-cell table:formula="of:=900*[.G217]" office:value-type="float" office:value="748.9467" calcext:value-type="float">
            <text:p>748.9467</text:p>
          </table:table-cell>
          <table:table-cell table:formula="of:=([.F217]-[.C217]*[.C217])/([.A217]*[.A217])" office:value-type="float" office:value="0.00224916789999963" calcext:value-type="float">
            <text:p>0.0022491679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3.48944" calcext:value-type="float">
            <text:p>-3.48944</text:p>
          </table:table-cell>
          <table:table-cell office:value-type="float" office:value="0.0165281" calcext:value-type="float">
            <text:p>0.0165281</text:p>
          </table:table-cell>
          <table:table-cell office:value-type="float" office:value="0.912188" calcext:value-type="float">
            <text:p>0.912188</text:p>
          </table:table-cell>
          <table:table-cell office:value-type="float" office:value="12.1928" calcext:value-type="float">
            <text:p>12.1928</text:p>
          </table:table-cell>
          <table:table-cell office:value-type="float" office:value="0.833029" calcext:value-type="float">
            <text:p>0.833029</text:p>
          </table:table-cell>
          <table:table-cell office:value-type="float" office:value="149.453" calcext:value-type="float">
            <text:p>149.453</text:p>
          </table:table-cell>
          <table:table-cell office:value-type="float" office:value="0.696961" calcext:value-type="float">
            <text:p>0.696961</text:p>
          </table:table-cell>
          <table:table-cell office:value-type="float" office:value="0.682572" calcext:value-type="float">
            <text:p>0.682572</text:p>
          </table:table-cell>
          <table:table-cell table:formula="of:=900*[.G218]" office:value-type="float" office:value="749.7261" calcext:value-type="float">
            <text:p>749.7261</text:p>
          </table:table-cell>
          <table:table-cell table:formula="of:=([.F218]-[.C218]*[.C218])/([.A218]*[.A218])" office:value-type="float" office:value="0.00415212159999978" calcext:value-type="float">
            <text:p>0.004152121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3.51465" calcext:value-type="float">
            <text:p>-3.51465</text:p>
          </table:table-cell>
          <table:table-cell office:value-type="float" office:value="0.00922079" calcext:value-type="float">
            <text:p>0.00922079</text:p>
          </table:table-cell>
          <table:table-cell office:value-type="float" office:value="0.917665" calcext:value-type="float">
            <text:p>0.917665</text:p>
          </table:table-cell>
          <table:table-cell office:value-type="float" office:value="12.362" calcext:value-type="float">
            <text:p>12.362</text:p>
          </table:table-cell>
          <table:table-cell office:value-type="float" office:value="0.842638" calcext:value-type="float">
            <text:p>0.842638</text:p>
          </table:table-cell>
          <table:table-cell office:value-type="float" office:value="153.273" calcext:value-type="float">
            <text:p>153.273</text:p>
          </table:table-cell>
          <table:table-cell office:value-type="float" office:value="0.711796" calcext:value-type="float">
            <text:p>0.711796</text:p>
          </table:table-cell>
          <table:table-cell office:value-type="float" office:value="0.60949" calcext:value-type="float">
            <text:p>0.60949</text:p>
          </table:table-cell>
          <table:table-cell table:formula="of:=900*[.G219]" office:value-type="float" office:value="758.3742" calcext:value-type="float">
            <text:p>758.3742</text:p>
          </table:table-cell>
          <table:table-cell table:formula="of:=([.F219]-[.C219]*[.C219])/([.A219]*[.A219])" office:value-type="float" office:value="0.0023088443749999" calcext:value-type="float">
            <text:p>0.002308844375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3.48668" calcext:value-type="float">
            <text:p>-3.48668</text:p>
          </table:table-cell>
          <table:table-cell office:value-type="float" office:value="0.0137655" calcext:value-type="float">
            <text:p>0.0137655</text:p>
          </table:table-cell>
          <table:table-cell office:value-type="float" office:value="0.90799" calcext:value-type="float">
            <text:p>0.90799</text:p>
          </table:table-cell>
          <table:table-cell office:value-type="float" office:value="12.1707" calcext:value-type="float">
            <text:p>12.1707</text:p>
          </table:table-cell>
          <table:table-cell office:value-type="float" office:value="0.82549" calcext:value-type="float">
            <text:p>0.82549</text:p>
          </table:table-cell>
          <table:table-cell office:value-type="float" office:value="148.791" calcext:value-type="float">
            <text:p>148.791</text:p>
          </table:table-cell>
          <table:table-cell office:value-type="float" office:value="0.684733" calcext:value-type="float">
            <text:p>0.684733</text:p>
          </table:table-cell>
          <table:table-cell office:value-type="float" office:value="1.00609" calcext:value-type="float">
            <text:p>1.00609</text:p>
          </table:table-cell>
          <table:table-cell table:formula="of:=900*[.G220]" office:value-type="float" office:value="742.941" calcext:value-type="float">
            <text:p>742.941</text:p>
          </table:table-cell>
          <table:table-cell table:formula="of:=([.F220]-[.C220]*[.C220])/([.A220]*[.A220])" office:value-type="float" office:value="0.00344064439999947" calcext:value-type="float">
            <text:p>0.003440644399999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3.48214" calcext:value-type="float">
            <text:p>-3.48214</text:p>
          </table:table-cell>
          <table:table-cell office:value-type="float" office:value="0.0135638" calcext:value-type="float">
            <text:p>0.0135638</text:p>
          </table:table-cell>
          <table:table-cell office:value-type="float" office:value="0.909023" calcext:value-type="float">
            <text:p>0.909023</text:p>
          </table:table-cell>
          <table:table-cell office:value-type="float" office:value="12.1388" calcext:value-type="float">
            <text:p>12.1388</text:p>
          </table:table-cell>
          <table:table-cell office:value-type="float" office:value="0.827264" calcext:value-type="float">
            <text:p>0.827264</text:p>
          </table:table-cell>
          <table:table-cell office:value-type="float" office:value="148.005" calcext:value-type="float">
            <text:p>148.005</text:p>
          </table:table-cell>
          <table:table-cell office:value-type="float" office:value="0.687346" calcext:value-type="float">
            <text:p>0.687346</text:p>
          </table:table-cell>
          <table:table-cell office:value-type="float" office:value="0.693757" calcext:value-type="float">
            <text:p>0.693757</text:p>
          </table:table-cell>
          <table:table-cell table:formula="of:=900*[.G221]" office:value-type="float" office:value="744.5376" calcext:value-type="float">
            <text:p>744.5376</text:p>
          </table:table-cell>
          <table:table-cell table:formula="of:=([.F221]-[.C221]*[.C221])/([.A221]*[.A221])" office:value-type="float" office:value="0.00337525509999947" calcext:value-type="float">
            <text:p>0.003375255099999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-3.50199" calcext:value-type="float">
            <text:p>-3.50199</text:p>
          </table:table-cell>
          <table:table-cell office:value-type="float" office:value="0.013932" calcext:value-type="float">
            <text:p>0.013932</text:p>
          </table:table-cell>
          <table:table-cell office:value-type="float" office:value="0.914118" calcext:value-type="float">
            <text:p>0.914118</text:p>
          </table:table-cell>
          <table:table-cell office:value-type="float" office:value="12.2779" calcext:value-type="float">
            <text:p>12.2779</text:p>
          </table:table-cell>
          <table:table-cell office:value-type="float" office:value="0.83646" calcext:value-type="float">
            <text:p>0.83646</text:p>
          </table:table-cell>
          <table:table-cell office:value-type="float" office:value="151.419" calcext:value-type="float">
            <text:p>151.419</text:p>
          </table:table-cell>
          <table:table-cell office:value-type="float" office:value="0.702409" calcext:value-type="float">
            <text:p>0.702409</text:p>
          </table:table-cell>
          <table:table-cell office:value-type="float" office:value="0.605155" calcext:value-type="float">
            <text:p>0.605155</text:p>
          </table:table-cell>
          <table:table-cell table:formula="of:=900*[.G222]" office:value-type="float" office:value="752.814" calcext:value-type="float">
            <text:p>752.814</text:p>
          </table:table-cell>
          <table:table-cell table:formula="of:=([.F222]-[.C222]*[.C222])/([.A222]*[.A222])" office:value-type="float" office:value="0.00349150997499992" calcext:value-type="float">
            <text:p>0.003491509975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3.49388" calcext:value-type="float">
            <text:p>-3.49388</text:p>
          </table:table-cell>
          <table:table-cell office:value-type="float" office:value="0.0126316" calcext:value-type="float">
            <text:p>0.0126316</text:p>
          </table:table-cell>
          <table:table-cell office:value-type="float" office:value="0.912016" calcext:value-type="float">
            <text:p>0.912016</text:p>
          </table:table-cell>
          <table:table-cell office:value-type="float" office:value="12.2198" calcext:value-type="float">
            <text:p>12.2198</text:p>
          </table:table-cell>
          <table:table-cell office:value-type="float" office:value="0.83263" calcext:value-type="float">
            <text:p>0.83263</text:p>
          </table:table-cell>
          <table:table-cell office:value-type="float" office:value="149.936" calcext:value-type="float">
            <text:p>149.936</text:p>
          </table:table-cell>
          <table:table-cell office:value-type="float" office:value="0.696012" calcext:value-type="float">
            <text:p>0.696012</text:p>
          </table:table-cell>
          <table:table-cell office:value-type="float" office:value="0.682939" calcext:value-type="float">
            <text:p>0.682939</text:p>
          </table:table-cell>
          <table:table-cell table:formula="of:=900*[.G223]" office:value-type="float" office:value="749.367" calcext:value-type="float">
            <text:p>749.367</text:p>
          </table:table-cell>
          <table:table-cell table:formula="of:=([.F223]-[.C223]*[.C223])/([.A223]*[.A223])" office:value-type="float" office:value="0.00315063640000002" calcext:value-type="float">
            <text:p>0.0031506364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-3.48519" calcext:value-type="float">
            <text:p>-3.48519</text:p>
          </table:table-cell>
          <table:table-cell office:value-type="float" office:value="0.0138429" calcext:value-type="float">
            <text:p>0.0138429</text:p>
          </table:table-cell>
          <table:table-cell office:value-type="float" office:value="0.908555" calcext:value-type="float">
            <text:p>0.908555</text:p>
          </table:table-cell>
          <table:table-cell office:value-type="float" office:value="12.1604" calcext:value-type="float">
            <text:p>12.1604</text:p>
          </table:table-cell>
          <table:table-cell office:value-type="float" office:value="0.8267" calcext:value-type="float">
            <text:p>0.8267</text:p>
          </table:table-cell>
          <table:table-cell office:value-type="float" office:value="148.54" calcext:value-type="float">
            <text:p>148.54</text:p>
          </table:table-cell>
          <table:table-cell office:value-type="float" office:value="0.687125" calcext:value-type="float">
            <text:p>0.687125</text:p>
          </table:table-cell>
          <table:table-cell office:value-type="float" office:value="0.943289" calcext:value-type="float">
            <text:p>0.943289</text:p>
          </table:table-cell>
          <table:table-cell table:formula="of:=900*[.G224]" office:value-type="float" office:value="744.03" calcext:value-type="float">
            <text:p>744.03</text:p>
          </table:table-cell>
          <table:table-cell table:formula="of:=([.F224]-[.C224]*[.C224])/([.A224]*[.A224])" office:value-type="float" office:value="0.00346266597499945" calcext:value-type="float">
            <text:p>0.003462665974999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-3.49162" calcext:value-type="float">
            <text:p>-3.49162</text:p>
          </table:table-cell>
          <table:table-cell office:value-type="float" office:value="0.012742" calcext:value-type="float">
            <text:p>0.012742</text:p>
          </table:table-cell>
          <table:table-cell office:value-type="float" office:value="0.911576" calcext:value-type="float">
            <text:p>0.911576</text:p>
          </table:table-cell>
          <table:table-cell office:value-type="float" office:value="12.2042" calcext:value-type="float">
            <text:p>12.2042</text:p>
          </table:table-cell>
          <table:table-cell office:value-type="float" office:value="0.831809" calcext:value-type="float">
            <text:p>0.831809</text:p>
          </table:table-cell>
          <table:table-cell office:value-type="float" office:value="149.557" calcext:value-type="float">
            <text:p>149.557</text:p>
          </table:table-cell>
          <table:table-cell office:value-type="float" office:value="0.694591" calcext:value-type="float">
            <text:p>0.694591</text:p>
          </table:table-cell>
          <table:table-cell office:value-type="float" office:value="0.705212" calcext:value-type="float">
            <text:p>0.705212</text:p>
          </table:table-cell>
          <table:table-cell table:formula="of:=900*[.G225]" office:value-type="float" office:value="748.6281" calcext:value-type="float">
            <text:p>748.6281</text:p>
          </table:table-cell>
          <table:table-cell table:formula="of:=([.F225]-[.C225]*[.C225])/([.A225]*[.A225])" office:value-type="float" office:value="0.00319744389999954" calcext:value-type="float">
            <text:p>0.0031974439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3.49017" calcext:value-type="float">
            <text:p>-3.49017</text:p>
          </table:table-cell>
          <table:table-cell office:value-type="float" office:value="0.0129395" calcext:value-type="float">
            <text:p>0.0129395</text:p>
          </table:table-cell>
          <table:table-cell office:value-type="float" office:value="0.910749" calcext:value-type="float">
            <text:p>0.910749</text:p>
          </table:table-cell>
          <table:table-cell office:value-type="float" office:value="12.1942" calcext:value-type="float">
            <text:p>12.1942</text:p>
          </table:table-cell>
          <table:table-cell office:value-type="float" office:value="0.830369" calcext:value-type="float">
            <text:p>0.830369</text:p>
          </table:table-cell>
          <table:table-cell office:value-type="float" office:value="149.323" calcext:value-type="float">
            <text:p>149.323</text:p>
          </table:table-cell>
          <table:table-cell office:value-type="float" office:value="0.692386" calcext:value-type="float">
            <text:p>0.692386</text:p>
          </table:table-cell>
          <table:table-cell office:value-type="float" office:value="0.753769" calcext:value-type="float">
            <text:p>0.753769</text:p>
          </table:table-cell>
          <table:table-cell table:formula="of:=900*[.G226]" office:value-type="float" office:value="747.3321" calcext:value-type="float">
            <text:p>747.3321</text:p>
          </table:table-cell>
          <table:table-cell table:formula="of:=([.F226]-[.C226]*[.C226])/([.A226]*[.A226])" office:value-type="float" office:value="0.00322834277499995" calcext:value-type="float">
            <text:p>0.003228342775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-3.4903" calcext:value-type="float">
            <text:p>-3.4903</text:p>
          </table:table-cell>
          <table:table-cell office:value-type="float" office:value="0.0127995" calcext:value-type="float">
            <text:p>0.0127995</text:p>
          </table:table-cell>
          <table:table-cell office:value-type="float" office:value="0.911087" calcext:value-type="float">
            <text:p>0.911087</text:p>
          </table:table-cell>
          <table:table-cell office:value-type="float" office:value="12.195" calcext:value-type="float">
            <text:p>12.195</text:p>
          </table:table-cell>
          <table:table-cell office:value-type="float" office:value="0.830928" calcext:value-type="float">
            <text:p>0.830928</text:p>
          </table:table-cell>
          <table:table-cell office:value-type="float" office:value="149.335" calcext:value-type="float">
            <text:p>149.335</text:p>
          </table:table-cell>
          <table:table-cell office:value-type="float" office:value="0.693143" calcext:value-type="float">
            <text:p>0.693143</text:p>
          </table:table-cell>
          <table:table-cell office:value-type="float" office:value="0.716356" calcext:value-type="float">
            <text:p>0.716356</text:p>
          </table:table-cell>
          <table:table-cell table:formula="of:=900*[.G227]" office:value-type="float" office:value="747.8352" calcext:value-type="float">
            <text:p>747.8352</text:p>
          </table:table-cell>
          <table:table-cell table:formula="of:=([.F227]-[.C227]*[.C227])/([.A227]*[.A227])" office:value-type="float" office:value="0.00320147750000022" calcext:value-type="float">
            <text:p>0.00320147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2.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1.16444" calcext:value-type="float">
            <text:p>-1.16444</text:p>
          </table:table-cell>
          <table:table-cell office:value-type="float" office:value="0" calcext:value-type="float">
            <text:p>0</text:p>
          </table:table-cell>
          <table:table-cell office:value-type="float" office:value="-0.0422222" calcext:value-type="float">
            <text:p>-0.0422222</text:p>
          </table:table-cell>
          <table:table-cell office:value-type="float" office:value="1.35593" calcext:value-type="float">
            <text:p>1.35593</text:p>
          </table:table-cell>
          <table:table-cell office:value-type="float" office:value="0.00178272" calcext:value-type="float">
            <text:p>0.00178272</text:p>
          </table:table-cell>
          <table:table-cell office:value-type="float" office:value="1.83855" calcext:value-type="float">
            <text:p>1.83855</text:p>
          </table:table-cell>
          <table:table-cell office:value-type="float" office:value="0.00000317808" calcext:value-type="float">
            <text:p>3.17808E-06</text:p>
          </table:table-cell>
          <table:table-cell office:value-type="float" office:value="4.81932" calcext:value-type="float">
            <text:p>4.81932</text:p>
          </table:table-cell>
          <table:table-cell table:formula="of:=900*[.G230]" office:value-type="float" office:value="1.604448" calcext:value-type="float">
            <text:p>1.604448</text:p>
          </table:table-cell>
          <table:table-cell table:formula="of:=([.F230]-[.C230]*[.C230])/([.A230]*[.A230])" office:value-type="float" office:value="0.00000215111111115706" calcext:value-type="float">
            <text:p>2.15111111115706E-06</text:p>
          </table:table-cell>
          <table:table-cell table:number-columns-repeated="1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-2.03556" calcext:value-type="float">
            <text:p>-2.03556</text:p>
          </table:table-cell>
          <table:table-cell office:value-type="float" office:value="0.0348444" calcext:value-type="float">
            <text:p>0.0348444</text:p>
          </table:table-cell>
          <table:table-cell office:value-type="float" office:value="-0.137778" calcext:value-type="float">
            <text:p>-0.137778</text:p>
          </table:table-cell>
          <table:table-cell office:value-type="float" office:value="4.17833" calcext:value-type="float">
            <text:p>4.17833</text:p>
          </table:table-cell>
          <table:table-cell office:value-type="float" office:value="0.0189877" calcext:value-type="float">
            <text:p>0.0189877</text:p>
          </table:table-cell>
          <table:table-cell office:value-type="float" office:value="18.036" calcext:value-type="float">
            <text:p>18.036</text:p>
          </table:table-cell>
          <table:table-cell office:value-type="float" office:value="0.000360906" calcext:value-type="float">
            <text:p>0.000360906</text:p>
          </table:table-cell>
          <table:table-cell office:value-type="float" office:value="24.0464" calcext:value-type="float">
            <text:p>24.0464</text:p>
          </table:table-cell>
          <table:table-cell table:formula="of:=900*[.G231]" office:value-type="float" office:value="17.08893" calcext:value-type="float">
            <text:p>17.08893</text:p>
          </table:table-cell>
          <table:table-cell table:formula="of:=([.F231]-[.C231]*[.C231])/([.A231]*[.A231])" office:value-type="float" office:value="0.00789693569161016" calcext:value-type="float">
            <text:p>0.00789693569161</text:p>
          </table:table-cell>
          <table:table-cell table:number-columns-repeated="1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-2.64889" calcext:value-type="float">
            <text:p>-2.64889</text:p>
          </table:table-cell>
          <table:table-cell office:value-type="float" office:value="0.0181728" calcext:value-type="float">
            <text:p>0.0181728</text:p>
          </table:table-cell>
          <table:table-cell office:value-type="float" office:value="0.0438889" calcext:value-type="float">
            <text:p>0.0438889</text:p>
          </table:table-cell>
          <table:table-cell office:value-type="float" office:value="7.03479" calcext:value-type="float">
            <text:p>7.03479</text:p>
          </table:table-cell>
          <table:table-cell office:value-type="float" office:value="0.00915679" calcext:value-type="float">
            <text:p>0.00915679</text:p>
          </table:table-cell>
          <table:table-cell office:value-type="float" office:value="49.9811" calcext:value-type="float">
            <text:p>49.9811</text:p>
          </table:table-cell>
          <table:table-cell office:value-type="float" office:value="0.000157519" calcext:value-type="float">
            <text:p>0.000157519</text:p>
          </table:table-cell>
          <table:table-cell office:value-type="float" office:value="15.3135" calcext:value-type="float">
            <text:p>15.3135</text:p>
          </table:table-cell>
          <table:table-cell table:formula="of:=900*[.G232]" office:value-type="float" office:value="8.241111" calcext:value-type="float">
            <text:p>8.241111</text:p>
          </table:table-cell>
          <table:table-cell table:formula="of:=([.F232]-[.C232]*[.C232])/([.A232]*[.A232])" office:value-type="float" office:value="0.00412058229024927" calcext:value-type="float">
            <text:p>0.004120582290249</text:p>
          </table:table-cell>
          <table:table-cell table:number-columns-repeated="1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-2.81778" calcext:value-type="float">
            <text:p>-2.81778</text:p>
          </table:table-cell>
          <table:table-cell office:value-type="float" office:value="0.00709136" calcext:value-type="float">
            <text:p>0.00709136</text:p>
          </table:table-cell>
          <table:table-cell office:value-type="float" office:value="0.00444444" calcext:value-type="float">
            <text:p>0.00444444</text:p>
          </table:table-cell>
          <table:table-cell office:value-type="float" office:value="7.94696" calcext:value-type="float">
            <text:p>7.94696</text:p>
          </table:table-cell>
          <table:table-cell office:value-type="float" office:value="0.0114123" calcext:value-type="float">
            <text:p>0.0114123</text:p>
          </table:table-cell>
          <table:table-cell office:value-type="float" office:value="63.3888" calcext:value-type="float">
            <text:p>63.3888</text:p>
          </table:table-cell>
          <table:table-cell office:value-type="float" office:value="0.000237663" calcext:value-type="float">
            <text:p>0.000237663</text:p>
          </table:table-cell>
          <table:table-cell office:value-type="float" office:value="18.9622" calcext:value-type="float">
            <text:p>18.9622</text:p>
          </table:table-cell>
          <table:table-cell table:formula="of:=900*[.G233]" office:value-type="float" office:value="10.27107" calcext:value-type="float">
            <text:p>10.27107</text:p>
          </table:table-cell>
          <table:table-cell table:formula="of:=([.F233]-[.C233]*[.C233])/([.A233]*[.A233])" office:value-type="float" office:value="0.00160450603174596" calcext:value-type="float">
            <text:p>0.001604506031746</text:p>
          </table:table-cell>
          <table:table-cell table:number-columns-repeated="1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-2.80444" calcext:value-type="float">
            <text:p>-2.80444</text:p>
          </table:table-cell>
          <table:table-cell office:value-type="float" office:value="0.0137086" calcext:value-type="float">
            <text:p>0.0137086</text:p>
          </table:table-cell>
          <table:table-cell office:value-type="float" office:value="-0.25875" calcext:value-type="float">
            <text:p>-0.25875</text:p>
          </table:table-cell>
          <table:table-cell office:value-type="float" office:value="7.87862" calcext:value-type="float">
            <text:p>7.87862</text:p>
          </table:table-cell>
          <table:table-cell office:value-type="float" office:value="0.0796281" calcext:value-type="float">
            <text:p>0.0796281</text:p>
          </table:table-cell>
          <table:table-cell office:value-type="float" office:value="62.4907" calcext:value-type="float">
            <text:p>62.4907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45.9934" calcext:value-type="float">
            <text:p>45.9934</text:p>
          </table:table-cell>
          <table:table-cell table:formula="of:=900*[.G234]" office:value-type="float" office:value="71.66529" calcext:value-type="float">
            <text:p>71.66529</text:p>
          </table:table-cell>
          <table:table-cell table:formula="of:=([.F234]-[.C234]*[.C234])/([.A234]*[.A234])" office:value-type="float" office:value="0.00311480417233548" calcext:value-type="float">
            <text:p>0.003114804172335</text:p>
          </table:table-cell>
          <table:table-cell table:number-columns-repeated="1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-3.27889" calcext:value-type="float">
            <text:p>-3.27889</text:p>
          </table:table-cell>
          <table:table-cell office:value-type="float" office:value="0.0430704" calcext:value-type="float">
            <text:p>0.0430704</text:p>
          </table:table-cell>
          <table:table-cell office:value-type="float" office:value="-0.832639" calcext:value-type="float">
            <text:p>-0.832639</text:p>
          </table:table-cell>
          <table:table-cell office:value-type="float" office:value="10.7942" calcext:value-type="float">
            <text:p>10.7942</text:p>
          </table:table-cell>
          <table:table-cell office:value-type="float" office:value="0.707083" calcext:value-type="float">
            <text:p>0.707083</text:p>
          </table:table-cell>
          <table:table-cell office:value-type="float" office:value="118.259" calcext:value-type="float">
            <text:p>118.259</text:p>
          </table:table-cell>
          <table:table-cell office:value-type="float" office:value="0.529313" calcext:value-type="float">
            <text:p>0.529313</text:p>
          </table:table-cell>
          <table:table-cell office:value-type="float" office:value="3.67176" calcext:value-type="float">
            <text:p>3.67176</text:p>
          </table:table-cell>
          <table:table-cell table:formula="of:=900*[.G235]" office:value-type="float" office:value="636.3747" calcext:value-type="float">
            <text:p>636.3747</text:p>
          </table:table-cell>
          <table:table-cell table:formula="of:=([.F235]-[.C235]*[.C235])/([.A235]*[.A235])" office:value-type="float" office:value="0.00976879090702948" calcext:value-type="float">
            <text:p>0.009768790907029</text:p>
          </table:table-cell>
          <table:table-cell table:number-columns-repeated="1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" calcext:value-type="float">
            <text:p>6</text:p>
          </table:table-cell>
          <table:table-cell office:value-type="float" office:value="-3.32653" calcext:value-type="float">
            <text:p>-3.32653</text:p>
          </table:table-cell>
          <table:table-cell office:value-type="float" office:value="0.0146043" calcext:value-type="float">
            <text:p>0.0146043</text:p>
          </table:table-cell>
          <table:table-cell office:value-type="float" office:value="-0.867639" calcext:value-type="float">
            <text:p>-0.867639</text:p>
          </table:table-cell>
          <table:table-cell office:value-type="float" office:value="11.0804" calcext:value-type="float">
            <text:p>11.0804</text:p>
          </table:table-cell>
          <table:table-cell office:value-type="float" office:value="0.753821" calcext:value-type="float">
            <text:p>0.753821</text:p>
          </table:table-cell>
          <table:table-cell office:value-type="float" office:value="123.421" calcext:value-type="float">
            <text:p>123.421</text:p>
          </table:table-cell>
          <table:table-cell office:value-type="float" office:value="0.571345" calcext:value-type="float">
            <text:p>0.571345</text:p>
          </table:table-cell>
          <table:table-cell office:value-type="float" office:value="1.11953" calcext:value-type="float">
            <text:p>1.11953</text:p>
          </table:table-cell>
          <table:table-cell table:formula="of:=900*[.G236]" office:value-type="float" office:value="678.4389" calcext:value-type="float">
            <text:p>678.4389</text:p>
          </table:table-cell>
          <table:table-cell table:formula="of:=([.F236]-[.C236]*[.C236])/([.A236]*[.A236])" office:value-type="float" office:value="0.0033102401587298" calcext:value-type="float">
            <text:p>0.00331024015873</text:p>
          </table:table-cell>
          <table:table-cell table:number-columns-repeated="1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7" calcext:value-type="float">
            <text:p>7</text:p>
          </table:table-cell>
          <table:table-cell office:value-type="float" office:value="-3.33174" calcext:value-type="float">
            <text:p>-3.33174</text:p>
          </table:table-cell>
          <table:table-cell office:value-type="float" office:value="0.0156487" calcext:value-type="float">
            <text:p>0.0156487</text:p>
          </table:table-cell>
          <table:table-cell office:value-type="float" office:value="-0.875365" calcext:value-type="float">
            <text:p>-0.875365</text:p>
          </table:table-cell>
          <table:table-cell office:value-type="float" office:value="11.1161" calcext:value-type="float">
            <text:p>11.1161</text:p>
          </table:table-cell>
          <table:table-cell office:value-type="float" office:value="0.767283" calcext:value-type="float">
            <text:p>0.767283</text:p>
          </table:table-cell>
          <table:table-cell office:value-type="float" office:value="124.263" calcext:value-type="float">
            <text:p>124.263</text:p>
          </table:table-cell>
          <table:table-cell office:value-type="float" office:value="0.591825" calcext:value-type="float">
            <text:p>0.591825</text:p>
          </table:table-cell>
          <table:table-cell office:value-type="float" office:value="1.19116" calcext:value-type="float">
            <text:p>1.19116</text:p>
          </table:table-cell>
          <table:table-cell table:formula="of:=900*[.G237]" office:value-type="float" office:value="690.5547" calcext:value-type="float">
            <text:p>690.5547</text:p>
          </table:table-cell>
          <table:table-cell table:formula="of:=([.F237]-[.C237]*[.C237])/([.A237]*[.A237])" office:value-type="float" office:value="0.00353935882086161" calcext:value-type="float">
            <text:p>0.003539358820862</text:p>
          </table:table-cell>
          <table:table-cell table:number-columns-repeated="1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office:value-type="float" office:value="-3.34462" calcext:value-type="float">
            <text:p>-3.34462</text:p>
          </table:table-cell>
          <table:table-cell office:value-type="float" office:value="0.0189995" calcext:value-type="float">
            <text:p>0.0189995</text:p>
          </table:table-cell>
          <table:table-cell office:value-type="float" office:value="-0.876693" calcext:value-type="float">
            <text:p>-0.876693</text:p>
          </table:table-cell>
          <table:table-cell office:value-type="float" office:value="11.2055" calcext:value-type="float">
            <text:p>11.2055</text:p>
          </table:table-cell>
          <table:table-cell office:value-type="float" office:value="0.770437" calcext:value-type="float">
            <text:p>0.770437</text:p>
          </table:table-cell>
          <table:table-cell office:value-type="float" office:value="126.401" calcext:value-type="float">
            <text:p>126.401</text:p>
          </table:table-cell>
          <table:table-cell office:value-type="float" office:value="0.598974" calcext:value-type="float">
            <text:p>0.598974</text:p>
          </table:table-cell>
          <table:table-cell office:value-type="float" office:value="1.43029" calcext:value-type="float">
            <text:p>1.43029</text:p>
          </table:table-cell>
          <table:table-cell table:formula="of:=900*[.G238]" office:value-type="float" office:value="693.3933" calcext:value-type="float">
            <text:p>693.3933</text:p>
          </table:table-cell>
          <table:table-cell table:formula="of:=([.F238]-[.C238]*[.C238])/([.A238]*[.A238])" office:value-type="float" office:value="0.00431225750566914" calcext:value-type="float">
            <text:p>0.004312257505669</text:p>
          </table:table-cell>
          <table:table-cell table:number-columns-repeated="1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9" calcext:value-type="float">
            <text:p>9</text:p>
          </table:table-cell>
          <table:table-cell office:value-type="float" office:value="-3.28559" calcext:value-type="float">
            <text:p>-3.28559</text:p>
          </table:table-cell>
          <table:table-cell office:value-type="float" office:value="0.0306993" calcext:value-type="float">
            <text:p>0.0306993</text:p>
          </table:table-cell>
          <table:table-cell office:value-type="float" office:value="-0.835564" calcext:value-type="float">
            <text:p>-0.835564</text:p>
          </table:table-cell>
          <table:table-cell office:value-type="float" office:value="10.8258" calcext:value-type="float">
            <text:p>10.8258</text:p>
          </table:table-cell>
          <table:table-cell office:value-type="float" office:value="0.712607" calcext:value-type="float">
            <text:p>0.712607</text:p>
          </table:table-cell>
          <table:table-cell office:value-type="float" office:value="118.453" calcext:value-type="float">
            <text:p>118.453</text:p>
          </table:table-cell>
          <table:table-cell office:value-type="float" office:value="0.534485" calcext:value-type="float">
            <text:p>0.534485</text:p>
          </table:table-cell>
          <table:table-cell office:value-type="float" office:value="6.98398" calcext:value-type="float">
            <text:p>6.98398</text:p>
          </table:table-cell>
          <table:table-cell table:formula="of:=900*[.G239]" office:value-type="float" office:value="641.3463" calcext:value-type="float">
            <text:p>641.3463</text:p>
          </table:table-cell>
          <table:table-cell table:formula="of:=([.F239]-[.C239]*[.C239])/([.A239]*[.A239])" office:value-type="float" office:value="0.00696107752834506" calcext:value-type="float">
            <text:p>0.006961077528345</text:p>
          </table:table-cell>
          <table:table-cell table:number-columns-repeated="1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0" calcext:value-type="float">
            <text:p>10</text:p>
          </table:table-cell>
          <table:table-cell office:value-type="float" office:value="-3.32244" calcext:value-type="float">
            <text:p>-3.32244</text:p>
          </table:table-cell>
          <table:table-cell office:value-type="float" office:value="0.0172107" calcext:value-type="float">
            <text:p>0.0172107</text:p>
          </table:table-cell>
          <table:table-cell office:value-type="float" office:value="-0.868212" calcext:value-type="float">
            <text:p>-0.868212</text:p>
          </table:table-cell>
          <table:table-cell office:value-type="float" office:value="11.0558" calcext:value-type="float">
            <text:p>11.0558</text:p>
          </table:table-cell>
          <table:table-cell office:value-type="float" office:value="0.7556" calcext:value-type="float">
            <text:p>0.7556</text:p>
          </table:table-cell>
          <table:table-cell office:value-type="float" office:value="122.987" calcext:value-type="float">
            <text:p>122.987</text:p>
          </table:table-cell>
          <table:table-cell office:value-type="float" office:value="0.576132" calcext:value-type="float">
            <text:p>0.576132</text:p>
          </table:table-cell>
          <table:table-cell office:value-type="float" office:value="1.63492" calcext:value-type="float">
            <text:p>1.63492</text:p>
          </table:table-cell>
          <table:table-cell table:formula="of:=900*[.G240]" office:value-type="float" office:value="680.04" calcext:value-type="float">
            <text:p>680.04</text:p>
          </table:table-cell>
          <table:table-cell table:formula="of:=([.F240]-[.C240]*[.C240])/([.A240]*[.A240])" office:value-type="float" office:value="0.00389851392290273" calcext:value-type="float">
            <text:p>0.003898513922903</text:p>
          </table:table-cell>
          <table:table-cell table:number-columns-repeated="1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office:value-type="float" office:value="-3.31908" calcext:value-type="float">
            <text:p>-3.31908</text:p>
          </table:table-cell>
          <table:table-cell office:value-type="float" office:value="0.0181941" calcext:value-type="float">
            <text:p>0.0181941</text:p>
          </table:table-cell>
          <table:table-cell office:value-type="float" office:value="-0.867001" calcext:value-type="float">
            <text:p>-0.867001</text:p>
          </table:table-cell>
          <table:table-cell office:value-type="float" office:value="11.0345" calcext:value-type="float">
            <text:p>11.0345</text:p>
          </table:table-cell>
          <table:table-cell office:value-type="float" office:value="0.753611" calcext:value-type="float">
            <text:p>0.753611</text:p>
          </table:table-cell>
          <table:table-cell office:value-type="float" office:value="122.556" calcext:value-type="float">
            <text:p>122.556</text:p>
          </table:table-cell>
          <table:table-cell office:value-type="float" office:value="0.573419" calcext:value-type="float">
            <text:p>0.573419</text:p>
          </table:table-cell>
          <table:table-cell office:value-type="float" office:value="1.60103" calcext:value-type="float">
            <text:p>1.60103</text:p>
          </table:table-cell>
          <table:table-cell table:formula="of:=900*[.G241]" office:value-type="float" office:value="678.2499" calcext:value-type="float">
            <text:p>678.2499</text:p>
          </table:table-cell>
          <table:table-cell table:formula="of:=([.F241]-[.C241]*[.C241])/([.A241]*[.A241])" office:value-type="float" office:value="0.00412878766439893" calcext:value-type="float">
            <text:p>0.004128787664399</text:p>
          </table:table-cell>
          <table:table-cell table:number-columns-repeated="1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2" calcext:value-type="float">
            <text:p>12</text:p>
          </table:table-cell>
          <table:table-cell office:value-type="float" office:value="-3.3283" calcext:value-type="float">
            <text:p>-3.3283</text:p>
          </table:table-cell>
          <table:table-cell office:value-type="float" office:value="0.0190825" calcext:value-type="float">
            <text:p>0.0190825</text:p>
          </table:table-cell>
          <table:table-cell office:value-type="float" office:value="-0.870924" calcext:value-type="float">
            <text:p>-0.870924</text:p>
          </table:table-cell>
          <table:table-cell office:value-type="float" office:value="11.0967" calcext:value-type="float">
            <text:p>11.0967</text:p>
          </table:table-cell>
          <table:table-cell office:value-type="float" office:value="0.760491" calcext:value-type="float">
            <text:p>0.760491</text:p>
          </table:table-cell>
          <table:table-cell office:value-type="float" office:value="123.972" calcext:value-type="float">
            <text:p>123.972</text:p>
          </table:table-cell>
          <table:table-cell office:value-type="float" office:value="0.583966" calcext:value-type="float">
            <text:p>0.583966</text:p>
          </table:table-cell>
          <table:table-cell office:value-type="float" office:value="1.452" calcext:value-type="float">
            <text:p>1.452</text:p>
          </table:table-cell>
          <table:table-cell table:formula="of:=900*[.G242]" office:value-type="float" office:value="684.4419" calcext:value-type="float">
            <text:p>684.4419</text:p>
          </table:table-cell>
          <table:table-cell table:formula="of:=([.F242]-[.C242]*[.C242])/([.A242]*[.A242])" office:value-type="float" office:value="0.00433539909297055" calcext:value-type="float">
            <text:p>0.004335399092971</text:p>
          </table:table-cell>
          <table:table-cell table:number-columns-repeated="1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3" calcext:value-type="float">
            <text:p>13</text:p>
          </table:table-cell>
          <table:table-cell office:value-type="float" office:value="-3.32151" calcext:value-type="float">
            <text:p>-3.32151</text:p>
          </table:table-cell>
          <table:table-cell office:value-type="float" office:value="0.0190585" calcext:value-type="float">
            <text:p>0.0190585</text:p>
          </table:table-cell>
          <table:table-cell office:value-type="float" office:value="-0.866745" calcext:value-type="float">
            <text:p>-0.866745</text:p>
          </table:table-cell>
          <table:table-cell office:value-type="float" office:value="11.0515" calcext:value-type="float">
            <text:p>11.0515</text:p>
          </table:table-cell>
          <table:table-cell office:value-type="float" office:value="0.753759" calcext:value-type="float">
            <text:p>0.753759</text:p>
          </table:table-cell>
          <table:table-cell office:value-type="float" office:value="122.968" calcext:value-type="float">
            <text:p>122.968</text:p>
          </table:table-cell>
          <table:table-cell office:value-type="float" office:value="0.574925" calcext:value-type="float">
            <text:p>0.574925</text:p>
          </table:table-cell>
          <table:table-cell office:value-type="float" office:value="1.87727" calcext:value-type="float">
            <text:p>1.87727</text:p>
          </table:table-cell>
          <table:table-cell table:formula="of:=900*[.G243]" office:value-type="float" office:value="678.3831" calcext:value-type="float">
            <text:p>678.3831</text:p>
          </table:table-cell>
          <table:table-cell table:formula="of:=([.F243]-[.C243]*[.C243])/([.A243]*[.A243])" office:value-type="float" office:value="0.00432456233560133" calcext:value-type="float">
            <text:p>0.004324562335601</text:p>
          </table:table-cell>
          <table:table-cell table:number-columns-repeated="1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4" calcext:value-type="float">
            <text:p>14</text:p>
          </table:table-cell>
          <table:table-cell office:value-type="float" office:value="-3.32397" calcext:value-type="float">
            <text:p>-3.32397</text:p>
          </table:table-cell>
          <table:table-cell office:value-type="float" office:value="0.0192527" calcext:value-type="float">
            <text:p>0.0192527</text:p>
          </table:table-cell>
          <table:table-cell office:value-type="float" office:value="-0.868322" calcext:value-type="float">
            <text:p>-0.868322</text:p>
          </table:table-cell>
          <table:table-cell office:value-type="float" office:value="11.068" calcext:value-type="float">
            <text:p>11.068</text:p>
          </table:table-cell>
          <table:table-cell office:value-type="float" office:value="0.756703" calcext:value-type="float">
            <text:p>0.756703</text:p>
          </table:table-cell>
          <table:table-cell office:value-type="float" office:value="123.341" calcext:value-type="float">
            <text:p>123.341</text:p>
          </table:table-cell>
          <table:table-cell office:value-type="float" office:value="0.579213" calcext:value-type="float">
            <text:p>0.579213</text:p>
          </table:table-cell>
          <table:table-cell office:value-type="float" office:value="1.6425" calcext:value-type="float">
            <text:p>1.6425</text:p>
          </table:table-cell>
          <table:table-cell table:formula="of:=900*[.G244]" office:value-type="float" office:value="681.0327" calcext:value-type="float">
            <text:p>681.0327</text:p>
          </table:table-cell>
          <table:table-cell table:formula="of:=([.F244]-[.C244]*[.C244])/([.A244]*[.A244])" office:value-type="float" office:value="0.0043590564852606" calcext:value-type="float">
            <text:p>0.004359056485261</text:p>
          </table:table-cell>
          <table:table-cell table:number-columns-repeated="1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5" calcext:value-type="float">
            <text:p>15</text:p>
          </table:table-cell>
          <table:table-cell office:value-type="float" office:value="-3.32453" calcext:value-type="float">
            <text:p>-3.32453</text:p>
          </table:table-cell>
          <table:table-cell office:value-type="float" office:value="0.019163" calcext:value-type="float">
            <text:p>0.019163</text:p>
          </table:table-cell>
          <table:table-cell office:value-type="float" office:value="-0.86877" calcext:value-type="float">
            <text:p>-0.86877</text:p>
          </table:table-cell>
          <table:table-cell office:value-type="float" office:value="11.0717" calcext:value-type="float">
            <text:p>11.0717</text:p>
          </table:table-cell>
          <table:table-cell office:value-type="float" office:value="0.757216" calcext:value-type="float">
            <text:p>0.757216</text:p>
          </table:table-cell>
          <table:table-cell office:value-type="float" office:value="123.42" calcext:value-type="float">
            <text:p>123.42</text:p>
          </table:table-cell>
          <table:table-cell office:value-type="float" office:value="0.579789" calcext:value-type="float">
            <text:p>0.579789</text:p>
          </table:table-cell>
          <table:table-cell office:value-type="float" office:value="1.67668" calcext:value-type="float">
            <text:p>1.67668</text:p>
          </table:table-cell>
          <table:table-cell table:formula="of:=900*[.G245]" office:value-type="float" office:value="681.4944" calcext:value-type="float">
            <text:p>681.4944</text:p>
          </table:table-cell>
          <table:table-cell table:formula="of:=([.F245]-[.C245]*[.C245])/([.A245]*[.A245])" office:value-type="float" office:value="0.00435380478458002" calcext:value-type="float">
            <text:p>0.004353804784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2.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-1.28" calcext:value-type="float">
            <text:p>-1.28</text:p>
          </table:table-cell>
          <table:table-cell office:value-type="float" office:value="0" calcext:value-type="float">
            <text:p>0</text:p>
          </table:table-cell>
          <table:table-cell office:value-type="float" office:value="-0.146667" calcext:value-type="float">
            <text:p>-0.146667</text:p>
          </table:table-cell>
          <table:table-cell office:value-type="float" office:value="1.6384" calcext:value-type="float">
            <text:p>1.6384</text:p>
          </table:table-cell>
          <table:table-cell office:value-type="float" office:value="0.0215111" calcext:value-type="float">
            <text:p>0.0215111</text:p>
          </table:table-cell>
          <table:table-cell office:value-type="float" office:value="2.68435" calcext:value-type="float">
            <text:p>2.68435</text:p>
          </table:table-cell>
          <table:table-cell office:value-type="float" office:value="0.000462728" calcext:value-type="float">
            <text:p>0.000462728</text:p>
          </table:table-cell>
          <table:table-cell office:value-type="float" office:value="2.92477" calcext:value-type="float">
            <text:p>2.92477</text:p>
          </table:table-cell>
          <table:table-cell table:formula="of:=900*[.G248]" office:value-type="float" office:value="19.35999" calcext:value-type="float">
            <text:p>19.35999</text:p>
          </table:table-cell>
          <table:table-cell table:formula="of:=([.F248]-[.C248]*[.C248])/([.A248]*[.A248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-2.01778" calcext:value-type="float">
            <text:p>-2.01778</text:p>
          </table:table-cell>
          <table:table-cell office:value-type="float" office:value="0.0316049" calcext:value-type="float">
            <text:p>0.0316049</text:p>
          </table:table-cell>
          <table:table-cell office:value-type="float" office:value="-0.0466667" calcext:value-type="float">
            <text:p>-0.0466667</text:p>
          </table:table-cell>
          <table:table-cell office:value-type="float" office:value="4.10303" calcext:value-type="float">
            <text:p>4.10303</text:p>
          </table:table-cell>
          <table:table-cell office:value-type="float" office:value="0.00360494" calcext:value-type="float">
            <text:p>0.00360494</text:p>
          </table:table-cell>
          <table:table-cell office:value-type="float" office:value="17.3496" calcext:value-type="float">
            <text:p>17.3496</text:p>
          </table:table-cell>
          <table:table-cell office:value-type="float" office:value="0.0000254277" calcext:value-type="float">
            <text:p>2.54277E-05</text:p>
          </table:table-cell>
          <table:table-cell office:value-type="float" office:value="9.76005" calcext:value-type="float">
            <text:p>9.76005</text:p>
          </table:table-cell>
          <table:table-cell table:formula="of:=900*[.G249]" office:value-type="float" office:value="3.244446" calcext:value-type="float">
            <text:p>3.244446</text:p>
          </table:table-cell>
          <table:table-cell table:formula="of:=([.F249]-[.C249]*[.C249])/([.A249]*[.A249])" office:value-type="float" office:value="0.00652765942148764" calcext:value-type="float">
            <text:p>0.006527659421488</text:p>
          </table:table-cell>
          <table:table-cell table:number-columns-repeated="1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-2.48222" calcext:value-type="float">
            <text:p>-2.48222</text:p>
          </table:table-cell>
          <table:table-cell office:value-type="float" office:value="0.0111556" calcext:value-type="float">
            <text:p>0.0111556</text:p>
          </table:table-cell>
          <table:table-cell office:value-type="float" office:value="0.0727778" calcext:value-type="float">
            <text:p>0.0727778</text:p>
          </table:table-cell>
          <table:table-cell office:value-type="float" office:value="6.17258" calcext:value-type="float">
            <text:p>6.17258</text:p>
          </table:table-cell>
          <table:table-cell office:value-type="float" office:value="0.00780864" calcext:value-type="float">
            <text:p>0.00780864</text:p>
          </table:table-cell>
          <table:table-cell office:value-type="float" office:value="38.3771" calcext:value-type="float">
            <text:p>38.3771</text:p>
          </table:table-cell>
          <table:table-cell office:value-type="float" office:value="0.0000988506" calcext:value-type="float">
            <text:p>9.88506E-05</text:p>
          </table:table-cell>
          <table:table-cell office:value-type="float" office:value="21.4093" calcext:value-type="float">
            <text:p>21.4093</text:p>
          </table:table-cell>
          <table:table-cell table:formula="of:=900*[.G250]" office:value-type="float" office:value="7.027776" calcext:value-type="float">
            <text:p>7.027776</text:p>
          </table:table-cell>
          <table:table-cell table:formula="of:=([.F250]-[.C250]*[.C250])/([.A250]*[.A250])" office:value-type="float" office:value="0.00230658504132249" calcext:value-type="float">
            <text:p>0.002306585041323</text:p>
          </table:table-cell>
          <table:table-cell table:number-columns-repeated="1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-2.58778" calcext:value-type="float">
            <text:p>-2.58778</text:p>
          </table:table-cell>
          <table:table-cell office:value-type="float" office:value="0.00427531" calcext:value-type="float">
            <text:p>0.00427531</text:p>
          </table:table-cell>
          <table:table-cell office:value-type="float" office:value="0.0286111" calcext:value-type="float">
            <text:p>0.0286111</text:p>
          </table:table-cell>
          <table:table-cell office:value-type="float" office:value="6.70087" calcext:value-type="float">
            <text:p>6.70087</text:p>
          </table:table-cell>
          <table:table-cell office:value-type="float" office:value="0.0128327" calcext:value-type="float">
            <text:p>0.0128327</text:p>
          </table:table-cell>
          <table:table-cell office:value-type="float" office:value="45.0146" calcext:value-type="float">
            <text:p>45.0146</text:p>
          </table:table-cell>
          <table:table-cell office:value-type="float" office:value="0.000285349" calcext:value-type="float">
            <text:p>0.000285349</text:p>
          </table:table-cell>
          <table:table-cell office:value-type="float" office:value="29.1426" calcext:value-type="float">
            <text:p>29.1426</text:p>
          </table:table-cell>
          <table:table-cell table:formula="of:=900*[.G251]" office:value-type="float" office:value="11.54943" calcext:value-type="float">
            <text:p>11.54943</text:p>
          </table:table-cell>
          <table:table-cell table:formula="of:=([.F251]-[.C251]*[.C251])/([.A251]*[.A251])" office:value-type="float" office:value="0.000881130495867881" calcext:value-type="float">
            <text:p>0.000881130495868</text:p>
          </table:table-cell>
          <table:table-cell table:number-columns-repeated="1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-2.70722" calcext:value-type="float">
            <text:p>-2.70722</text:p>
          </table:table-cell>
          <table:table-cell office:value-type="float" office:value="0.0187849" calcext:value-type="float">
            <text:p>0.0187849</text:p>
          </table:table-cell>
          <table:table-cell office:value-type="float" office:value="-0.126389" calcext:value-type="float">
            <text:p>-0.126389</text:p>
          </table:table-cell>
          <table:table-cell office:value-type="float" office:value="7.34784" calcext:value-type="float">
            <text:p>7.34784</text:p>
          </table:table-cell>
          <table:table-cell office:value-type="float" office:value="0.0185173" calcext:value-type="float">
            <text:p>0.0185173</text:p>
          </table:table-cell>
          <table:table-cell office:value-type="float" office:value="54.5489" calcext:value-type="float">
            <text:p>54.5489</text:p>
          </table:table-cell>
          <table:table-cell office:value-type="float" office:value="0.000498914" calcext:value-type="float">
            <text:p>0.000498914</text:p>
          </table:table-cell>
          <table:table-cell office:value-type="float" office:value="103.929" calcext:value-type="float">
            <text:p>103.929</text:p>
          </table:table-cell>
          <table:table-cell table:formula="of:=900*[.G252]" office:value-type="float" office:value="16.66557" calcext:value-type="float">
            <text:p>16.66557</text:p>
          </table:table-cell>
          <table:table-cell table:formula="of:=([.F252]-[.C252]*[.C252])/([.A252]*[.A252])" office:value-type="float" office:value="0.00388427099173548" calcext:value-type="float">
            <text:p>0.003884270991735</text:p>
          </table:table-cell>
          <table:table-cell table:number-columns-repeated="1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-2.78028" calcext:value-type="float">
            <text:p>-2.78028</text:p>
          </table:table-cell>
          <table:table-cell office:value-type="float" office:value="0.0152629" calcext:value-type="float">
            <text:p>0.0152629</text:p>
          </table:table-cell>
          <table:table-cell office:value-type="float" office:value="0.317014" calcext:value-type="float">
            <text:p>0.317014</text:p>
          </table:table-cell>
          <table:table-cell office:value-type="float" office:value="7.74521" calcext:value-type="float">
            <text:p>7.74521</text:p>
          </table:table-cell>
          <table:table-cell office:value-type="float" office:value="0.109055" calcext:value-type="float">
            <text:p>0.109055</text:p>
          </table:table-cell>
          <table:table-cell office:value-type="float" office:value="60.4645" calcext:value-type="float">
            <text:p>60.4645</text:p>
          </table:table-cell>
          <table:table-cell office:value-type="float" office:value="0.014825" calcext:value-type="float">
            <text:p>0.014825</text:p>
          </table:table-cell>
          <table:table-cell office:value-type="float" office:value="74.748" calcext:value-type="float">
            <text:p>74.748</text:p>
          </table:table-cell>
          <table:table-cell table:formula="of:=900*[.G253]" office:value-type="float" office:value="98.1495" calcext:value-type="float">
            <text:p>98.1495</text:p>
          </table:table-cell>
          <table:table-cell table:formula="of:=([.F253]-[.C253]*[.C253])/([.A253]*[.A253])" office:value-type="float" office:value="0.00315147140495827" calcext:value-type="float">
            <text:p>0.003151471404958</text:p>
          </table:table-cell>
          <table:table-cell table:number-columns-repeated="1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-3.09222" calcext:value-type="float">
            <text:p>-3.09222</text:p>
          </table:table-cell>
          <table:table-cell office:value-type="float" office:value="0.022184" calcext:value-type="float">
            <text:p>0.022184</text:p>
          </table:table-cell>
          <table:table-cell office:value-type="float" office:value="0.777674" calcext:value-type="float">
            <text:p>0.777674</text:p>
          </table:table-cell>
          <table:table-cell office:value-type="float" office:value="9.58402" calcext:value-type="float">
            <text:p>9.58402</text:p>
          </table:table-cell>
          <table:table-cell office:value-type="float" office:value="0.614973" calcext:value-type="float">
            <text:p>0.614973</text:p>
          </table:table-cell>
          <table:table-cell office:value-type="float" office:value="92.6795" calcext:value-type="float">
            <text:p>92.6795</text:p>
          </table:table-cell>
          <table:table-cell office:value-type="float" office:value="0.398228" calcext:value-type="float">
            <text:p>0.398228</text:p>
          </table:table-cell>
          <table:table-cell office:value-type="float" office:value="6.68809" calcext:value-type="float">
            <text:p>6.68809</text:p>
          </table:table-cell>
          <table:table-cell table:formula="of:=900*[.G254]" office:value-type="float" office:value="553.4757" calcext:value-type="float">
            <text:p>553.4757</text:p>
          </table:table-cell>
          <table:table-cell table:formula="of:=([.F254]-[.C254]*[.C254])/([.A254]*[.A254])" office:value-type="float" office:value="0.0045858412396694" calcext:value-type="float">
            <text:p>0.004585841239669</text:p>
          </table:table-cell>
          <table:table-cell table:number-columns-repeated="1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" calcext:value-type="float">
            <text:p>7</text:p>
          </table:table-cell>
          <table:table-cell office:value-type="float" office:value="-3.09465" calcext:value-type="float">
            <text:p>-3.09465</text:p>
          </table:table-cell>
          <table:table-cell office:value-type="float" office:value="0.0221384" calcext:value-type="float">
            <text:p>0.0221384</text:p>
          </table:table-cell>
          <table:table-cell office:value-type="float" office:value="0.792205" calcext:value-type="float">
            <text:p>0.792205</text:p>
          </table:table-cell>
          <table:table-cell office:value-type="float" office:value="9.59901" calcext:value-type="float">
            <text:p>9.59901</text:p>
          </table:table-cell>
          <table:table-cell office:value-type="float" office:value="0.631396" calcext:value-type="float">
            <text:p>0.631396</text:p>
          </table:table-cell>
          <table:table-cell office:value-type="float" office:value="92.9731" calcext:value-type="float">
            <text:p>92.9731</text:p>
          </table:table-cell>
          <table:table-cell office:value-type="float" office:value="0.40751" calcext:value-type="float">
            <text:p>0.40751</text:p>
          </table:table-cell>
          <table:table-cell office:value-type="float" office:value="4.5094" calcext:value-type="float">
            <text:p>4.5094</text:p>
          </table:table-cell>
          <table:table-cell table:formula="of:=900*[.G255]" office:value-type="float" office:value="568.2564" calcext:value-type="float">
            <text:p>568.2564</text:p>
          </table:table-cell>
          <table:table-cell table:formula="of:=([.F255]-[.C255]*[.C255])/([.A255]*[.A255])" office:value-type="float" office:value="0.00457673088842942" calcext:value-type="float">
            <text:p>0.004576730888429</text:p>
          </table:table-cell>
          <table:table-cell table:number-columns-repeated="1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8" calcext:value-type="float">
            <text:p>8</text:p>
          </table:table-cell>
          <table:table-cell office:value-type="float" office:value="-3.09559" calcext:value-type="float">
            <text:p>-3.09559</text:p>
          </table:table-cell>
          <table:table-cell office:value-type="float" office:value="0.0293853" calcext:value-type="float">
            <text:p>0.0293853</text:p>
          </table:table-cell>
          <table:table-cell office:value-type="float" office:value="0.781502" calcext:value-type="float">
            <text:p>0.781502</text:p>
          </table:table-cell>
          <table:table-cell office:value-type="float" office:value="9.61206" calcext:value-type="float">
            <text:p>9.61206</text:p>
          </table:table-cell>
          <table:table-cell office:value-type="float" office:value="0.618463" calcext:value-type="float">
            <text:p>0.618463</text:p>
          </table:table-cell>
          <table:table-cell office:value-type="float" office:value="93.4841" calcext:value-type="float">
            <text:p>93.4841</text:p>
          </table:table-cell>
          <table:table-cell office:value-type="float" office:value="0.398899" calcext:value-type="float">
            <text:p>0.398899</text:p>
          </table:table-cell>
          <table:table-cell office:value-type="float" office:value="4.59057" calcext:value-type="float">
            <text:p>4.59057</text:p>
          </table:table-cell>
          <table:table-cell table:formula="of:=900*[.G256]" office:value-type="float" office:value="556.6167" calcext:value-type="float">
            <text:p>556.6167</text:p>
          </table:table-cell>
          <table:table-cell table:formula="of:=([.F256]-[.C256]*[.C256])/([.A256]*[.A256])" office:value-type="float" office:value="0.00607077518595031" calcext:value-type="float">
            <text:p>0.006070775185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2.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" calcext:value-type="float">
            <text:p>0</text:p>
          </table:table-cell>
          <table:table-cell office:value-type="float" office:value="-1.20889" calcext:value-type="float">
            <text:p>-1.20889</text:p>
          </table:table-cell>
          <table:table-cell office:value-type="float" office:value="0" calcext:value-type="float">
            <text:p>0</text:p>
          </table:table-cell>
          <table:table-cell office:value-type="float" office:value="0.0444444" calcext:value-type="float">
            <text:p>0.0444444</text:p>
          </table:table-cell>
          <table:table-cell office:value-type="float" office:value="1.46141" calcext:value-type="float">
            <text:p>1.46141</text:p>
          </table:table-cell>
          <table:table-cell office:value-type="float" office:value="0.00197531" calcext:value-type="float">
            <text:p>0.00197531</text:p>
          </table:table-cell>
          <table:table-cell office:value-type="float" office:value="2.13573" calcext:value-type="float">
            <text:p>2.13573</text:p>
          </table:table-cell>
          <table:table-cell office:value-type="float" office:value="0.00000390184" calcext:value-type="float">
            <text:p>3.90184E-06</text:p>
          </table:table-cell>
          <table:table-cell office:value-type="float" office:value="22.7559" calcext:value-type="float">
            <text:p>22.7559</text:p>
          </table:table-cell>
          <table:table-cell table:formula="of:=900*[.G259]" office:value-type="float" office:value="1.777779" calcext:value-type="float">
            <text:p>1.777779</text:p>
          </table:table-cell>
          <table:table-cell table:formula="of:=([.F259]-[.C259]*[.C259])/([.A259]*[.A259])" office:value-type="float" office:value="-0.00000102104131158676" calcext:value-type="float">
            <text:p>-1.02104131158676E-06</text:p>
          </table:table-cell>
          <table:table-cell table:number-columns-repeated="16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 office:value-type="float" office:value="-1.77778" calcext:value-type="float">
            <text:p>-1.77778</text:p>
          </table:table-cell>
          <table:table-cell office:value-type="float" office:value="0.0913383" calcext:value-type="float">
            <text:p>0.0913383</text:p>
          </table:table-cell>
          <table:table-cell office:value-type="float" office:value="-0.0911111" calcext:value-type="float">
            <text:p>-0.0911111</text:p>
          </table:table-cell>
          <table:table-cell office:value-type="float" office:value="3.25183" calcext:value-type="float">
            <text:p>3.25183</text:p>
          </table:table-cell>
          <table:table-cell office:value-type="float" office:value="0.00838025" calcext:value-type="float">
            <text:p>0.00838025</text:p>
          </table:table-cell>
          <table:table-cell office:value-type="float" office:value="11.7291" calcext:value-type="float">
            <text:p>11.7291</text:p>
          </table:table-cell>
          <table:table-cell office:value-type="float" office:value="0.0000728521" calcext:value-type="float">
            <text:p>7.28521E-05</text:p>
          </table:table-cell>
          <table:table-cell office:value-type="float" office:value="68.9552" calcext:value-type="float">
            <text:p>68.9552</text:p>
          </table:table-cell>
          <table:table-cell table:formula="of:=900*[.G260]" office:value-type="float" office:value="7.542225" calcext:value-type="float">
            <text:p>7.542225</text:p>
          </table:table-cell>
          <table:table-cell table:formula="of:=([.F260]-[.C260]*[.C260])/([.A260]*[.A260])" office:value-type="float" office:value="0.0185310185049915" calcext:value-type="float">
            <text:p>0.018531018504992</text:p>
          </table:table-cell>
          <table:table-cell table:number-columns-repeated="16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" calcext:value-type="float">
            <text:p>2</text:p>
          </table:table-cell>
          <table:table-cell office:value-type="float" office:value="-2.53556" calcext:value-type="float">
            <text:p>-2.53556</text:p>
          </table:table-cell>
          <table:table-cell office:value-type="float" office:value="0.00653333" calcext:value-type="float">
            <text:p>0.00653333</text:p>
          </table:table-cell>
          <table:table-cell office:value-type="float" office:value="-0.00888889" calcext:value-type="float">
            <text:p>-0.00888889</text:p>
          </table:table-cell>
          <table:table-cell office:value-type="float" office:value="6.43558" calcext:value-type="float">
            <text:p>6.43558</text:p>
          </table:table-cell>
          <table:table-cell office:value-type="float" office:value="0.00437037" calcext:value-type="float">
            <text:p>0.00437037</text:p>
          </table:table-cell>
          <table:table-cell office:value-type="float" office:value="41.5797" calcext:value-type="float">
            <text:p>41.5797</text:p>
          </table:table-cell>
          <table:table-cell office:value-type="float" office:value="0.0000287584" calcext:value-type="float">
            <text:p>2.87584E-05</text:p>
          </table:table-cell>
          <table:table-cell office:value-type="float" office:value="112.407" calcext:value-type="float">
            <text:p>112.407</text:p>
          </table:table-cell>
          <table:table-cell table:formula="of:=900*[.G261]" office:value-type="float" office:value="3.933333" calcext:value-type="float">
            <text:p>3.933333</text:p>
          </table:table-cell>
          <table:table-cell table:formula="of:=([.F261]-[.C261]*[.C261])/([.A261]*[.A261])" office:value-type="float" office:value="0.00132202873143389" calcext:value-type="float">
            <text:p>0.001322028731434</text:p>
          </table:table-cell>
          <table:table-cell table:number-columns-repeated="16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3" calcext:value-type="float">
            <text:p>3</text:p>
          </table:table-cell>
          <table:table-cell office:value-type="float" office:value="-2.68444" calcext:value-type="float">
            <text:p>-2.68444</text:p>
          </table:table-cell>
          <table:table-cell office:value-type="float" office:value="0.00179753" calcext:value-type="float">
            <text:p>0.00179753</text:p>
          </table:table-cell>
          <table:table-cell office:value-type="float" office:value="0.188333" calcext:value-type="float">
            <text:p>0.188333</text:p>
          </table:table-cell>
          <table:table-cell office:value-type="float" office:value="7.20804" calcext:value-type="float">
            <text:p>7.20804</text:p>
          </table:table-cell>
          <table:table-cell office:value-type="float" office:value="0.0372086" calcext:value-type="float">
            <text:p>0.0372086</text:p>
          </table:table-cell>
          <table:table-cell office:value-type="float" office:value="52.0078" calcext:value-type="float">
            <text:p>52.0078</text:p>
          </table:table-cell>
          <table:table-cell office:value-type="float" office:value="0.00164939" calcext:value-type="float">
            <text:p>0.00164939</text:p>
          </table:table-cell>
          <table:table-cell office:value-type="float" office:value="122.234" calcext:value-type="float">
            <text:p>122.234</text:p>
          </table:table-cell>
          <table:table-cell table:formula="of:=900*[.G262]" office:value-type="float" office:value="33.48774" calcext:value-type="float">
            <text:p>33.48774</text:p>
          </table:table-cell>
          <table:table-cell table:formula="of:=([.F262]-[.C262]*[.C262])/([.A262]*[.A262])" office:value-type="float" office:value="0.000369670968265771" calcext:value-type="float">
            <text:p>0.000369670968266</text:p>
          </table:table-cell>
          <table:table-cell table:number-columns-repeated="16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4" calcext:value-type="float">
            <text:p>4</text:p>
          </table:table-cell>
          <table:table-cell office:value-type="float" office:value="-2.71167" calcext:value-type="float">
            <text:p>-2.71167</text:p>
          </table:table-cell>
          <table:table-cell office:value-type="float" office:value="0.0147207" calcext:value-type="float">
            <text:p>0.0147207</text:p>
          </table:table-cell>
          <table:table-cell office:value-type="float" office:value="-0.0744444" calcext:value-type="float">
            <text:p>-0.0744444</text:p>
          </table:table-cell>
          <table:table-cell office:value-type="float" office:value="7.36786" calcext:value-type="float">
            <text:p>7.36786</text:p>
          </table:table-cell>
          <table:table-cell office:value-type="float" office:value="0.0166562" calcext:value-type="float">
            <text:p>0.0166562</text:p>
          </table:table-cell>
          <table:table-cell office:value-type="float" office:value="54.7097" calcext:value-type="float">
            <text:p>54.7097</text:p>
          </table:table-cell>
          <table:table-cell office:value-type="float" office:value="0.000450829" calcext:value-type="float">
            <text:p>0.000450829</text:p>
          </table:table-cell>
          <table:table-cell office:value-type="float" office:value="115.198" calcext:value-type="float">
            <text:p>115.198</text:p>
          </table:table-cell>
          <table:table-cell table:formula="of:=900*[.G263]" office:value-type="float" office:value="14.99058" calcext:value-type="float">
            <text:p>14.99058</text:p>
          </table:table-cell>
          <table:table-cell table:formula="of:=([.F263]-[.C263]*[.C263])/([.A263]*[.A263])" office:value-type="float" office:value="0.00298389154695268" calcext:value-type="float">
            <text:p>0.002983891546953</text:p>
          </table:table-cell>
          <table:table-cell table:number-columns-repeated="16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-2.76722" calcext:value-type="float">
            <text:p>-2.76722</text:p>
          </table:table-cell>
          <table:table-cell office:value-type="float" office:value="0.0162639" calcext:value-type="float">
            <text:p>0.0162639</text:p>
          </table:table-cell>
          <table:table-cell office:value-type="float" office:value="0.0965972" calcext:value-type="float">
            <text:p>0.0965972</text:p>
          </table:table-cell>
          <table:table-cell office:value-type="float" office:value="7.67378" calcext:value-type="float">
            <text:p>7.67378</text:p>
          </table:table-cell>
          <table:table-cell office:value-type="float" office:value="0.0203375" calcext:value-type="float">
            <text:p>0.0203375</text:p>
          </table:table-cell>
          <table:table-cell office:value-type="float" office:value="59.3865" calcext:value-type="float">
            <text:p>59.3865</text:p>
          </table:table-cell>
          <table:table-cell office:value-type="float" office:value="0.000745387" calcext:value-type="float">
            <text:p>0.000745387</text:p>
          </table:table-cell>
          <table:table-cell office:value-type="float" office:value="176.568" calcext:value-type="float">
            <text:p>176.568</text:p>
          </table:table-cell>
          <table:table-cell table:formula="of:=900*[.G264]" office:value-type="float" office:value="18.30375" calcext:value-type="float">
            <text:p>18.30375</text:p>
          </table:table-cell>
          <table:table-cell table:formula="of:=([.F264]-[.C264]*[.C264])/([.A264]*[.A264])" office:value-type="float" office:value="0.00330197865432999" calcext:value-type="float">
            <text:p>0.00330197865433</text:p>
          </table:table-cell>
          <table:table-cell table:number-columns-repeated="16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6" calcext:value-type="float">
            <text:p>6</text:p>
          </table:table-cell>
          <table:table-cell office:value-type="float" office:value="-2.82722" calcext:value-type="float">
            <text:p>-2.82722</text:p>
          </table:table-cell>
          <table:table-cell office:value-type="float" office:value="0.0518886" calcext:value-type="float">
            <text:p>0.0518886</text:p>
          </table:table-cell>
          <table:table-cell office:value-type="float" office:value="-0.417257" calcext:value-type="float">
            <text:p>-0.417257</text:p>
          </table:table-cell>
          <table:table-cell office:value-type="float" office:value="8.04507" calcext:value-type="float">
            <text:p>8.04507</text:p>
          </table:table-cell>
          <table:table-cell office:value-type="float" office:value="0.258619" calcext:value-type="float">
            <text:p>0.258619</text:p>
          </table:table-cell>
          <table:table-cell office:value-type="float" office:value="66.3973" calcext:value-type="float">
            <text:p>66.3973</text:p>
          </table:table-cell>
          <table:table-cell office:value-type="float" office:value="0.128523" calcext:value-type="float">
            <text:p>0.128523</text:p>
          </table:table-cell>
          <table:table-cell office:value-type="float" office:value="79.735" calcext:value-type="float">
            <text:p>79.735</text:p>
          </table:table-cell>
          <table:table-cell table:formula="of:=900*[.G265]" office:value-type="float" office:value="232.7571" calcext:value-type="float">
            <text:p>232.7571</text:p>
          </table:table-cell>
          <table:table-cell table:formula="of:=([.F265]-[.C265]*[.C265])/([.A265]*[.A265])" office:value-type="float" office:value="0.0105302068825584" calcext:value-type="float">
            <text:p>0.010530206882559</text:p>
          </table:table-cell>
          <table:table-cell table:number-columns-repeated="16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7" calcext:value-type="float">
            <text:p>7</text:p>
          </table:table-cell>
          <table:table-cell office:value-type="float" office:value="-3.08833" calcext:value-type="float">
            <text:p>-3.08833</text:p>
          </table:table-cell>
          <table:table-cell office:value-type="float" office:value="0.0277812" calcext:value-type="float">
            <text:p>0.0277812</text:p>
          </table:table-cell>
          <table:table-cell office:value-type="float" office:value="-0.79658" calcext:value-type="float">
            <text:p>-0.79658</text:p>
          </table:table-cell>
          <table:table-cell office:value-type="float" office:value="9.56558" calcext:value-type="float">
            <text:p>9.56558</text:p>
          </table:table-cell>
          <table:table-cell office:value-type="float" office:value="0.638344" calcext:value-type="float">
            <text:p>0.638344</text:p>
          </table:table-cell>
          <table:table-cell office:value-type="float" office:value="92.5575" calcext:value-type="float">
            <text:p>92.5575</text:p>
          </table:table-cell>
          <table:table-cell office:value-type="float" office:value="0.416877" calcext:value-type="float">
            <text:p>0.416877</text:p>
          </table:table-cell>
          <table:table-cell office:value-type="float" office:value="2.45889" calcext:value-type="float">
            <text:p>2.45889</text:p>
          </table:table-cell>
          <table:table-cell table:formula="of:=900*[.G266]" office:value-type="float" office:value="574.5096" calcext:value-type="float">
            <text:p>574.5096</text:p>
          </table:table-cell>
          <table:table-cell table:formula="of:=([.F266]-[.C266]*[.C266])/([.A266]*[.A266])" office:value-type="float" office:value="0.00564033177096035" calcext:value-type="float">
            <text:p>0.00564033177096</text:p>
          </table:table-cell>
          <table:table-cell table:number-columns-repeated="16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8" calcext:value-type="float">
            <text:p>8</text:p>
          </table:table-cell>
          <table:table-cell office:value-type="float" office:value="-3.03076" calcext:value-type="float">
            <text:p>-3.03076</text:p>
          </table:table-cell>
          <table:table-cell office:value-type="float" office:value="0.0311567" calcext:value-type="float">
            <text:p>0.0311567</text:p>
          </table:table-cell>
          <table:table-cell office:value-type="float" office:value="-0.771042" calcext:value-type="float">
            <text:p>-0.771042</text:p>
          </table:table-cell>
          <table:table-cell office:value-type="float" office:value="9.21669" calcext:value-type="float">
            <text:p>9.21669</text:p>
          </table:table-cell>
          <table:table-cell office:value-type="float" office:value="0.600235" calcext:value-type="float">
            <text:p>0.600235</text:p>
          </table:table-cell>
          <table:table-cell office:value-type="float" office:value="86.0954" calcext:value-type="float">
            <text:p>86.0954</text:p>
          </table:table-cell>
          <table:table-cell office:value-type="float" office:value="0.373373" calcext:value-type="float">
            <text:p>0.373373</text:p>
          </table:table-cell>
          <table:table-cell office:value-type="float" office:value="4.61482" calcext:value-type="float">
            <text:p>4.61482</text:p>
          </table:table-cell>
          <table:table-cell table:formula="of:=900*[.G267]" office:value-type="float" office:value="540.2115" calcext:value-type="float">
            <text:p>540.2115</text:p>
          </table:table-cell>
          <table:table-cell table:formula="of:=([.F267]-[.C267]*[.C267])/([.A267]*[.A267])" office:value-type="float" office:value="0.00632737245353481" calcext:value-type="float">
            <text:p>0.006327372453535</text:p>
          </table:table-cell>
          <table:table-cell table:number-columns-repeated="16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9" calcext:value-type="float">
            <text:p>9</text:p>
          </table:table-cell>
          <table:table-cell office:value-type="float" office:value="-3.08701" calcext:value-type="float">
            <text:p>-3.08701</text:p>
          </table:table-cell>
          <table:table-cell office:value-type="float" office:value="0.0293888" calcext:value-type="float">
            <text:p>0.0293888</text:p>
          </table:table-cell>
          <table:table-cell office:value-type="float" office:value="-0.791554" calcext:value-type="float">
            <text:p>-0.791554</text:p>
          </table:table-cell>
          <table:table-cell office:value-type="float" office:value="9.55904" calcext:value-type="float">
            <text:p>9.55904</text:p>
          </table:table-cell>
          <table:table-cell office:value-type="float" office:value="0.632465" calcext:value-type="float">
            <text:p>0.632465</text:p>
          </table:table-cell>
          <table:table-cell office:value-type="float" office:value="92.4839" calcext:value-type="float">
            <text:p>92.4839</text:p>
          </table:table-cell>
          <table:table-cell office:value-type="float" office:value="0.413641" calcext:value-type="float">
            <text:p>0.413641</text:p>
          </table:table-cell>
          <table:table-cell office:value-type="float" office:value="4.01924" calcext:value-type="float">
            <text:p>4.01924</text:p>
          </table:table-cell>
          <table:table-cell table:formula="of:=900*[.G268]" office:value-type="float" office:value="569.2185" calcext:value-type="float">
            <text:p>569.2185</text:p>
          </table:table-cell>
          <table:table-cell table:formula="of:=([.F268]-[.C268]*[.C268])/([.A268]*[.A268])" office:value-type="float" office:value="0.00596730376998647" calcext:value-type="float">
            <text:p>0.005967303769986</text:p>
          </table:table-cell>
          <table:table-cell table:number-columns-repeated="16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0" calcext:value-type="float">
            <text:p>10</text:p>
          </table:table-cell>
          <table:table-cell office:value-type="float" office:value="-3.04391" calcext:value-type="float">
            <text:p>-3.04391</text:p>
          </table:table-cell>
          <table:table-cell office:value-type="float" office:value="0.0298334" calcext:value-type="float">
            <text:p>0.0298334</text:p>
          </table:table-cell>
          <table:table-cell office:value-type="float" office:value="-0.772984" calcext:value-type="float">
            <text:p>-0.772984</text:p>
          </table:table-cell>
          <table:table-cell office:value-type="float" office:value="9.2952" calcext:value-type="float">
            <text:p>9.2952</text:p>
          </table:table-cell>
          <table:table-cell office:value-type="float" office:value="0.603832" calcext:value-type="float">
            <text:p>0.603832</text:p>
          </table:table-cell>
          <table:table-cell office:value-type="float" office:value="87.5066" calcext:value-type="float">
            <text:p>87.5066</text:p>
          </table:table-cell>
          <table:table-cell office:value-type="float" office:value="0.378717" calcext:value-type="float">
            <text:p>0.378717</text:p>
          </table:table-cell>
          <table:table-cell office:value-type="float" office:value="5.26474" calcext:value-type="float">
            <text:p>5.26474</text:p>
          </table:table-cell>
          <table:table-cell table:formula="of:=900*[.G269]" office:value-type="float" office:value="543.4488" calcext:value-type="float">
            <text:p>543.4488</text:p>
          </table:table-cell>
          <table:table-cell table:formula="of:=([.F269]-[.C269]*[.C269])/([.A269]*[.A269])" office:value-type="float" office:value="0.00604900411898376" calcext:value-type="float">
            <text:p>0.006049004118984</text:p>
          </table:table-cell>
          <table:table-cell table:number-columns-repeated="16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1" calcext:value-type="float">
            <text:p>11</text:p>
          </table:table-cell>
          <table:table-cell office:value-type="float" office:value="-3.02228" calcext:value-type="float">
            <text:p>-3.02228</text:p>
          </table:table-cell>
          <table:table-cell office:value-type="float" office:value="0.0348965" calcext:value-type="float">
            <text:p>0.0348965</text:p>
          </table:table-cell>
          <table:table-cell office:value-type="float" office:value="-0.753502" calcext:value-type="float">
            <text:p>-0.753502</text:p>
          </table:table-cell>
          <table:table-cell office:value-type="float" office:value="9.16909" calcext:value-type="float">
            <text:p>9.16909</text:p>
          </table:table-cell>
          <table:table-cell office:value-type="float" office:value="0.581785" calcext:value-type="float">
            <text:p>0.581785</text:p>
          </table:table-cell>
          <table:table-cell office:value-type="float" office:value="85.3318" calcext:value-type="float">
            <text:p>85.3318</text:p>
          </table:table-cell>
          <table:table-cell office:value-type="float" office:value="0.362491" calcext:value-type="float">
            <text:p>0.362491</text:p>
          </table:table-cell>
          <table:table-cell office:value-type="float" office:value="7.45805" calcext:value-type="float">
            <text:p>7.45805</text:p>
          </table:table-cell>
          <table:table-cell table:formula="of:=900*[.G270]" office:value-type="float" office:value="523.6065" calcext:value-type="float">
            <text:p>523.6065</text:p>
          </table:table-cell>
          <table:table-cell table:formula="of:=([.F270]-[.C270]*[.C270])/([.A270]*[.A270])" office:value-type="float" office:value="0.00708416557097665" calcext:value-type="float">
            <text:p>0.007084165570977</text:p>
          </table:table-cell>
          <table:table-cell table:number-columns-repeated="16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2" calcext:value-type="float">
            <text:p>12</text:p>
          </table:table-cell>
          <table:table-cell office:value-type="float" office:value="-3.05186" calcext:value-type="float">
            <text:p>-3.05186</text:p>
          </table:table-cell>
          <table:table-cell office:value-type="float" office:value="0.02723" calcext:value-type="float">
            <text:p>0.02723</text:p>
          </table:table-cell>
          <table:table-cell office:value-type="float" office:value="-0.77803" calcext:value-type="float">
            <text:p>-0.77803</text:p>
          </table:table-cell>
          <table:table-cell office:value-type="float" office:value="9.3411" calcext:value-type="float">
            <text:p>9.3411</text:p>
          </table:table-cell>
          <table:table-cell office:value-type="float" office:value="0.611763" calcext:value-type="float">
            <text:p>0.611763</text:p>
          </table:table-cell>
          <table:table-cell office:value-type="float" office:value="88.2629" calcext:value-type="float">
            <text:p>88.2629</text:p>
          </table:table-cell>
          <table:table-cell office:value-type="float" office:value="0.388005" calcext:value-type="float">
            <text:p>0.388005</text:p>
          </table:table-cell>
          <table:table-cell office:value-type="float" office:value="4.79342" calcext:value-type="float">
            <text:p>4.79342</text:p>
          </table:table-cell>
          <table:table-cell table:formula="of:=900*[.G271]" office:value-type="float" office:value="550.5867" calcext:value-type="float">
            <text:p>550.5867</text:p>
          </table:table-cell>
          <table:table-cell table:formula="of:=([.F271]-[.C271]*[.C271])/([.A271]*[.A271])" office:value-type="float" office:value="0.00552928747666601" calcext:value-type="float">
            <text:p>0.005529287476666</text:p>
          </table:table-cell>
          <table:table-cell table:number-columns-repeated="16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3" calcext:value-type="float">
            <text:p>13</text:p>
          </table:table-cell>
          <table:table-cell office:value-type="float" office:value="-3.02736" calcext:value-type="float">
            <text:p>-3.02736</text:p>
          </table:table-cell>
          <table:table-cell office:value-type="float" office:value="0.0342141" calcext:value-type="float">
            <text:p>0.0342141</text:p>
          </table:table-cell>
          <table:table-cell office:value-type="float" office:value="-0.749671" calcext:value-type="float">
            <text:p>-0.749671</text:p>
          </table:table-cell>
          <table:table-cell office:value-type="float" office:value="9.19912" calcext:value-type="float">
            <text:p>9.19912</text:p>
          </table:table-cell>
          <table:table-cell office:value-type="float" office:value="0.579097" calcext:value-type="float">
            <text:p>0.579097</text:p>
          </table:table-cell>
          <table:table-cell office:value-type="float" office:value="85.8556" calcext:value-type="float">
            <text:p>85.8556</text:p>
          </table:table-cell>
          <table:table-cell office:value-type="float" office:value="0.360669" calcext:value-type="float">
            <text:p>0.360669</text:p>
          </table:table-cell>
          <table:table-cell office:value-type="float" office:value="7.26197" calcext:value-type="float">
            <text:p>7.26197</text:p>
          </table:table-cell>
          <table:table-cell table:formula="of:=900*[.G272]" office:value-type="float" office:value="521.1873" calcext:value-type="float">
            <text:p>521.1873</text:p>
          </table:table-cell>
          <table:table-cell table:formula="of:=([.F272]-[.C272]*[.C272])/([.A272]*[.A272])" office:value-type="float" office:value="0.0069416910965021" calcext:value-type="float">
            <text:p>0.006941691096502</text:p>
          </table:table-cell>
          <table:table-cell table:number-columns-repeated="16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4" calcext:value-type="float">
            <text:p>14</text:p>
          </table:table-cell>
          <table:table-cell office:value-type="float" office:value="-3.03133" calcext:value-type="float">
            <text:p>-3.03133</text:p>
          </table:table-cell>
          <table:table-cell office:value-type="float" office:value="0.0324718" calcext:value-type="float">
            <text:p>0.0324718</text:p>
          </table:table-cell>
          <table:table-cell office:value-type="float" office:value="0.360798" calcext:value-type="float">
            <text:p>0.360798</text:p>
          </table:table-cell>
          <table:table-cell office:value-type="float" office:value="9.22145" calcext:value-type="float">
            <text:p>9.22145</text:p>
          </table:table-cell>
          <table:table-cell office:value-type="float" office:value="0.584287" calcext:value-type="float">
            <text:p>0.584287</text:p>
          </table:table-cell>
          <table:table-cell office:value-type="float" office:value="86.2157" calcext:value-type="float">
            <text:p>86.2157</text:p>
          </table:table-cell>
          <table:table-cell office:value-type="float" office:value="0.363603" calcext:value-type="float">
            <text:p>0.363603</text:p>
          </table:table-cell>
          <table:table-cell office:value-type="float" office:value="6.67752" calcext:value-type="float">
            <text:p>6.67752</text:p>
          </table:table-cell>
          <table:table-cell table:formula="of:=900*[.G273]" office:value-type="float" office:value="525.8583" calcext:value-type="float">
            <text:p>525.8583</text:p>
          </table:table-cell>
          <table:table-cell table:formula="of:=([.F273]-[.C273]*[.C273])/([.A273]*[.A273])" office:value-type="float" office:value="0.00659208487541613" calcext:value-type="float">
            <text:p>0.006592084875416</text:p>
          </table:table-cell>
          <table:table-cell table:number-columns-repeated="16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5" calcext:value-type="float">
            <text:p>15</text:p>
          </table:table-cell>
          <table:table-cell office:value-type="float" office:value="-3.03445" calcext:value-type="float">
            <text:p>-3.03445</text:p>
          </table:table-cell>
          <table:table-cell office:value-type="float" office:value="0.0331106" calcext:value-type="float">
            <text:p>0.0331106</text:p>
          </table:table-cell>
          <table:table-cell office:value-type="float" office:value="0.147545" calcext:value-type="float">
            <text:p>0.147545</text:p>
          </table:table-cell>
          <table:table-cell office:value-type="float" office:value="9.241" calcext:value-type="float">
            <text:p>9.241</text:p>
          </table:table-cell>
          <table:table-cell office:value-type="float" office:value="0.587705" calcext:value-type="float">
            <text:p>0.587705</text:p>
          </table:table-cell>
          <table:table-cell office:value-type="float" office:value="86.5943" calcext:value-type="float">
            <text:p>86.5943</text:p>
          </table:table-cell>
          <table:table-cell office:value-type="float" office:value="0.367412" calcext:value-type="float">
            <text:p>0.367412</text:p>
          </table:table-cell>
          <table:table-cell office:value-type="float" office:value="6.47819" calcext:value-type="float">
            <text:p>6.47819</text:p>
          </table:table-cell>
          <table:table-cell table:formula="of:=900*[.G274]" office:value-type="float" office:value="528.9345" calcext:value-type="float">
            <text:p>528.9345</text:p>
          </table:table-cell>
          <table:table-cell table:formula="of:=([.F274]-[.C274]*[.C274])/([.A274]*[.A274])" office:value-type="float" office:value="0.00671885348185998" calcext:value-type="float">
            <text:p>0.006718853481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2.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-1.26222" calcext:value-type="float">
            <text:p>-1.26222</text:p>
          </table:table-cell>
          <table:table-cell office:value-type="float" office:value="0" calcext:value-type="float">
            <text:p>0</text:p>
          </table:table-cell>
          <table:table-cell office:value-type="float" office:value="-0.0355556" calcext:value-type="float">
            <text:p>-0.0355556</text:p>
          </table:table-cell>
          <table:table-cell office:value-type="float" office:value="1.5932" calcext:value-type="float">
            <text:p>1.5932</text:p>
          </table:table-cell>
          <table:table-cell office:value-type="float" office:value="0.0012642" calcext:value-type="float">
            <text:p>0.0012642</text:p>
          </table:table-cell>
          <table:table-cell office:value-type="float" office:value="2.5383" calcext:value-type="float">
            <text:p>2.5383</text:p>
          </table:table-cell>
          <table:table-cell office:value-type="float" office:value="0.0000015982" calcext:value-type="float">
            <text:p>1.5982E-06</text:p>
          </table:table-cell>
          <table:table-cell office:value-type="float" office:value="2.25099" calcext:value-type="float">
            <text:p>2.25099</text:p>
          </table:table-cell>
          <table:table-cell table:formula="of:=900*[.G277]" office:value-type="float" office:value="1.13778" calcext:value-type="float">
            <text:p>1.13778</text:p>
          </table:table-cell>
          <table:table-cell table:formula="of:=([.F277]-[.C277]*[.C277])/([.A277]*[.A277])" office:value-type="float" office:value="0.000000133848851963726" calcext:value-type="float">
            <text:p>1.33848851963726E-07</text:p>
          </table:table-cell>
          <table:table-cell table:number-columns-repeated="16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316049" calcext:value-type="float">
            <text:p>0.0316049</text:p>
          </table:table-cell>
          <table:table-cell office:value-type="float" office:value="0.106667" calcext:value-type="float">
            <text:p>0.106667</text:p>
          </table:table-cell>
          <table:table-cell office:value-type="float" office:value="4.0316" calcext:value-type="float">
            <text:p>4.0316</text:p>
          </table:table-cell>
          <table:table-cell office:value-type="float" office:value="0.0152494" calcext:value-type="float">
            <text:p>0.0152494</text:p>
          </table:table-cell>
          <table:table-cell office:value-type="float" office:value="16.7595" calcext:value-type="float">
            <text:p>16.7595</text:p>
          </table:table-cell>
          <table:table-cell office:value-type="float" office:value="0.000408745" calcext:value-type="float">
            <text:p>0.000408745</text:p>
          </table:table-cell>
          <table:table-cell office:value-type="float" office:value="6.36436" calcext:value-type="float">
            <text:p>6.36436</text:p>
          </table:table-cell>
          <table:table-cell table:formula="of:=900*[.G278]" office:value-type="float" office:value="13.72446" calcext:value-type="float">
            <text:p>13.72446</text:p>
          </table:table-cell>
          <table:table-cell table:formula="of:=([.F278]-[.C278]*[.C278])/([.A278]*[.A278])" office:value-type="float" office:value="0.00629783163265308" calcext:value-type="float">
            <text:p>0.006297831632653</text:p>
          </table:table-cell>
          <table:table-cell table:number-columns-repeated="16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" calcext:value-type="float">
            <text:p>2</text:p>
          </table:table-cell>
          <table:table-cell office:value-type="float" office:value="-2.40667" calcext:value-type="float">
            <text:p>-2.40667</text:p>
          </table:table-cell>
          <table:table-cell office:value-type="float" office:value="0.010484" calcext:value-type="float">
            <text:p>0.010484</text:p>
          </table:table-cell>
          <table:table-cell office:value-type="float" office:value="0.171667" calcext:value-type="float">
            <text:p>0.171667</text:p>
          </table:table-cell>
          <table:table-cell office:value-type="float" office:value="5.80253" calcext:value-type="float">
            <text:p>5.80253</text:p>
          </table:table-cell>
          <table:table-cell office:value-type="float" office:value="0.0333543" calcext:value-type="float">
            <text:p>0.0333543</text:p>
          </table:table-cell>
          <table:table-cell office:value-type="float" office:value="33.9155" calcext:value-type="float">
            <text:p>33.9155</text:p>
          </table:table-cell>
          <table:table-cell office:value-type="float" office:value="0.001519" calcext:value-type="float">
            <text:p>0.001519</text:p>
          </table:table-cell>
          <table:table-cell office:value-type="float" office:value="20.7788" calcext:value-type="float">
            <text:p>20.7788</text:p>
          </table:table-cell>
          <table:table-cell table:formula="of:=900*[.G279]" office:value-type="float" office:value="30.01887" calcext:value-type="float">
            <text:p>30.01887</text:p>
          </table:table-cell>
          <table:table-cell table:formula="of:=([.F279]-[.C279]*[.C279])/([.A279]*[.A279])" office:value-type="float" office:value="0.00208655753746797" calcext:value-type="float">
            <text:p>0.002086557537468</text:p>
          </table:table-cell>
          <table:table-cell table:number-columns-repeated="16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3" calcext:value-type="float">
            <text:p>3</text:p>
          </table:table-cell>
          <table:table-cell office:value-type="float" office:value="-2.56333" calcext:value-type="float">
            <text:p>-2.56333</text:p>
          </table:table-cell>
          <table:table-cell office:value-type="float" office:value="0.00987531" calcext:value-type="float">
            <text:p>0.00987531</text:p>
          </table:table-cell>
          <table:table-cell office:value-type="float" office:value="0.0569444" calcext:value-type="float">
            <text:p>0.0569444</text:p>
          </table:table-cell>
          <table:table-cell office:value-type="float" office:value="6.58055" calcext:value-type="float">
            <text:p>6.58055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43.5681" calcext:value-type="float">
            <text:p>43.5681</text:p>
          </table:table-cell>
          <table:table-cell office:value-type="float" office:value="0.0000207184" calcext:value-type="float">
            <text:p>2.07184E-05</text:p>
          </table:table-cell>
          <table:table-cell office:value-type="float" office:value="18.0619" calcext:value-type="float">
            <text:p>18.0619</text:p>
          </table:table-cell>
          <table:table-cell table:formula="of:=900*[.G280]" office:value-type="float" office:value="3.465" calcext:value-type="float">
            <text:p>3.465</text:p>
          </table:table-cell>
          <table:table-cell table:formula="of:=([.F280]-[.C280]*[.C280])/([.A280]*[.A280])" office:value-type="float" office:value="0.00197092456552921" calcext:value-type="float">
            <text:p>0.001970924565529</text:p>
          </table:table-cell>
          <table:table-cell table:number-columns-repeated="16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4" calcext:value-type="float">
            <text:p>4</text:p>
          </table:table-cell>
          <table:table-cell office:value-type="float" office:value="-2.45833" calcext:value-type="float">
            <text:p>-2.45833</text:p>
          </table:table-cell>
          <table:table-cell office:value-type="float" office:value="0.0234762" calcext:value-type="float">
            <text:p>0.0234762</text:p>
          </table:table-cell>
          <table:table-cell office:value-type="float" office:value="0.0270833" calcext:value-type="float">
            <text:p>0.0270833</text:p>
          </table:table-cell>
          <table:table-cell office:value-type="float" office:value="6.06688" calcext:value-type="float">
            <text:p>6.06688</text:p>
          </table:table-cell>
          <table:table-cell office:value-type="float" office:value="0.0174398" calcext:value-type="float">
            <text:p>0.0174398</text:p>
          </table:table-cell>
          <table:table-cell office:value-type="float" office:value="37.3617" calcext:value-type="float">
            <text:p>37.3617</text:p>
          </table:table-cell>
          <table:table-cell office:value-type="float" office:value="0.000511294" calcext:value-type="float">
            <text:p>0.000511294</text:p>
          </table:table-cell>
          <table:table-cell office:value-type="float" office:value="36.7113" calcext:value-type="float">
            <text:p>36.7113</text:p>
          </table:table-cell>
          <table:table-cell table:formula="of:=900*[.G281]" office:value-type="float" office:value="15.69582" calcext:value-type="float">
            <text:p>15.69582</text:p>
          </table:table-cell>
          <table:table-cell table:formula="of:=([.F281]-[.C281]*[.C281])/([.A281]*[.A281])" office:value-type="float" office:value="0.00468224073262102" calcext:value-type="float">
            <text:p>0.004682240732621</text:p>
          </table:table-cell>
          <table:table-cell table:number-columns-repeated="16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5" calcext:value-type="float">
            <text:p>5</text:p>
          </table:table-cell>
          <table:table-cell office:value-type="float" office:value="-2.8025" calcext:value-type="float">
            <text:p>-2.8025</text:p>
          </table:table-cell>
          <table:table-cell office:value-type="float" office:value="0.0499073" calcext:value-type="float">
            <text:p>0.0499073</text:p>
          </table:table-cell>
          <table:table-cell office:value-type="float" office:value="0.610208" calcext:value-type="float">
            <text:p>0.610208</text:p>
          </table:table-cell>
          <table:table-cell office:value-type="float" office:value="7.90391" calcext:value-type="float">
            <text:p>7.90391</text:p>
          </table:table-cell>
          <table:table-cell office:value-type="float" office:value="0.406288" calcext:value-type="float">
            <text:p>0.406288</text:p>
          </table:table-cell>
          <table:table-cell office:value-type="float" office:value="64.0492" calcext:value-type="float">
            <text:p>64.0492</text:p>
          </table:table-cell>
          <table:table-cell office:value-type="float" office:value="0.204451" calcext:value-type="float">
            <text:p>0.204451</text:p>
          </table:table-cell>
          <table:table-cell office:value-type="float" office:value="22.2834" calcext:value-type="float">
            <text:p>22.2834</text:p>
          </table:table-cell>
          <table:table-cell table:formula="of:=900*[.G282]" office:value-type="float" office:value="365.6592" calcext:value-type="float">
            <text:p>365.6592</text:p>
          </table:table-cell>
          <table:table-cell table:formula="of:=([.F282]-[.C282]*[.C282])/([.A282]*[.A282])" office:value-type="float" office:value="0.0099457409917089" calcext:value-type="float">
            <text:p>0.009945740991709</text:p>
          </table:table-cell>
          <table:table-cell table:number-columns-repeated="16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6" calcext:value-type="float">
            <text:p>6</text:p>
          </table:table-cell>
          <table:table-cell office:value-type="float" office:value="-3.09736" calcext:value-type="float">
            <text:p>-3.09736</text:p>
          </table:table-cell>
          <table:table-cell office:value-type="float" office:value="0.0403825" calcext:value-type="float">
            <text:p>0.0403825</text:p>
          </table:table-cell>
          <table:table-cell office:value-type="float" office:value="0.811319" calcext:value-type="float">
            <text:p>0.811319</text:p>
          </table:table-cell>
          <table:table-cell office:value-type="float" office:value="9.63403" calcext:value-type="float">
            <text:p>9.63403</text:p>
          </table:table-cell>
          <table:table-cell office:value-type="float" office:value="0.662494" calcext:value-type="float">
            <text:p>0.662494</text:p>
          </table:table-cell>
          <table:table-cell office:value-type="float" office:value="94.3502" calcext:value-type="float">
            <text:p>94.3502</text:p>
          </table:table-cell>
          <table:table-cell office:value-type="float" office:value="0.449752" calcext:value-type="float">
            <text:p>0.449752</text:p>
          </table:table-cell>
          <table:table-cell office:value-type="float" office:value="2.44708" calcext:value-type="float">
            <text:p>2.44708</text:p>
          </table:table-cell>
          <table:table-cell table:formula="of:=900*[.G283]" office:value-type="float" office:value="596.2446" calcext:value-type="float">
            <text:p>596.2446</text:p>
          </table:table-cell>
          <table:table-cell table:formula="of:=([.F283]-[.C283]*[.C283])/([.A283]*[.A283])" office:value-type="float" office:value="0.008049870535714" calcext:value-type="float">
            <text:p>0.008049870535714</text:p>
          </table:table-cell>
          <table:table-cell table:number-columns-repeated="16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7" calcext:value-type="float">
            <text:p>7</text:p>
          </table:table-cell>
          <table:table-cell office:value-type="float" office:value="-2.95958" calcext:value-type="float">
            <text:p>-2.95958</text:p>
          </table:table-cell>
          <table:table-cell office:value-type="float" office:value="0.0242443" calcext:value-type="float">
            <text:p>0.0242443</text:p>
          </table:table-cell>
          <table:table-cell office:value-type="float" office:value="0.731215" calcext:value-type="float">
            <text:p>0.731215</text:p>
          </table:table-cell>
          <table:table-cell office:value-type="float" office:value="8.78338" calcext:value-type="float">
            <text:p>8.78338</text:p>
          </table:table-cell>
          <table:table-cell office:value-type="float" office:value="0.542739" calcext:value-type="float">
            <text:p>0.542739</text:p>
          </table:table-cell>
          <table:table-cell office:value-type="float" office:value="77.9777" calcext:value-type="float">
            <text:p>77.9777</text:p>
          </table:table-cell>
          <table:table-cell office:value-type="float" office:value="0.310246" calcext:value-type="float">
            <text:p>0.310246</text:p>
          </table:table-cell>
          <table:table-cell office:value-type="float" office:value="5.99986" calcext:value-type="float">
            <text:p>5.99986</text:p>
          </table:table-cell>
          <table:table-cell table:formula="of:=900*[.G284]" office:value-type="float" office:value="488.4651" calcext:value-type="float">
            <text:p>488.4651</text:p>
          </table:table-cell>
          <table:table-cell table:formula="of:=([.F284]-[.C284]*[.C284])/([.A284]*[.A284])" office:value-type="float" office:value="0.00483622122130097" calcext:value-type="float">
            <text:p>0.004836221221301</text:p>
          </table:table-cell>
          <table:table-cell table:number-columns-repeated="16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8" calcext:value-type="float">
            <text:p>8</text:p>
          </table:table-cell>
          <table:table-cell office:value-type="float" office:value="-2.95951" calcext:value-type="float">
            <text:p>-2.95951</text:p>
          </table:table-cell>
          <table:table-cell office:value-type="float" office:value="0.0303214" calcext:value-type="float">
            <text:p>0.0303214</text:p>
          </table:table-cell>
          <table:table-cell office:value-type="float" office:value="0.726528" calcext:value-type="float">
            <text:p>0.726528</text:p>
          </table:table-cell>
          <table:table-cell office:value-type="float" office:value="8.78904" calcext:value-type="float">
            <text:p>8.78904</text:p>
          </table:table-cell>
          <table:table-cell office:value-type="float" office:value="0.538022" calcext:value-type="float">
            <text:p>0.538022</text:p>
          </table:table-cell>
          <table:table-cell office:value-type="float" office:value="78.3193" calcext:value-type="float">
            <text:p>78.3193</text:p>
          </table:table-cell>
          <table:table-cell office:value-type="float" office:value="0.309552" calcext:value-type="float">
            <text:p>0.309552</text:p>
          </table:table-cell>
          <table:table-cell office:value-type="float" office:value="8.19938" calcext:value-type="float">
            <text:p>8.19938</text:p>
          </table:table-cell>
          <table:table-cell table:formula="of:=900*[.G285]" office:value-type="float" office:value="484.2198" calcext:value-type="float">
            <text:p>484.2198</text:p>
          </table:table-cell>
          <table:table-cell table:formula="of:=([.F285]-[.C285]*[.C285])/([.A285]*[.A285])" office:value-type="float" office:value="0.00604682714843767" calcext:value-type="float">
            <text:p>0.006046827148438</text:p>
          </table:table-cell>
          <table:table-cell table:number-columns-repeated="16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9" calcext:value-type="float">
            <text:p>9</text:p>
          </table:table-cell>
          <table:table-cell office:value-type="float" office:value="-2.9816" calcext:value-type="float">
            <text:p>-2.9816</text:p>
          </table:table-cell>
          <table:table-cell office:value-type="float" office:value="0.0292542" calcext:value-type="float">
            <text:p>0.0292542</text:p>
          </table:table-cell>
          <table:table-cell office:value-type="float" office:value="0.737682" calcext:value-type="float">
            <text:p>0.737682</text:p>
          </table:table-cell>
          <table:table-cell office:value-type="float" office:value="8.91918" calcext:value-type="float">
            <text:p>8.91918</text:p>
          </table:table-cell>
          <table:table-cell office:value-type="float" office:value="0.556076" calcext:value-type="float">
            <text:p>0.556076</text:p>
          </table:table-cell>
          <table:table-cell office:value-type="float" office:value="80.5813" calcext:value-type="float">
            <text:p>80.5813</text:p>
          </table:table-cell>
          <table:table-cell office:value-type="float" office:value="0.329387" calcext:value-type="float">
            <text:p>0.329387</text:p>
          </table:table-cell>
          <table:table-cell office:value-type="float" office:value="8.0674" calcext:value-type="float">
            <text:p>8.0674</text:p>
          </table:table-cell>
          <table:table-cell table:formula="of:=900*[.G286]" office:value-type="float" office:value="500.4684" calcext:value-type="float">
            <text:p>500.4684</text:p>
          </table:table-cell>
          <table:table-cell table:formula="of:=([.F286]-[.C286]*[.C286])/([.A286]*[.A286])" office:value-type="float" office:value="0.00582777423469384" calcext:value-type="float">
            <text:p>0.005827774234694</text:p>
          </table:table-cell>
          <table:table-cell table:number-columns-repeated="16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0" calcext:value-type="float">
            <text:p>10</text:p>
          </table:table-cell>
          <table:table-cell office:value-type="float" office:value="-2.94188" calcext:value-type="float">
            <text:p>-2.94188</text:p>
          </table:table-cell>
          <table:table-cell office:value-type="float" office:value="0.042144" calcext:value-type="float">
            <text:p>0.042144</text:p>
          </table:table-cell>
          <table:table-cell office:value-type="float" office:value="0.694709" calcext:value-type="float">
            <text:p>0.694709</text:p>
          </table:table-cell>
          <table:table-cell office:value-type="float" office:value="8.69677" calcext:value-type="float">
            <text:p>8.69677</text:p>
          </table:table-cell>
          <table:table-cell office:value-type="float" office:value="0.509211" calcext:value-type="float">
            <text:p>0.509211</text:p>
          </table:table-cell>
          <table:table-cell office:value-type="float" office:value="77.0583" calcext:value-type="float">
            <text:p>77.0583</text:p>
          </table:table-cell>
          <table:table-cell office:value-type="float" office:value="0.292919" calcext:value-type="float">
            <text:p>0.292919</text:p>
          </table:table-cell>
          <table:table-cell office:value-type="float" office:value="10.9251" calcext:value-type="float">
            <text:p>10.9251</text:p>
          </table:table-cell>
          <table:table-cell table:formula="of:=900*[.G287]" office:value-type="float" office:value="458.2899" calcext:value-type="float">
            <text:p>458.2899</text:p>
          </table:table-cell>
          <table:table-cell table:formula="of:=([.F287]-[.C287]*[.C287])/([.A287]*[.A287])" office:value-type="float" office:value="0.00839287021683665" calcext:value-type="float">
            <text:p>0.008392870216837</text:p>
          </table:table-cell>
          <table:table-cell table:number-columns-repeated="16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1" calcext:value-type="float">
            <text:p>11</text:p>
          </table:table-cell>
          <table:table-cell office:value-type="float" office:value="-2.9376" calcext:value-type="float">
            <text:p>-2.9376</text:p>
          </table:table-cell>
          <table:table-cell office:value-type="float" office:value="0.0423325" calcext:value-type="float">
            <text:p>0.0423325</text:p>
          </table:table-cell>
          <table:table-cell office:value-type="float" office:value="0.556578" calcext:value-type="float">
            <text:p>0.556578</text:p>
          </table:table-cell>
          <table:table-cell office:value-type="float" office:value="8.67183" calcext:value-type="float">
            <text:p>8.67183</text:p>
          </table:table-cell>
          <table:table-cell office:value-type="float" office:value="0.506857" calcext:value-type="float">
            <text:p>0.506857</text:p>
          </table:table-cell>
          <table:table-cell office:value-type="float" office:value="76.626" calcext:value-type="float">
            <text:p>76.626</text:p>
          </table:table-cell>
          <table:table-cell office:value-type="float" office:value="0.294555" calcext:value-type="float">
            <text:p>0.294555</text:p>
          </table:table-cell>
          <table:table-cell office:value-type="float" office:value="10.8403" calcext:value-type="float">
            <text:p>10.8403</text:p>
          </table:table-cell>
          <table:table-cell table:formula="of:=900*[.G288]" office:value-type="float" office:value="456.1713" calcext:value-type="float">
            <text:p>456.1713</text:p>
          </table:table-cell>
          <table:table-cell table:formula="of:=([.F288]-[.C288]*[.C288])/([.A288]*[.A288])" office:value-type="float" office:value="0.00843754783163248" calcext:value-type="float">
            <text:p>0.008437547831632</text:p>
          </table:table-cell>
          <table:table-cell table:number-columns-repeated="16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2" calcext:value-type="float">
            <text:p>12</text:p>
          </table:table-cell>
          <table:table-cell office:value-type="float" office:value="-2.97742" calcext:value-type="float">
            <text:p>-2.97742</text:p>
          </table:table-cell>
          <table:table-cell office:value-type="float" office:value="0.0318115" calcext:value-type="float">
            <text:p>0.0318115</text:p>
          </table:table-cell>
          <table:table-cell office:value-type="float" office:value="0.0246007" calcext:value-type="float">
            <text:p>0.0246007</text:p>
          </table:table-cell>
          <table:table-cell office:value-type="float" office:value="8.89685" calcext:value-type="float">
            <text:p>8.89685</text:p>
          </table:table-cell>
          <table:table-cell office:value-type="float" office:value="0.554419" calcext:value-type="float">
            <text:p>0.554419</text:p>
          </table:table-cell>
          <table:table-cell office:value-type="float" office:value="80.2751" calcext:value-type="float">
            <text:p>80.2751</text:p>
          </table:table-cell>
          <table:table-cell office:value-type="float" office:value="0.329431" calcext:value-type="float">
            <text:p>0.329431</text:p>
          </table:table-cell>
          <table:table-cell office:value-type="float" office:value="7.35789" calcext:value-type="float">
            <text:p>7.35789</text:p>
          </table:table-cell>
          <table:table-cell table:formula="of:=900*[.G289]" office:value-type="float" office:value="498.9771" calcext:value-type="float">
            <text:p>498.9771</text:p>
          </table:table-cell>
          <table:table-cell table:formula="of:=([.F289]-[.C289]*[.C289])/([.A289]*[.A289])" office:value-type="float" office:value="0.00634170591517876" calcext:value-type="float">
            <text:p>0.006341705915179</text:p>
          </table:table-cell>
          <table:table-cell table:number-columns-repeated="16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3" calcext:value-type="float">
            <text:p>13</text:p>
          </table:table-cell>
          <table:table-cell office:value-type="float" office:value="-2.97132" calcext:value-type="float">
            <text:p>-2.97132</text:p>
          </table:table-cell>
          <table:table-cell office:value-type="float" office:value="0.0344889" calcext:value-type="float">
            <text:p>0.0344889</text:p>
          </table:table-cell>
          <table:table-cell office:value-type="float" office:value="0.192106" calcext:value-type="float">
            <text:p>0.192106</text:p>
          </table:table-cell>
          <table:table-cell office:value-type="float" office:value="8.8632" calcext:value-type="float">
            <text:p>8.8632</text:p>
          </table:table-cell>
          <table:table-cell office:value-type="float" office:value="0.547861" calcext:value-type="float">
            <text:p>0.547861</text:p>
          </table:table-cell>
          <table:table-cell office:value-type="float" office:value="79.7574" calcext:value-type="float">
            <text:p>79.7574</text:p>
          </table:table-cell>
          <table:table-cell office:value-type="float" office:value="0.323424" calcext:value-type="float">
            <text:p>0.323424</text:p>
          </table:table-cell>
          <table:table-cell office:value-type="float" office:value="7.7627" calcext:value-type="float">
            <text:p>7.7627</text:p>
          </table:table-cell>
          <table:table-cell table:formula="of:=900*[.G290]" office:value-type="float" office:value="493.0749" calcext:value-type="float">
            <text:p>493.0749</text:p>
          </table:table-cell>
          <table:table-cell table:formula="of:=([.F290]-[.C290]*[.C290])/([.A290]*[.A290])" office:value-type="float" office:value="0.00686731855867353" calcext:value-type="float">
            <text:p>0.006867318558674</text:p>
          </table:table-cell>
          <table:table-cell table:number-columns-repeated="16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4" calcext:value-type="float">
            <text:p>14</text:p>
          </table:table-cell>
          <table:table-cell office:value-type="float" office:value="-2.96537" calcext:value-type="float">
            <text:p>-2.96537</text:p>
          </table:table-cell>
          <table:table-cell office:value-type="float" office:value="0.0385517" calcext:value-type="float">
            <text:p>0.0385517</text:p>
          </table:table-cell>
          <table:table-cell office:value-type="float" office:value="-0.592523" calcext:value-type="float">
            <text:p>-0.592523</text:p>
          </table:table-cell>
          <table:table-cell office:value-type="float" office:value="8.83195" calcext:value-type="float">
            <text:p>8.83195</text:p>
          </table:table-cell>
          <table:table-cell office:value-type="float" office:value="0.530982" calcext:value-type="float">
            <text:p>0.530982</text:p>
          </table:table-cell>
          <table:table-cell office:value-type="float" office:value="79.3396" calcext:value-type="float">
            <text:p>79.3396</text:p>
          </table:table-cell>
          <table:table-cell office:value-type="float" office:value="0.314991" calcext:value-type="float">
            <text:p>0.314991</text:p>
          </table:table-cell>
          <table:table-cell office:value-type="float" office:value="10.5121" calcext:value-type="float">
            <text:p>10.5121</text:p>
          </table:table-cell>
          <table:table-cell table:formula="of:=900*[.G291]" office:value-type="float" office:value="477.8838" calcext:value-type="float">
            <text:p>477.8838</text:p>
          </table:table-cell>
          <table:table-cell table:formula="of:=([.F291]-[.C291]*[.C291])/([.A291]*[.A291])" office:value-type="float" office:value="0.00767912211017233" calcext:value-type="float">
            <text:p>0.0076791221101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2.2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float" office:value="-1.04889" calcext:value-type="float">
            <text:p>-1.04889</text:p>
          </table:table-cell>
          <table:table-cell office:value-type="float" office:value="0" calcext:value-type="float">
            <text:p>0</text:p>
          </table:table-cell>
          <table:table-cell office:value-type="float" office:value="0.0933333" calcext:value-type="float">
            <text:p>0.0933333</text:p>
          </table:table-cell>
          <table:table-cell office:value-type="float" office:value="1.10017" calcext:value-type="float">
            <text:p>1.10017</text:p>
          </table:table-cell>
          <table:table-cell office:value-type="float" office:value="0.00871111" calcext:value-type="float">
            <text:p>0.00871111</text:p>
          </table:table-cell>
          <table:table-cell office:value-type="float" office:value="1.21037" calcext:value-type="float">
            <text:p>1.21037</text:p>
          </table:table-cell>
          <table:table-cell office:value-type="float" office:value="0.0000758835" calcext:value-type="float">
            <text:p>7.58835E-05</text:p>
          </table:table-cell>
          <table:table-cell office:value-type="float" office:value="23.1791" calcext:value-type="float">
            <text:p>23.1791</text:p>
          </table:table-cell>
          <table:table-cell table:formula="of:=900*[.G294]" office:value-type="float" office:value="7.839999" calcext:value-type="float">
            <text:p>7.839999</text:p>
          </table:table-cell>
          <table:table-cell table:formula="of:=([.F294]-[.C294]*[.C294])/([.A294]*[.A294])" office:value-type="float" office:value="-0.0000000454420863239494" calcext:value-type="float">
            <text:p>-4.54420863239494E-08</text:p>
          </table:table-cell>
          <table:table-cell table:number-columns-repeated="16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float" office:value="-1.96444" calcext:value-type="float">
            <text:p>-1.96444</text:p>
          </table:table-cell>
          <table:table-cell office:value-type="float" office:value="0.0860444" calcext:value-type="float">
            <text:p>0.0860444</text:p>
          </table:table-cell>
          <table:table-cell office:value-type="float" office:value="0.15" calcext:value-type="float">
            <text:p>0.15</text:p>
          </table:table-cell>
          <table:table-cell office:value-type="float" office:value="3.94509" calcext:value-type="float">
            <text:p>3.94509</text:p>
          </table:table-cell>
          <table:table-cell office:value-type="float" office:value="0.025" calcext:value-type="float">
            <text:p>0.025</text:p>
          </table:table-cell>
          <table:table-cell office:value-type="float" office:value="16.8919" calcext:value-type="float">
            <text:p>16.8919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42.6082" calcext:value-type="float">
            <text:p>42.6082</text:p>
          </table:table-cell>
          <table:table-cell table:formula="of:=900*[.G295]" office:value-type="float" office:value="22.5" calcext:value-type="float">
            <text:p>22.5</text:p>
          </table:table-cell>
          <table:table-cell table:formula="of:=([.F295]-[.C295]*[.C295])/([.A295]*[.A295])" office:value-type="float" office:value="0.016850475056778" calcext:value-type="float">
            <text:p>0.016850475056778</text:p>
          </table:table-cell>
          <table:table-cell table:number-columns-repeated="16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" calcext:value-type="float">
            <text:p>2</text:p>
          </table:table-cell>
          <table:table-cell office:value-type="float" office:value="-2.46667" calcext:value-type="float">
            <text:p>-2.46667</text:p>
          </table:table-cell>
          <table:table-cell office:value-type="float" office:value="0.0157432" calcext:value-type="float">
            <text:p>0.0157432</text:p>
          </table:table-cell>
          <table:table-cell office:value-type="float" office:value="0.243889" calcext:value-type="float">
            <text:p>0.243889</text:p>
          </table:table-cell>
          <table:table-cell office:value-type="float" office:value="6.10019" calcext:value-type="float">
            <text:p>6.10019</text:p>
          </table:table-cell>
          <table:table-cell office:value-type="float" office:value="0.0597667" calcext:value-type="float">
            <text:p>0.0597667</text:p>
          </table:table-cell>
          <table:table-cell office:value-type="float" office:value="37.5963" calcext:value-type="float">
            <text:p>37.5963</text:p>
          </table:table-cell>
          <table:table-cell office:value-type="float" office:value="0.0036396" calcext:value-type="float">
            <text:p>0.0036396</text:p>
          </table:table-cell>
          <table:table-cell office:value-type="float" office:value="59.096" calcext:value-type="float">
            <text:p>59.096</text:p>
          </table:table-cell>
          <table:table-cell table:formula="of:=900*[.G296]" office:value-type="float" office:value="53.79003" calcext:value-type="float">
            <text:p>53.79003</text:p>
          </table:table-cell>
          <table:table-cell table:formula="of:=([.F296]-[.C296]*[.C296])/([.A296]*[.A296])" office:value-type="float" office:value="0.00307955029759552" calcext:value-type="float">
            <text:p>0.003079550297596</text:p>
          </table:table-cell>
          <table:table-cell table:number-columns-repeated="16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3" calcext:value-type="float">
            <text:p>3</text:p>
          </table:table-cell>
          <table:table-cell office:value-type="float" office:value="-2.44778" calcext:value-type="float">
            <text:p>-2.44778</text:p>
          </table:table-cell>
          <table:table-cell office:value-type="float" office:value="0.0017963" calcext:value-type="float">
            <text:p>0.0017963</text:p>
          </table:table-cell>
          <table:table-cell office:value-type="float" office:value="0.145833" calcext:value-type="float">
            <text:p>0.145833</text:p>
          </table:table-cell>
          <table:table-cell office:value-type="float" office:value="5.99341" calcext:value-type="float">
            <text:p>5.99341</text:p>
          </table:table-cell>
          <table:table-cell office:value-type="float" office:value="0.0229006" calcext:value-type="float">
            <text:p>0.0229006</text:p>
          </table:table-cell>
          <table:table-cell office:value-type="float" office:value="35.9638" calcext:value-type="float">
            <text:p>35.9638</text:p>
          </table:table-cell>
          <table:table-cell office:value-type="float" office:value="0.000646748" calcext:value-type="float">
            <text:p>0.000646748</text:p>
          </table:table-cell>
          <table:table-cell office:value-type="float" office:value="17.0846" calcext:value-type="float">
            <text:p>17.0846</text:p>
          </table:table-cell>
          <table:table-cell table:formula="of:=900*[.G297]" office:value-type="float" office:value="20.61054" calcext:value-type="float">
            <text:p>20.61054</text:p>
          </table:table-cell>
          <table:table-cell table:formula="of:=([.F297]-[.C297]*[.C297])/([.A297]*[.A297])" office:value-type="float" office:value="0.000349101652439549" calcext:value-type="float">
            <text:p>0.00034910165244</text:p>
          </table:table-cell>
          <table:table-cell table:number-columns-repeated="16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4" calcext:value-type="float">
            <text:p>4</text:p>
          </table:table-cell>
          <table:table-cell office:value-type="float" office:value="-2.58389" calcext:value-type="float">
            <text:p>-2.58389</text:p>
          </table:table-cell>
          <table:table-cell office:value-type="float" office:value="0.0088071" calcext:value-type="float">
            <text:p>0.0088071</text:p>
          </table:table-cell>
          <table:table-cell office:value-type="float" office:value="-0.137639" calcext:value-type="float">
            <text:p>-0.137639</text:p>
          </table:table-cell>
          <table:table-cell office:value-type="float" office:value="6.68529" calcext:value-type="float">
            <text:p>6.68529</text:p>
          </table:table-cell>
          <table:table-cell office:value-type="float" office:value="0.0322972" calcext:value-type="float">
            <text:p>0.0322972</text:p>
          </table:table-cell>
          <table:table-cell office:value-type="float" office:value="44.9302" calcext:value-type="float">
            <text:p>44.9302</text:p>
          </table:table-cell>
          <table:table-cell office:value-type="float" office:value="0.00198821" calcext:value-type="float">
            <text:p>0.00198821</text:p>
          </table:table-cell>
          <table:table-cell office:value-type="float" office:value="31.9349" calcext:value-type="float">
            <text:p>31.9349</text:p>
          </table:table-cell>
          <table:table-cell table:formula="of:=900*[.G298]" office:value-type="float" office:value="29.06748" calcext:value-type="float">
            <text:p>29.06748</text:p>
          </table:table-cell>
          <table:table-cell table:formula="of:=([.F298]-[.C298]*[.C298])/([.A298]*[.A298])" office:value-type="float" office:value="0.00172340588534712" calcext:value-type="float">
            <text:p>0.001723405885347</text:p>
          </table:table-cell>
          <table:table-cell table:number-columns-repeated="16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5" calcext:value-type="float">
            <text:p>5</text:p>
          </table:table-cell>
          <table:table-cell office:value-type="float" office:value="-2.73583" calcext:value-type="float">
            <text:p>-2.73583</text:p>
          </table:table-cell>
          <table:table-cell office:value-type="float" office:value="0.0183839" calcext:value-type="float">
            <text:p>0.0183839</text:p>
          </table:table-cell>
          <table:table-cell office:value-type="float" office:value="-0.591528" calcext:value-type="float">
            <text:p>-0.591528</text:p>
          </table:table-cell>
          <table:table-cell office:value-type="float" office:value="7.50317" calcext:value-type="float">
            <text:p>7.50317</text:p>
          </table:table-cell>
          <table:table-cell office:value-type="float" office:value="0.363462" calcext:value-type="float">
            <text:p>0.363462</text:p>
          </table:table-cell>
          <table:table-cell office:value-type="float" office:value="56.8408" calcext:value-type="float">
            <text:p>56.8408</text:p>
          </table:table-cell>
          <table:table-cell office:value-type="float" office:value="0.150845" calcext:value-type="float">
            <text:p>0.150845</text:p>
          </table:table-cell>
          <table:table-cell office:value-type="float" office:value="4.58892" calcext:value-type="float">
            <text:p>4.58892</text:p>
          </table:table-cell>
          <table:table-cell table:formula="of:=900*[.G299]" office:value-type="float" office:value="327.1158" calcext:value-type="float">
            <text:p>327.1158</text:p>
          </table:table-cell>
          <table:table-cell table:formula="of:=([.F299]-[.C299]*[.C299])/([.A299]*[.A299])" office:value-type="float" office:value="0.00360329922076905" calcext:value-type="float">
            <text:p>0.003603299220769</text:p>
          </table:table-cell>
          <table:table-cell table:number-columns-repeated="16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6" calcext:value-type="float">
            <text:p>6</text:p>
          </table:table-cell>
          <table:table-cell office:value-type="float" office:value="-2.98028" calcext:value-type="float">
            <text:p>-2.98028</text:p>
          </table:table-cell>
          <table:table-cell office:value-type="float" office:value="0.0175493" calcext:value-type="float">
            <text:p>0.0175493</text:p>
          </table:table-cell>
          <table:table-cell office:value-type="float" office:value="-0.772222" calcext:value-type="float">
            <text:p>-0.772222</text:p>
          </table:table-cell>
          <table:table-cell office:value-type="float" office:value="8.8996" calcext:value-type="float">
            <text:p>8.8996</text:p>
          </table:table-cell>
          <table:table-cell office:value-type="float" office:value="0.600311" calcext:value-type="float">
            <text:p>0.600311</text:p>
          </table:table-cell>
          <table:table-cell office:value-type="float" office:value="79.8245" calcext:value-type="float">
            <text:p>79.8245</text:p>
          </table:table-cell>
          <table:table-cell office:value-type="float" office:value="0.369079" calcext:value-type="float">
            <text:p>0.369079</text:p>
          </table:table-cell>
          <table:table-cell office:value-type="float" office:value="2.93261" calcext:value-type="float">
            <text:p>2.93261</text:p>
          </table:table-cell>
          <table:table-cell table:formula="of:=900*[.G300]" office:value-type="float" office:value="540.2799" calcext:value-type="float">
            <text:p>540.2799</text:p>
          </table:table-cell>
          <table:table-cell table:formula="of:=([.F300]-[.C300]*[.C300])/([.A300]*[.A300])" office:value-type="float" office:value="0.00343235993421556" calcext:value-type="float">
            <text:p>0.003432359934216</text:p>
          </table:table-cell>
          <table:table-cell table:number-columns-repeated="16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7" calcext:value-type="float">
            <text:p>7</text:p>
          </table:table-cell>
          <table:table-cell office:value-type="float" office:value="-2.98889" calcext:value-type="float">
            <text:p>-2.98889</text:p>
          </table:table-cell>
          <table:table-cell office:value-type="float" office:value="0.0246037" calcext:value-type="float">
            <text:p>0.0246037</text:p>
          </table:table-cell>
          <table:table-cell office:value-type="float" office:value="-0.768368" calcext:value-type="float">
            <text:p>-0.768368</text:p>
          </table:table-cell>
          <table:table-cell office:value-type="float" office:value="8.95806" calcext:value-type="float">
            <text:p>8.95806</text:p>
          </table:table-cell>
          <table:table-cell office:value-type="float" office:value="0.595054" calcext:value-type="float">
            <text:p>0.595054</text:p>
          </table:table-cell>
          <table:table-cell office:value-type="float" office:value="81.1274" calcext:value-type="float">
            <text:p>81.1274</text:p>
          </table:table-cell>
          <table:table-cell office:value-type="float" office:value="0.364628" calcext:value-type="float">
            <text:p>0.364628</text:p>
          </table:table-cell>
          <table:table-cell office:value-type="float" office:value="3.87037" calcext:value-type="float">
            <text:p>3.87037</text:p>
          </table:table-cell>
          <table:table-cell table:formula="of:=900*[.G301]" office:value-type="float" office:value="535.5486" calcext:value-type="float">
            <text:p>535.5486</text:p>
          </table:table-cell>
          <table:table-cell table:formula="of:=([.F301]-[.C301]*[.C301])/([.A301]*[.A301])" office:value-type="float" office:value="0.0048156801433158" calcext:value-type="float">
            <text:p>0.004815680143316</text:p>
          </table:table-cell>
          <table:table-cell table:number-columns-repeated="16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8" calcext:value-type="float">
            <text:p>8</text:p>
          </table:table-cell>
          <table:table-cell office:value-type="float" office:value="-2.80642" calcext:value-type="float">
            <text:p>-2.80642</text:p>
          </table:table-cell>
          <table:table-cell office:value-type="float" office:value="0.0401035" calcext:value-type="float">
            <text:p>0.0401035</text:p>
          </table:table-cell>
          <table:table-cell office:value-type="float" office:value="-0.618646" calcext:value-type="float">
            <text:p>-0.618646</text:p>
          </table:table-cell>
          <table:table-cell office:value-type="float" office:value="7.91612" calcext:value-type="float">
            <text:p>7.91612</text:p>
          </table:table-cell>
          <table:table-cell office:value-type="float" office:value="0.404139" calcext:value-type="float">
            <text:p>0.404139</text:p>
          </table:table-cell>
          <table:table-cell office:value-type="float" office:value="63.9202" calcext:value-type="float">
            <text:p>63.9202</text:p>
          </table:table-cell>
          <table:table-cell office:value-type="float" office:value="0.192446" calcext:value-type="float">
            <text:p>0.192446</text:p>
          </table:table-cell>
          <table:table-cell office:value-type="float" office:value="16.3413" calcext:value-type="float">
            <text:p>16.3413</text:p>
          </table:table-cell>
          <table:table-cell table:formula="of:=900*[.G302]" office:value-type="float" office:value="363.7251" calcext:value-type="float">
            <text:p>363.7251</text:p>
          </table:table-cell>
          <table:table-cell table:formula="of:=([.F302]-[.C302]*[.C302])/([.A302]*[.A302])" office:value-type="float" office:value="0.00785628937269949" calcext:value-type="float">
            <text:p>0.007856289372699</text:p>
          </table:table-cell>
          <table:table-cell table:number-columns-repeated="16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9" calcext:value-type="float">
            <text:p>9</text:p>
          </table:table-cell>
          <table:table-cell office:value-type="float" office:value="-2.90378" calcext:value-type="float">
            <text:p>-2.90378</text:p>
          </table:table-cell>
          <table:table-cell office:value-type="float" office:value="0.0364368" calcext:value-type="float">
            <text:p>0.0364368</text:p>
          </table:table-cell>
          <table:table-cell office:value-type="float" office:value="-0.701211" calcext:value-type="float">
            <text:p>-0.701211</text:p>
          </table:table-cell>
          <table:table-cell office:value-type="float" office:value="8.4684" calcext:value-type="float">
            <text:p>8.4684</text:p>
          </table:table-cell>
          <table:table-cell office:value-type="float" office:value="0.510624" calcext:value-type="float">
            <text:p>0.510624</text:p>
          </table:table-cell>
          <table:table-cell office:value-type="float" office:value="72.9378" calcext:value-type="float">
            <text:p>72.9378</text:p>
          </table:table-cell>
          <table:table-cell office:value-type="float" office:value="0.287023" calcext:value-type="float">
            <text:p>0.287023</text:p>
          </table:table-cell>
          <table:table-cell office:value-type="float" office:value="10.67" calcext:value-type="float">
            <text:p>10.67</text:p>
          </table:table-cell>
          <table:table-cell table:formula="of:=900*[.G303]" office:value-type="float" office:value="459.5616" calcext:value-type="float">
            <text:p>459.5616</text:p>
          </table:table-cell>
          <table:table-cell table:formula="of:=([.F303]-[.C303]*[.C303])/([.A303]*[.A303])" office:value-type="float" office:value="0.00713871712741786" calcext:value-type="float">
            <text:p>0.007138717127418</text:p>
          </table:table-cell>
          <table:table-cell table:number-columns-repeated="16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0" calcext:value-type="float">
            <text:p>10</text:p>
          </table:table-cell>
          <table:table-cell office:value-type="float" office:value="-2.92268" calcext:value-type="float">
            <text:p>-2.92268</text:p>
          </table:table-cell>
          <table:table-cell office:value-type="float" office:value="0.0396356" calcext:value-type="float">
            <text:p>0.0396356</text:p>
          </table:table-cell>
          <table:table-cell office:value-type="float" office:value="0.276033" calcext:value-type="float">
            <text:p>0.276033</text:p>
          </table:table-cell>
          <table:table-cell office:value-type="float" office:value="8.58171" calcext:value-type="float">
            <text:p>8.58171</text:p>
          </table:table-cell>
          <table:table-cell office:value-type="float" office:value="0.512954" calcext:value-type="float">
            <text:p>0.512954</text:p>
          </table:table-cell>
          <table:table-cell office:value-type="float" office:value="74.975" calcext:value-type="float">
            <text:p>74.975</text:p>
          </table:table-cell>
          <table:table-cell office:value-type="float" office:value="0.297026" calcext:value-type="float">
            <text:p>0.297026</text:p>
          </table:table-cell>
          <table:table-cell office:value-type="float" office:value="11.2103" calcext:value-type="float">
            <text:p>11.2103</text:p>
          </table:table-cell>
          <table:table-cell table:formula="of:=900*[.G304]" office:value-type="float" office:value="461.6586" calcext:value-type="float">
            <text:p>461.6586</text:p>
          </table:table-cell>
          <table:table-cell table:formula="of:=([.F304]-[.C304]*[.C304])/([.A304]*[.A304])" office:value-type="float" office:value="0.00776325820346128" calcext:value-type="float">
            <text:p>0.007763258203461</text:p>
          </table:table-cell>
          <table:table-cell table:number-columns-repeated="16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1" calcext:value-type="float">
            <text:p>11</text:p>
          </table:table-cell>
          <table:table-cell office:value-type="float" office:value="-2.85772" calcext:value-type="float">
            <text:p>-2.85772</text:p>
          </table:table-cell>
          <table:table-cell office:value-type="float" office:value="0.0443836" calcext:value-type="float">
            <text:p>0.0443836</text:p>
          </table:table-cell>
          <table:table-cell office:value-type="float" office:value="0.630103" calcext:value-type="float">
            <text:p>0.630103</text:p>
          </table:table-cell>
          <table:table-cell office:value-type="float" office:value="8.21093" calcext:value-type="float">
            <text:p>8.21093</text:p>
          </table:table-cell>
          <table:table-cell office:value-type="float" office:value="0.435653" calcext:value-type="float">
            <text:p>0.435653</text:p>
          </table:table-cell>
          <table:table-cell office:value-type="float" office:value="68.8596" calcext:value-type="float">
            <text:p>68.8596</text:p>
          </table:table-cell>
          <table:table-cell office:value-type="float" office:value="0.231408" calcext:value-type="float">
            <text:p>0.231408</text:p>
          </table:table-cell>
          <table:table-cell office:value-type="float" office:value="13.6831" calcext:value-type="float">
            <text:p>13.6831</text:p>
          </table:table-cell>
          <table:table-cell table:formula="of:=900*[.G305]" office:value-type="float" office:value="392.0877" calcext:value-type="float">
            <text:p>392.0877</text:p>
          </table:table-cell>
          <table:table-cell table:formula="of:=([.F305]-[.C305]*[.C305])/([.A305]*[.A305])" office:value-type="float" office:value="0.00868635006656739" calcext:value-type="float">
            <text:p>0.008686350066567</text:p>
          </table:table-cell>
          <table:table-cell table:number-columns-repeated="16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2" calcext:value-type="float">
            <text:p>12</text:p>
          </table:table-cell>
          <table:table-cell office:value-type="float" office:value="-2.89818" calcext:value-type="float">
            <text:p>-2.89818</text:p>
          </table:table-cell>
          <table:table-cell office:value-type="float" office:value="0.0395179" calcext:value-type="float">
            <text:p>0.0395179</text:p>
          </table:table-cell>
          <table:table-cell office:value-type="float" office:value="0.467494" calcext:value-type="float">
            <text:p>0.467494</text:p>
          </table:table-cell>
          <table:table-cell office:value-type="float" office:value="8.43895" calcext:value-type="float">
            <text:p>8.43895</text:p>
          </table:table-cell>
          <table:table-cell office:value-type="float" office:value="0.488426" calcext:value-type="float">
            <text:p>0.488426</text:p>
          </table:table-cell>
          <table:table-cell office:value-type="float" office:value="72.5323" calcext:value-type="float">
            <text:p>72.5323</text:p>
          </table:table-cell>
          <table:table-cell office:value-type="float" office:value="0.272386" calcext:value-type="float">
            <text:p>0.272386</text:p>
          </table:table-cell>
          <table:table-cell office:value-type="float" office:value="12.7104" calcext:value-type="float">
            <text:p>12.7104</text:p>
          </table:table-cell>
          <table:table-cell table:formula="of:=900*[.G306]" office:value-type="float" office:value="439.5834" calcext:value-type="float">
            <text:p>439.5834</text:p>
          </table:table-cell>
          <table:table-cell table:formula="of:=([.F306]-[.C306]*[.C306])/([.A306]*[.A306])" office:value-type="float" office:value="0.00773409969457292" calcext:value-type="float">
            <text:p>0.007734099694573</text:p>
          </table:table-cell>
          <table:table-cell table:number-columns-repeated="16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3" calcext:value-type="float">
            <text:p>13</text:p>
          </table:table-cell>
          <table:table-cell office:value-type="float" office:value="-2.90547" calcext:value-type="float">
            <text:p>-2.90547</text:p>
          </table:table-cell>
          <table:table-cell office:value-type="float" office:value="0.0420806" calcext:value-type="float">
            <text:p>0.0420806</text:p>
          </table:table-cell>
          <table:table-cell office:value-type="float" office:value="0.613238" calcext:value-type="float">
            <text:p>0.613238</text:p>
          </table:table-cell>
          <table:table-cell office:value-type="float" office:value="8.48382" calcext:value-type="float">
            <text:p>8.48382</text:p>
          </table:table-cell>
          <table:table-cell office:value-type="float" office:value="0.495252" calcext:value-type="float">
            <text:p>0.495252</text:p>
          </table:table-cell>
          <table:table-cell office:value-type="float" office:value="73.3717" calcext:value-type="float">
            <text:p>73.3717</text:p>
          </table:table-cell>
          <table:table-cell office:value-type="float" office:value="0.279348" calcext:value-type="float">
            <text:p>0.279348</text:p>
          </table:table-cell>
          <table:table-cell office:value-type="float" office:value="9.87609" calcext:value-type="float">
            <text:p>9.87609</text:p>
          </table:table-cell>
          <table:table-cell table:formula="of:=900*[.G307]" office:value-type="float" office:value="445.7268" calcext:value-type="float">
            <text:p>445.7268</text:p>
          </table:table-cell>
          <table:table-cell table:formula="of:=([.F307]-[.C307]*[.C307])/([.A307]*[.A307])" office:value-type="float" office:value="0.00823558600908402" calcext:value-type="float">
            <text:p>0.008235586009084</text:p>
          </table:table-cell>
          <table:table-cell table:number-columns-repeated="16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4" calcext:value-type="float">
            <text:p>14</text:p>
          </table:table-cell>
          <table:table-cell office:value-type="float" office:value="-2.88845" calcext:value-type="float">
            <text:p>-2.88845</text:p>
          </table:table-cell>
          <table:table-cell office:value-type="float" office:value="0.0423646" calcext:value-type="float">
            <text:p>0.0423646</text:p>
          </table:table-cell>
          <table:table-cell office:value-type="float" office:value="-0.152748" calcext:value-type="float">
            <text:p>-0.152748</text:p>
          </table:table-cell>
          <table:table-cell office:value-type="float" office:value="8.38551" calcext:value-type="float">
            <text:p>8.38551</text:p>
          </table:table-cell>
          <table:table-cell office:value-type="float" office:value="0.472319" calcext:value-type="float">
            <text:p>0.472319</text:p>
          </table:table-cell>
          <table:table-cell office:value-type="float" office:value="71.7175" calcext:value-type="float">
            <text:p>71.7175</text:p>
          </table:table-cell>
          <table:table-cell office:value-type="float" office:value="0.261708" calcext:value-type="float">
            <text:p>0.261708</text:p>
          </table:table-cell>
          <table:table-cell office:value-type="float" office:value="13.3206" calcext:value-type="float">
            <text:p>13.3206</text:p>
          </table:table-cell>
          <table:table-cell table:formula="of:=900*[.G308]" office:value-type="float" office:value="425.0871" calcext:value-type="float">
            <text:p>425.0871</text:p>
          </table:table-cell>
          <table:table-cell table:formula="of:=([.F308]-[.C308]*[.C308])/([.A308]*[.A308])" office:value-type="float" office:value="0.00829481507948923" calcext:value-type="float">
            <text:p>0.008294815079489</text:p>
          </table:table-cell>
          <table:table-cell table:number-columns-repeated="16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5" calcext:value-type="float">
            <text:p>15</text:p>
          </table:table-cell>
          <table:table-cell office:value-type="float" office:value="-2.90273" calcext:value-type="float">
            <text:p>-2.90273</text:p>
          </table:table-cell>
          <table:table-cell office:value-type="float" office:value="0.0403169" calcext:value-type="float">
            <text:p>0.0403169</text:p>
          </table:table-cell>
          <table:table-cell office:value-type="float" office:value="0.112003" calcext:value-type="float">
            <text:p>0.112003</text:p>
          </table:table-cell>
          <table:table-cell office:value-type="float" office:value="8.46616" calcext:value-type="float">
            <text:p>8.46616</text:p>
          </table:table-cell>
          <table:table-cell office:value-type="float" office:value="0.49115" calcext:value-type="float">
            <text:p>0.49115</text:p>
          </table:table-cell>
          <table:table-cell office:value-type="float" office:value="73.0172" calcext:value-type="float">
            <text:p>73.0172</text:p>
          </table:table-cell>
          <table:table-cell office:value-type="float" office:value="0.275535" calcext:value-type="float">
            <text:p>0.275535</text:p>
          </table:table-cell>
          <table:table-cell office:value-type="float" office:value="10.8111" calcext:value-type="float">
            <text:p>10.8111</text:p>
          </table:table-cell>
          <table:table-cell table:formula="of:=900*[.G309]" office:value-type="float" office:value="442.035" calcext:value-type="float">
            <text:p>442.035</text:p>
          </table:table-cell>
          <table:table-cell table:formula="of:=([.F309]-[.C309]*[.C309])/([.A309]*[.A309])" office:value-type="float" office:value="0.00789383410995381" calcext:value-type="float">
            <text:p>0.007893834109954</text:p>
          </table:table-cell>
          <table:table-cell table:number-columns-repeated="16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6" calcext:value-type="float">
            <text:p>16</text:p>
          </table:table-cell>
          <table:table-cell office:value-type="float" office:value="-2.89798" calcext:value-type="float">
            <text:p>-2.89798</text:p>
          </table:table-cell>
          <table:table-cell office:value-type="float" office:value="0.0416079" calcext:value-type="float">
            <text:p>0.0416079</text:p>
          </table:table-cell>
          <table:table-cell office:value-type="float" office:value="-0.0894968" calcext:value-type="float">
            <text:p>-0.0894968</text:p>
          </table:table-cell>
          <table:table-cell office:value-type="float" office:value="8.43987" calcext:value-type="float">
            <text:p>8.43987</text:p>
          </table:table-cell>
          <table:table-cell office:value-type="float" office:value="0.484607" calcext:value-type="float">
            <text:p>0.484607</text:p>
          </table:table-cell>
          <table:table-cell office:value-type="float" office:value="72.6112" calcext:value-type="float">
            <text:p>72.6112</text:p>
          </table:table-cell>
          <table:table-cell office:value-type="float" office:value="0.272006" calcext:value-type="float">
            <text:p>0.272006</text:p>
          </table:table-cell>
          <table:table-cell office:value-type="float" office:value="12.1578" calcext:value-type="float">
            <text:p>12.1578</text:p>
          </table:table-cell>
          <table:table-cell table:formula="of:=900*[.G310]" office:value-type="float" office:value="436.1463" calcext:value-type="float">
            <text:p>436.1463</text:p>
          </table:table-cell>
          <table:table-cell table:formula="of:=([.F310]-[.C310]*[.C310])/([.A310]*[.A310])" office:value-type="float" office:value="0.00814118560576405" calcext:value-type="float">
            <text:p>0.008141185605764</text:p>
          </table:table-cell>
          <table:table-cell table:number-columns-repeated="16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7" calcext:value-type="float">
            <text:p>17</text:p>
          </table:table-cell>
          <table:table-cell office:value-type="float" office:value="-2.90191" calcext:value-type="float">
            <text:p>-2.90191</text:p>
          </table:table-cell>
          <table:table-cell office:value-type="float" office:value="0.040401" calcext:value-type="float">
            <text:p>0.040401</text:p>
          </table:table-cell>
          <table:table-cell office:value-type="float" office:value="-0.0146769" calcext:value-type="float">
            <text:p>-0.0146769</text:p>
          </table:table-cell>
          <table:table-cell office:value-type="float" office:value="8.46151" calcext:value-type="float">
            <text:p>8.46151</text:p>
          </table:table-cell>
          <table:table-cell office:value-type="float" office:value="0.490165" calcext:value-type="float">
            <text:p>0.490165</text:p>
          </table:table-cell>
          <table:table-cell office:value-type="float" office:value="72.941" calcext:value-type="float">
            <text:p>72.941</text:p>
          </table:table-cell>
          <table:table-cell office:value-type="float" office:value="0.275135" calcext:value-type="float">
            <text:p>0.275135</text:p>
          </table:table-cell>
          <table:table-cell office:value-type="float" office:value="11.1269" calcext:value-type="float">
            <text:p>11.1269</text:p>
          </table:table-cell>
          <table:table-cell table:formula="of:=900*[.G311]" office:value-type="float" office:value="441.1485" calcext:value-type="float">
            <text:p>441.1485</text:p>
          </table:table-cell>
          <table:table-cell table:formula="of:=([.F311]-[.C311]*[.C311])/([.A311]*[.A311])" office:value-type="float" office:value="0.00791533242618863" calcext:value-type="float">
            <text:p>0.0079153324261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2.2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" calcext:value-type="float">
            <text:p>0</text:p>
          </table:table-cell>
          <table:table-cell office:value-type="float" office:value="-1.12" calcext:value-type="float">
            <text:p>-1.12</text:p>
          </table:table-cell>
          <table:table-cell office:value-type="float" office:value="0" calcext:value-type="float">
            <text:p>0</text:p>
          </table:table-cell>
          <table:table-cell office:value-type="float" office:value="-0.0333333" calcext:value-type="float">
            <text:p>-0.0333333</text:p>
          </table:table-cell>
          <table:table-cell office:value-type="float" office:value="1.2544" calcext:value-type="float">
            <text:p>1.2544</text:p>
          </table:table-cell>
          <table:table-cell office:value-type="float" office:value="0.00111111" calcext:value-type="float">
            <text:p>0.00111111</text:p>
          </table:table-cell>
          <table:table-cell office:value-type="float" office:value="1.57352" calcext:value-type="float">
            <text:p>1.57352</text:p>
          </table:table-cell>
          <table:table-cell office:value-type="float" office:value="0.00000123457" calcext:value-type="float">
            <text:p>1.23457E-06</text:p>
          </table:table-cell>
          <table:table-cell office:value-type="float" office:value="27.0938" calcext:value-type="float">
            <text:p>27.0938</text:p>
          </table:table-cell>
          <table:table-cell table:formula="of:=900*[.G314]" office:value-type="float" office:value="0.999999" calcext:value-type="float">
            <text:p>0.999999</text:p>
          </table:table-cell>
          <table:table-cell table:formula="of:=([.F314]-[.C314]*[.C314])/([.A314]*[.A314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office:value-type="float" office:value="-2.05333" calcext:value-type="float">
            <text:p>-2.05333</text:p>
          </table:table-cell>
          <table:table-cell office:value-type="float" office:value="0.0967901" calcext:value-type="float">
            <text:p>0.0967901</text:p>
          </table:table-cell>
          <table:table-cell office:value-type="float" office:value="-0.153333" calcext:value-type="float">
            <text:p>-0.153333</text:p>
          </table:table-cell>
          <table:table-cell office:value-type="float" office:value="4.31297" calcext:value-type="float">
            <text:p>4.31297</text:p>
          </table:table-cell>
          <table:table-cell office:value-type="float" office:value="0.0235309" calcext:value-type="float">
            <text:p>0.0235309</text:p>
          </table:table-cell>
          <table:table-cell office:value-type="float" office:value="20.234" calcext:value-type="float">
            <text:p>20.234</text:p>
          </table:table-cell>
          <table:table-cell office:value-type="float" office:value="0.000555559" calcext:value-type="float">
            <text:p>0.000555559</text:p>
          </table:table-cell>
          <table:table-cell office:value-type="float" office:value="48.9813" calcext:value-type="float">
            <text:p>48.9813</text:p>
          </table:table-cell>
          <table:table-cell table:formula="of:=900*[.G315]" office:value-type="float" office:value="21.17781" calcext:value-type="float">
            <text:p>21.17781</text:p>
          </table:table-cell>
          <table:table-cell table:formula="of:=([.F315]-[.C315]*[.C315])/([.A315]*[.A315])" office:value-type="float" office:value="0.0187866853810477" calcext:value-type="float">
            <text:p>0.018786685381048</text:p>
          </table:table-cell>
          <table:table-cell table:number-columns-repeated="16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" calcext:value-type="float">
            <text:p>2</text:p>
          </table:table-cell>
          <table:table-cell office:value-type="float" office:value="-2.59778" calcext:value-type="float">
            <text:p>-2.59778</text:p>
          </table:table-cell>
          <table:table-cell office:value-type="float" office:value="0.00408395" calcext:value-type="float">
            <text:p>0.00408395</text:p>
          </table:table-cell>
          <table:table-cell office:value-type="float" office:value="-0.221111" calcext:value-type="float">
            <text:p>-0.221111</text:p>
          </table:table-cell>
          <table:table-cell office:value-type="float" office:value="6.75253" calcext:value-type="float">
            <text:p>6.75253</text:p>
          </table:table-cell>
          <table:table-cell office:value-type="float" office:value="0.0501259" calcext:value-type="float">
            <text:p>0.0501259</text:p>
          </table:table-cell>
          <table:table-cell office:value-type="float" office:value="45.7078" calcext:value-type="float">
            <text:p>45.7078</text:p>
          </table:table-cell>
          <table:table-cell office:value-type="float" office:value="0.00275265" calcext:value-type="float">
            <text:p>0.00275265</text:p>
          </table:table-cell>
          <table:table-cell office:value-type="float" office:value="36.7053" calcext:value-type="float">
            <text:p>36.7053</text:p>
          </table:table-cell>
          <table:table-cell table:formula="of:=900*[.G316]" office:value-type="float" office:value="45.11331" calcext:value-type="float">
            <text:p>45.11331</text:p>
          </table:table-cell>
          <table:table-cell table:formula="of:=([.F316]-[.C316]*[.C316])/([.A316]*[.A316])" office:value-type="float" office:value="0.000789666323817489" calcext:value-type="float">
            <text:p>0.000789666323817</text:p>
          </table:table-cell>
          <table:table-cell table:number-columns-repeated="16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3" calcext:value-type="float">
            <text:p>3</text:p>
          </table:table-cell>
          <table:table-cell office:value-type="float" office:value="-2.68" calcext:value-type="float">
            <text:p>-2.68</text:p>
          </table:table-cell>
          <table:table-cell office:value-type="float" office:value="0.00505679" calcext:value-type="float">
            <text:p>0.00505679</text:p>
          </table:table-cell>
          <table:table-cell office:value-type="float" office:value="-0.368611" calcext:value-type="float">
            <text:p>-0.368611</text:p>
          </table:table-cell>
          <table:table-cell office:value-type="float" office:value="7.18746" calcext:value-type="float">
            <text:p>7.18746</text:p>
          </table:table-cell>
          <table:table-cell office:value-type="float" office:value="0.136369" calcext:value-type="float">
            <text:p>0.136369</text:p>
          </table:table-cell>
          <table:table-cell office:value-type="float" office:value="51.806" calcext:value-type="float">
            <text:p>51.806</text:p>
          </table:table-cell>
          <table:table-cell office:value-type="float" office:value="0.0188633" calcext:value-type="float">
            <text:p>0.0188633</text:p>
          </table:table-cell>
          <table:table-cell office:value-type="float" office:value="14.6161" calcext:value-type="float">
            <text:p>14.6161</text:p>
          </table:table-cell>
          <table:table-cell table:formula="of:=900*[.G317]" office:value-type="float" office:value="122.7321" calcext:value-type="float">
            <text:p>122.7321</text:p>
          </table:table-cell>
          <table:table-cell table:formula="of:=([.F317]-[.C317]*[.C317])/([.A317]*[.A317])" office:value-type="float" office:value="0.000981971317122108" calcext:value-type="float">
            <text:p>0.000981971317122</text:p>
          </table:table-cell>
          <table:table-cell table:number-columns-repeated="16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4" calcext:value-type="float">
            <text:p>4</text:p>
          </table:table-cell>
          <table:table-cell office:value-type="float" office:value="-2.72278" calcext:value-type="float">
            <text:p>-2.72278</text:p>
          </table:table-cell>
          <table:table-cell office:value-type="float" office:value="0.00539969" calcext:value-type="float">
            <text:p>0.00539969</text:p>
          </table:table-cell>
          <table:table-cell office:value-type="float" office:value="-0.330278" calcext:value-type="float">
            <text:p>-0.330278</text:p>
          </table:table-cell>
          <table:table-cell office:value-type="float" office:value="7.41892" calcext:value-type="float">
            <text:p>7.41892</text:p>
          </table:table-cell>
          <table:table-cell office:value-type="float" office:value="0.115102" calcext:value-type="float">
            <text:p>0.115102</text:p>
          </table:table-cell>
          <table:table-cell office:value-type="float" office:value="55.1982" calcext:value-type="float">
            <text:p>55.1982</text:p>
          </table:table-cell>
          <table:table-cell office:value-type="float" office:value="0.0157029" calcext:value-type="float">
            <text:p>0.0157029</text:p>
          </table:table-cell>
          <table:table-cell office:value-type="float" office:value="30.6394" calcext:value-type="float">
            <text:p>30.6394</text:p>
          </table:table-cell>
          <table:table-cell table:formula="of:=900*[.G318]" office:value-type="float" office:value="103.5918" calcext:value-type="float">
            <text:p>103.5918</text:p>
          </table:table-cell>
          <table:table-cell table:formula="of:=([.F318]-[.C318]*[.C318])/([.A318]*[.A318])" office:value-type="float" office:value="0.00104583275437111" calcext:value-type="float">
            <text:p>0.001045832754371</text:p>
          </table:table-cell>
          <table:table-cell table:number-columns-repeated="16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5" calcext:value-type="float">
            <text:p>5</text:p>
          </table:table-cell>
          <table:table-cell office:value-type="float" office:value="-2.5875" calcext:value-type="float">
            <text:p>-2.5875</text:p>
          </table:table-cell>
          <table:table-cell office:value-type="float" office:value="0.0187475" calcext:value-type="float">
            <text:p>0.0187475</text:p>
          </table:table-cell>
          <table:table-cell office:value-type="float" office:value="-0.282847" calcext:value-type="float">
            <text:p>-0.282847</text:p>
          </table:table-cell>
          <table:table-cell office:value-type="float" office:value="6.7139" calcext:value-type="float">
            <text:p>6.7139</text:p>
          </table:table-cell>
          <table:table-cell office:value-type="float" office:value="0.0918131" calcext:value-type="float">
            <text:p>0.0918131</text:p>
          </table:table-cell>
          <table:table-cell office:value-type="float" office:value="45.5777" calcext:value-type="float">
            <text:p>45.5777</text:p>
          </table:table-cell>
          <table:table-cell office:value-type="float" office:value="0.0125996" calcext:value-type="float">
            <text:p>0.0125996</text:p>
          </table:table-cell>
          <table:table-cell office:value-type="float" office:value="45.2062" calcext:value-type="float">
            <text:p>45.2062</text:p>
          </table:table-cell>
          <table:table-cell table:formula="of:=900*[.G319]" office:value-type="float" office:value="82.63179" calcext:value-type="float">
            <text:p>82.63179</text:p>
          </table:table-cell>
          <table:table-cell table:formula="of:=([.F319]-[.C319]*[.C319])/([.A319]*[.A319])" office:value-type="float" office:value="0.00363751479749277" calcext:value-type="float">
            <text:p>0.003637514797493</text:p>
          </table:table-cell>
          <table:table-cell table:number-columns-repeated="16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6" calcext:value-type="float">
            <text:p>6</text:p>
          </table:table-cell>
          <table:table-cell office:value-type="float" office:value="-2.57972" calcext:value-type="float">
            <text:p>-2.57972</text:p>
          </table:table-cell>
          <table:table-cell office:value-type="float" office:value="0.0207987" calcext:value-type="float">
            <text:p>0.0207987</text:p>
          </table:table-cell>
          <table:table-cell office:value-type="float" office:value="-0.0980556" calcext:value-type="float">
            <text:p>-0.0980556</text:p>
          </table:table-cell>
          <table:table-cell office:value-type="float" office:value="6.67577" calcext:value-type="float">
            <text:p>6.67577</text:p>
          </table:table-cell>
          <table:table-cell office:value-type="float" office:value="0.0466435" calcext:value-type="float">
            <text:p>0.0466435</text:p>
          </table:table-cell>
          <table:table-cell office:value-type="float" office:value="45.1247" calcext:value-type="float">
            <text:p>45.1247</text:p>
          </table:table-cell>
          <table:table-cell office:value-type="float" office:value="0.00404032" calcext:value-type="float">
            <text:p>0.00404032</text:p>
          </table:table-cell>
          <table:table-cell office:value-type="float" office:value="58.6303" calcext:value-type="float">
            <text:p>58.6303</text:p>
          </table:table-cell>
          <table:table-cell table:formula="of:=900*[.G320]" office:value-type="float" office:value="41.97915" calcext:value-type="float">
            <text:p>41.97915</text:p>
          </table:table-cell>
          <table:table-cell table:formula="of:=([.F320]-[.C320]*[.C320])/([.A320]*[.A320])" office:value-type="float" office:value="0.00403941889033357" calcext:value-type="float">
            <text:p>0.004039418890334</text:p>
          </table:table-cell>
          <table:table-cell table:number-columns-repeated="16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7" calcext:value-type="float">
            <text:p>7</text:p>
          </table:table-cell>
          <table:table-cell office:value-type="float" office:value="-2.61229" calcext:value-type="float">
            <text:p>-2.61229</text:p>
          </table:table-cell>
          <table:table-cell office:value-type="float" office:value="0.0409613" calcext:value-type="float">
            <text:p>0.0409613</text:p>
          </table:table-cell>
          <table:table-cell office:value-type="float" office:value="0.280122" calcext:value-type="float">
            <text:p>0.280122</text:p>
          </table:table-cell>
          <table:table-cell office:value-type="float" office:value="6.86503" calcext:value-type="float">
            <text:p>6.86503</text:p>
          </table:table-cell>
          <table:table-cell office:value-type="float" office:value="0.118885" calcext:value-type="float">
            <text:p>0.118885</text:p>
          </table:table-cell>
          <table:table-cell office:value-type="float" office:value="48.2779" calcext:value-type="float">
            <text:p>48.2779</text:p>
          </table:table-cell>
          <table:table-cell office:value-type="float" office:value="0.0350077" calcext:value-type="float">
            <text:p>0.0350077</text:p>
          </table:table-cell>
          <table:table-cell office:value-type="float" office:value="54.5174" calcext:value-type="float">
            <text:p>54.5174</text:p>
          </table:table-cell>
          <table:table-cell table:formula="of:=900*[.G321]" office:value-type="float" office:value="106.9965" calcext:value-type="float">
            <text:p>106.9965</text:p>
          </table:table-cell>
          <table:table-cell table:formula="of:=([.F321]-[.C321]*[.C321])/([.A321]*[.A321])" office:value-type="float" office:value="0.00795104812823877" calcext:value-type="float">
            <text:p>0.007951048128239</text:p>
          </table:table-cell>
          <table:table-cell table:number-columns-repeated="16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8" calcext:value-type="float">
            <text:p>8</text:p>
          </table:table-cell>
          <table:table-cell office:value-type="float" office:value="-2.85569" calcext:value-type="float">
            <text:p>-2.85569</text:p>
          </table:table-cell>
          <table:table-cell office:value-type="float" office:value="0.036779" calcext:value-type="float">
            <text:p>0.036779</text:p>
          </table:table-cell>
          <table:table-cell office:value-type="float" office:value="0.68191" calcext:value-type="float">
            <text:p>0.68191</text:p>
          </table:table-cell>
          <table:table-cell office:value-type="float" office:value="8.19177" calcext:value-type="float">
            <text:p>8.19177</text:p>
          </table:table-cell>
          <table:table-cell office:value-type="float" office:value="0.477667" calcext:value-type="float">
            <text:p>0.477667</text:p>
          </table:table-cell>
          <table:table-cell office:value-type="float" office:value="68.3003" calcext:value-type="float">
            <text:p>68.3003</text:p>
          </table:table-cell>
          <table:table-cell office:value-type="float" office:value="0.249631" calcext:value-type="float">
            <text:p>0.249631</text:p>
          </table:table-cell>
          <table:table-cell office:value-type="float" office:value="9.27085" calcext:value-type="float">
            <text:p>9.27085</text:p>
          </table:table-cell>
          <table:table-cell table:formula="of:=900*[.G322]" office:value-type="float" office:value="429.9003" calcext:value-type="float">
            <text:p>429.9003</text:p>
          </table:table-cell>
          <table:table-cell table:formula="of:=([.F322]-[.C322]*[.C322])/([.A322]*[.A322])" office:value-type="float" office:value="0.00714250691843431" calcext:value-type="float">
            <text:p>0.007142506918434</text:p>
          </table:table-cell>
          <table:table-cell table:number-columns-repeated="16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9" calcext:value-type="float">
            <text:p>9</text:p>
          </table:table-cell>
          <table:table-cell office:value-type="float" office:value="-2.87372" calcext:value-type="float">
            <text:p>-2.87372</text:p>
          </table:table-cell>
          <table:table-cell office:value-type="float" office:value="0.045804" calcext:value-type="float">
            <text:p>0.045804</text:p>
          </table:table-cell>
          <table:table-cell office:value-type="float" office:value="-0.0570139" calcext:value-type="float">
            <text:p>-0.0570139</text:p>
          </table:table-cell>
          <table:table-cell office:value-type="float" office:value="8.30404" calcext:value-type="float">
            <text:p>8.30404</text:p>
          </table:table-cell>
          <table:table-cell office:value-type="float" office:value="0.457279" calcext:value-type="float">
            <text:p>0.457279</text:p>
          </table:table-cell>
          <table:table-cell office:value-type="float" office:value="70.4479" calcext:value-type="float">
            <text:p>70.4479</text:p>
          </table:table-cell>
          <table:table-cell office:value-type="float" office:value="0.253461" calcext:value-type="float">
            <text:p>0.253461</text:p>
          </table:table-cell>
          <table:table-cell office:value-type="float" office:value="12.2727" calcext:value-type="float">
            <text:p>12.2727</text:p>
          </table:table-cell>
          <table:table-cell table:formula="of:=900*[.G323]" office:value-type="float" office:value="411.5511" calcext:value-type="float">
            <text:p>411.5511</text:p>
          </table:table-cell>
          <table:table-cell table:formula="of:=([.F323]-[.C323]*[.C323])/([.A323]*[.A323])" office:value-type="float" office:value="0.00888302928448063" calcext:value-type="float">
            <text:p>0.008883029284481</text:p>
          </table:table-cell>
          <table:table-cell table:number-columns-repeated="16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0" calcext:value-type="float">
            <text:p>10</text:p>
          </table:table-cell>
          <table:table-cell office:value-type="float" office:value="-2.84746" calcext:value-type="float">
            <text:p>-2.84746</text:p>
          </table:table-cell>
          <table:table-cell office:value-type="float" office:value="0.0395077" calcext:value-type="float">
            <text:p>0.0395077</text:p>
          </table:table-cell>
          <table:table-cell office:value-type="float" office:value="-0.635462" calcext:value-type="float">
            <text:p>-0.635462</text:p>
          </table:table-cell>
          <table:table-cell office:value-type="float" office:value="8.14752" calcext:value-type="float">
            <text:p>8.14752</text:p>
          </table:table-cell>
          <table:table-cell office:value-type="float" office:value="0.441854" calcext:value-type="float">
            <text:p>0.441854</text:p>
          </table:table-cell>
          <table:table-cell office:value-type="float" office:value="67.662" calcext:value-type="float">
            <text:p>67.662</text:p>
          </table:table-cell>
          <table:table-cell office:value-type="float" office:value="0.233233" calcext:value-type="float">
            <text:p>0.233233</text:p>
          </table:table-cell>
          <table:table-cell office:value-type="float" office:value="11.8219" calcext:value-type="float">
            <text:p>11.8219</text:p>
          </table:table-cell>
          <table:table-cell table:formula="of:=900*[.G324]" office:value-type="float" office:value="397.6686" calcext:value-type="float">
            <text:p>397.6686</text:p>
          </table:table-cell>
          <table:table-cell table:formula="of:=([.F324]-[.C324]*[.C324])/([.A324]*[.A324])" office:value-type="float" office:value="0.00766394620504976" calcext:value-type="float">
            <text:p>0.00766394620505</text:p>
          </table:table-cell>
          <table:table-cell table:number-columns-repeated="16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1" calcext:value-type="float">
            <text:p>11</text:p>
          </table:table-cell>
          <table:table-cell office:value-type="float" office:value="-2.87713" calcext:value-type="float">
            <text:p>-2.87713</text:p>
          </table:table-cell>
          <table:table-cell office:value-type="float" office:value="0.0390502" calcext:value-type="float">
            <text:p>0.0390502</text:p>
          </table:table-cell>
          <table:table-cell office:value-type="float" office:value="-0.684396" calcext:value-type="float">
            <text:p>-0.684396</text:p>
          </table:table-cell>
          <table:table-cell office:value-type="float" office:value="8.31691" calcext:value-type="float">
            <text:p>8.31691</text:p>
          </table:table-cell>
          <table:table-cell office:value-type="float" office:value="0.487244" calcext:value-type="float">
            <text:p>0.487244</text:p>
          </table:table-cell>
          <table:table-cell office:value-type="float" office:value="70.4526" calcext:value-type="float">
            <text:p>70.4526</text:p>
          </table:table-cell>
          <table:table-cell office:value-type="float" office:value="0.264608" calcext:value-type="float">
            <text:p>0.264608</text:p>
          </table:table-cell>
          <table:table-cell office:value-type="float" office:value="9.42269" calcext:value-type="float">
            <text:p>9.42269</text:p>
          </table:table-cell>
          <table:table-cell table:formula="of:=900*[.G325]" office:value-type="float" office:value="438.5196" calcext:value-type="float">
            <text:p>438.5196</text:p>
          </table:table-cell>
          <table:table-cell table:formula="of:=([.F325]-[.C325]*[.C325])/([.A325]*[.A325])" office:value-type="float" office:value="0.0075749506297422" calcext:value-type="float">
            <text:p>0.007574950629742</text:p>
          </table:table-cell>
          <table:table-cell table:number-columns-repeated="16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2" calcext:value-type="float">
            <text:p>12</text:p>
          </table:table-cell>
          <table:table-cell office:value-type="float" office:value="-2.88442" calcext:value-type="float">
            <text:p>-2.88442</text:p>
          </table:table-cell>
          <table:table-cell office:value-type="float" office:value="0.0409666" calcext:value-type="float">
            <text:p>0.0409666</text:p>
          </table:table-cell>
          <table:table-cell office:value-type="float" office:value="-0.684541" calcext:value-type="float">
            <text:p>-0.684541</text:p>
          </table:table-cell>
          <table:table-cell office:value-type="float" office:value="8.36084" calcext:value-type="float">
            <text:p>8.36084</text:p>
          </table:table-cell>
          <table:table-cell office:value-type="float" office:value="0.493684" calcext:value-type="float">
            <text:p>0.493684</text:p>
          </table:table-cell>
          <table:table-cell office:value-type="float" office:value="71.247" calcext:value-type="float">
            <text:p>71.247</text:p>
          </table:table-cell>
          <table:table-cell office:value-type="float" office:value="0.273808" calcext:value-type="float">
            <text:p>0.273808</text:p>
          </table:table-cell>
          <table:table-cell office:value-type="float" office:value="10.134" calcext:value-type="float">
            <text:p>10.134</text:p>
          </table:table-cell>
          <table:table-cell table:formula="of:=900*[.G326]" office:value-type="float" office:value="444.3156" calcext:value-type="float">
            <text:p>444.3156</text:p>
          </table:table-cell>
          <table:table-cell table:formula="of:=([.F326]-[.C326]*[.C326])/([.A326]*[.A326])" office:value-type="float" office:value="0.007949167187409" calcext:value-type="float">
            <text:p>0.007949167187409</text:p>
          </table:table-cell>
          <table:table-cell table:number-columns-repeated="16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3" calcext:value-type="float">
            <text:p>13</text:p>
          </table:table-cell>
          <table:table-cell office:value-type="float" office:value="-2.85913" calcext:value-type="float">
            <text:p>-2.85913</text:p>
          </table:table-cell>
          <table:table-cell office:value-type="float" office:value="0.0420603" calcext:value-type="float">
            <text:p>0.0420603</text:p>
          </table:table-cell>
          <table:table-cell office:value-type="float" office:value="0.473721" calcext:value-type="float">
            <text:p>0.473721</text:p>
          </table:table-cell>
          <table:table-cell office:value-type="float" office:value="8.21671" calcext:value-type="float">
            <text:p>8.21671</text:p>
          </table:table-cell>
          <table:table-cell office:value-type="float" office:value="0.455268" calcext:value-type="float">
            <text:p>0.455268</text:p>
          </table:table-cell>
          <table:table-cell office:value-type="float" office:value="68.8787" calcext:value-type="float">
            <text:p>68.8787</text:p>
          </table:table-cell>
          <table:table-cell office:value-type="float" office:value="0.244393" calcext:value-type="float">
            <text:p>0.244393</text:p>
          </table:table-cell>
          <table:table-cell office:value-type="float" office:value="13.774" calcext:value-type="float">
            <text:p>13.774</text:p>
          </table:table-cell>
          <table:table-cell table:formula="of:=900*[.G327]" office:value-type="float" office:value="409.7412" calcext:value-type="float">
            <text:p>409.7412</text:p>
          </table:table-cell>
          <table:table-cell table:formula="of:=([.F327]-[.C327]*[.C327])/([.A327]*[.A327])" office:value-type="float" office:value="0.00816737043218418" calcext:value-type="float">
            <text:p>0.008167370432184</text:p>
          </table:table-cell>
          <table:table-cell table:number-columns-repeated="16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4" calcext:value-type="float">
            <text:p>14</text:p>
          </table:table-cell>
          <table:table-cell office:value-type="float" office:value="-2.88557" calcext:value-type="float">
            <text:p>-2.88557</text:p>
          </table:table-cell>
          <table:table-cell office:value-type="float" office:value="0.0383633" calcext:value-type="float">
            <text:p>0.0383633</text:p>
          </table:table-cell>
          <table:table-cell office:value-type="float" office:value="-0.0111548" calcext:value-type="float">
            <text:p>-0.0111548</text:p>
          </table:table-cell>
          <table:table-cell office:value-type="float" office:value="8.3649" calcext:value-type="float">
            <text:p>8.3649</text:p>
          </table:table-cell>
          <table:table-cell office:value-type="float" office:value="0.491197" calcext:value-type="float">
            <text:p>0.491197</text:p>
          </table:table-cell>
          <table:table-cell office:value-type="float" office:value="71.2338" calcext:value-type="float">
            <text:p>71.2338</text:p>
          </table:table-cell>
          <table:table-cell office:value-type="float" office:value="0.269831" calcext:value-type="float">
            <text:p>0.269831</text:p>
          </table:table-cell>
          <table:table-cell office:value-type="float" office:value="9.2998" calcext:value-type="float">
            <text:p>9.2998</text:p>
          </table:table-cell>
          <table:table-cell table:formula="of:=900*[.G328]" office:value-type="float" office:value="442.0773" calcext:value-type="float">
            <text:p>442.0773</text:p>
          </table:table-cell>
          <table:table-cell table:formula="of:=([.F328]-[.C328]*[.C328])/([.A328]*[.A328])" office:value-type="float" office:value="0.00744935378136585" calcext:value-type="float">
            <text:p>0.007449353781366</text:p>
          </table:table-cell>
          <table:table-cell table:number-columns-repeated="16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5" calcext:value-type="float">
            <text:p>15</text:p>
          </table:table-cell>
          <table:table-cell office:value-type="float" office:value="-2.85726" calcext:value-type="float">
            <text:p>-2.85726</text:p>
          </table:table-cell>
          <table:table-cell office:value-type="float" office:value="0.0420635" calcext:value-type="float">
            <text:p>0.0420635</text:p>
          </table:table-cell>
          <table:table-cell office:value-type="float" office:value="-0.0756557" calcext:value-type="float">
            <text:p>-0.0756557</text:p>
          </table:table-cell>
          <table:table-cell office:value-type="float" office:value="8.20597" calcext:value-type="float">
            <text:p>8.20597</text:p>
          </table:table-cell>
          <table:table-cell office:value-type="float" office:value="0.451378" calcext:value-type="float">
            <text:p>0.451378</text:p>
          </table:table-cell>
          <table:table-cell office:value-type="float" office:value="68.7024" calcext:value-type="float">
            <text:p>68.7024</text:p>
          </table:table-cell>
          <table:table-cell office:value-type="float" office:value="0.241769" calcext:value-type="float">
            <text:p>0.241769</text:p>
          </table:table-cell>
          <table:table-cell office:value-type="float" office:value="14.3085" calcext:value-type="float">
            <text:p>14.3085</text:p>
          </table:table-cell>
          <table:table-cell table:formula="of:=900*[.G329]" office:value-type="float" office:value="406.2402" calcext:value-type="float">
            <text:p>406.2402</text:p>
          </table:table-cell>
          <table:table-cell table:formula="of:=([.F329]-[.C329]*[.C329])/([.A329]*[.A329])" office:value-type="float" office:value="0.00815759909953611" calcext:value-type="float">
            <text:p>0.008157599099536</text:p>
          </table:table-cell>
          <table:table-cell table:number-columns-repeated="16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6" calcext:value-type="float">
            <text:p>16</text:p>
          </table:table-cell>
          <table:table-cell office:value-type="float" office:value="-2.86394" calcext:value-type="float">
            <text:p>-2.86394</text:p>
          </table:table-cell>
          <table:table-cell office:value-type="float" office:value="0.0422977" calcext:value-type="float">
            <text:p>0.0422977</text:p>
          </table:table-cell>
          <table:table-cell office:value-type="float" office:value="-0.0773233" calcext:value-type="float">
            <text:p>-0.0773233</text:p>
          </table:table-cell>
          <table:table-cell office:value-type="float" office:value="8.24444" calcext:value-type="float">
            <text:p>8.24444</text:p>
          </table:table-cell>
          <table:table-cell office:value-type="float" office:value="0.459037" calcext:value-type="float">
            <text:p>0.459037</text:p>
          </table:table-cell>
          <table:table-cell office:value-type="float" office:value="69.343" calcext:value-type="float">
            <text:p>69.343</text:p>
          </table:table-cell>
          <table:table-cell office:value-type="float" office:value="0.249069" calcext:value-type="float">
            <text:p>0.249069</text:p>
          </table:table-cell>
          <table:table-cell office:value-type="float" office:value="13.3707" calcext:value-type="float">
            <text:p>13.3707</text:p>
          </table:table-cell>
          <table:table-cell table:formula="of:=900*[.G330]" office:value-type="float" office:value="413.1333" calcext:value-type="float">
            <text:p>413.1333</text:p>
          </table:table-cell>
          <table:table-cell table:formula="of:=([.F330]-[.C330]*[.C330])/([.A330]*[.A330])" office:value-type="float" office:value="0.00820657812105821" calcext:value-type="float">
            <text:p>0.008206578121058</text:p>
          </table:table-cell>
          <table:table-cell table:number-columns-repeated="16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7" calcext:value-type="float">
            <text:p>17</text:p>
          </table:table-cell>
          <table:table-cell office:value-type="float" office:value="-2.86848" calcext:value-type="float">
            <text:p>-2.86848</text:p>
          </table:table-cell>
          <table:table-cell office:value-type="float" office:value="0.0414426" calcext:value-type="float">
            <text:p>0.0414426</text:p>
          </table:table-cell>
          <table:table-cell office:value-type="float" office:value="0.135608" calcext:value-type="float">
            <text:p>0.135608</text:p>
          </table:table-cell>
          <table:table-cell office:value-type="float" office:value="8.26961" calcext:value-type="float">
            <text:p>8.26961</text:p>
          </table:table-cell>
          <table:table-cell office:value-type="float" office:value="0.46595" calcext:value-type="float">
            <text:p>0.46595</text:p>
          </table:table-cell>
          <table:table-cell office:value-type="float" office:value="69.7362" calcext:value-type="float">
            <text:p>69.7362</text:p>
          </table:table-cell>
          <table:table-cell office:value-type="float" office:value="0.252806" calcext:value-type="float">
            <text:p>0.252806</text:p>
          </table:table-cell>
          <table:table-cell office:value-type="float" office:value="12.2719" calcext:value-type="float">
            <text:p>12.2719</text:p>
          </table:table-cell>
          <table:table-cell table:formula="of:=900*[.G331]" office:value-type="float" office:value="419.355" calcext:value-type="float">
            <text:p>419.355</text:p>
          </table:table-cell>
          <table:table-cell table:formula="of:=([.F331]-[.C331]*[.C331])/([.A331]*[.A331])" office:value-type="float" office:value="0.00804061588620001" calcext:value-type="float">
            <text:p>0.00804061588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2.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-1.04889" calcext:value-type="float">
            <text:p>-1.04889</text:p>
          </table:table-cell>
          <table:table-cell office:value-type="float" office:value="0" calcext:value-type="float">
            <text:p>0</text:p>
          </table:table-cell>
          <table:table-cell office:value-type="float" office:value="-0.0933333" calcext:value-type="float">
            <text:p>-0.0933333</text:p>
          </table:table-cell>
          <table:table-cell office:value-type="float" office:value="1.10017" calcext:value-type="float">
            <text:p>1.10017</text:p>
          </table:table-cell>
          <table:table-cell office:value-type="float" office:value="0.00871111" calcext:value-type="float">
            <text:p>0.00871111</text:p>
          </table:table-cell>
          <table:table-cell office:value-type="float" office:value="1.21037" calcext:value-type="float">
            <text:p>1.21037</text:p>
          </table:table-cell>
          <table:table-cell office:value-type="float" office:value="0.0000758835" calcext:value-type="float">
            <text:p>7.58835E-05</text:p>
          </table:table-cell>
          <table:table-cell office:value-type="float" office:value="6.07945" calcext:value-type="float">
            <text:p>6.07945</text:p>
          </table:table-cell>
          <table:table-cell table:formula="of:=900*[.G334]" office:value-type="float" office:value="7.839999" calcext:value-type="float">
            <text:p>7.839999</text:p>
          </table:table-cell>
          <table:table-cell table:formula="of:=([.F334]-[.C334]*[.C334])/([.A334]*[.A334])" office:value-type="float" office:value="-0.0000000438752363153505" calcext:value-type="float">
            <text:p>-4.38752363153505E-08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-1.85333" calcext:value-type="float">
            <text:p>-1.85333</text:p>
          </table:table-cell>
          <table:table-cell office:value-type="float" office:value="0.0436346" calcext:value-type="float">
            <text:p>0.0436346</text:p>
          </table:table-cell>
          <table:table-cell office:value-type="float" office:value="0.0388889" calcext:value-type="float">
            <text:p>0.0388889</text:p>
          </table:table-cell>
          <table:table-cell office:value-type="float" office:value="3.47848" calcext:value-type="float">
            <text:p>3.47848</text:p>
          </table:table-cell>
          <table:table-cell office:value-type="float" office:value="0.00161235" calcext:value-type="float">
            <text:p>0.00161235</text:p>
          </table:table-cell>
          <table:table-cell office:value-type="float" office:value="12.6993" calcext:value-type="float">
            <text:p>12.6993</text:p>
          </table:table-cell>
          <table:table-cell office:value-type="float" office:value="0.0000032046" calcext:value-type="float">
            <text:p>3.2046E-06</text:p>
          </table:table-cell>
          <table:table-cell office:value-type="float" office:value="28.6402" calcext:value-type="float">
            <text:p>28.6402</text:p>
          </table:table-cell>
          <table:table-cell table:formula="of:=900*[.G335]" office:value-type="float" office:value="1.451115" calcext:value-type="float">
            <text:p>1.451115</text:p>
          </table:table-cell>
          <table:table-cell table:formula="of:=([.F335]-[.C335]*[.C335])/([.A335]*[.A335])" office:value-type="float" office:value="0.00825102289224951" calcext:value-type="float">
            <text:p>0.00825102289225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-2.28" calcext:value-type="float">
            <text:p>-2.28</text:p>
          </table:table-cell>
          <table:table-cell office:value-type="float" office:value="0.00531358" calcext:value-type="float">
            <text:p>0.00531358</text:p>
          </table:table-cell>
          <table:table-cell office:value-type="float" office:value="0.125" calcext:value-type="float">
            <text:p>0.125</text:p>
          </table:table-cell>
          <table:table-cell office:value-type="float" office:value="5.20371" calcext:value-type="float">
            <text:p>5.20371</text:p>
          </table:table-cell>
          <table:table-cell office:value-type="float" office:value="0.0161025" calcext:value-type="float">
            <text:p>0.0161025</text:p>
          </table:table-cell>
          <table:table-cell office:value-type="float" office:value="27.1922" calcext:value-type="float">
            <text:p>27.1922</text:p>
          </table:table-cell>
          <table:table-cell office:value-type="float" office:value="0.000288482" calcext:value-type="float">
            <text:p>0.000288482</text:p>
          </table:table-cell>
          <table:table-cell office:value-type="float" office:value="26.2953" calcext:value-type="float">
            <text:p>26.2953</text:p>
          </table:table-cell>
          <table:table-cell table:formula="of:=900*[.G336]" office:value-type="float" office:value="14.49225" calcext:value-type="float">
            <text:p>14.49225</text:p>
          </table:table-cell>
          <table:table-cell table:formula="of:=([.F336]-[.C336]*[.C336])/([.A336]*[.A336])" office:value-type="float" office:value="0.00100378071833626" calcext:value-type="float">
            <text:p>0.001003780718336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-2.33667" calcext:value-type="float">
            <text:p>-2.33667</text:p>
          </table:table-cell>
          <table:table-cell office:value-type="float" office:value="0.0187543" calcext:value-type="float">
            <text:p>0.0187543</text:p>
          </table:table-cell>
          <table:table-cell office:value-type="float" office:value="-0.0947222" calcext:value-type="float">
            <text:p>-0.0947222</text:p>
          </table:table-cell>
          <table:table-cell office:value-type="float" office:value="5.47877" calcext:value-type="float">
            <text:p>5.47877</text:p>
          </table:table-cell>
          <table:table-cell office:value-type="float" office:value="0.0165648" calcext:value-type="float">
            <text:p>0.0165648</text:p>
          </table:table-cell>
          <table:table-cell office:value-type="float" office:value="30.4377" calcext:value-type="float">
            <text:p>30.4377</text:p>
          </table:table-cell>
          <table:table-cell office:value-type="float" office:value="0.000388806" calcext:value-type="float">
            <text:p>0.000388806</text:p>
          </table:table-cell>
          <table:table-cell office:value-type="float" office:value="47.8823" calcext:value-type="float">
            <text:p>47.8823</text:p>
          </table:table-cell>
          <table:table-cell table:formula="of:=900*[.G337]" office:value-type="float" office:value="14.90832" calcext:value-type="float">
            <text:p>14.90832</text:p>
          </table:table-cell>
          <table:table-cell table:formula="of:=([.F337]-[.C337]*[.C337])/([.A337]*[.A337])" office:value-type="float" office:value="0.00354315899810976" calcext:value-type="float">
            <text:p>0.00354315899811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-2.56556" calcext:value-type="float">
            <text:p>-2.56556</text:p>
          </table:table-cell>
          <table:table-cell office:value-type="float" office:value="0.0239889" calcext:value-type="float">
            <text:p>0.0239889</text:p>
          </table:table-cell>
          <table:table-cell office:value-type="float" office:value="-0.137361" calcext:value-type="float">
            <text:p>-0.137361</text:p>
          </table:table-cell>
          <table:table-cell office:value-type="float" office:value="6.60606" calcext:value-type="float">
            <text:p>6.60606</text:p>
          </table:table-cell>
          <table:table-cell office:value-type="float" office:value="0.0227188" calcext:value-type="float">
            <text:p>0.0227188</text:p>
          </table:table-cell>
          <table:table-cell office:value-type="float" office:value="44.2368" calcext:value-type="float">
            <text:p>44.2368</text:p>
          </table:table-cell>
          <table:table-cell office:value-type="float" office:value="0.00105796" calcext:value-type="float">
            <text:p>0.00105796</text:p>
          </table:table-cell>
          <table:table-cell office:value-type="float" office:value="21.1018" calcext:value-type="float">
            <text:p>21.1018</text:p>
          </table:table-cell>
          <table:table-cell table:formula="of:=900*[.G338]" office:value-type="float" office:value="20.44692" calcext:value-type="float">
            <text:p>20.44692</text:p>
          </table:table-cell>
          <table:table-cell table:formula="of:=([.F338]-[.C338]*[.C338])/([.A338]*[.A338])" office:value-type="float" office:value="0.00452965716446116" calcext:value-type="float">
            <text:p>0.004529657164461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office:value-type="float" office:value="-2.71" calcext:value-type="float">
            <text:p>-2.71</text:p>
          </table:table-cell>
          <table:table-cell office:value-type="float" office:value="0.0435988" calcext:value-type="float">
            <text:p>0.0435988</text:p>
          </table:table-cell>
          <table:table-cell office:value-type="float" office:value="-0.611806" calcext:value-type="float">
            <text:p>-0.611806</text:p>
          </table:table-cell>
          <table:table-cell office:value-type="float" office:value="7.3877" calcext:value-type="float">
            <text:p>7.3877</text:p>
          </table:table-cell>
          <table:table-cell office:value-type="float" office:value="0.387506" calcext:value-type="float">
            <text:p>0.387506</text:p>
          </table:table-cell>
          <table:table-cell office:value-type="float" office:value="55.9014" calcext:value-type="float">
            <text:p>55.9014</text:p>
          </table:table-cell>
          <table:table-cell office:value-type="float" office:value="0.169341" calcext:value-type="float">
            <text:p>0.169341</text:p>
          </table:table-cell>
          <table:table-cell office:value-type="float" office:value="11.7564" calcext:value-type="float">
            <text:p>11.7564</text:p>
          </table:table-cell>
          <table:table-cell table:formula="of:=900*[.G339]" office:value-type="float" office:value="348.7554" calcext:value-type="float">
            <text:p>348.7554</text:p>
          </table:table-cell>
          <table:table-cell table:formula="of:=([.F339]-[.C339]*[.C339])/([.A339]*[.A339])" office:value-type="float" office:value="0.00824196597353491" calcext:value-type="float">
            <text:p>0.008241965973535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" calcext:value-type="float">
            <text:p>6</text:p>
          </table:table-cell>
          <table:table-cell office:value-type="float" office:value="-2.83292" calcext:value-type="float">
            <text:p>-2.83292</text:p>
          </table:table-cell>
          <table:table-cell office:value-type="float" office:value="0.0298486" calcext:value-type="float">
            <text:p>0.0298486</text:p>
          </table:table-cell>
          <table:table-cell office:value-type="float" office:value="-0.679514" calcext:value-type="float">
            <text:p>-0.679514</text:p>
          </table:table-cell>
          <table:table-cell office:value-type="float" office:value="8.05527" calcext:value-type="float">
            <text:p>8.05527</text:p>
          </table:table-cell>
          <table:table-cell office:value-type="float" office:value="0.470581" calcext:value-type="float">
            <text:p>0.470581</text:p>
          </table:table-cell>
          <table:table-cell office:value-type="float" office:value="65.8439" calcext:value-type="float">
            <text:p>65.8439</text:p>
          </table:table-cell>
          <table:table-cell office:value-type="float" office:value="0.237488" calcext:value-type="float">
            <text:p>0.237488</text:p>
          </table:table-cell>
          <table:table-cell office:value-type="float" office:value="8.57056" calcext:value-type="float">
            <text:p>8.57056</text:p>
          </table:table-cell>
          <table:table-cell table:formula="of:=900*[.G340]" office:value-type="float" office:value="423.5229" calcext:value-type="float">
            <text:p>423.5229</text:p>
          </table:table-cell>
          <table:table-cell table:formula="of:=([.F340]-[.C340]*[.C340])/([.A340]*[.A340])" office:value-type="float" office:value="0.0056397492627597" calcext:value-type="float">
            <text:p>0.00563974926276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office:value-type="float" office:value="-2.82792" calcext:value-type="float">
            <text:p>-2.82792</text:p>
          </table:table-cell>
          <table:table-cell office:value-type="float" office:value="0.0263886" calcext:value-type="float">
            <text:p>0.0263886</text:p>
          </table:table-cell>
          <table:table-cell office:value-type="float" office:value="-0.673559" calcext:value-type="float">
            <text:p>-0.673559</text:p>
          </table:table-cell>
          <table:table-cell office:value-type="float" office:value="8.0235" calcext:value-type="float">
            <text:p>8.0235</text:p>
          </table:table-cell>
          <table:table-cell office:value-type="float" office:value="0.467382" calcext:value-type="float">
            <text:p>0.467382</text:p>
          </table:table-cell>
          <table:table-cell office:value-type="float" office:value="65.209" calcext:value-type="float">
            <text:p>65.209</text:p>
          </table:table-cell>
          <table:table-cell office:value-type="float" office:value="0.23986" calcext:value-type="float">
            <text:p>0.23986</text:p>
          </table:table-cell>
          <table:table-cell office:value-type="float" office:value="13.3945" calcext:value-type="float">
            <text:p>13.3945</text:p>
          </table:table-cell>
          <table:table-cell table:formula="of:=900*[.G341]" office:value-type="float" office:value="420.6438" calcext:value-type="float">
            <text:p>420.6438</text:p>
          </table:table-cell>
          <table:table-cell table:formula="of:=([.F341]-[.C341]*[.C341])/([.A341]*[.A341])" office:value-type="float" office:value="0.00498458858223043" calcext:value-type="float">
            <text:p>0.00498458858223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8" calcext:value-type="float">
            <text:p>8</text:p>
          </table:table-cell>
          <table:table-cell office:value-type="float" office:value="-2.71135" calcext:value-type="float">
            <text:p>-2.71135</text:p>
          </table:table-cell>
          <table:table-cell office:value-type="float" office:value="0.0481478" calcext:value-type="float">
            <text:p>0.0481478</text:p>
          </table:table-cell>
          <table:table-cell office:value-type="float" office:value="-0.588429" calcext:value-type="float">
            <text:p>-0.588429</text:p>
          </table:table-cell>
          <table:table-cell office:value-type="float" office:value="7.39959" calcext:value-type="float">
            <text:p>7.39959</text:p>
          </table:table-cell>
          <table:table-cell office:value-type="float" office:value="0.375525" calcext:value-type="float">
            <text:p>0.375525</text:p>
          </table:table-cell>
          <table:table-cell office:value-type="float" office:value="56.159" calcext:value-type="float">
            <text:p>56.159</text:p>
          </table:table-cell>
          <table:table-cell office:value-type="float" office:value="0.173373" calcext:value-type="float">
            <text:p>0.173373</text:p>
          </table:table-cell>
          <table:table-cell office:value-type="float" office:value="11.5509" calcext:value-type="float">
            <text:p>11.5509</text:p>
          </table:table-cell>
          <table:table-cell table:formula="of:=900*[.G342]" office:value-type="float" office:value="337.9725" calcext:value-type="float">
            <text:p>337.9725</text:p>
          </table:table-cell>
          <table:table-cell table:formula="of:=([.F342]-[.C342]*[.C342])/([.A342]*[.A342])" office:value-type="float" office:value="0.0091060827032137" calcext:value-type="float">
            <text:p>0.009106082703214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9" calcext:value-type="float">
            <text:p>9</text:p>
          </table:table-cell>
          <table:table-cell office:value-type="float" office:value="-2.79201" calcext:value-type="float">
            <text:p>-2.79201</text:p>
          </table:table-cell>
          <table:table-cell office:value-type="float" office:value="0.0288816" calcext:value-type="float">
            <text:p>0.0288816</text:p>
          </table:table-cell>
          <table:table-cell office:value-type="float" office:value="-0.637578" calcext:value-type="float">
            <text:p>-0.637578</text:p>
          </table:table-cell>
          <table:table-cell office:value-type="float" office:value="7.82422" calcext:value-type="float">
            <text:p>7.82422</text:p>
          </table:table-cell>
          <table:table-cell office:value-type="float" office:value="0.426384" calcext:value-type="float">
            <text:p>0.426384</text:p>
          </table:table-cell>
          <table:table-cell office:value-type="float" office:value="62.1339" calcext:value-type="float">
            <text:p>62.1339</text:p>
          </table:table-cell>
          <table:table-cell office:value-type="float" office:value="0.20588" calcext:value-type="float">
            <text:p>0.20588</text:p>
          </table:table-cell>
          <table:table-cell office:value-type="float" office:value="16.5397" calcext:value-type="float">
            <text:p>16.5397</text:p>
          </table:table-cell>
          <table:table-cell table:formula="of:=900*[.G343]" office:value-type="float" office:value="383.7456" calcext:value-type="float">
            <text:p>383.7456</text:p>
          </table:table-cell>
          <table:table-cell table:formula="of:=([.F343]-[.C343]*[.C343])/([.A343]*[.A343])" office:value-type="float" office:value="0.00546316822306206" calcext:value-type="float">
            <text:p>0.005463168223062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2.81518" calcext:value-type="float">
            <text:p>-2.81518</text:p>
          </table:table-cell>
          <table:table-cell office:value-type="float" office:value="0.034264" calcext:value-type="float">
            <text:p>0.034264</text:p>
          </table:table-cell>
          <table:table-cell office:value-type="float" office:value="0.132999" calcext:value-type="float">
            <text:p>0.132999</text:p>
          </table:table-cell>
          <table:table-cell office:value-type="float" office:value="7.95952" calcext:value-type="float">
            <text:p>7.95952</text:p>
          </table:table-cell>
          <table:table-cell office:value-type="float" office:value="0.453956" calcext:value-type="float">
            <text:p>0.453956</text:p>
          </table:table-cell>
          <table:table-cell office:value-type="float" office:value="64.428" calcext:value-type="float">
            <text:p>64.428</text:p>
          </table:table-cell>
          <table:table-cell office:value-type="float" office:value="0.229467" calcext:value-type="float">
            <text:p>0.229467</text:p>
          </table:table-cell>
          <table:table-cell office:value-type="float" office:value="11.7211" calcext:value-type="float">
            <text:p>11.7211</text:p>
          </table:table-cell>
          <table:table-cell table:formula="of:=900*[.G344]" office:value-type="float" office:value="408.5604" calcext:value-type="float">
            <text:p>408.5604</text:p>
          </table:table-cell>
          <table:table-cell table:formula="of:=([.F344]-[.C344]*[.C344])/([.A344]*[.A344])" office:value-type="float" office:value="0.00648044756143699" calcext:value-type="float">
            <text:p>0.006480447561437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-2.77174" calcext:value-type="float">
            <text:p>-2.77174</text:p>
          </table:table-cell>
          <table:table-cell office:value-type="float" office:value="0.0428071" calcext:value-type="float">
            <text:p>0.0428071</text:p>
          </table:table-cell>
          <table:table-cell office:value-type="float" office:value="-0.5191" calcext:value-type="float">
            <text:p>-0.5191</text:p>
          </table:table-cell>
          <table:table-cell office:value-type="float" office:value="7.72533" calcext:value-type="float">
            <text:p>7.72533</text:p>
          </table:table-cell>
          <table:table-cell office:value-type="float" office:value="0.413499" calcext:value-type="float">
            <text:p>0.413499</text:p>
          </table:table-cell>
          <table:table-cell office:value-type="float" office:value="60.979" calcext:value-type="float">
            <text:p>60.979</text:p>
          </table:table-cell>
          <table:table-cell office:value-type="float" office:value="0.208387" calcext:value-type="float">
            <text:p>0.208387</text:p>
          </table:table-cell>
          <table:table-cell office:value-type="float" office:value="13.5517" calcext:value-type="float">
            <text:p>13.5517</text:p>
          </table:table-cell>
          <table:table-cell table:formula="of:=900*[.G345]" office:value-type="float" office:value="372.1491" calcext:value-type="float">
            <text:p>372.1491</text:p>
          </table:table-cell>
          <table:table-cell table:formula="of:=([.F345]-[.C345]*[.C345])/([.A345]*[.A345])" office:value-type="float" office:value="0.00808835017013188" calcext:value-type="float">
            <text:p>0.008088350170132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-2.75952" calcext:value-type="float">
            <text:p>-2.75952</text:p>
          </table:table-cell>
          <table:table-cell office:value-type="float" office:value="0.0417183" calcext:value-type="float">
            <text:p>0.0417183</text:p>
          </table:table-cell>
          <table:table-cell office:value-type="float" office:value="-0.295152" calcext:value-type="float">
            <text:p>-0.295152</text:p>
          </table:table-cell>
          <table:table-cell office:value-type="float" office:value="7.65667" calcext:value-type="float">
            <text:p>7.65667</text:p>
          </table:table-cell>
          <table:table-cell office:value-type="float" office:value="0.378425" calcext:value-type="float">
            <text:p>0.378425</text:p>
          </table:table-cell>
          <table:table-cell office:value-type="float" office:value="59.901" calcext:value-type="float">
            <text:p>59.901</text:p>
          </table:table-cell>
          <table:table-cell office:value-type="float" office:value="0.183246" calcext:value-type="float">
            <text:p>0.183246</text:p>
          </table:table-cell>
          <table:table-cell office:value-type="float" office:value="19.533" calcext:value-type="float">
            <text:p>19.533</text:p>
          </table:table-cell>
          <table:table-cell table:formula="of:=900*[.G346]" office:value-type="float" office:value="340.5825" calcext:value-type="float">
            <text:p>340.5825</text:p>
          </table:table-cell>
          <table:table-cell table:formula="of:=([.F346]-[.C346]*[.C346])/([.A346]*[.A346])" office:value-type="float" office:value="0.00788645928166335" calcext:value-type="float">
            <text:p>0.007886459281663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3" calcext:value-type="float">
            <text:p>13</text:p>
          </table:table-cell>
          <table:table-cell office:value-type="float" office:value="-2.75746" calcext:value-type="float">
            <text:p>-2.75746</text:p>
          </table:table-cell>
          <table:table-cell office:value-type="float" office:value="0.0438986" calcext:value-type="float">
            <text:p>0.0438986</text:p>
          </table:table-cell>
          <table:table-cell office:value-type="float" office:value="-0.0813395" calcext:value-type="float">
            <text:p>-0.0813395</text:p>
          </table:table-cell>
          <table:table-cell office:value-type="float" office:value="7.64746" calcext:value-type="float">
            <text:p>7.64746</text:p>
          </table:table-cell>
          <table:table-cell office:value-type="float" office:value="0.379013" calcext:value-type="float">
            <text:p>0.379013</text:p>
          </table:table-cell>
          <table:table-cell office:value-type="float" office:value="59.8215" calcext:value-type="float">
            <text:p>59.8215</text:p>
          </table:table-cell>
          <table:table-cell office:value-type="float" office:value="0.183819" calcext:value-type="float">
            <text:p>0.183819</text:p>
          </table:table-cell>
          <table:table-cell office:value-type="float" office:value="17.9101" calcext:value-type="float">
            <text:p>17.9101</text:p>
          </table:table-cell>
          <table:table-cell table:formula="of:=900*[.G347]" office:value-type="float" office:value="341.1117" calcext:value-type="float">
            <text:p>341.1117</text:p>
          </table:table-cell>
          <table:table-cell table:formula="of:=([.F347]-[.C347]*[.C347])/([.A347]*[.A347])" office:value-type="float" office:value="0.00829382767485808" calcext:value-type="float">
            <text:p>0.008293827674858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4" calcext:value-type="float">
            <text:p>14</text:p>
          </table:table-cell>
          <table:table-cell office:value-type="float" office:value="-2.7475" calcext:value-type="float">
            <text:p>-2.7475</text:p>
          </table:table-cell>
          <table:table-cell office:value-type="float" office:value="0.0466514" calcext:value-type="float">
            <text:p>0.0466514</text:p>
          </table:table-cell>
          <table:table-cell office:value-type="float" office:value="-0.0931071" calcext:value-type="float">
            <text:p>-0.0931071</text:p>
          </table:table-cell>
          <table:table-cell office:value-type="float" office:value="7.59538" calcext:value-type="float">
            <text:p>7.59538</text:p>
          </table:table-cell>
          <table:table-cell office:value-type="float" office:value="0.36176" calcext:value-type="float">
            <text:p>0.36176</text:p>
          </table:table-cell>
          <table:table-cell office:value-type="float" office:value="59.1042" calcext:value-type="float">
            <text:p>59.1042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17.947" calcext:value-type="float">
            <text:p>17.947</text:p>
          </table:table-cell>
          <table:table-cell table:formula="of:=900*[.G348]" office:value-type="float" office:value="325.584" calcext:value-type="float">
            <text:p>325.584</text:p>
          </table:table-cell>
          <table:table-cell table:formula="of:=([.F348]-[.C348]*[.C348])/([.A348]*[.A348])" office:value-type="float" office:value="0.00881356332703217" calcext:value-type="float">
            <text:p>0.008813563327032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-2.74624" calcext:value-type="float">
            <text:p>-2.74624</text:p>
          </table:table-cell>
          <table:table-cell office:value-type="float" office:value="0.043997" calcext:value-type="float">
            <text:p>0.043997</text:p>
          </table:table-cell>
          <table:table-cell office:value-type="float" office:value="-0.0476635" calcext:value-type="float">
            <text:p>-0.0476635</text:p>
          </table:table-cell>
          <table:table-cell office:value-type="float" office:value="7.58585" calcext:value-type="float">
            <text:p>7.58585</text:p>
          </table:table-cell>
          <table:table-cell office:value-type="float" office:value="0.367983" calcext:value-type="float">
            <text:p>0.367983</text:p>
          </table:table-cell>
          <table:table-cell office:value-type="float" office:value="58.8725" calcext:value-type="float">
            <text:p>58.8725</text:p>
          </table:table-cell>
          <table:table-cell office:value-type="float" office:value="0.176433" calcext:value-type="float">
            <text:p>0.176433</text:p>
          </table:table-cell>
          <table:table-cell office:value-type="float" office:value="17.7776" calcext:value-type="float">
            <text:p>17.7776</text:p>
          </table:table-cell>
          <table:table-cell table:formula="of:=900*[.G349]" office:value-type="float" office:value="331.1847" calcext:value-type="float">
            <text:p>331.1847</text:p>
          </table:table-cell>
          <table:table-cell table:formula="of:=([.F349]-[.C349]*[.C349])/([.A349]*[.A349])" office:value-type="float" office:value="0.00832057890359139" calcext:value-type="float">
            <text:p>0.008320578903591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2.75667" calcext:value-type="float">
            <text:p>-2.75667</text:p>
          </table:table-cell>
          <table:table-cell office:value-type="float" office:value="0.0432307" calcext:value-type="float">
            <text:p>0.0432307</text:p>
          </table:table-cell>
          <table:table-cell office:value-type="float" office:value="-0.0386003" calcext:value-type="float">
            <text:p>-0.0386003</text:p>
          </table:table-cell>
          <table:table-cell office:value-type="float" office:value="7.64248" calcext:value-type="float">
            <text:p>7.64248</text:p>
          </table:table-cell>
          <table:table-cell office:value-type="float" office:value="0.378384" calcext:value-type="float">
            <text:p>0.378384</text:p>
          </table:table-cell>
          <table:table-cell office:value-type="float" office:value="59.7193" calcext:value-type="float">
            <text:p>59.7193</text:p>
          </table:table-cell>
          <table:table-cell office:value-type="float" office:value="0.182583" calcext:value-type="float">
            <text:p>0.182583</text:p>
          </table:table-cell>
          <table:table-cell office:value-type="float" office:value="16.9806" calcext:value-type="float">
            <text:p>16.9806</text:p>
          </table:table-cell>
          <table:table-cell table:formula="of:=900*[.G350]" office:value-type="float" office:value="340.5456" calcext:value-type="float">
            <text:p>340.5456</text:p>
          </table:table-cell>
          <table:table-cell table:formula="of:=([.F350]-[.C350]*[.C350])/([.A350]*[.A350])" office:value-type="float" office:value="0.00817590001890345" calcext:value-type="float">
            <text:p>0.008175900018903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7" calcext:value-type="float">
            <text:p>17</text:p>
          </table:table-cell>
          <table:table-cell office:value-type="float" office:value="-2.75247" calcext:value-type="float">
            <text:p>-2.75247</text:p>
          </table:table-cell>
          <table:table-cell office:value-type="float" office:value="0.0438703" calcext:value-type="float">
            <text:p>0.0438703</text:p>
          </table:table-cell>
          <table:table-cell office:value-type="float" office:value="0.0178082" calcext:value-type="float">
            <text:p>0.0178082</text:p>
          </table:table-cell>
          <table:table-cell office:value-type="float" office:value="7.61996" calcext:value-type="float">
            <text:p>7.61996</text:p>
          </table:table-cell>
          <table:table-cell office:value-type="float" office:value="0.373138" calcext:value-type="float">
            <text:p>0.373138</text:p>
          </table:table-cell>
          <table:table-cell office:value-type="float" office:value="59.396" calcext:value-type="float">
            <text:p>59.396</text:p>
          </table:table-cell>
          <table:table-cell office:value-type="float" office:value="0.180257" calcext:value-type="float">
            <text:p>0.180257</text:p>
          </table:table-cell>
          <table:table-cell office:value-type="float" office:value="17.5044" calcext:value-type="float">
            <text:p>17.5044</text:p>
          </table:table-cell>
          <table:table-cell table:formula="of:=900*[.G351]" office:value-type="float" office:value="335.8242" calcext:value-type="float">
            <text:p>335.8242</text:p>
          </table:table-cell>
          <table:table-cell table:formula="of:=([.F351]-[.C351]*[.C351])/([.A351]*[.A351])" office:value-type="float" office:value="0.00829279756143643" calcext:value-type="float">
            <text:p>0.008292797561436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8" calcext:value-type="float">
            <text:p>18</text:p>
          </table:table-cell>
          <table:table-cell office:value-type="float" office:value="-2.75823" calcext:value-type="float">
            <text:p>-2.75823</text:p>
          </table:table-cell>
          <table:table-cell office:value-type="float" office:value="0.0439679" calcext:value-type="float">
            <text:p>0.0439679</text:p>
          </table:table-cell>
          <table:table-cell office:value-type="float" office:value="-0.00981711" calcext:value-type="float">
            <text:p>-0.00981711</text:p>
          </table:table-cell>
          <table:table-cell office:value-type="float" office:value="7.65179" calcext:value-type="float">
            <text:p>7.65179</text:p>
          </table:table-cell>
          <table:table-cell office:value-type="float" office:value="0.381162" calcext:value-type="float">
            <text:p>0.381162</text:p>
          </table:table-cell>
          <table:table-cell office:value-type="float" office:value="59.8886" calcext:value-type="float">
            <text:p>59.8886</text:p>
          </table:table-cell>
          <table:table-cell office:value-type="float" office:value="0.185845" calcext:value-type="float">
            <text:p>0.185845</text:p>
          </table:table-cell>
          <table:table-cell office:value-type="float" office:value="16.8186" calcext:value-type="float">
            <text:p>16.8186</text:p>
          </table:table-cell>
          <table:table-cell table:formula="of:=900*[.G352]" office:value-type="float" office:value="343.0458" calcext:value-type="float">
            <text:p>343.0458</text:p>
          </table:table-cell>
          <table:table-cell table:formula="of:=([.F352]-[.C352]*[.C352])/([.A352]*[.A352])" office:value-type="float" office:value="0.00830950228733437" calcext:value-type="float">
            <text:p>0.0083095022873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2.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1.12889" calcext:value-type="float">
            <text:p>-1.12889</text:p>
          </table:table-cell>
          <table:table-cell office:value-type="float" office:value="0" calcext:value-type="float">
            <text:p>0</text:p>
          </table:table-cell>
          <table:table-cell office:value-type="float" office:value="0.153333" calcext:value-type="float">
            <text:p>0.153333</text:p>
          </table:table-cell>
          <table:table-cell office:value-type="float" office:value="1.27439" calcext:value-type="float">
            <text:p>1.27439</text:p>
          </table:table-cell>
          <table:table-cell office:value-type="float" office:value="0.0235111" calcext:value-type="float">
            <text:p>0.0235111</text:p>
          </table:table-cell>
          <table:table-cell office:value-type="float" office:value="1.62407" calcext:value-type="float">
            <text:p>1.62407</text:p>
          </table:table-cell>
          <table:table-cell office:value-type="float" office:value="0.000552772" calcext:value-type="float">
            <text:p>0.000552772</text:p>
          </table:table-cell>
          <table:table-cell office:value-type="float" office:value="0.272" calcext:value-type="float">
            <text:p>0.272</text:p>
          </table:table-cell>
          <table:table-cell table:formula="of:=900*[.G355]" office:value-type="float" office:value="21.15999" calcext:value-type="float">
            <text:p>21.15999</text:p>
          </table:table-cell>
          <table:table-cell table:formula="of:=([.F355]-[.C355]*[.C355])/([.A355]*[.A355])" office:value-type="float" office:value="-0.000000456961805547773" calcext:value-type="float">
            <text:p>-4.56961805547773E-07</text:p>
          </table:table-cell>
          <table:table-cell table:number-columns-repeated="1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-1.65333" calcext:value-type="float">
            <text:p>-1.65333</text:p>
          </table:table-cell>
          <table:table-cell office:value-type="float" office:value="0.0228346" calcext:value-type="float">
            <text:p>0.0228346</text:p>
          </table:table-cell>
          <table:table-cell office:value-type="float" office:value="0.106667" calcext:value-type="float">
            <text:p>0.106667</text:p>
          </table:table-cell>
          <table:table-cell office:value-type="float" office:value="2.75635" calcext:value-type="float">
            <text:p>2.75635</text:p>
          </table:table-cell>
          <table:table-cell office:value-type="float" office:value="0.0116198" calcext:value-type="float">
            <text:p>0.0116198</text:p>
          </table:table-cell>
          <table:table-cell office:value-type="float" office:value="7.84712" calcext:value-type="float">
            <text:p>7.84712</text:p>
          </table:table-cell>
          <table:table-cell office:value-type="float" office:value="0.000146031" calcext:value-type="float">
            <text:p>0.000146031</text:p>
          </table:table-cell>
          <table:table-cell office:value-type="float" office:value="5.67391" calcext:value-type="float">
            <text:p>5.67391</text:p>
          </table:table-cell>
          <table:table-cell table:formula="of:=900*[.G356]" office:value-type="float" office:value="10.45782" calcext:value-type="float">
            <text:p>10.45782</text:p>
          </table:table-cell>
          <table:table-cell table:formula="of:=([.F356]-[.C356]*[.C356])/([.A356]*[.A356])" office:value-type="float" office:value="0.00396699845486115" calcext:value-type="float">
            <text:p>0.003966998454861</text:p>
          </table:table-cell>
          <table:table-cell table:number-columns-repeated="1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-2.17111" calcext:value-type="float">
            <text:p>-2.17111</text:p>
          </table:table-cell>
          <table:table-cell office:value-type="float" office:value="0.00811358" calcext:value-type="float">
            <text:p>0.00811358</text:p>
          </table:table-cell>
          <table:table-cell office:value-type="float" office:value="0.0511111" calcext:value-type="float">
            <text:p>0.0511111</text:p>
          </table:table-cell>
          <table:table-cell office:value-type="float" office:value="4.72184" calcext:value-type="float">
            <text:p>4.72184</text:p>
          </table:table-cell>
          <table:table-cell office:value-type="float" office:value="0.00774074" calcext:value-type="float">
            <text:p>0.00774074</text:p>
          </table:table-cell>
          <table:table-cell office:value-type="float" office:value="22.4466" calcext:value-type="float">
            <text:p>22.4466</text:p>
          </table:table-cell>
          <table:table-cell office:value-type="float" office:value="0.00012736" calcext:value-type="float">
            <text:p>0.00012736</text:p>
          </table:table-cell>
          <table:table-cell office:value-type="float" office:value="24.7881" calcext:value-type="float">
            <text:p>24.7881</text:p>
          </table:table-cell>
          <table:table-cell table:formula="of:=900*[.G357]" office:value-type="float" office:value="6.966666" calcext:value-type="float">
            <text:p>6.966666</text:p>
          </table:table-cell>
          <table:table-cell table:formula="of:=([.F357]-[.C357]*[.C357])/([.A357]*[.A357])" office:value-type="float" office:value="0.00140995970486116" calcext:value-type="float">
            <text:p>0.001409959704861</text:p>
          </table:table-cell>
          <table:table-cell table:number-columns-repeated="1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-2.12" calcext:value-type="float">
            <text:p>-2.12</text:p>
          </table:table-cell>
          <table:table-cell office:value-type="float" office:value="0.00754568" calcext:value-type="float">
            <text:p>0.00754568</text:p>
          </table:table-cell>
          <table:table-cell office:value-type="float" office:value="0.0197222" calcext:value-type="float">
            <text:p>0.0197222</text:p>
          </table:table-cell>
          <table:table-cell office:value-type="float" office:value="4.50195" calcext:value-type="float">
            <text:p>4.50195</text:p>
          </table:table-cell>
          <table:table-cell office:value-type="float" office:value="0.00366852" calcext:value-type="float">
            <text:p>0.00366852</text:p>
          </table:table-cell>
          <table:table-cell office:value-type="float" office:value="20.4053" calcext:value-type="float">
            <text:p>20.4053</text:p>
          </table:table-cell>
          <table:table-cell office:value-type="float" office:value="0.0000222563" calcext:value-type="float">
            <text:p>2.22563E-05</text:p>
          </table:table-cell>
          <table:table-cell office:value-type="float" office:value="33.2231" calcext:value-type="float">
            <text:p>33.2231</text:p>
          </table:table-cell>
          <table:table-cell table:formula="of:=900*[.G358]" office:value-type="float" office:value="3.301668" calcext:value-type="float">
            <text:p>3.301668</text:p>
          </table:table-cell>
          <table:table-cell table:formula="of:=([.F358]-[.C358]*[.C358])/([.A358]*[.A358])" office:value-type="float" office:value="0.00131076388888876" calcext:value-type="float">
            <text:p>0.001310763888889</text:p>
          </table:table-cell>
          <table:table-cell table:number-columns-repeated="1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float" office:value="-2.255" calcext:value-type="float">
            <text:p>-2.255</text:p>
          </table:table-cell>
          <table:table-cell office:value-type="float" office:value="0.00802685" calcext:value-type="float">
            <text:p>0.00802685</text:p>
          </table:table-cell>
          <table:table-cell office:value-type="float" office:value="-0.100694" calcext:value-type="float">
            <text:p>-0.100694</text:p>
          </table:table-cell>
          <table:table-cell office:value-type="float" office:value="5.09305" calcext:value-type="float">
            <text:p>5.09305</text:p>
          </table:table-cell>
          <table:table-cell office:value-type="float" office:value="0.0135454" calcext:value-type="float">
            <text:p>0.0135454</text:p>
          </table:table-cell>
          <table:table-cell office:value-type="float" office:value="26.1017" calcext:value-type="float">
            <text:p>26.1017</text:p>
          </table:table-cell>
          <table:table-cell office:value-type="float" office:value="0.000298247" calcext:value-type="float">
            <text:p>0.000298247</text:p>
          </table:table-cell>
          <table:table-cell office:value-type="float" office:value="30.7046" calcext:value-type="float">
            <text:p>30.7046</text:p>
          </table:table-cell>
          <table:table-cell table:formula="of:=900*[.G359]" office:value-type="float" office:value="12.19086" calcext:value-type="float">
            <text:p>12.19086</text:p>
          </table:table-cell>
          <table:table-cell table:formula="of:=([.F359]-[.C359]*[.C359])/([.A359]*[.A359])" office:value-type="float" office:value="0.00139322916666666" calcext:value-type="float">
            <text:p>0.001393229166667</text:p>
          </table:table-cell>
          <table:table-cell table:number-columns-repeated="1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-2.31139" calcext:value-type="float">
            <text:p>-2.31139</text:p>
          </table:table-cell>
          <table:table-cell office:value-type="float" office:value="0.0400814" calcext:value-type="float">
            <text:p>0.0400814</text:p>
          </table:table-cell>
          <table:table-cell office:value-type="float" office:value="-0.163472" calcext:value-type="float">
            <text:p>-0.163472</text:p>
          </table:table-cell>
          <table:table-cell office:value-type="float" office:value="5.3826" calcext:value-type="float">
            <text:p>5.3826</text:p>
          </table:table-cell>
          <table:table-cell office:value-type="float" office:value="0.0415448" calcext:value-type="float">
            <text:p>0.0415448</text:p>
          </table:table-cell>
          <table:table-cell office:value-type="float" office:value="29.8637" calcext:value-type="float">
            <text:p>29.8637</text:p>
          </table:table-cell>
          <table:table-cell office:value-type="float" office:value="0.00261264" calcext:value-type="float">
            <text:p>0.00261264</text:p>
          </table:table-cell>
          <table:table-cell office:value-type="float" office:value="43.4804" calcext:value-type="float">
            <text:p>43.4804</text:p>
          </table:table-cell>
          <table:table-cell table:formula="of:=900*[.G360]" office:value-type="float" office:value="37.39032" calcext:value-type="float">
            <text:p>37.39032</text:p>
          </table:table-cell>
          <table:table-cell table:formula="of:=([.F360]-[.C360]*[.C360])/([.A360]*[.A360])" office:value-type="float" office:value="0.0069576853993057" calcext:value-type="float">
            <text:p>0.006957685399306</text:p>
          </table:table-cell>
          <table:table-cell table:number-columns-repeated="1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office:value-type="float" office:value="-2.44111" calcext:value-type="float">
            <text:p>-2.44111</text:p>
          </table:table-cell>
          <table:table-cell office:value-type="float" office:value="0.0221494" calcext:value-type="float">
            <text:p>0.0221494</text:p>
          </table:table-cell>
          <table:table-cell office:value-type="float" office:value="0.277847" calcext:value-type="float">
            <text:p>0.277847</text:p>
          </table:table-cell>
          <table:table-cell office:value-type="float" office:value="5.98117" calcext:value-type="float">
            <text:p>5.98117</text:p>
          </table:table-cell>
          <table:table-cell office:value-type="float" office:value="0.113172" calcext:value-type="float">
            <text:p>0.113172</text:p>
          </table:table-cell>
          <table:table-cell office:value-type="float" office:value="36.2852" calcext:value-type="float">
            <text:p>36.2852</text:p>
          </table:table-cell>
          <table:table-cell office:value-type="float" office:value="0.0199736" calcext:value-type="float">
            <text:p>0.0199736</text:p>
          </table:table-cell>
          <table:table-cell office:value-type="float" office:value="35.0475" calcext:value-type="float">
            <text:p>35.0475</text:p>
          </table:table-cell>
          <table:table-cell table:formula="of:=900*[.G361]" office:value-type="float" office:value="101.8548" calcext:value-type="float">
            <text:p>101.8548</text:p>
          </table:table-cell>
          <table:table-cell table:formula="of:=([.F361]-[.C361]*[.C361])/([.A361]*[.A361])" office:value-type="float" office:value="0.0038458277604167" calcext:value-type="float">
            <text:p>0.003845827760417</text:p>
          </table:table-cell>
          <table:table-cell table:number-columns-repeated="1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" calcext:value-type="float">
            <text:p>7</text:p>
          </table:table-cell>
          <table:table-cell office:value-type="float" office:value="-2.51618" calcext:value-type="float">
            <text:p>-2.51618</text:p>
          </table:table-cell>
          <table:table-cell office:value-type="float" office:value="0.0292607" calcext:value-type="float">
            <text:p>0.0292607</text:p>
          </table:table-cell>
          <table:table-cell office:value-type="float" office:value="0.524705" calcext:value-type="float">
            <text:p>0.524705</text:p>
          </table:table-cell>
          <table:table-cell office:value-type="float" office:value="6.36043" calcext:value-type="float">
            <text:p>6.36043</text:p>
          </table:table-cell>
          <table:table-cell office:value-type="float" office:value="0.291108" calcext:value-type="float">
            <text:p>0.291108</text:p>
          </table:table-cell>
          <table:table-cell office:value-type="float" office:value="41.2109" calcext:value-type="float">
            <text:p>41.2109</text:p>
          </table:table-cell>
          <table:table-cell office:value-type="float" office:value="0.0993822" calcext:value-type="float">
            <text:p>0.0993822</text:p>
          </table:table-cell>
          <table:table-cell office:value-type="float" office:value="14.2338" calcext:value-type="float">
            <text:p>14.2338</text:p>
          </table:table-cell>
          <table:table-cell table:formula="of:=900*[.G362]" office:value-type="float" office:value="261.9972" calcext:value-type="float">
            <text:p>261.9972</text:p>
          </table:table-cell>
          <table:table-cell table:formula="of:=([.F362]-[.C362]*[.C362])/([.A362]*[.A362])" office:value-type="float" office:value="0.00508128604166642" calcext:value-type="float">
            <text:p>0.005081286041666</text:p>
          </table:table-cell>
          <table:table-cell table:number-columns-repeated="1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8" calcext:value-type="float">
            <text:p>8</text:p>
          </table:table-cell>
          <table:table-cell office:value-type="float" office:value="-2.49132" calcext:value-type="float">
            <text:p>-2.49132</text:p>
          </table:table-cell>
          <table:table-cell office:value-type="float" office:value="0.0336614" calcext:value-type="float">
            <text:p>0.0336614</text:p>
          </table:table-cell>
          <table:table-cell office:value-type="float" office:value="0.443776" calcext:value-type="float">
            <text:p>0.443776</text:p>
          </table:table-cell>
          <table:table-cell office:value-type="float" office:value="6.24033" calcext:value-type="float">
            <text:p>6.24033</text:p>
          </table:table-cell>
          <table:table-cell office:value-type="float" office:value="0.230969" calcext:value-type="float">
            <text:p>0.230969</text:p>
          </table:table-cell>
          <table:table-cell office:value-type="float" office:value="39.7765" calcext:value-type="float">
            <text:p>39.7765</text:p>
          </table:table-cell>
          <table:table-cell office:value-type="float" office:value="0.0778744" calcext:value-type="float">
            <text:p>0.0778744</text:p>
          </table:table-cell>
          <table:table-cell office:value-type="float" office:value="22.2617" calcext:value-type="float">
            <text:p>22.2617</text:p>
          </table:table-cell>
          <table:table-cell table:formula="of:=900*[.G363]" office:value-type="float" office:value="207.8721" calcext:value-type="float">
            <text:p>207.8721</text:p>
          </table:table-cell>
          <table:table-cell table:formula="of:=([.F363]-[.C363]*[.C363])/([.A363]*[.A363])" office:value-type="float" office:value="0.00584282250000009" calcext:value-type="float">
            <text:p>0.0058428225</text:p>
          </table:table-cell>
          <table:table-cell table:number-columns-repeated="1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</text:p>
          </table:table-cell>
          <table:table-cell office:value-type="float" office:value="-2.42217" calcext:value-type="float">
            <text:p>-2.42217</text:p>
          </table:table-cell>
          <table:table-cell office:value-type="float" office:value="0.028341" calcext:value-type="float">
            <text:p>0.028341</text:p>
          </table:table-cell>
          <table:table-cell office:value-type="float" office:value="0.0927691" calcext:value-type="float">
            <text:p>0.0927691</text:p>
          </table:table-cell>
          <table:table-cell office:value-type="float" office:value="5.89525" calcext:value-type="float">
            <text:p>5.89525</text:p>
          </table:table-cell>
          <table:table-cell office:value-type="float" office:value="0.134893" calcext:value-type="float">
            <text:p>0.134893</text:p>
          </table:table-cell>
          <table:table-cell office:value-type="float" office:value="35.426" calcext:value-type="float">
            <text:p>35.426</text:p>
          </table:table-cell>
          <table:table-cell office:value-type="float" office:value="0.0331726" calcext:value-type="float">
            <text:p>0.0331726</text:p>
          </table:table-cell>
          <table:table-cell office:value-type="float" office:value="26.4642" calcext:value-type="float">
            <text:p>26.4642</text:p>
          </table:table-cell>
          <table:table-cell table:formula="of:=900*[.G364]" office:value-type="float" office:value="121.4037" calcext:value-type="float">
            <text:p>121.4037</text:p>
          </table:table-cell>
          <table:table-cell table:formula="of:=([.F364]-[.C364]*[.C364])/([.A364]*[.A364])" office:value-type="float" office:value="0.00492057137152779" calcext:value-type="float">
            <text:p>0.004920571371528</text:p>
          </table:table-cell>
          <table:table-cell table:number-columns-repeated="1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-2.43474" calcext:value-type="float">
            <text:p>-2.43474</text:p>
          </table:table-cell>
          <table:table-cell office:value-type="float" office:value="0.0327825" calcext:value-type="float">
            <text:p>0.0327825</text:p>
          </table:table-cell>
          <table:table-cell office:value-type="float" office:value="0.0500543" calcext:value-type="float">
            <text:p>0.0500543</text:p>
          </table:table-cell>
          <table:table-cell office:value-type="float" office:value="5.96074" calcext:value-type="float">
            <text:p>5.96074</text:p>
          </table:table-cell>
          <table:table-cell office:value-type="float" office:value="0.149614" calcext:value-type="float">
            <text:p>0.149614</text:p>
          </table:table-cell>
          <table:table-cell office:value-type="float" office:value="36.326" calcext:value-type="float">
            <text:p>36.326</text:p>
          </table:table-cell>
          <table:table-cell office:value-type="float" office:value="0.0430503" calcext:value-type="float">
            <text:p>0.0430503</text:p>
          </table:table-cell>
          <table:table-cell office:value-type="float" office:value="32.4786" calcext:value-type="float">
            <text:p>32.4786</text:p>
          </table:table-cell>
          <table:table-cell table:formula="of:=900*[.G365]" office:value-type="float" office:value="134.6526" calcext:value-type="float">
            <text:p>134.6526</text:p>
          </table:table-cell>
          <table:table-cell table:formula="of:=([.F365]-[.C365]*[.C365])/([.A365]*[.A365])" office:value-type="float" office:value="0.00569116881944433" calcext:value-type="float">
            <text:p>0.005691168819444</text:p>
          </table:table-cell>
          <table:table-cell table:number-columns-repeated="1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</text:p>
          </table:table-cell>
          <table:table-cell office:value-type="float" office:value="-2.43154" calcext:value-type="float">
            <text:p>-2.43154</text:p>
          </table:table-cell>
          <table:table-cell office:value-type="float" office:value="0.0330839" calcext:value-type="float">
            <text:p>0.0330839</text:p>
          </table:table-cell>
          <table:table-cell office:value-type="float" office:value="0.105023" calcext:value-type="float">
            <text:p>0.105023</text:p>
          </table:table-cell>
          <table:table-cell office:value-type="float" office:value="5.94547" calcext:value-type="float">
            <text:p>5.94547</text:p>
          </table:table-cell>
          <table:table-cell office:value-type="float" office:value="0.144886" calcext:value-type="float">
            <text:p>0.144886</text:p>
          </table:table-cell>
          <table:table-cell office:value-type="float" office:value="36.1489" calcext:value-type="float">
            <text:p>36.1489</text:p>
          </table:table-cell>
          <table:table-cell office:value-type="float" office:value="0.0406771" calcext:value-type="float">
            <text:p>0.0406771</text:p>
          </table:table-cell>
          <table:table-cell office:value-type="float" office:value="27.6321" calcext:value-type="float">
            <text:p>27.6321</text:p>
          </table:table-cell>
          <table:table-cell table:formula="of:=900*[.G366]" office:value-type="float" office:value="130.3974" calcext:value-type="float">
            <text:p>130.3974</text:p>
          </table:table-cell>
          <table:table-cell table:formula="of:=([.F366]-[.C366]*[.C366])/([.A366]*[.A366])" office:value-type="float" office:value="0.00574361604166663" calcext:value-type="float">
            <text:p>0.005743616041667</text:p>
          </table:table-cell>
          <table:table-cell table:number-columns-repeated="1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2" calcext:value-type="float">
            <text:p>12</text:p>
          </table:table-cell>
          <table:table-cell office:value-type="float" office:value="-2.4239" calcext:value-type="float">
            <text:p>-2.4239</text:p>
          </table:table-cell>
          <table:table-cell office:value-type="float" office:value="0.0358978" calcext:value-type="float">
            <text:p>0.0358978</text:p>
          </table:table-cell>
          <table:table-cell office:value-type="float" office:value="0.0567117" calcext:value-type="float">
            <text:p>0.0567117</text:p>
          </table:table-cell>
          <table:table-cell office:value-type="float" office:value="5.91117" calcext:value-type="float">
            <text:p>5.91117</text:p>
          </table:table-cell>
          <table:table-cell office:value-type="float" office:value="0.149831" calcext:value-type="float">
            <text:p>0.149831</text:p>
          </table:table-cell>
          <table:table-cell office:value-type="float" office:value="35.8118" calcext:value-type="float">
            <text:p>35.8118</text:p>
          </table:table-cell>
          <table:table-cell office:value-type="float" office:value="0.0447038" calcext:value-type="float">
            <text:p>0.0447038</text:p>
          </table:table-cell>
          <table:table-cell office:value-type="float" office:value="24.5995" calcext:value-type="float">
            <text:p>24.5995</text:p>
          </table:table-cell>
          <table:table-cell table:formula="of:=900*[.G367]" office:value-type="float" office:value="134.8479" calcext:value-type="float">
            <text:p>134.8479</text:p>
          </table:table-cell>
          <table:table-cell table:formula="of:=([.F367]-[.C367]*[.C367])/([.A367]*[.A367])" office:value-type="float" office:value="0.00622895659722206" calcext:value-type="float">
            <text:p>0.006228956597222</text:p>
          </table:table-cell>
          <table:table-cell table:number-columns-repeated="1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3" calcext:value-type="float">
            <text:p>13</text:p>
          </table:table-cell>
          <table:table-cell office:value-type="float" office:value="-2.43174" calcext:value-type="float">
            <text:p>-2.43174</text:p>
          </table:table-cell>
          <table:table-cell office:value-type="float" office:value="0.0344685" calcext:value-type="float">
            <text:p>0.0344685</text:p>
          </table:table-cell>
          <table:table-cell office:value-type="float" office:value="-0.0663477" calcext:value-type="float">
            <text:p>-0.0663477</text:p>
          </table:table-cell>
          <table:table-cell office:value-type="float" office:value="5.94782" calcext:value-type="float">
            <text:p>5.94782</text:p>
          </table:table-cell>
          <table:table-cell office:value-type="float" office:value="0.154766" calcext:value-type="float">
            <text:p>0.154766</text:p>
          </table:table-cell>
          <table:table-cell office:value-type="float" office:value="36.2126" calcext:value-type="float">
            <text:p>36.2126</text:p>
          </table:table-cell>
          <table:table-cell office:value-type="float" office:value="0.0456791" calcext:value-type="float">
            <text:p>0.0456791</text:p>
          </table:table-cell>
          <table:table-cell office:value-type="float" office:value="24.9887" calcext:value-type="float">
            <text:p>24.9887</text:p>
          </table:table-cell>
          <table:table-cell table:formula="of:=900*[.G368]" office:value-type="float" office:value="139.2894" calcext:value-type="float">
            <text:p>139.2894</text:p>
          </table:table-cell>
          <table:table-cell table:formula="of:=([.F368]-[.C368]*[.C368])/([.A368]*[.A368])" office:value-type="float" office:value="0.00598273826388897" calcext:value-type="float">
            <text:p>0.005982738263889</text:p>
          </table:table-cell>
          <table:table-cell table:number-columns-repeated="1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4" calcext:value-type="float">
            <text:p>14</text:p>
          </table:table-cell>
          <table:table-cell office:value-type="float" office:value="-2.42701" calcext:value-type="float">
            <text:p>-2.42701</text:p>
          </table:table-cell>
          <table:table-cell office:value-type="float" office:value="0.0331737" calcext:value-type="float">
            <text:p>0.0331737</text:p>
          </table:table-cell>
          <table:table-cell office:value-type="float" office:value="-0.0255143" calcext:value-type="float">
            <text:p>-0.0255143</text:p>
          </table:table-cell>
          <table:table-cell office:value-type="float" office:value="5.92355" calcext:value-type="float">
            <text:p>5.92355</text:p>
          </table:table-cell>
          <table:table-cell office:value-type="float" office:value="0.142601" calcext:value-type="float">
            <text:p>0.142601</text:p>
          </table:table-cell>
          <table:table-cell office:value-type="float" office:value="35.891" calcext:value-type="float">
            <text:p>35.891</text:p>
          </table:table-cell>
          <table:table-cell office:value-type="float" office:value="0.0408077" calcext:value-type="float">
            <text:p>0.0408077</text:p>
          </table:table-cell>
          <table:table-cell office:value-type="float" office:value="27.5294" calcext:value-type="float">
            <text:p>27.5294</text:p>
          </table:table-cell>
          <table:table-cell table:formula="of:=900*[.G369]" office:value-type="float" office:value="128.3409" calcext:value-type="float">
            <text:p>128.3409</text:p>
          </table:table-cell>
          <table:table-cell table:formula="of:=([.F369]-[.C369]*[.C369])/([.A369]*[.A369])" office:value-type="float" office:value="0.00575910762152783" calcext:value-type="float">
            <text:p>0.005759107621528</text:p>
          </table:table-cell>
          <table:table-cell table:number-columns-repeated="1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5" calcext:value-type="float">
            <text:p>15</text:p>
          </table:table-cell>
          <table:table-cell office:value-type="float" office:value="-2.42953" calcext:value-type="float">
            <text:p>-2.42953</text:p>
          </table:table-cell>
          <table:table-cell office:value-type="float" office:value="0.0331565" calcext:value-type="float">
            <text:p>0.0331565</text:p>
          </table:table-cell>
          <table:table-cell office:value-type="float" office:value="0.00780714" calcext:value-type="float">
            <text:p>0.00780714</text:p>
          </table:table-cell>
          <table:table-cell office:value-type="float" office:value="5.93579" calcext:value-type="float">
            <text:p>5.93579</text:p>
          </table:table-cell>
          <table:table-cell office:value-type="float" office:value="0.150275" calcext:value-type="float">
            <text:p>0.150275</text:p>
          </table:table-cell>
          <table:table-cell office:value-type="float" office:value="36.0344" calcext:value-type="float">
            <text:p>36.0344</text:p>
          </table:table-cell>
          <table:table-cell office:value-type="float" office:value="0.0434719" calcext:value-type="float">
            <text:p>0.0434719</text:p>
          </table:table-cell>
          <table:table-cell office:value-type="float" office:value="25.7385" calcext:value-type="float">
            <text:p>25.7385</text:p>
          </table:table-cell>
          <table:table-cell table:formula="of:=900*[.G370]" office:value-type="float" office:value="135.2475" calcext:value-type="float">
            <text:p>135.2475</text:p>
          </table:table-cell>
          <table:table-cell table:formula="of:=([.F370]-[.C370]*[.C370])/([.A370]*[.A370])" office:value-type="float" office:value="0.0057593713715276" calcext:value-type="float">
            <text:p>0.0057593713715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2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-0.96" calcext:value-type="float">
            <text:p>-0.96</text:p>
          </table:table-cell>
          <table:table-cell office:value-type="float" office:value="0" calcext:value-type="float">
            <text:p>0</text:p>
          </table:table-cell>
          <table:table-cell office:value-type="float" office:value="-0.0266667" calcext:value-type="float">
            <text:p>-0.0266667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000711111" calcext:value-type="float">
            <text:p>0.000711111</text:p>
          </table:table-cell>
          <table:table-cell office:value-type="float" office:value="0.849347" calcext:value-type="float">
            <text:p>0.849347</text:p>
          </table:table-cell>
          <table:table-cell office:value-type="float" office:value="0.000000505679" calcext:value-type="float">
            <text:p>5.05679E-07</text:p>
          </table:table-cell>
          <table:table-cell office:value-type="float" office:value="6.14348" calcext:value-type="float">
            <text:p>6.14348</text:p>
          </table:table-cell>
          <table:table-cell table:formula="of:=900*[.G373]" office:value-type="float" office:value="0.6399999" calcext:value-type="float">
            <text:p>0.6399999</text:p>
          </table:table-cell>
          <table:table-cell table:formula="of:=([.F373]-[.C373]*[.C373])/([.A373]*[.A373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-1.83556" calcext:value-type="float">
            <text:p>-1.83556</text:p>
          </table:table-cell>
          <table:table-cell office:value-type="float" office:value="0.0215111" calcext:value-type="float">
            <text:p>0.0215111</text:p>
          </table:table-cell>
          <table:table-cell office:value-type="float" office:value="-0.114444" calcext:value-type="float">
            <text:p>-0.114444</text:p>
          </table:table-cell>
          <table:table-cell office:value-type="float" office:value="3.39078" calcext:value-type="float">
            <text:p>3.39078</text:p>
          </table:table-cell>
          <table:table-cell office:value-type="float" office:value="0.0151728" calcext:value-type="float">
            <text:p>0.0151728</text:p>
          </table:table-cell>
          <table:table-cell office:value-type="float" office:value="11.7873" calcext:value-type="float">
            <text:p>11.7873</text:p>
          </table:table-cell>
          <table:table-cell office:value-type="float" office:value="0.000338941" calcext:value-type="float">
            <text:p>0.000338941</text:p>
          </table:table-cell>
          <table:table-cell office:value-type="float" office:value="19.9758" calcext:value-type="float">
            <text:p>19.9758</text:p>
          </table:table-cell>
          <table:table-cell table:formula="of:=900*[.G374]" office:value-type="float" office:value="13.65552" calcext:value-type="float">
            <text:p>13.65552</text:p>
          </table:table-cell>
          <table:table-cell table:formula="of:=([.F374]-[.C374]*[.C374])/([.A374]*[.A374])" office:value-type="float" office:value="0.00343991782399996" calcext:value-type="float">
            <text:p>0.003439917824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-2.13111" calcext:value-type="float">
            <text:p>-2.13111</text:p>
          </table:table-cell>
          <table:table-cell office:value-type="float" office:value="0.00835062" calcext:value-type="float">
            <text:p>0.00835062</text:p>
          </table:table-cell>
          <table:table-cell office:value-type="float" office:value="-0.350556" calcext:value-type="float">
            <text:p>-0.350556</text:p>
          </table:table-cell>
          <table:table-cell office:value-type="float" office:value="4.54999" calcext:value-type="float">
            <text:p>4.54999</text:p>
          </table:table-cell>
          <table:table-cell office:value-type="float" office:value="0.127204" calcext:value-type="float">
            <text:p>0.127204</text:p>
          </table:table-cell>
          <table:table-cell office:value-type="float" office:value="20.8603" calcext:value-type="float">
            <text:p>20.8603</text:p>
          </table:table-cell>
          <table:table-cell office:value-type="float" office:value="0.0185919" calcext:value-type="float">
            <text:p>0.0185919</text:p>
          </table:table-cell>
          <table:table-cell office:value-type="float" office:value="27.5596" calcext:value-type="float">
            <text:p>27.5596</text:p>
          </table:table-cell>
          <table:table-cell table:formula="of:=900*[.G375]" office:value-type="float" office:value="114.4836" calcext:value-type="float">
            <text:p>114.4836</text:p>
          </table:table-cell>
          <table:table-cell table:formula="of:=([.F375]-[.C375]*[.C375])/([.A375]*[.A375])" office:value-type="float" office:value="0.00133762686400004" calcext:value-type="float">
            <text:p>0.001337626864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-2.38333" calcext:value-type="float">
            <text:p>-2.38333</text:p>
          </table:table-cell>
          <table:table-cell office:value-type="float" office:value="0.0311395" calcext:value-type="float">
            <text:p>0.0311395</text:p>
          </table:table-cell>
          <table:table-cell office:value-type="float" office:value="-0.4075" calcext:value-type="float">
            <text:p>-0.4075</text:p>
          </table:table-cell>
          <table:table-cell office:value-type="float" office:value="5.71142" calcext:value-type="float">
            <text:p>5.71142</text:p>
          </table:table-cell>
          <table:table-cell office:value-type="float" office:value="0.169471" calcext:value-type="float">
            <text:p>0.169471</text:p>
          </table:table-cell>
          <table:table-cell office:value-type="float" office:value="33.3623" calcext:value-type="float">
            <text:p>33.3623</text:p>
          </table:table-cell>
          <table:table-cell office:value-type="float" office:value="0.0308857" calcext:value-type="float">
            <text:p>0.0308857</text:p>
          </table:table-cell>
          <table:table-cell office:value-type="float" office:value="11.8397" calcext:value-type="float">
            <text:p>11.8397</text:p>
          </table:table-cell>
          <table:table-cell table:formula="of:=900*[.G376]" office:value-type="float" office:value="152.5239" calcext:value-type="float">
            <text:p>152.5239</text:p>
          </table:table-cell>
          <table:table-cell table:formula="of:=([.F376]-[.C376]*[.C376])/([.A376]*[.A376])" office:value-type="float" office:value="0.00498529777600012" calcext:value-type="float">
            <text:p>0.004985297776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-2.26778" calcext:value-type="float">
            <text:p>-2.26778</text:p>
          </table:table-cell>
          <table:table-cell office:value-type="float" office:value="0.0257074" calcext:value-type="float">
            <text:p>0.0257074</text:p>
          </table:table-cell>
          <table:table-cell office:value-type="float" office:value="-0.190694" calcext:value-type="float">
            <text:p>-0.190694</text:p>
          </table:table-cell>
          <table:table-cell office:value-type="float" office:value="5.16852" calcext:value-type="float">
            <text:p>5.16852</text:p>
          </table:table-cell>
          <table:table-cell office:value-type="float" office:value="0.0477596" calcext:value-type="float">
            <text:p>0.0477596</text:p>
          </table:table-cell>
          <table:table-cell office:value-type="float" office:value="27.2638" calcext:value-type="float">
            <text:p>27.2638</text:p>
          </table:table-cell>
          <table:table-cell office:value-type="float" office:value="0.00506345" calcext:value-type="float">
            <text:p>0.00506345</text:p>
          </table:table-cell>
          <table:table-cell office:value-type="float" office:value="14.7527" calcext:value-type="float">
            <text:p>14.7527</text:p>
          </table:table-cell>
          <table:table-cell table:formula="of:=900*[.G377]" office:value-type="float" office:value="42.98364" calcext:value-type="float">
            <text:p>42.98364</text:p>
          </table:table-cell>
          <table:table-cell table:formula="of:=([.F377]-[.C377]*[.C377])/([.A377]*[.A377])" office:value-type="float" office:value="0.00411101945599995" calcext:value-type="float">
            <text:p>0.004111019456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-2.19861" calcext:value-type="float">
            <text:p>-2.19861</text:p>
          </table:table-cell>
          <table:table-cell office:value-type="float" office:value="0.00901535" calcext:value-type="float">
            <text:p>0.00901535</text:p>
          </table:table-cell>
          <table:table-cell office:value-type="float" office:value="-0.0197222" calcext:value-type="float">
            <text:p>-0.0197222</text:p>
          </table:table-cell>
          <table:table-cell office:value-type="float" office:value="4.84291" calcext:value-type="float">
            <text:p>4.84291</text:p>
          </table:table-cell>
          <table:table-cell office:value-type="float" office:value="0.0176355" calcext:value-type="float">
            <text:p>0.0176355</text:p>
          </table:table-cell>
          <table:table-cell office:value-type="float" office:value="23.6236" calcext:value-type="float">
            <text:p>23.6236</text:p>
          </table:table-cell>
          <table:table-cell office:value-type="float" office:value="0.000533021" calcext:value-type="float">
            <text:p>0.000533021</text:p>
          </table:table-cell>
          <table:table-cell office:value-type="float" office:value="24.5532" calcext:value-type="float">
            <text:p>24.5532</text:p>
          </table:table-cell>
          <table:table-cell table:formula="of:=900*[.G378]" office:value-type="float" office:value="15.87195" calcext:value-type="float">
            <text:p>15.87195</text:p>
          </table:table-cell>
          <table:table-cell table:formula="of:=([.F378]-[.C378]*[.C378])/([.A378]*[.A378])" office:value-type="float" office:value="0.00144385086400007" calcext:value-type="float">
            <text:p>0.001443850864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-2.2675" calcext:value-type="float">
            <text:p>-2.2675</text:p>
          </table:table-cell>
          <table:table-cell office:value-type="float" office:value="0.0314141" calcext:value-type="float">
            <text:p>0.0314141</text:p>
          </table:table-cell>
          <table:table-cell office:value-type="float" office:value="-0.333785" calcext:value-type="float">
            <text:p>-0.333785</text:p>
          </table:table-cell>
          <table:table-cell office:value-type="float" office:value="5.17297" calcext:value-type="float">
            <text:p>5.17297</text:p>
          </table:table-cell>
          <table:table-cell office:value-type="float" office:value="0.13811" calcext:value-type="float">
            <text:p>0.13811</text:p>
          </table:table-cell>
          <table:table-cell office:value-type="float" office:value="27.4097" calcext:value-type="float">
            <text:p>27.4097</text:p>
          </table:table-cell>
          <table:table-cell office:value-type="float" office:value="0.0302661" calcext:value-type="float">
            <text:p>0.0302661</text:p>
          </table:table-cell>
          <table:table-cell office:value-type="float" office:value="22.2504" calcext:value-type="float">
            <text:p>22.2504</text:p>
          </table:table-cell>
          <table:table-cell table:formula="of:=900*[.G379]" office:value-type="float" office:value="124.299" calcext:value-type="float">
            <text:p>124.299</text:p>
          </table:table-cell>
          <table:table-cell table:formula="of:=([.F379]-[.C379]*[.C379])/([.A379]*[.A379])" office:value-type="float" office:value="0.00502619999999993" calcext:value-type="float">
            <text:p>0.0050262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-2.20819" calcext:value-type="float">
            <text:p>-2.20819</text:p>
          </table:table-cell>
          <table:table-cell office:value-type="float" office:value="0.0247563" calcext:value-type="float">
            <text:p>0.0247563</text:p>
          </table:table-cell>
          <table:table-cell office:value-type="float" office:value="0.100174" calcext:value-type="float">
            <text:p>0.100174</text:p>
          </table:table-cell>
          <table:table-cell office:value-type="float" office:value="4.90088" calcext:value-type="float">
            <text:p>4.90088</text:p>
          </table:table-cell>
          <table:table-cell office:value-type="float" office:value="0.0688512" calcext:value-type="float">
            <text:p>0.0688512</text:p>
          </table:table-cell>
          <table:table-cell office:value-type="float" office:value="24.5198" calcext:value-type="float">
            <text:p>24.5198</text:p>
          </table:table-cell>
          <table:table-cell office:value-type="float" office:value="0.00899844" calcext:value-type="float">
            <text:p>0.00899844</text:p>
          </table:table-cell>
          <table:table-cell office:value-type="float" office:value="23.2687" calcext:value-type="float">
            <text:p>23.2687</text:p>
          </table:table-cell>
          <table:table-cell table:formula="of:=900*[.G380]" office:value-type="float" office:value="61.96608" calcext:value-type="float">
            <text:p>61.96608</text:p>
          </table:table-cell>
          <table:table-cell table:formula="of:=([.F380]-[.C380]*[.C380])/([.A380]*[.A380])" office:value-type="float" office:value="0.00396430782399989" calcext:value-type="float">
            <text:p>0.003964307824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float" office:value="-2.22281" calcext:value-type="float">
            <text:p>-2.22281</text:p>
          </table:table-cell>
          <table:table-cell office:value-type="float" office:value="0.0249456" calcext:value-type="float">
            <text:p>0.0249456</text:p>
          </table:table-cell>
          <table:table-cell office:value-type="float" office:value="0.0468056" calcext:value-type="float">
            <text:p>0.0468056</text:p>
          </table:table-cell>
          <table:table-cell office:value-type="float" office:value="4.96584" calcext:value-type="float">
            <text:p>4.96584</text:p>
          </table:table-cell>
          <table:table-cell office:value-type="float" office:value="0.0747894" calcext:value-type="float">
            <text:p>0.0747894</text:p>
          </table:table-cell>
          <table:table-cell office:value-type="float" office:value="25.1707" calcext:value-type="float">
            <text:p>25.1707</text:p>
          </table:table-cell>
          <table:table-cell office:value-type="float" office:value="0.0139233" calcext:value-type="float">
            <text:p>0.0139233</text:p>
          </table:table-cell>
          <table:table-cell office:value-type="float" office:value="24.4673" calcext:value-type="float">
            <text:p>24.4673</text:p>
          </table:table-cell>
          <table:table-cell table:formula="of:=900*[.G381]" office:value-type="float" office:value="67.31046" calcext:value-type="float">
            <text:p>67.31046</text:p>
          </table:table-cell>
          <table:table-cell table:formula="of:=([.F381]-[.C381]*[.C381])/([.A381]*[.A381])" office:value-type="float" office:value="0.00399291262399998" calcext:value-type="float">
            <text:p>0.003992912624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 office:value-type="float" office:value="-2.17014" calcext:value-type="float">
            <text:p>-2.17014</text:p>
          </table:table-cell>
          <table:table-cell office:value-type="float" office:value="0.0253475" calcext:value-type="float">
            <text:p>0.0253475</text:p>
          </table:table-cell>
          <table:table-cell office:value-type="float" office:value="-0.0300608" calcext:value-type="float">
            <text:p>-0.0300608</text:p>
          </table:table-cell>
          <table:table-cell office:value-type="float" office:value="4.73485" calcext:value-type="float">
            <text:p>4.73485</text:p>
          </table:table-cell>
          <table:table-cell office:value-type="float" office:value="0.0368415" calcext:value-type="float">
            <text:p>0.0368415</text:p>
          </table:table-cell>
          <table:table-cell office:value-type="float" office:value="22.9021" calcext:value-type="float">
            <text:p>22.9021</text:p>
          </table:table-cell>
          <table:table-cell office:value-type="float" office:value="0.00422189" calcext:value-type="float">
            <text:p>0.00422189</text:p>
          </table:table-cell>
          <table:table-cell office:value-type="float" office:value="29.0019" calcext:value-type="float">
            <text:p>29.0019</text:p>
          </table:table-cell>
          <table:table-cell table:formula="of:=900*[.G382]" office:value-type="float" office:value="33.15735" calcext:value-type="float">
            <text:p>33.15735</text:p>
          </table:table-cell>
          <table:table-cell table:formula="of:=([.F382]-[.C382]*[.C382])/([.A382]*[.A382])" office:value-type="float" office:value="0.00405478086399995" calcext:value-type="float">
            <text:p>0.004054780864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-2.20304" calcext:value-type="float">
            <text:p>-2.20304</text:p>
          </table:table-cell>
          <table:table-cell office:value-type="float" office:value="0.0213388" calcext:value-type="float">
            <text:p>0.0213388</text:p>
          </table:table-cell>
          <table:table-cell office:value-type="float" office:value="-0.0265495" calcext:value-type="float">
            <text:p>-0.0265495</text:p>
          </table:table-cell>
          <table:table-cell office:value-type="float" office:value="4.87472" calcext:value-type="float">
            <text:p>4.87472</text:p>
          </table:table-cell>
          <table:table-cell office:value-type="float" office:value="0.0410124" calcext:value-type="float">
            <text:p>0.0410124</text:p>
          </table:table-cell>
          <table:table-cell office:value-type="float" office:value="24.1784" calcext:value-type="float">
            <text:p>24.1784</text:p>
          </table:table-cell>
          <table:table-cell office:value-type="float" office:value="0.00431415" calcext:value-type="float">
            <text:p>0.00431415</text:p>
          </table:table-cell>
          <table:table-cell office:value-type="float" office:value="24.0651" calcext:value-type="float">
            <text:p>24.0651</text:p>
          </table:table-cell>
          <table:table-cell table:formula="of:=900*[.G383]" office:value-type="float" office:value="36.91116" calcext:value-type="float">
            <text:p>36.91116</text:p>
          </table:table-cell>
          <table:table-cell table:formula="of:=([.F383]-[.C383]*[.C383])/([.A383]*[.A383])" office:value-type="float" office:value="0.00341356134399987" calcext:value-type="float">
            <text:p>0.003413561344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-2.19545" calcext:value-type="float">
            <text:p>-2.19545</text:p>
          </table:table-cell>
          <table:table-cell office:value-type="float" office:value="0.0221214" calcext:value-type="float">
            <text:p>0.0221214</text:p>
          </table:table-cell>
          <table:table-cell office:value-type="float" office:value="-0.0671886" calcext:value-type="float">
            <text:p>-0.0671886</text:p>
          </table:table-cell>
          <table:table-cell office:value-type="float" office:value="4.84213" calcext:value-type="float">
            <text:p>4.84213</text:p>
          </table:table-cell>
          <table:table-cell office:value-type="float" office:value="0.0586109" calcext:value-type="float">
            <text:p>0.0586109</text:p>
          </table:table-cell>
          <table:table-cell office:value-type="float" office:value="23.8757" calcext:value-type="float">
            <text:p>23.8757</text:p>
          </table:table-cell>
          <table:table-cell office:value-type="float" office:value="0.00869735" calcext:value-type="float">
            <text:p>0.00869735</text:p>
          </table:table-cell>
          <table:table-cell office:value-type="float" office:value="22.8863" calcext:value-type="float">
            <text:p>22.8863</text:p>
          </table:table-cell>
          <table:table-cell table:formula="of:=900*[.G384]" office:value-type="float" office:value="52.74981" calcext:value-type="float">
            <text:p>52.74981</text:p>
          </table:table-cell>
          <table:table-cell table:formula="of:=([.F384]-[.C384]*[.C384])/([.A384]*[.A384])" office:value-type="float" office:value="0.0035406875999999" calcext:value-type="float">
            <text:p>0.0035406876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-2.21065" calcext:value-type="float">
            <text:p>-2.21065</text:p>
          </table:table-cell>
          <table:table-cell office:value-type="float" office:value="0.0232381" calcext:value-type="float">
            <text:p>0.0232381</text:p>
          </table:table-cell>
          <table:table-cell office:value-type="float" office:value="-0.0316254" calcext:value-type="float">
            <text:p>-0.0316254</text:p>
          </table:table-cell>
          <table:table-cell office:value-type="float" office:value="4.9102" calcext:value-type="float">
            <text:p>4.9102</text:p>
          </table:table-cell>
          <table:table-cell office:value-type="float" office:value="0.0695728" calcext:value-type="float">
            <text:p>0.0695728</text:p>
          </table:table-cell>
          <table:table-cell office:value-type="float" office:value="24.5726" calcext:value-type="float">
            <text:p>24.5726</text:p>
          </table:table-cell>
          <table:table-cell office:value-type="float" office:value="0.011151" calcext:value-type="float">
            <text:p>0.011151</text:p>
          </table:table-cell>
          <table:table-cell office:value-type="float" office:value="23.2847" calcext:value-type="float">
            <text:p>23.2847</text:p>
          </table:table-cell>
          <table:table-cell table:formula="of:=900*[.G385]" office:value-type="float" office:value="62.61552" calcext:value-type="float">
            <text:p>62.61552</text:p>
          </table:table-cell>
          <table:table-cell table:formula="of:=([.F385]-[.C385]*[.C385])/([.A385]*[.A385])" office:value-type="float" office:value="0.00371625239999972" calcext:value-type="float">
            <text:p>0.0037162524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float" office:value="-2.2091" calcext:value-type="float">
            <text:p>-2.2091</text:p>
          </table:table-cell>
          <table:table-cell office:value-type="float" office:value="0.0242644" calcext:value-type="float">
            <text:p>0.0242644</text:p>
          </table:table-cell>
          <table:table-cell office:value-type="float" office:value="-0.0167662" calcext:value-type="float">
            <text:p>-0.0167662</text:p>
          </table:table-cell>
          <table:table-cell office:value-type="float" office:value="4.9044" calcext:value-type="float">
            <text:p>4.9044</text:p>
          </table:table-cell>
          <table:table-cell office:value-type="float" office:value="0.0620933" calcext:value-type="float">
            <text:p>0.0620933</text:p>
          </table:table-cell>
          <table:table-cell office:value-type="float" office:value="24.533" calcext:value-type="float">
            <text:p>24.533</text:p>
          </table:table-cell>
          <table:table-cell office:value-type="float" office:value="0.00989968" calcext:value-type="float">
            <text:p>0.00989968</text:p>
          </table:table-cell>
          <table:table-cell office:value-type="float" office:value="25.0241" calcext:value-type="float">
            <text:p>25.0241</text:p>
          </table:table-cell>
          <table:table-cell table:formula="of:=900*[.G386]" office:value-type="float" office:value="55.88397" calcext:value-type="float">
            <text:p>55.88397</text:p>
          </table:table-cell>
          <table:table-cell table:formula="of:=([.F386]-[.C386]*[.C386])/([.A386]*[.A386])" office:value-type="float" office:value="0.00388435040000005" calcext:value-type="float">
            <text:p>0.0038843504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4" calcext:value-type="float">
            <text:p>14</text:p>
          </table:table-cell>
          <table:table-cell office:value-type="float" office:value="-2.21716" calcext:value-type="float">
            <text:p>-2.21716</text:p>
          </table:table-cell>
          <table:table-cell office:value-type="float" office:value="0.0247677" calcext:value-type="float">
            <text:p>0.0247677</text:p>
          </table:table-cell>
          <table:table-cell office:value-type="float" office:value="0.00879937" calcext:value-type="float">
            <text:p>0.00879937</text:p>
          </table:table-cell>
          <table:table-cell office:value-type="float" office:value="4.94056" calcext:value-type="float">
            <text:p>4.94056</text:p>
          </table:table-cell>
          <table:table-cell office:value-type="float" office:value="0.0699887" calcext:value-type="float">
            <text:p>0.0699887</text:p>
          </table:table-cell>
          <table:table-cell office:value-type="float" office:value="24.9018" calcext:value-type="float">
            <text:p>24.9018</text:p>
          </table:table-cell>
          <table:table-cell office:value-type="float" office:value="0.0116362" calcext:value-type="float">
            <text:p>0.0116362</text:p>
          </table:table-cell>
          <table:table-cell office:value-type="float" office:value="23.2812" calcext:value-type="float">
            <text:p>23.2812</text:p>
          </table:table-cell>
          <table:table-cell table:formula="of:=900*[.G387]" office:value-type="float" office:value="62.98983" calcext:value-type="float">
            <text:p>62.98983</text:p>
          </table:table-cell>
          <table:table-cell table:formula="of:=([.F387]-[.C387]*[.C387])/([.A387]*[.A387])" office:value-type="float" office:value="0.00396184550400008" calcext:value-type="float">
            <text:p>0.003961845504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float" office:value="-2.21803" calcext:value-type="float">
            <text:p>-2.21803</text:p>
          </table:table-cell>
          <table:table-cell office:value-type="float" office:value="0.0248815" calcext:value-type="float">
            <text:p>0.0248815</text:p>
          </table:table-cell>
          <table:table-cell office:value-type="float" office:value="-0.01003" calcext:value-type="float">
            <text:p>-0.01003</text:p>
          </table:table-cell>
          <table:table-cell office:value-type="float" office:value="4.94452" calcext:value-type="float">
            <text:p>4.94452</text:p>
          </table:table-cell>
          <table:table-cell office:value-type="float" office:value="0.0698233" calcext:value-type="float">
            <text:p>0.0698233</text:p>
          </table:table-cell>
          <table:table-cell office:value-type="float" office:value="24.9464" calcext:value-type="float">
            <text:p>24.9464</text:p>
          </table:table-cell>
          <table:table-cell office:value-type="float" office:value="0.0119883" calcext:value-type="float">
            <text:p>0.0119883</text:p>
          </table:table-cell>
          <table:table-cell office:value-type="float" office:value="24.4368" calcext:value-type="float">
            <text:p>24.4368</text:p>
          </table:table-cell>
          <table:table-cell table:formula="of:=900*[.G388]" office:value-type="float" office:value="62.84097" calcext:value-type="float">
            <text:p>62.84097</text:p>
          </table:table-cell>
          <table:table-cell table:formula="of:=([.F388]-[.C388]*[.C388])/([.A388]*[.A388])" office:value-type="float" office:value="0.0039780670559999" calcext:value-type="float">
            <text:p>0.003978067056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-2.2157" calcext:value-type="float">
            <text:p>-2.2157</text:p>
          </table:table-cell>
          <table:table-cell office:value-type="float" office:value="0.0252699" calcext:value-type="float">
            <text:p>0.0252699</text:p>
          </table:table-cell>
          <table:table-cell office:value-type="float" office:value="0.00526957" calcext:value-type="float">
            <text:p>0.00526957</text:p>
          </table:table-cell>
          <table:table-cell office:value-type="float" office:value="4.9346" calcext:value-type="float">
            <text:p>4.9346</text:p>
          </table:table-cell>
          <table:table-cell office:value-type="float" office:value="0.0697908" calcext:value-type="float">
            <text:p>0.0697908</text:p>
          </table:table-cell>
          <table:table-cell office:value-type="float" office:value="24.8548" calcext:value-type="float">
            <text:p>24.8548</text:p>
          </table:table-cell>
          <table:table-cell office:value-type="float" office:value="0.0122629" calcext:value-type="float">
            <text:p>0.0122629</text:p>
          </table:table-cell>
          <table:table-cell office:value-type="float" office:value="24.1066" calcext:value-type="float">
            <text:p>24.1066</text:p>
          </table:table-cell>
          <table:table-cell table:formula="of:=900*[.G389]" office:value-type="float" office:value="62.81172" calcext:value-type="float">
            <text:p>62.81172</text:p>
          </table:table-cell>
          <table:table-cell table:formula="of:=([.F389]-[.C389]*[.C389])/([.A389]*[.A389])" office:value-type="float" office:value="0.00404376159999998" calcext:value-type="float">
            <text:p>0.00404376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2.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-1.08444" calcext:value-type="float">
            <text:p>-1.08444</text:p>
          </table:table-cell>
          <table:table-cell office:value-type="float" office:value="0" calcext:value-type="float">
            <text:p>0</text:p>
          </table:table-cell>
          <table:table-cell office:value-type="float" office:value="-0.0422222" calcext:value-type="float">
            <text:p>-0.0422222</text:p>
          </table:table-cell>
          <table:table-cell office:value-type="float" office:value="1.17602" calcext:value-type="float">
            <text:p>1.17602</text:p>
          </table:table-cell>
          <table:table-cell office:value-type="float" office:value="0.00178272" calcext:value-type="float">
            <text:p>0.00178272</text:p>
          </table:table-cell>
          <table:table-cell office:value-type="float" office:value="1.38302" calcext:value-type="float">
            <text:p>1.38302</text:p>
          </table:table-cell>
          <table:table-cell office:value-type="float" office:value="0.00000317808" calcext:value-type="float">
            <text:p>3.17808E-06</text:p>
          </table:table-cell>
          <table:table-cell office:value-type="float" office:value="1.35509" calcext:value-type="float">
            <text:p>1.35509</text:p>
          </table:table-cell>
          <table:table-cell table:formula="of:=900*[.G392]" office:value-type="float" office:value="1.604448" calcext:value-type="float">
            <text:p>1.604448</text:p>
          </table:table-cell>
          <table:table-cell table:formula="of:=([.F392]-[.C392]*[.C392])/([.A392]*[.A392])" office:value-type="float" office:value="0.00000146248520709942" calcext:value-type="float">
            <text:p>1.46248520709942E-06</text:p>
          </table:table-cell>
          <table:table-cell table:number-columns-repeated="1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-1.64889" calcext:value-type="float">
            <text:p>-1.64889</text:p>
          </table:table-cell>
          <table:table-cell office:value-type="float" office:value="0.00570864" calcext:value-type="float">
            <text:p>0.00570864</text:p>
          </table:table-cell>
          <table:table-cell office:value-type="float" office:value="-0.0122222" calcext:value-type="float">
            <text:p>-0.0122222</text:p>
          </table:table-cell>
          <table:table-cell office:value-type="float" office:value="2.72454" calcext:value-type="float">
            <text:p>2.72454</text:p>
          </table:table-cell>
          <table:table-cell office:value-type="float" office:value="0.00202716" calcext:value-type="float">
            <text:p>0.00202716</text:p>
          </table:table-cell>
          <table:table-cell office:value-type="float" office:value="7.48522" calcext:value-type="float">
            <text:p>7.48522</text:p>
          </table:table-cell>
          <table:table-cell office:value-type="float" office:value="0.00000523141" calcext:value-type="float">
            <text:p>5.23141E-06</text:p>
          </table:table-cell>
          <table:table-cell office:value-type="float" office:value="6.5271" calcext:value-type="float">
            <text:p>6.5271</text:p>
          </table:table-cell>
          <table:table-cell table:formula="of:=900*[.G393]" office:value-type="float" office:value="1.824444" calcext:value-type="float">
            <text:p>1.824444</text:p>
          </table:table-cell>
          <table:table-cell table:formula="of:=([.F393]-[.C393]*[.C393])/([.A393]*[.A393])" office:value-type="float" office:value="0.000843456789940794" calcext:value-type="float">
            <text:p>0.000843456789941</text:p>
          </table:table-cell>
          <table:table-cell table:number-columns-repeated="1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-2.04" calcext:value-type="float">
            <text:p>-2.04</text:p>
          </table:table-cell>
          <table:table-cell office:value-type="float" office:value="0.00653827" calcext:value-type="float">
            <text:p>0.00653827</text:p>
          </table:table-cell>
          <table:table-cell office:value-type="float" office:value="-0.0494444" calcext:value-type="float">
            <text:p>-0.0494444</text:p>
          </table:table-cell>
          <table:table-cell office:value-type="float" office:value="4.16814" calcext:value-type="float">
            <text:p>4.16814</text:p>
          </table:table-cell>
          <table:table-cell office:value-type="float" office:value="0.00382099" calcext:value-type="float">
            <text:p>0.00382099</text:p>
          </table:table-cell>
          <table:table-cell office:value-type="float" office:value="17.4777" calcext:value-type="float">
            <text:p>17.4777</text:p>
          </table:table-cell>
          <table:table-cell office:value-type="float" office:value="0.0000417887" calcext:value-type="float">
            <text:p>4.17887E-05</text:p>
          </table:table-cell>
          <table:table-cell office:value-type="float" office:value="1.69593" calcext:value-type="float">
            <text:p>1.69593</text:p>
          </table:table-cell>
          <table:table-cell table:formula="of:=900*[.G394]" office:value-type="float" office:value="3.438891" calcext:value-type="float">
            <text:p>3.438891</text:p>
          </table:table-cell>
          <table:table-cell table:formula="of:=([.F394]-[.C394]*[.C394])/([.A394]*[.A394])" office:value-type="float" office:value="0.000967455621301806" calcext:value-type="float">
            <text:p>0.000967455621302</text:p>
          </table:table-cell>
          <table:table-cell table:number-columns-repeated="1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-2.05111" calcext:value-type="float">
            <text:p>-2.05111</text:p>
          </table:table-cell>
          <table:table-cell office:value-type="float" office:value="0.0100889" calcext:value-type="float">
            <text:p>0.0100889</text:p>
          </table:table-cell>
          <table:table-cell office:value-type="float" office:value="-0.0169444" calcext:value-type="float">
            <text:p>-0.0169444</text:p>
          </table:table-cell>
          <table:table-cell office:value-type="float" office:value="4.21715" calcext:value-type="float">
            <text:p>4.21715</text:p>
          </table:table-cell>
          <table:table-cell office:value-type="float" office:value="0.0078858" calcext:value-type="float">
            <text:p>0.0078858</text:p>
          </table:table-cell>
          <table:table-cell office:value-type="float" office:value="17.9618" calcext:value-type="float">
            <text:p>17.9618</text:p>
          </table:table-cell>
          <table:table-cell office:value-type="float" office:value="0.000166896" calcext:value-type="float">
            <text:p>0.000166896</text:p>
          </table:table-cell>
          <table:table-cell office:value-type="float" office:value="23.4804" calcext:value-type="float">
            <text:p>23.4804</text:p>
          </table:table-cell>
          <table:table-cell table:formula="of:=900*[.G395]" office:value-type="float" office:value="7.09722" calcext:value-type="float">
            <text:p>7.09722</text:p>
          </table:table-cell>
          <table:table-cell table:formula="of:=([.F395]-[.C395]*[.C395])/([.A395]*[.A395])" office:value-type="float" office:value="0.00149375264792907" calcext:value-type="float">
            <text:p>0.001493752647929</text:p>
          </table:table-cell>
          <table:table-cell table:number-columns-repeated="1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-2.07278" calcext:value-type="float">
            <text:p>-2.07278</text:p>
          </table:table-cell>
          <table:table-cell office:value-type="float" office:value="0.0125849" calcext:value-type="float">
            <text:p>0.0125849</text:p>
          </table:table-cell>
          <table:table-cell office:value-type="float" office:value="0.113194" calcext:value-type="float">
            <text:p>0.113194</text:p>
          </table:table-cell>
          <table:table-cell office:value-type="float" office:value="4.30899" calcext:value-type="float">
            <text:p>4.30899</text:p>
          </table:table-cell>
          <table:table-cell office:value-type="float" office:value="0.0196435" calcext:value-type="float">
            <text:p>0.0196435</text:p>
          </table:table-cell>
          <table:table-cell office:value-type="float" office:value="18.7851" calcext:value-type="float">
            <text:p>18.7851</text:p>
          </table:table-cell>
          <table:table-cell office:value-type="float" office:value="0.000857655" calcext:value-type="float">
            <text:p>0.000857655</text:p>
          </table:table-cell>
          <table:table-cell office:value-type="float" office:value="36.5067" calcext:value-type="float">
            <text:p>36.5067</text:p>
          </table:table-cell>
          <table:table-cell table:formula="of:=900*[.G396]" office:value-type="float" office:value="17.67915" calcext:value-type="float">
            <text:p>17.67915</text:p>
          </table:table-cell>
          <table:table-cell table:formula="of:=([.F396]-[.C396]*[.C396])/([.A396]*[.A396])" office:value-type="float" office:value="0.00185992183431957" calcext:value-type="float">
            <text:p>0.00185992183432</text:p>
          </table:table-cell>
          <table:table-cell table:number-columns-repeated="1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-2.1325" calcext:value-type="float">
            <text:p>-2.1325</text:p>
          </table:table-cell>
          <table:table-cell office:value-type="float" office:value="0.0157104" calcext:value-type="float">
            <text:p>0.0157104</text:p>
          </table:table-cell>
          <table:table-cell office:value-type="float" office:value="0.271736" calcext:value-type="float">
            <text:p>0.271736</text:p>
          </table:table-cell>
          <table:table-cell office:value-type="float" office:value="4.56327" calcext:value-type="float">
            <text:p>4.56327</text:p>
          </table:table-cell>
          <table:table-cell office:value-type="float" office:value="0.100998" calcext:value-type="float">
            <text:p>0.100998</text:p>
          </table:table-cell>
          <table:table-cell office:value-type="float" office:value="21.1055" calcext:value-type="float">
            <text:p>21.1055</text:p>
          </table:table-cell>
          <table:table-cell office:value-type="float" office:value="0.017909" calcext:value-type="float">
            <text:p>0.017909</text:p>
          </table:table-cell>
          <table:table-cell office:value-type="float" office:value="28.8772" calcext:value-type="float">
            <text:p>28.8772</text:p>
          </table:table-cell>
          <table:table-cell table:formula="of:=900*[.G397]" office:value-type="float" office:value="90.8982" calcext:value-type="float">
            <text:p>90.8982</text:p>
          </table:table-cell>
          <table:table-cell table:formula="of:=([.F397]-[.C397]*[.C397])/([.A397]*[.A397])" office:value-type="float" office:value="0.00232451923076932" calcext:value-type="float">
            <text:p>0.002324519230769</text:p>
          </table:table-cell>
          <table:table-cell table:number-columns-repeated="1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-1.99417" calcext:value-type="float">
            <text:p>-1.99417</text:p>
          </table:table-cell>
          <table:table-cell office:value-type="float" office:value="0.0239265" calcext:value-type="float">
            <text:p>0.0239265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4.00063" calcext:value-type="float">
            <text:p>4.00063</text:p>
          </table:table-cell>
          <table:table-cell office:value-type="float" office:value="0.0190312" calcext:value-type="float">
            <text:p>0.0190312</text:p>
          </table:table-cell>
          <table:table-cell office:value-type="float" office:value="16.4032" calcext:value-type="float">
            <text:p>16.4032</text:p>
          </table:table-cell>
          <table:table-cell office:value-type="float" office:value="0.00171796" calcext:value-type="float">
            <text:p>0.00171796</text:p>
          </table:table-cell>
          <table:table-cell office:value-type="float" office:value="24.4087" calcext:value-type="float">
            <text:p>24.4087</text:p>
          </table:table-cell>
          <table:table-cell table:formula="of:=900*[.G398]" office:value-type="float" office:value="17.12808" calcext:value-type="float">
            <text:p>17.12808</text:p>
          </table:table-cell>
          <table:table-cell table:formula="of:=([.F398]-[.C398]*[.C398])/([.A398]*[.A398])" office:value-type="float" office:value="0.00353787146449709" calcext:value-type="float">
            <text:p>0.003537871464497</text:p>
          </table:table-cell>
          <table:table-cell table:number-columns-repeated="1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" calcext:value-type="float">
            <text:p>7</text:p>
          </table:table-cell>
          <table:table-cell office:value-type="float" office:value="-2.05306" calcext:value-type="float">
            <text:p>-2.05306</text:p>
          </table:table-cell>
          <table:table-cell office:value-type="float" office:value="0.0265592" calcext:value-type="float">
            <text:p>0.0265592</text:p>
          </table:table-cell>
          <table:table-cell office:value-type="float" office:value="0.0117187" calcext:value-type="float">
            <text:p>0.0117187</text:p>
          </table:table-cell>
          <table:table-cell office:value-type="float" office:value="4.2416" calcext:value-type="float">
            <text:p>4.2416</text:p>
          </table:table-cell>
          <table:table-cell office:value-type="float" office:value="0.0733359" calcext:value-type="float">
            <text:p>0.0733359</text:p>
          </table:table-cell>
          <table:table-cell office:value-type="float" office:value="18.4387" calcext:value-type="float">
            <text:p>18.4387</text:p>
          </table:table-cell>
          <table:table-cell office:value-type="float" office:value="0.0111118" calcext:value-type="float">
            <text:p>0.0111118</text:p>
          </table:table-cell>
          <table:table-cell office:value-type="float" office:value="11.2923" calcext:value-type="float">
            <text:p>11.2923</text:p>
          </table:table-cell>
          <table:table-cell table:formula="of:=900*[.G399]" office:value-type="float" office:value="66.00231" calcext:value-type="float">
            <text:p>66.00231</text:p>
          </table:table-cell>
          <table:table-cell table:formula="of:=([.F399]-[.C399]*[.C399])/([.A399]*[.A399])" office:value-type="float" office:value="0.00392672136094683" calcext:value-type="float">
            <text:p>0.003926721360947</text:p>
          </table:table-cell>
          <table:table-cell table:number-columns-repeated="1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-2.07656" calcext:value-type="float">
            <text:p>-2.07656</text:p>
          </table:table-cell>
          <table:table-cell office:value-type="float" office:value="0.0266755" calcext:value-type="float">
            <text:p>0.0266755</text:p>
          </table:table-cell>
          <table:table-cell office:value-type="float" office:value="-0.0557292" calcext:value-type="float">
            <text:p>-0.0557292</text:p>
          </table:table-cell>
          <table:table-cell office:value-type="float" office:value="4.33879" calcext:value-type="float">
            <text:p>4.33879</text:p>
          </table:table-cell>
          <table:table-cell office:value-type="float" office:value="0.0581028" calcext:value-type="float">
            <text:p>0.0581028</text:p>
          </table:table-cell>
          <table:table-cell office:value-type="float" office:value="19.2855" calcext:value-type="float">
            <text:p>19.2855</text:p>
          </table:table-cell>
          <table:table-cell office:value-type="float" office:value="0.00678052" calcext:value-type="float">
            <text:p>0.00678052</text:p>
          </table:table-cell>
          <table:table-cell office:value-type="float" office:value="21.1852" calcext:value-type="float">
            <text:p>21.1852</text:p>
          </table:table-cell>
          <table:table-cell table:formula="of:=900*[.G400]" office:value-type="float" office:value="52.29252" calcext:value-type="float">
            <text:p>52.29252</text:p>
          </table:table-cell>
          <table:table-cell table:formula="of:=([.F400]-[.C400]*[.C400])/([.A400]*[.A400])" office:value-type="float" office:value="0.00394801278106506" calcext:value-type="float">
            <text:p>0.003948012781065</text:p>
          </table:table-cell>
          <table:table-cell table:number-columns-repeated="1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9" calcext:value-type="float">
            <text:p>9</text:p>
          </table:table-cell>
          <table:table-cell office:value-type="float" office:value="-2.06125" calcext:value-type="float">
            <text:p>-2.06125</text:p>
          </table:table-cell>
          <table:table-cell office:value-type="float" office:value="0.0194531" calcext:value-type="float">
            <text:p>0.0194531</text:p>
          </table:table-cell>
          <table:table-cell office:value-type="float" office:value="0.0444097" calcext:value-type="float">
            <text:p>0.0444097</text:p>
          </table:table-cell>
          <table:table-cell office:value-type="float" office:value="4.2682" calcext:value-type="float">
            <text:p>4.2682</text:p>
          </table:table-cell>
          <table:table-cell office:value-type="float" office:value="0.0390579" calcext:value-type="float">
            <text:p>0.0390579</text:p>
          </table:table-cell>
          <table:table-cell office:value-type="float" office:value="18.5498" calcext:value-type="float">
            <text:p>18.5498</text:p>
          </table:table-cell>
          <table:table-cell office:value-type="float" office:value="0.00375038" calcext:value-type="float">
            <text:p>0.00375038</text:p>
          </table:table-cell>
          <table:table-cell office:value-type="float" office:value="17.6185" calcext:value-type="float">
            <text:p>17.6185</text:p>
          </table:table-cell>
          <table:table-cell table:formula="of:=900*[.G401]" office:value-type="float" office:value="35.15211" calcext:value-type="float">
            <text:p>35.15211</text:p>
          </table:table-cell>
          <table:table-cell table:formula="of:=([.F401]-[.C401]*[.C401])/([.A401]*[.A401])" office:value-type="float" office:value="0.00287698779585817" calcext:value-type="float">
            <text:p>0.002876987795858</text:p>
          </table:table-cell>
          <table:table-cell table:number-columns-repeated="1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0" calcext:value-type="float">
            <text:p>10</text:p>
          </table:table-cell>
          <table:table-cell office:value-type="float" office:value="-2.04545" calcext:value-type="float">
            <text:p>-2.04545</text:p>
          </table:table-cell>
          <table:table-cell office:value-type="float" office:value="0.0185549" calcext:value-type="float">
            <text:p>0.0185549</text:p>
          </table:table-cell>
          <table:table-cell office:value-type="float" office:value="0.0558529" calcext:value-type="float">
            <text:p>0.0558529</text:p>
          </table:table-cell>
          <table:table-cell office:value-type="float" office:value="4.20243" calcext:value-type="float">
            <text:p>4.20243</text:p>
          </table:table-cell>
          <table:table-cell office:value-type="float" office:value="0.0353194" calcext:value-type="float">
            <text:p>0.0353194</text:p>
          </table:table-cell>
          <table:table-cell office:value-type="float" office:value="17.9726" calcext:value-type="float">
            <text:p>17.9726</text:p>
          </table:table-cell>
          <table:table-cell office:value-type="float" office:value="0.00326424" calcext:value-type="float">
            <text:p>0.00326424</text:p>
          </table:table-cell>
          <table:table-cell office:value-type="float" office:value="18.4953" calcext:value-type="float">
            <text:p>18.4953</text:p>
          </table:table-cell>
          <table:table-cell table:formula="of:=900*[.G402]" office:value-type="float" office:value="31.78746" calcext:value-type="float">
            <text:p>31.78746</text:p>
          </table:table-cell>
          <table:table-cell table:formula="of:=([.F402]-[.C402]*[.C402])/([.A402]*[.A402])" office:value-type="float" office:value="0.00274619785502935" calcext:value-type="float">
            <text:p>0.002746197855029</text:p>
          </table:table-cell>
          <table:table-cell table:number-columns-repeated="1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1" calcext:value-type="float">
            <text:p>11</text:p>
          </table:table-cell>
          <table:table-cell office:value-type="float" office:value="-2.06996" calcext:value-type="float">
            <text:p>-2.06996</text:p>
          </table:table-cell>
          <table:table-cell office:value-type="float" office:value="0.0206541" calcext:value-type="float">
            <text:p>0.0206541</text:p>
          </table:table-cell>
          <table:table-cell office:value-type="float" office:value="0.0299674" calcext:value-type="float">
            <text:p>0.0299674</text:p>
          </table:table-cell>
          <table:table-cell office:value-type="float" office:value="4.30539" calcext:value-type="float">
            <text:p>4.30539</text:p>
          </table:table-cell>
          <table:table-cell office:value-type="float" office:value="0.0450171" calcext:value-type="float">
            <text:p>0.0450171</text:p>
          </table:table-cell>
          <table:table-cell office:value-type="float" office:value="18.8948" calcext:value-type="float">
            <text:p>18.8948</text:p>
          </table:table-cell>
          <table:table-cell office:value-type="float" office:value="0.00529962" calcext:value-type="float">
            <text:p>0.00529962</text:p>
          </table:table-cell>
          <table:table-cell office:value-type="float" office:value="20.0855" calcext:value-type="float">
            <text:p>20.0855</text:p>
          </table:table-cell>
          <table:table-cell table:formula="of:=900*[.G403]" office:value-type="float" office:value="40.51539" calcext:value-type="float">
            <text:p>40.51539</text:p>
          </table:table-cell>
          <table:table-cell table:formula="of:=([.F403]-[.C403]*[.C403])/([.A403]*[.A403])" office:value-type="float" office:value="0.00305556189349117" calcext:value-type="float">
            <text:p>0.003055561893491</text:p>
          </table:table-cell>
          <table:table-cell table:number-columns-repeated="1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2" calcext:value-type="float">
            <text:p>12</text:p>
          </table:table-cell>
          <table:table-cell office:value-type="float" office:value="-2.06129" calcext:value-type="float">
            <text:p>-2.06129</text:p>
          </table:table-cell>
          <table:table-cell office:value-type="float" office:value="0.0230854" calcext:value-type="float">
            <text:p>0.0230854</text:p>
          </table:table-cell>
          <table:table-cell office:value-type="float" office:value="0.0100179" calcext:value-type="float">
            <text:p>0.0100179</text:p>
          </table:table-cell>
          <table:table-cell office:value-type="float" office:value="4.27202" calcext:value-type="float">
            <text:p>4.27202</text:p>
          </table:table-cell>
          <table:table-cell office:value-type="float" office:value="0.0430538" calcext:value-type="float">
            <text:p>0.0430538</text:p>
          </table:table-cell>
          <table:table-cell office:value-type="float" office:value="18.6482" calcext:value-type="float">
            <text:p>18.6482</text:p>
          </table:table-cell>
          <table:table-cell office:value-type="float" office:value="0.00493143" calcext:value-type="float">
            <text:p>0.00493143</text:p>
          </table:table-cell>
          <table:table-cell office:value-type="float" office:value="19.9652" calcext:value-type="float">
            <text:p>19.9652</text:p>
          </table:table-cell>
          <table:table-cell table:formula="of:=900*[.G404]" office:value-type="float" office:value="38.74842" calcext:value-type="float">
            <text:p>38.74842</text:p>
          </table:table-cell>
          <table:table-cell table:formula="of:=([.F404]-[.C404]*[.C404])/([.A404]*[.A404])" office:value-type="float" office:value="0.00341768282544376" calcext:value-type="float">
            <text:p>0.003417682825444</text:p>
          </table:table-cell>
          <table:table-cell table:number-columns-repeated="1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3" calcext:value-type="float">
            <text:p>13</text:p>
          </table:table-cell>
          <table:table-cell office:value-type="float" office:value="-2.05409" calcext:value-type="float">
            <text:p>-2.05409</text:p>
          </table:table-cell>
          <table:table-cell office:value-type="float" office:value="0.0210376" calcext:value-type="float">
            <text:p>0.0210376</text:p>
          </table:table-cell>
          <table:table-cell office:value-type="float" office:value="0.00501628" calcext:value-type="float">
            <text:p>0.00501628</text:p>
          </table:table-cell>
          <table:table-cell office:value-type="float" office:value="4.24033" calcext:value-type="float">
            <text:p>4.24033</text:p>
          </table:table-cell>
          <table:table-cell office:value-type="float" office:value="0.0372392" calcext:value-type="float">
            <text:p>0.0372392</text:p>
          </table:table-cell>
          <table:table-cell office:value-type="float" office:value="18.3386" calcext:value-type="float">
            <text:p>18.3386</text:p>
          </table:table-cell>
          <table:table-cell office:value-type="float" office:value="0.00385784" calcext:value-type="float">
            <text:p>0.00385784</text:p>
          </table:table-cell>
          <table:table-cell office:value-type="float" office:value="19.4389" calcext:value-type="float">
            <text:p>19.4389</text:p>
          </table:table-cell>
          <table:table-cell table:formula="of:=900*[.G405]" office:value-type="float" office:value="33.51528" calcext:value-type="float">
            <text:p>33.51528</text:p>
          </table:table-cell>
          <table:table-cell table:formula="of:=([.F405]-[.C405]*[.C405])/([.A405]*[.A405])" office:value-type="float" office:value="0.0031130579733728" calcext:value-type="float">
            <text:p>0.003113057973373</text:p>
          </table:table-cell>
          <table:table-cell table:number-columns-repeated="1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4" calcext:value-type="float">
            <text:p>14</text:p>
          </table:table-cell>
          <table:table-cell office:value-type="float" office:value="-2.05515" calcext:value-type="float">
            <text:p>-2.05515</text:p>
          </table:table-cell>
          <table:table-cell office:value-type="float" office:value="0.0209261" calcext:value-type="float">
            <text:p>0.0209261</text:p>
          </table:table-cell>
          <table:table-cell office:value-type="float" office:value="-0.00023641" calcext:value-type="float">
            <text:p>-0.00023641</text:p>
          </table:table-cell>
          <table:table-cell office:value-type="float" office:value="4.24456" calcext:value-type="float">
            <text:p>4.24456</text:p>
          </table:table-cell>
          <table:table-cell office:value-type="float" office:value="0.0380023" calcext:value-type="float">
            <text:p>0.0380023</text:p>
          </table:table-cell>
          <table:table-cell office:value-type="float" office:value="18.3736" calcext:value-type="float">
            <text:p>18.3736</text:p>
          </table:table-cell>
          <table:table-cell office:value-type="float" office:value="0.00389687" calcext:value-type="float">
            <text:p>0.00389687</text:p>
          </table:table-cell>
          <table:table-cell office:value-type="float" office:value="20.3656" calcext:value-type="float">
            <text:p>20.3656</text:p>
          </table:table-cell>
          <table:table-cell table:formula="of:=900*[.G406]" office:value-type="float" office:value="34.20207" calcext:value-type="float">
            <text:p>34.20207</text:p>
          </table:table-cell>
          <table:table-cell table:formula="of:=([.F406]-[.C406]*[.C406])/([.A406]*[.A406])" office:value-type="float" office:value="0.00309444933431959" calcext:value-type="float">
            <text:p>0.00309444933432</text:p>
          </table:table-cell>
          <table:table-cell table:number-columns-repeated="1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5" calcext:value-type="float">
            <text:p>15</text:p>
          </table:table-cell>
          <table:table-cell office:value-type="float" office:value="-2.05925" calcext:value-type="float">
            <text:p>-2.05925</text:p>
          </table:table-cell>
          <table:table-cell office:value-type="float" office:value="0.0210794" calcext:value-type="float">
            <text:p>0.0210794</text:p>
          </table:table-cell>
          <table:table-cell office:value-type="float" office:value="0.00463264" calcext:value-type="float">
            <text:p>0.00463264</text:p>
          </table:table-cell>
          <table:table-cell office:value-type="float" office:value="4.2616" calcext:value-type="float">
            <text:p>4.2616</text:p>
          </table:table-cell>
          <table:table-cell office:value-type="float" office:value="0.0389672" calcext:value-type="float">
            <text:p>0.0389672</text:p>
          </table:table-cell>
          <table:table-cell office:value-type="float" office:value="18.523" calcext:value-type="float">
            <text:p>18.523</text:p>
          </table:table-cell>
          <table:table-cell office:value-type="float" office:value="0.00404449" calcext:value-type="float">
            <text:p>0.00404449</text:p>
          </table:table-cell>
          <table:table-cell office:value-type="float" office:value="20.3513" calcext:value-type="float">
            <text:p>20.3513</text:p>
          </table:table-cell>
          <table:table-cell table:formula="of:=900*[.G407]" office:value-type="float" office:value="35.07048" calcext:value-type="float">
            <text:p>35.07048</text:p>
          </table:table-cell>
          <table:table-cell table:formula="of:=([.F407]-[.C407]*[.C407])/([.A407]*[.A407])" office:value-type="float" office:value="0.00311973927514788" calcext:value-type="float">
            <text:p>0.0031197392751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2.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1.00444" calcext:value-type="float">
            <text:p>-1.00444</text:p>
          </table:table-cell>
          <table:table-cell office:value-type="float" office:value="0" calcext:value-type="float">
            <text:p>0</text:p>
          </table:table-cell>
          <table:table-cell office:value-type="float" office:value="-0.00222222" calcext:value-type="float">
            <text:p>-0.00222222</text:p>
          </table:table-cell>
          <table:table-cell office:value-type="float" office:value="1.00891" calcext:value-type="float">
            <text:p>1.00891</text:p>
          </table:table-cell>
          <table:table-cell office:value-type="float" office:value="0.00000493827" calcext:value-type="float">
            <text:p>4.93827E-06</text:p>
          </table:table-cell>
          <table:table-cell office:value-type="float" office:value="1.0179" calcext:value-type="float">
            <text:p>1.0179</text:p>
          </table:table-cell>
          <table:table-cell office:value-type="float" office:value="0.0000000000243865" calcext:value-type="float">
            <text:p>2.43865E-11</text:p>
          </table:table-cell>
          <table:table-cell office:value-type="float" office:value="1.80263" calcext:value-type="float">
            <text:p>1.80263</text:p>
          </table:table-cell>
          <table:table-cell table:formula="of:=900*[.G410]" office:value-type="float" office:value="0.004444443" calcext:value-type="float">
            <text:p>0.004444443</text:p>
          </table:table-cell>
          <table:table-cell table:formula="of:=([.F410]-[.C410]*[.C410])/([.A410]*[.A410])" office:value-type="float" office:value="0.00000141102880658485" calcext:value-type="float">
            <text:p>1.41102880658485E-06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-1.52889" calcext:value-type="float">
            <text:p>-1.52889</text:p>
          </table:table-cell>
          <table:table-cell office:value-type="float" office:value="0.00197531" calcext:value-type="float">
            <text:p>0.00197531</text:p>
          </table:table-cell>
          <table:table-cell office:value-type="float" office:value="0.112222" calcext:value-type="float">
            <text:p>0.112222</text:p>
          </table:table-cell>
          <table:table-cell office:value-type="float" office:value="2.33948" calcext:value-type="float">
            <text:p>2.33948</text:p>
          </table:table-cell>
          <table:table-cell office:value-type="float" office:value="0.0144716" calcext:value-type="float">
            <text:p>0.0144716</text:p>
          </table:table-cell>
          <table:table-cell office:value-type="float" office:value="5.49162" calcext:value-type="float">
            <text:p>5.49162</text:p>
          </table:table-cell>
          <table:table-cell office:value-type="float" office:value="0.000304021" calcext:value-type="float">
            <text:p>0.000304021</text:p>
          </table:table-cell>
          <table:table-cell office:value-type="float" office:value="2.31245" calcext:value-type="float">
            <text:p>2.31245</text:p>
          </table:table-cell>
          <table:table-cell table:formula="of:=900*[.G411]" office:value-type="float" office:value="13.02444" calcext:value-type="float">
            <text:p>13.02444</text:p>
          </table:table-cell>
          <table:table-cell table:formula="of:=([.F411]-[.C411]*[.C411])/([.A411]*[.A411])" office:value-type="float" office:value="0.000270969533607632" calcext:value-type="float">
            <text:p>0.000270969533608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-1.67111" calcext:value-type="float">
            <text:p>-1.67111</text:p>
          </table:table-cell>
          <table:table-cell office:value-type="float" office:value="0.0405728" calcext:value-type="float">
            <text:p>0.0405728</text:p>
          </table:table-cell>
          <table:table-cell office:value-type="float" office:value="0.149444" calcext:value-type="float">
            <text:p>0.149444</text:p>
          </table:table-cell>
          <table:table-cell office:value-type="float" office:value="2.83319" calcext:value-type="float">
            <text:p>2.83319</text:p>
          </table:table-cell>
          <table:table-cell office:value-type="float" office:value="0.0226284" calcext:value-type="float">
            <text:p>0.0226284</text:p>
          </table:table-cell>
          <table:table-cell office:value-type="float" office:value="8.47844" calcext:value-type="float">
            <text:p>8.47844</text:p>
          </table:table-cell>
          <table:table-cell office:value-type="float" office:value="0.000538688" calcext:value-type="float">
            <text:p>0.000538688</text:p>
          </table:table-cell>
          <table:table-cell office:value-type="float" office:value="1.98052" calcext:value-type="float">
            <text:p>1.98052</text:p>
          </table:table-cell>
          <table:table-cell table:formula="of:=900*[.G412]" office:value-type="float" office:value="20.36556" calcext:value-type="float">
            <text:p>20.36556</text:p>
          </table:table-cell>
          <table:table-cell table:formula="of:=([.F412]-[.C412]*[.C412])/([.A412]*[.A412])" office:value-type="float" office:value="0.00556671713305895" calcext:value-type="float">
            <text:p>0.005566717133059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-1.97333" calcext:value-type="float">
            <text:p>-1.97333</text:p>
          </table:table-cell>
          <table:table-cell office:value-type="float" office:value="0.0217679" calcext:value-type="float">
            <text:p>0.0217679</text:p>
          </table:table-cell>
          <table:table-cell office:value-type="float" office:value="0.283056" calcext:value-type="float">
            <text:p>0.283056</text:p>
          </table:table-cell>
          <table:table-cell office:value-type="float" office:value="3.91581" calcext:value-type="float">
            <text:p>3.91581</text:p>
          </table:table-cell>
          <table:table-cell office:value-type="float" office:value="0.0886475" calcext:value-type="float">
            <text:p>0.0886475</text:p>
          </table:table-cell>
          <table:table-cell office:value-type="float" office:value="15.6844" calcext:value-type="float">
            <text:p>15.6844</text:p>
          </table:table-cell>
          <table:table-cell office:value-type="float" office:value="0.0100789" calcext:value-type="float">
            <text:p>0.0100789</text:p>
          </table:table-cell>
          <table:table-cell office:value-type="float" office:value="3.78938" calcext:value-type="float">
            <text:p>3.78938</text:p>
          </table:table-cell>
          <table:table-cell table:formula="of:=900*[.G413]" office:value-type="float" office:value="79.78275" calcext:value-type="float">
            <text:p>79.78275</text:p>
          </table:table-cell>
          <table:table-cell table:formula="of:=([.F413]-[.C413]*[.C413])/([.A413]*[.A413])" office:value-type="float" office:value="0.00298747751714679" calcext:value-type="float">
            <text:p>0.002987477517147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-1.87778" calcext:value-type="float">
            <text:p>-1.87778</text:p>
          </table:table-cell>
          <table:table-cell office:value-type="float" office:value="0.0266815" calcext:value-type="float">
            <text:p>0.0266815</text:p>
          </table:table-cell>
          <table:table-cell office:value-type="float" office:value="0.0669444" calcext:value-type="float">
            <text:p>0.0669444</text:p>
          </table:table-cell>
          <table:table-cell office:value-type="float" office:value="3.55273" calcext:value-type="float">
            <text:p>3.55273</text:p>
          </table:table-cell>
          <table:table-cell office:value-type="float" office:value="0.0180778" calcext:value-type="float">
            <text:p>0.0180778</text:p>
          </table:table-cell>
          <table:table-cell office:value-type="float" office:value="12.9945" calcext:value-type="float">
            <text:p>12.9945</text:p>
          </table:table-cell>
          <table:table-cell office:value-type="float" office:value="0.00135862" calcext:value-type="float">
            <text:p>0.00135862</text:p>
          </table:table-cell>
          <table:table-cell office:value-type="float" office:value="8.19627" calcext:value-type="float">
            <text:p>8.19627</text:p>
          </table:table-cell>
          <table:table-cell table:formula="of:=900*[.G414]" office:value-type="float" office:value="16.27002" calcext:value-type="float">
            <text:p>16.27002</text:p>
          </table:table-cell>
          <table:table-cell table:formula="of:=([.F414]-[.C414]*[.C414])/([.A414]*[.A414])" office:value-type="float" office:value="0.00365874781893002" calcext:value-type="float">
            <text:p>0.00365874781893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office:value-type="float" office:value="-1.9025" calcext:value-type="float">
            <text:p>-1.9025</text:p>
          </table:table-cell>
          <table:table-cell office:value-type="float" office:value="0.0151333" calcext:value-type="float">
            <text:p>0.0151333</text:p>
          </table:table-cell>
          <table:table-cell office:value-type="float" office:value="-0.0670833" calcext:value-type="float">
            <text:p>-0.0670833</text:p>
          </table:table-cell>
          <table:table-cell office:value-type="float" office:value="3.63464" calcext:value-type="float">
            <text:p>3.63464</text:p>
          </table:table-cell>
          <table:table-cell office:value-type="float" office:value="0.015712" calcext:value-type="float">
            <text:p>0.015712</text:p>
          </table:table-cell>
          <table:table-cell office:value-type="float" office:value="13.4281" calcext:value-type="float">
            <text:p>13.4281</text:p>
          </table:table-cell>
          <table:table-cell office:value-type="float" office:value="0.000754495" calcext:value-type="float">
            <text:p>0.000754495</text:p>
          </table:table-cell>
          <table:table-cell office:value-type="float" office:value="9.13641" calcext:value-type="float">
            <text:p>9.13641</text:p>
          </table:table-cell>
          <table:table-cell table:formula="of:=900*[.G415]" office:value-type="float" office:value="14.1408" calcext:value-type="float">
            <text:p>14.1408</text:p>
          </table:table-cell>
          <table:table-cell table:formula="of:=([.F415]-[.C415]*[.C415])/([.A415]*[.A415])" office:value-type="float" office:value="0.00207596021947873" calcext:value-type="float">
            <text:p>0.002075960219479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office:value-type="float" office:value="-1.91917" calcext:value-type="float">
            <text:p>-1.91917</text:p>
          </table:table-cell>
          <table:table-cell office:value-type="float" office:value="0.0187499" calcext:value-type="float">
            <text:p>0.0187499</text:p>
          </table:table-cell>
          <table:table-cell office:value-type="float" office:value="-0.0109722" calcext:value-type="float">
            <text:p>-0.0109722</text:p>
          </table:table-cell>
          <table:table-cell office:value-type="float" office:value="3.70195" calcext:value-type="float">
            <text:p>3.70195</text:p>
          </table:table-cell>
          <table:table-cell office:value-type="float" office:value="0.0208015" calcext:value-type="float">
            <text:p>0.0208015</text:p>
          </table:table-cell>
          <table:table-cell office:value-type="float" office:value="13.9855" calcext:value-type="float">
            <text:p>13.9855</text:p>
          </table:table-cell>
          <table:table-cell office:value-type="float" office:value="0.00160883" calcext:value-type="float">
            <text:p>0.00160883</text:p>
          </table:table-cell>
          <table:table-cell office:value-type="float" office:value="20.596" calcext:value-type="float">
            <text:p>20.596</text:p>
          </table:table-cell>
          <table:table-cell table:formula="of:=900*[.G416]" office:value-type="float" office:value="18.72135" calcext:value-type="float">
            <text:p>18.72135</text:p>
          </table:table-cell>
          <table:table-cell table:formula="of:=([.F416]-[.C416]*[.C416])/([.A416]*[.A416])" office:value-type="float" office:value="0.00257016613168721" calcext:value-type="float">
            <text:p>0.002570166131687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" calcext:value-type="float">
            <text:p>7</text:p>
          </table:table-cell>
          <table:table-cell office:value-type="float" office:value="-1.96625" calcext:value-type="float">
            <text:p>-1.96625</text:p>
          </table:table-cell>
          <table:table-cell office:value-type="float" office:value="0.0207844" calcext:value-type="float">
            <text:p>0.0207844</text:p>
          </table:table-cell>
          <table:table-cell office:value-type="float" office:value="0.00904514" calcext:value-type="float">
            <text:p>0.00904514</text:p>
          </table:table-cell>
          <table:table-cell office:value-type="float" office:value="3.88692" calcext:value-type="float">
            <text:p>3.88692</text:p>
          </table:table-cell>
          <table:table-cell office:value-type="float" office:value="0.0239334" calcext:value-type="float">
            <text:p>0.0239334</text:p>
          </table:table-cell>
          <table:table-cell office:value-type="float" office:value="15.4313" calcext:value-type="float">
            <text:p>15.4313</text:p>
          </table:table-cell>
          <table:table-cell office:value-type="float" office:value="0.00144188" calcext:value-type="float">
            <text:p>0.00144188</text:p>
          </table:table-cell>
          <table:table-cell office:value-type="float" office:value="15.209" calcext:value-type="float">
            <text:p>15.209</text:p>
          </table:table-cell>
          <table:table-cell table:formula="of:=900*[.G417]" office:value-type="float" office:value="21.54006" calcext:value-type="float">
            <text:p>21.54006</text:p>
          </table:table-cell>
          <table:table-cell table:formula="of:=([.F417]-[.C417]*[.C417])/([.A417]*[.A417])" office:value-type="float" office:value="0.00285060871056237" calcext:value-type="float">
            <text:p>0.002850608710562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8" calcext:value-type="float">
            <text:p>8</text:p>
          </table:table-cell>
          <table:table-cell office:value-type="float" office:value="-1.92295" calcext:value-type="float">
            <text:p>-1.92295</text:p>
          </table:table-cell>
          <table:table-cell office:value-type="float" office:value="0.0156842" calcext:value-type="float">
            <text:p>0.0156842</text:p>
          </table:table-cell>
          <table:table-cell office:value-type="float" office:value="-0.0773003" calcext:value-type="float">
            <text:p>-0.0773003</text:p>
          </table:table-cell>
          <table:table-cell office:value-type="float" office:value="3.71343" calcext:value-type="float">
            <text:p>3.71343</text:p>
          </table:table-cell>
          <table:table-cell office:value-type="float" office:value="0.033375" calcext:value-type="float">
            <text:p>0.033375</text:p>
          </table:table-cell>
          <table:table-cell office:value-type="float" office:value="14.0187" calcext:value-type="float">
            <text:p>14.0187</text:p>
          </table:table-cell>
          <table:table-cell office:value-type="float" office:value="0.00291631" calcext:value-type="float">
            <text:p>0.00291631</text:p>
          </table:table-cell>
          <table:table-cell office:value-type="float" office:value="13.4292" calcext:value-type="float">
            <text:p>13.4292</text:p>
          </table:table-cell>
          <table:table-cell table:formula="of:=900*[.G418]" office:value-type="float" office:value="30.0375" calcext:value-type="float">
            <text:p>30.0375</text:p>
          </table:table-cell>
          <table:table-cell table:formula="of:=([.F418]-[.C418]*[.C418])/([.A418]*[.A418])" office:value-type="float" office:value="0.00215271570644706" calcext:value-type="float">
            <text:p>0.002152715706447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-1.94109" calcext:value-type="float">
            <text:p>-1.94109</text:p>
          </table:table-cell>
          <table:table-cell office:value-type="float" office:value="0.0193904" calcext:value-type="float">
            <text:p>0.0193904</text:p>
          </table:table-cell>
          <table:table-cell office:value-type="float" office:value="0.00418403" calcext:value-type="float">
            <text:p>0.00418403</text:p>
          </table:table-cell>
          <table:table-cell office:value-type="float" office:value="3.78724" calcext:value-type="float">
            <text:p>3.78724</text:p>
          </table:table-cell>
          <table:table-cell office:value-type="float" office:value="0.0239354" calcext:value-type="float">
            <text:p>0.0239354</text:p>
          </table:table-cell>
          <table:table-cell office:value-type="float" office:value="14.64" calcext:value-type="float">
            <text:p>14.64</text:p>
          </table:table-cell>
          <table:table-cell office:value-type="float" office:value="0.00158129" calcext:value-type="float">
            <text:p>0.00158129</text:p>
          </table:table-cell>
          <table:table-cell office:value-type="float" office:value="17.0336" calcext:value-type="float">
            <text:p>17.0336</text:p>
          </table:table-cell>
          <table:table-cell table:formula="of:=900*[.G419]" office:value-type="float" office:value="21.54186" calcext:value-type="float">
            <text:p>21.54186</text:p>
          </table:table-cell>
          <table:table-cell table:formula="of:=([.F419]-[.C419]*[.C419])/([.A419]*[.A419])" office:value-type="float" office:value="0.00266249820301783" calcext:value-type="float">
            <text:p>0.002662498203018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0" calcext:value-type="float">
            <text:p>10</text:p>
          </table:table-cell>
          <table:table-cell office:value-type="float" office:value="-1.93504" calcext:value-type="float">
            <text:p>-1.93504</text:p>
          </table:table-cell>
          <table:table-cell office:value-type="float" office:value="0.0199909" calcext:value-type="float">
            <text:p>0.0199909</text:p>
          </table:table-cell>
          <table:table-cell office:value-type="float" office:value="-0.0104145" calcext:value-type="float">
            <text:p>-0.0104145</text:p>
          </table:table-cell>
          <table:table-cell office:value-type="float" office:value="3.76438" calcext:value-type="float">
            <text:p>3.76438</text:p>
          </table:table-cell>
          <table:table-cell office:value-type="float" office:value="0.0281714" calcext:value-type="float">
            <text:p>0.0281714</text:p>
          </table:table-cell>
          <table:table-cell office:value-type="float" office:value="14.4745" calcext:value-type="float">
            <text:p>14.4745</text:p>
          </table:table-cell>
          <table:table-cell office:value-type="float" office:value="0.00232058" calcext:value-type="float">
            <text:p>0.00232058</text:p>
          </table:table-cell>
          <table:table-cell office:value-type="float" office:value="16.0181" calcext:value-type="float">
            <text:p>16.0181</text:p>
          </table:table-cell>
          <table:table-cell table:formula="of:=900*[.G420]" office:value-type="float" office:value="25.35426" calcext:value-type="float">
            <text:p>25.35426</text:p>
          </table:table-cell>
          <table:table-cell table:formula="of:=([.F420]-[.C420]*[.C420])/([.A420]*[.A420])" office:value-type="float" office:value="0.00274351144032916" calcext:value-type="float">
            <text:p>0.002743511440329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1" calcext:value-type="float">
            <text:p>11</text:p>
          </table:table-cell>
          <table:table-cell office:value-type="float" office:value="-1.91645" calcext:value-type="float">
            <text:p>-1.91645</text:p>
          </table:table-cell>
          <table:table-cell office:value-type="float" office:value="0.0196143" calcext:value-type="float">
            <text:p>0.0196143</text:p>
          </table:table-cell>
          <table:table-cell office:value-type="float" office:value="0.00450846" calcext:value-type="float">
            <text:p>0.00450846</text:p>
          </table:table-cell>
          <table:table-cell office:value-type="float" office:value="3.69238" calcext:value-type="float">
            <text:p>3.69238</text:p>
          </table:table-cell>
          <table:table-cell office:value-type="float" office:value="0.0226331" calcext:value-type="float">
            <text:p>0.0226331</text:p>
          </table:table-cell>
          <table:table-cell office:value-type="float" office:value="13.9213" calcext:value-type="float">
            <text:p>13.9213</text:p>
          </table:table-cell>
          <table:table-cell office:value-type="float" office:value="0.00150595" calcext:value-type="float">
            <text:p>0.00150595</text:p>
          </table:table-cell>
          <table:table-cell office:value-type="float" office:value="16.7927" calcext:value-type="float">
            <text:p>16.7927</text:p>
          </table:table-cell>
          <table:table-cell table:formula="of:=900*[.G421]" office:value-type="float" office:value="20.36979" calcext:value-type="float">
            <text:p>20.36979</text:p>
          </table:table-cell>
          <table:table-cell table:formula="of:=([.F421]-[.C421]*[.C421])/([.A421]*[.A421])" office:value-type="float" office:value="0.00268853189300399" calcext:value-type="float">
            <text:p>0.002688531893004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2" calcext:value-type="float">
            <text:p>12</text:p>
          </table:table-cell>
          <table:table-cell office:value-type="float" office:value="-1.92398" calcext:value-type="float">
            <text:p>-1.92398</text:p>
          </table:table-cell>
          <table:table-cell office:value-type="float" office:value="0.0188368" calcext:value-type="float">
            <text:p>0.0188368</text:p>
          </table:table-cell>
          <table:table-cell office:value-type="float" office:value="-0.015121" calcext:value-type="float">
            <text:p>-0.015121</text:p>
          </table:table-cell>
          <table:table-cell office:value-type="float" office:value="3.72052" calcext:value-type="float">
            <text:p>3.72052</text:p>
          </table:table-cell>
          <table:table-cell office:value-type="float" office:value="0.0246506" calcext:value-type="float">
            <text:p>0.0246506</text:p>
          </table:table-cell>
          <table:table-cell office:value-type="float" office:value="14.1247" calcext:value-type="float">
            <text:p>14.1247</text:p>
          </table:table-cell>
          <table:table-cell office:value-type="float" office:value="0.00170181" calcext:value-type="float">
            <text:p>0.00170181</text:p>
          </table:table-cell>
          <table:table-cell office:value-type="float" office:value="16.4946" calcext:value-type="float">
            <text:p>16.4946</text:p>
          </table:table-cell>
          <table:table-cell table:formula="of:=900*[.G422]" office:value-type="float" office:value="22.18554" calcext:value-type="float">
            <text:p>22.18554</text:p>
          </table:table-cell>
          <table:table-cell table:formula="of:=([.F422]-[.C422]*[.C422])/([.A422]*[.A422])" office:value-type="float" office:value="0.00258175028806581" calcext:value-type="float">
            <text:p>0.002581750288066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3" calcext:value-type="float">
            <text:p>13</text:p>
          </table:table-cell>
          <table:table-cell office:value-type="float" office:value="-1.91839" calcext:value-type="float">
            <text:p>-1.91839</text:p>
          </table:table-cell>
          <table:table-cell office:value-type="float" office:value="0.0195802" calcext:value-type="float">
            <text:p>0.0195802</text:p>
          </table:table-cell>
          <table:table-cell office:value-type="float" office:value="-0.0005051" calcext:value-type="float">
            <text:p>-0.0005051</text:p>
          </table:table-cell>
          <table:table-cell office:value-type="float" office:value="3.69978" calcext:value-type="float">
            <text:p>3.69978</text:p>
          </table:table-cell>
          <table:table-cell office:value-type="float" office:value="0.0253721" calcext:value-type="float">
            <text:p>0.0253721</text:p>
          </table:table-cell>
          <table:table-cell office:value-type="float" office:value="13.9792" calcext:value-type="float">
            <text:p>13.9792</text:p>
          </table:table-cell>
          <table:table-cell office:value-type="float" office:value="0.00180151" calcext:value-type="float">
            <text:p>0.00180151</text:p>
          </table:table-cell>
          <table:table-cell office:value-type="float" office:value="16.7383" calcext:value-type="float">
            <text:p>16.7383</text:p>
          </table:table-cell>
          <table:table-cell table:formula="of:=900*[.G423]" office:value-type="float" office:value="22.83489" calcext:value-type="float">
            <text:p>22.83489</text:p>
          </table:table-cell>
          <table:table-cell table:formula="of:=([.F423]-[.C423]*[.C423])/([.A423]*[.A423])" office:value-type="float" office:value="0.00268310122085046" calcext:value-type="float">
            <text:p>0.00268310122085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4" calcext:value-type="float">
            <text:p>14</text:p>
          </table:table-cell>
          <table:table-cell office:value-type="float" office:value="-1.92845" calcext:value-type="float">
            <text:p>-1.92845</text:p>
          </table:table-cell>
          <table:table-cell office:value-type="float" office:value="0.0190128" calcext:value-type="float">
            <text:p>0.0190128</text:p>
          </table:table-cell>
          <table:table-cell office:value-type="float" office:value="-0.000903456" calcext:value-type="float">
            <text:p>-0.000903456</text:p>
          </table:table-cell>
          <table:table-cell office:value-type="float" office:value="3.73794" calcext:value-type="float">
            <text:p>3.73794</text:p>
          </table:table-cell>
          <table:table-cell office:value-type="float" office:value="0.0269219" calcext:value-type="float">
            <text:p>0.0269219</text:p>
          </table:table-cell>
          <table:table-cell office:value-type="float" office:value="14.2571" calcext:value-type="float">
            <text:p>14.2571</text:p>
          </table:table-cell>
          <table:table-cell office:value-type="float" office:value="0.00197926" calcext:value-type="float">
            <text:p>0.00197926</text:p>
          </table:table-cell>
          <table:table-cell office:value-type="float" office:value="16.0588" calcext:value-type="float">
            <text:p>16.0588</text:p>
          </table:table-cell>
          <table:table-cell table:formula="of:=900*[.G424]" office:value-type="float" office:value="24.22971" calcext:value-type="float">
            <text:p>24.22971</text:p>
          </table:table-cell>
          <table:table-cell table:formula="of:=([.F424]-[.C424]*[.C424])/([.A424]*[.A424])" office:value-type="float" office:value="0.00260913545953348" calcext:value-type="float">
            <text:p>0.002609135459533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5" calcext:value-type="float">
            <text:p>15</text:p>
          </table:table-cell>
          <table:table-cell office:value-type="float" office:value="-1.92678" calcext:value-type="float">
            <text:p>-1.92678</text:p>
          </table:table-cell>
          <table:table-cell office:value-type="float" office:value="0.0193897" calcext:value-type="float">
            <text:p>0.0193897</text:p>
          </table:table-cell>
          <table:table-cell office:value-type="float" office:value="-0.00386943" calcext:value-type="float">
            <text:p>-0.00386943</text:p>
          </table:table-cell>
          <table:table-cell office:value-type="float" office:value="3.73188" calcext:value-type="float">
            <text:p>3.73188</text:p>
          </table:table-cell>
          <table:table-cell office:value-type="float" office:value="0.0266888" calcext:value-type="float">
            <text:p>0.0266888</text:p>
          </table:table-cell>
          <table:table-cell office:value-type="float" office:value="14.2171" calcext:value-type="float">
            <text:p>14.2171</text:p>
          </table:table-cell>
          <table:table-cell office:value-type="float" office:value="0.00196667" calcext:value-type="float">
            <text:p>0.00196667</text:p>
          </table:table-cell>
          <table:table-cell office:value-type="float" office:value="16.1348" calcext:value-type="float">
            <text:p>16.1348</text:p>
          </table:table-cell>
          <table:table-cell table:formula="of:=900*[.G425]" office:value-type="float" office:value="24.01992" calcext:value-type="float">
            <text:p>24.01992</text:p>
          </table:table-cell>
          <table:table-cell table:formula="of:=([.F425]-[.C425]*[.C425])/([.A425]*[.A425])" office:value-type="float" office:value="0.0026610194238684" calcext:value-type="float">
            <text:p>0.002661019423868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6" calcext:value-type="float">
            <text:p>16</text:p>
          </table:table-cell>
          <table:table-cell office:value-type="float" office:value="-1.92767" calcext:value-type="float">
            <text:p>-1.92767</text:p>
          </table:table-cell>
          <table:table-cell office:value-type="float" office:value="0.0191977" calcext:value-type="float">
            <text:p>0.0191977</text:p>
          </table:table-cell>
          <table:table-cell office:value-type="float" office:value="0.00364204" calcext:value-type="float">
            <text:p>0.00364204</text:p>
          </table:table-cell>
          <table:table-cell office:value-type="float" office:value="3.73512" calcext:value-type="float">
            <text:p>3.73512</text:p>
          </table:table-cell>
          <table:table-cell office:value-type="float" office:value="0.026773" calcext:value-type="float">
            <text:p>0.026773</text:p>
          </table:table-cell>
          <table:table-cell office:value-type="float" office:value="14.2393" calcext:value-type="float">
            <text:p>14.2393</text:p>
          </table:table-cell>
          <table:table-cell office:value-type="float" office:value="0.00202441" calcext:value-type="float">
            <text:p>0.00202441</text:p>
          </table:table-cell>
          <table:table-cell office:value-type="float" office:value="16.1294" calcext:value-type="float">
            <text:p>16.1294</text:p>
          </table:table-cell>
          <table:table-cell table:formula="of:=900*[.G426]" office:value-type="float" office:value="24.0957" calcext:value-type="float">
            <text:p>24.0957</text:p>
          </table:table-cell>
          <table:table-cell table:formula="of:=([.F426]-[.C426]*[.C426])/([.A426]*[.A426])" office:value-type="float" office:value="0.00263489315500691" calcext:value-type="float">
            <text:p>0.0026348931550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2.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-0.844444" calcext:value-type="float">
            <text:p>-0.844444</text:p>
          </table:table-cell>
          <table:table-cell office:value-type="float" office:value="0" calcext:value-type="float">
            <text:p>0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713086" calcext:value-type="float">
            <text:p>0.713086</text:p>
          </table:table-cell>
          <table:table-cell office:value-type="float" office:value="0.000967901" calcext:value-type="float">
            <text:p>0.000967901</text:p>
          </table:table-cell>
          <table:table-cell office:value-type="float" office:value="0.508492" calcext:value-type="float">
            <text:p>0.508492</text:p>
          </table:table-cell>
          <table:table-cell office:value-type="float" office:value="0.000000936833" calcext:value-type="float">
            <text:p>9.36833E-07</text:p>
          </table:table-cell>
          <table:table-cell office:value-type="float" office:value="0.729718" calcext:value-type="float">
            <text:p>0.729718</text:p>
          </table:table-cell>
          <table:table-cell table:formula="of:=900*[.G429]" office:value-type="float" office:value="0.8711109" calcext:value-type="float">
            <text:p>0.8711109</text:p>
          </table:table-cell>
          <table:table-cell table:formula="of:=([.F429]-[.C429]*[.C429])/([.A429]*[.A429])" office:value-type="float" office:value="0.0000000422020408273633" calcext:value-type="float">
            <text:p>4.22020408273633E-08</text:p>
          </table:table-cell>
          <table:table-cell table:number-columns-repeated="16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-1.32" calcext:value-type="float">
            <text:p>-1.32</text:p>
          </table:table-cell>
          <table:table-cell office:value-type="float" office:value="0.00713086" calcext:value-type="float">
            <text:p>0.00713086</text:p>
          </table:table-cell>
          <table:table-cell office:value-type="float" office:value="0.01" calcext:value-type="float">
            <text:p>0.01</text:p>
          </table:table-cell>
          <table:table-cell office:value-type="float" office:value="1.74953" calcext:value-type="float">
            <text:p>1.74953</text:p>
          </table:table-cell>
          <table:table-cell office:value-type="float" office:value="0.000377778" calcext:value-type="float">
            <text:p>0.000377778</text:p>
          </table:table-cell>
          <table:table-cell office:value-type="float" office:value="3.11056" calcext:value-type="float">
            <text:p>3.11056</text:p>
          </table:table-cell>
          <table:table-cell office:value-type="float" office:value="0.000000253827" calcext:value-type="float">
            <text:p>2.53827E-07</text:p>
          </table:table-cell>
          <table:table-cell office:value-type="float" office:value="5.23221" calcext:value-type="float">
            <text:p>5.23221</text:p>
          </table:table-cell>
          <table:table-cell table:formula="of:=900*[.G430]" office:value-type="float" office:value="0.3400002" calcext:value-type="float">
            <text:p>0.3400002</text:p>
          </table:table-cell>
          <table:table-cell table:formula="of:=([.F430]-[.C430]*[.C430])/([.A430]*[.A430])" office:value-type="float" office:value="0.000909438775510186" calcext:value-type="float">
            <text:p>0.00090943877551</text:p>
          </table:table-cell>
          <table:table-cell table:number-columns-repeated="16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-1.76444" calcext:value-type="float">
            <text:p>-1.76444</text:p>
          </table:table-cell>
          <table:table-cell office:value-type="float" office:value="0.00764444" calcext:value-type="float">
            <text:p>0.00764444</text:p>
          </table:table-cell>
          <table:table-cell office:value-type="float" office:value="-0.0294444" calcext:value-type="float">
            <text:p>-0.0294444</text:p>
          </table:table-cell>
          <table:table-cell office:value-type="float" office:value="3.12091" calcext:value-type="float">
            <text:p>3.12091</text:p>
          </table:table-cell>
          <table:table-cell office:value-type="float" office:value="0.00197654" calcext:value-type="float">
            <text:p>0.00197654</text:p>
          </table:table-cell>
          <table:table-cell office:value-type="float" office:value="9.83082" calcext:value-type="float">
            <text:p>9.83082</text:p>
          </table:table-cell>
          <table:table-cell office:value-type="float" office:value="0.00000493018" calcext:value-type="float">
            <text:p>4.93018E-06</text:p>
          </table:table-cell>
          <table:table-cell office:value-type="float" office:value="9.9988" calcext:value-type="float">
            <text:p>9.9988</text:p>
          </table:table-cell>
          <table:table-cell table:formula="of:=900*[.G431]" office:value-type="float" office:value="1.778886" calcext:value-type="float">
            <text:p>1.778886</text:p>
          </table:table-cell>
          <table:table-cell table:formula="of:=([.F431]-[.C431]*[.C431])/([.A431]*[.A431])" office:value-type="float" office:value="0.000977230408163262" calcext:value-type="float">
            <text:p>0.000977230408163</text:p>
          </table:table-cell>
          <table:table-cell table:number-columns-repeated="16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-1.79222" calcext:value-type="float">
            <text:p>-1.7922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283333" calcext:value-type="float">
            <text:p>0.0283333</text:p>
          </table:table-cell>
          <table:table-cell office:value-type="float" office:value="3.21836" calcext:value-type="float">
            <text:p>3.21836</text:p>
          </table:table-cell>
          <table:table-cell office:value-type="float" office:value="0.00354938" calcext:value-type="float">
            <text:p>0.00354938</text:p>
          </table:table-cell>
          <table:table-cell office:value-type="float" office:value="10.4377" calcext:value-type="float">
            <text:p>10.4377</text:p>
          </table:table-cell>
          <table:table-cell office:value-type="float" office:value="0.0000417261" calcext:value-type="float">
            <text:p>4.17261E-05</text:p>
          </table:table-cell>
          <table:table-cell office:value-type="float" office:value="7.27122" calcext:value-type="float">
            <text:p>7.27122</text:p>
          </table:table-cell>
          <table:table-cell table:formula="of:=900*[.G432]" office:value-type="float" office:value="3.194442" calcext:value-type="float">
            <text:p>3.194442</text:p>
          </table:table-cell>
          <table:table-cell table:formula="of:=([.F432]-[.C432]*[.C432])/([.A432]*[.A432])" office:value-type="float" office:value="0.000804524438775567" calcext:value-type="float">
            <text:p>0.000804524438776</text:p>
          </table:table-cell>
          <table:table-cell table:number-columns-repeated="16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-1.89167" calcext:value-type="float">
            <text:p>-1.89167</text:p>
          </table:table-cell>
          <table:table-cell office:value-type="float" office:value="0.0161503" calcext:value-type="float">
            <text:p>0.0161503</text:p>
          </table:table-cell>
          <table:table-cell office:value-type="float" office:value="-0.122083" calcext:value-type="float">
            <text:p>-0.122083</text:p>
          </table:table-cell>
          <table:table-cell office:value-type="float" office:value="3.59455" calcext:value-type="float">
            <text:p>3.59455</text:p>
          </table:table-cell>
          <table:table-cell office:value-type="float" office:value="0.0181454" calcext:value-type="float">
            <text:p>0.0181454</text:p>
          </table:table-cell>
          <table:table-cell office:value-type="float" office:value="13.151" calcext:value-type="float">
            <text:p>13.151</text:p>
          </table:table-cell>
          <table:table-cell office:value-type="float" office:value="0.000497894" calcext:value-type="float">
            <text:p>0.000497894</text:p>
          </table:table-cell>
          <table:table-cell office:value-type="float" office:value="13.6375" calcext:value-type="float">
            <text:p>13.6375</text:p>
          </table:table-cell>
          <table:table-cell table:formula="of:=900*[.G433]" office:value-type="float" office:value="16.33086" calcext:value-type="float">
            <text:p>16.33086</text:p>
          </table:table-cell>
          <table:table-cell table:formula="of:=([.F433]-[.C433]*[.C433])/([.A433]*[.A433])" office:value-type="float" office:value="0.00205798610969388" calcext:value-type="float">
            <text:p>0.002057986109694</text:p>
          </table:table-cell>
          <table:table-cell table:number-columns-repeated="16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-1.78611" calcext:value-type="float">
            <text:p>-1.78611</text:p>
          </table:table-cell>
          <table:table-cell office:value-type="float" office:value="0.0134861" calcext:value-type="float">
            <text:p>0.0134861</text:p>
          </table:table-cell>
          <table:table-cell office:value-type="float" office:value="0.05625" calcext:value-type="float">
            <text:p>0.05625</text:p>
          </table:table-cell>
          <table:table-cell office:value-type="float" office:value="3.20368" calcext:value-type="float">
            <text:p>3.20368</text:p>
          </table:table-cell>
          <table:table-cell office:value-type="float" office:value="0.00872901" calcext:value-type="float">
            <text:p>0.00872901</text:p>
          </table:table-cell>
          <table:table-cell office:value-type="float" office:value="10.4363" calcext:value-type="float">
            <text:p>10.4363</text:p>
          </table:table-cell>
          <table:table-cell office:value-type="float" office:value="0.000201437" calcext:value-type="float">
            <text:p>0.000201437</text:p>
          </table:table-cell>
          <table:table-cell office:value-type="float" office:value="8.86442" calcext:value-type="float">
            <text:p>8.86442</text:p>
          </table:table-cell>
          <table:table-cell table:formula="of:=900*[.G434]" office:value-type="float" office:value="7.856109" calcext:value-type="float">
            <text:p>7.856109</text:p>
          </table:table-cell>
          <table:table-cell table:formula="of:=([.F434]-[.C434]*[.C434])/([.A434]*[.A434])" office:value-type="float" office:value="0.00172079947704076" calcext:value-type="float">
            <text:p>0.001720799477041</text:p>
          </table:table-cell>
          <table:table-cell table:number-columns-repeated="16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" calcext:value-type="float">
            <text:p>6</text:p>
          </table:table-cell>
          <table:table-cell office:value-type="float" office:value="-1.84139" calcext:value-type="float">
            <text:p>-1.84139</text:p>
          </table:table-cell>
          <table:table-cell office:value-type="float" office:value="0.0148499" calcext:value-type="float">
            <text:p>0.0148499</text:p>
          </table:table-cell>
          <table:table-cell office:value-type="float" office:value="0.00222222" calcext:value-type="float">
            <text:p>0.00222222</text:p>
          </table:table-cell>
          <table:table-cell office:value-type="float" office:value="3.40556" calcext:value-type="float">
            <text:p>3.40556</text:p>
          </table:table-cell>
          <table:table-cell office:value-type="float" office:value="0.0209236" calcext:value-type="float">
            <text:p>0.0209236</text:p>
          </table:table-cell>
          <table:table-cell office:value-type="float" office:value="11.799" calcext:value-type="float">
            <text:p>11.799</text:p>
          </table:table-cell>
          <table:table-cell office:value-type="float" office:value="0.00104701" calcext:value-type="float">
            <text:p>0.00104701</text:p>
          </table:table-cell>
          <table:table-cell office:value-type="float" office:value="12.5" calcext:value-type="float">
            <text:p>12.5</text:p>
          </table:table-cell>
          <table:table-cell table:formula="of:=900*[.G435]" office:value-type="float" office:value="18.83124" calcext:value-type="float">
            <text:p>18.83124</text:p>
          </table:table-cell>
          <table:table-cell table:formula="of:=([.F435]-[.C435]*[.C435])/([.A435]*[.A435])" office:value-type="float" office:value="0.00189322294642853" calcext:value-type="float">
            <text:p>0.001893222946429</text:p>
          </table:table-cell>
          <table:table-cell table:number-columns-repeated="16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" calcext:value-type="float">
            <text:p>7</text:p>
          </table:table-cell>
          <table:table-cell office:value-type="float" office:value="-1.81674" calcext:value-type="float">
            <text:p>-1.81674</text:p>
          </table:table-cell>
          <table:table-cell office:value-type="float" office:value="0.0195211" calcext:value-type="float">
            <text:p>0.0195211</text:p>
          </table:table-cell>
          <table:table-cell office:value-type="float" office:value="-0.0312847" calcext:value-type="float">
            <text:p>-0.0312847</text:p>
          </table:table-cell>
          <table:table-cell office:value-type="float" office:value="3.32005" calcext:value-type="float">
            <text:p>3.32005</text:p>
          </table:table-cell>
          <table:table-cell office:value-type="float" office:value="0.0186923" calcext:value-type="float">
            <text:p>0.0186923</text:p>
          </table:table-cell>
          <table:table-cell office:value-type="float" office:value="11.2843" calcext:value-type="float">
            <text:p>11.2843</text:p>
          </table:table-cell>
          <table:table-cell office:value-type="float" office:value="0.00105193" calcext:value-type="float">
            <text:p>0.00105193</text:p>
          </table:table-cell>
          <table:table-cell office:value-type="float" office:value="13.4746" calcext:value-type="float">
            <text:p>13.4746</text:p>
          </table:table-cell>
          <table:table-cell table:formula="of:=900*[.G436]" office:value-type="float" office:value="16.82307" calcext:value-type="float">
            <text:p>16.82307</text:p>
          </table:table-cell>
          <table:table-cell table:formula="of:=([.F436]-[.C436]*[.C436])/([.A436]*[.A436])" office:value-type="float" office:value="0.0024879811734694" calcext:value-type="float">
            <text:p>0.002487981173469</text:p>
          </table:table-cell>
          <table:table-cell table:number-columns-repeated="16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float" office:value="-1.79979" calcext:value-type="float">
            <text:p>-1.79979</text:p>
          </table:table-cell>
          <table:table-cell office:value-type="float" office:value="0.015945" calcext:value-type="float">
            <text:p>0.015945</text:p>
          </table:table-cell>
          <table:table-cell office:value-type="float" office:value="-0.00835069" calcext:value-type="float">
            <text:p>-0.00835069</text:p>
          </table:table-cell>
          <table:table-cell office:value-type="float" office:value="3.2552" calcext:value-type="float">
            <text:p>3.2552</text:p>
          </table:table-cell>
          <table:table-cell office:value-type="float" office:value="0.0191182" calcext:value-type="float">
            <text:p>0.0191182</text:p>
          </table:table-cell>
          <table:table-cell office:value-type="float" office:value="10.8019" calcext:value-type="float">
            <text:p>10.8019</text:p>
          </table:table-cell>
          <table:table-cell office:value-type="float" office:value="0.00084939" calcext:value-type="float">
            <text:p>0.00084939</text:p>
          </table:table-cell>
          <table:table-cell office:value-type="float" office:value="10.3562" calcext:value-type="float">
            <text:p>10.3562</text:p>
          </table:table-cell>
          <table:table-cell table:formula="of:=900*[.G437]" office:value-type="float" office:value="17.20638" calcext:value-type="float">
            <text:p>17.20638</text:p>
          </table:table-cell>
          <table:table-cell table:formula="of:=([.F437]-[.C437]*[.C437])/([.A437]*[.A437])" office:value-type="float" office:value="0.00203519845663254" calcext:value-type="float">
            <text:p>0.002035198456633</text:p>
          </table:table-cell>
          <table:table-cell table:number-columns-repeated="16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9" calcext:value-type="float">
            <text:p>9</text:p>
          </table:table-cell>
          <table:table-cell office:value-type="float" office:value="-1.80705" calcext:value-type="float">
            <text:p>-1.80705</text:p>
          </table:table-cell>
          <table:table-cell office:value-type="float" office:value="0.0155756" calcext:value-type="float">
            <text:p>0.0155756</text:p>
          </table:table-cell>
          <table:table-cell office:value-type="float" office:value="0.00972656" calcext:value-type="float">
            <text:p>0.00972656</text:p>
          </table:table-cell>
          <table:table-cell office:value-type="float" office:value="3.281" calcext:value-type="float">
            <text:p>3.281</text:p>
          </table:table-cell>
          <table:table-cell office:value-type="float" office:value="0.0187241" calcext:value-type="float">
            <text:p>0.0187241</text:p>
          </table:table-cell>
          <table:table-cell office:value-type="float" office:value="10.9703" calcext:value-type="float">
            <text:p>10.9703</text:p>
          </table:table-cell>
          <table:table-cell office:value-type="float" office:value="0.000916068" calcext:value-type="float">
            <text:p>0.000916068</text:p>
          </table:table-cell>
          <table:table-cell office:value-type="float" office:value="14.2754" calcext:value-type="float">
            <text:p>14.2754</text:p>
          </table:table-cell>
          <table:table-cell table:formula="of:=900*[.G438]" office:value-type="float" office:value="16.85169" calcext:value-type="float">
            <text:p>16.85169</text:p>
          </table:table-cell>
          <table:table-cell table:formula="of:=([.F438]-[.C438]*[.C438])/([.A438]*[.A438])" office:value-type="float" office:value="0.00198600733418368" calcext:value-type="float">
            <text:p>0.001986007334184</text:p>
          </table:table-cell>
          <table:table-cell table:number-columns-repeated="16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" calcext:value-type="float">
            <text:p>10</text:p>
          </table:table-cell>
          <table:table-cell office:value-type="float" office:value="-1.81433" calcext:value-type="float">
            <text:p>-1.81433</text:p>
          </table:table-cell>
          <table:table-cell office:value-type="float" office:value="0.0179559" calcext:value-type="float">
            <text:p>0.0179559</text:p>
          </table:table-cell>
          <table:table-cell office:value-type="float" office:value="-0.00774306" calcext:value-type="float">
            <text:p>-0.00774306</text:p>
          </table:table-cell>
          <table:table-cell office:value-type="float" office:value="3.30976" calcext:value-type="float">
            <text:p>3.30976</text:p>
          </table:table-cell>
          <table:table-cell office:value-type="float" office:value="0.018051" calcext:value-type="float">
            <text:p>0.018051</text:p>
          </table:table-cell>
          <table:table-cell office:value-type="float" office:value="11.1942" calcext:value-type="float">
            <text:p>11.1942</text:p>
          </table:table-cell>
          <table:table-cell office:value-type="float" office:value="0.000996793" calcext:value-type="float">
            <text:p>0.000996793</text:p>
          </table:table-cell>
          <table:table-cell office:value-type="float" office:value="12.4778" calcext:value-type="float">
            <text:p>12.4778</text:p>
          </table:table-cell>
          <table:table-cell table:formula="of:=900*[.G439]" office:value-type="float" office:value="16.2459" calcext:value-type="float">
            <text:p>16.2459</text:p>
          </table:table-cell>
          <table:table-cell table:formula="of:=([.F439]-[.C439]*[.C439])/([.A439]*[.A439])" office:value-type="float" office:value="0.0022916646811224" calcext:value-type="float">
            <text:p>0.002291664681122</text:p>
          </table:table-cell>
          <table:table-cell table:number-columns-repeated="16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office:value-type="float" office:value="-1.8103" calcext:value-type="float">
            <text:p>-1.8103</text:p>
          </table:table-cell>
          <table:table-cell office:value-type="float" office:value="0.0170107" calcext:value-type="float">
            <text:p>0.0170107</text:p>
          </table:table-cell>
          <table:table-cell office:value-type="float" office:value="0.00623155" calcext:value-type="float">
            <text:p>0.00623155</text:p>
          </table:table-cell>
          <table:table-cell office:value-type="float" office:value="3.29421" calcext:value-type="float">
            <text:p>3.29421</text:p>
          </table:table-cell>
          <table:table-cell office:value-type="float" office:value="0.0186265" calcext:value-type="float">
            <text:p>0.0186265</text:p>
          </table:table-cell>
          <table:table-cell office:value-type="float" office:value="11.0759" calcext:value-type="float">
            <text:p>11.0759</text:p>
          </table:table-cell>
          <table:table-cell office:value-type="float" office:value="0.000990861" calcext:value-type="float">
            <text:p>0.000990861</text:p>
          </table:table-cell>
          <table:table-cell office:value-type="float" office:value="11.8965" calcext:value-type="float">
            <text:p>11.8965</text:p>
          </table:table-cell>
          <table:table-cell table:formula="of:=900*[.G440]" office:value-type="float" office:value="16.76385" calcext:value-type="float">
            <text:p>16.76385</text:p>
          </table:table-cell>
          <table:table-cell table:formula="of:=([.F440]-[.C440]*[.C440])/([.A440]*[.A440])" office:value-type="float" office:value="0.00217141709183671" calcext:value-type="float">
            <text:p>0.002171417091837</text:p>
          </table:table-cell>
          <table:table-cell table:number-columns-repeated="16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float" office:value="-1.81227" calcext:value-type="float">
            <text:p>-1.81227</text:p>
          </table:table-cell>
          <table:table-cell office:value-type="float" office:value="0.0180618" calcext:value-type="float">
            <text:p>0.0180618</text:p>
          </table:table-cell>
          <table:table-cell office:value-type="float" office:value="-0.010108" calcext:value-type="float">
            <text:p>-0.010108</text:p>
          </table:table-cell>
          <table:table-cell office:value-type="float" office:value="3.30238" calcext:value-type="float">
            <text:p>3.30238</text:p>
          </table:table-cell>
          <table:table-cell office:value-type="float" office:value="0.0185712" calcext:value-type="float">
            <text:p>0.0185712</text:p>
          </table:table-cell>
          <table:table-cell office:value-type="float" office:value="11.1444" calcext:value-type="float">
            <text:p>11.1444</text:p>
          </table:table-cell>
          <table:table-cell office:value-type="float" office:value="0.000992573" calcext:value-type="float">
            <text:p>0.000992573</text:p>
          </table:table-cell>
          <table:table-cell office:value-type="float" office:value="13.9246" calcext:value-type="float">
            <text:p>13.9246</text:p>
          </table:table-cell>
          <table:table-cell table:formula="of:=900*[.G441]" office:value-type="float" office:value="16.71408" calcext:value-type="float">
            <text:p>16.71408</text:p>
          </table:table-cell>
          <table:table-cell table:formula="of:=([.F441]-[.C441]*[.C441])/([.A441]*[.A441])" office:value-type="float" office:value="0.00230324580357142" calcext:value-type="float">
            <text:p>0.0023032458035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2.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-0.817778" calcext:value-type="float">
            <text:p>-0.817778</text:p>
          </table:table-cell>
          <table:table-cell office:value-type="float" office:value="0" calcext:value-type="float">
            <text:p>0</text:p>
          </table:table-cell>
          <table:table-cell office:value-type="float" office:value="-0.0511111" calcext:value-type="float">
            <text:p>-0.0511111</text:p>
          </table:table-cell>
          <table:table-cell office:value-type="float" office:value="0.66876" calcext:value-type="float">
            <text:p>0.66876</text:p>
          </table:table-cell>
          <table:table-cell office:value-type="float" office:value="0.00261235" calcext:value-type="float">
            <text:p>0.00261235</text:p>
          </table:table-cell>
          <table:table-cell office:value-type="float" office:value="0.447241" calcext:value-type="float">
            <text:p>0.447241</text:p>
          </table:table-cell>
          <table:table-cell office:value-type="float" office:value="0.00000682435" calcext:value-type="float">
            <text:p>6.82435E-06</text:p>
          </table:table-cell>
          <table:table-cell office:value-type="float" office:value="0.791799" calcext:value-type="float">
            <text:p>0.791799</text:p>
          </table:table-cell>
          <table:table-cell table:formula="of:=900*[.G444]" office:value-type="float" office:value="2.351115" calcext:value-type="float">
            <text:p>2.351115</text:p>
          </table:table-cell>
          <table:table-cell table:formula="of:=([.F444]-[.C444]*[.C444])/([.A444]*[.A444])" office:value-type="float" office:value="-0.000000101936266350886" calcext:value-type="float">
            <text:p>-1.01936266350886E-07</text:p>
          </table:table-cell>
          <table:table-cell table:number-columns-repeated="16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-1.39111" calcext:value-type="float">
            <text:p>-1.39111</text:p>
          </table:table-cell>
          <table:table-cell office:value-type="float" office:value="0.0474272" calcext:value-type="float">
            <text:p>0.0474272</text:p>
          </table:table-cell>
          <table:table-cell office:value-type="float" office:value="0.107778" calcext:value-type="float">
            <text:p>0.107778</text:p>
          </table:table-cell>
          <table:table-cell office:value-type="float" office:value="1.98262" calcext:value-type="float">
            <text:p>1.98262</text:p>
          </table:table-cell>
          <table:table-cell office:value-type="float" office:value="0.0153506" calcext:value-type="float">
            <text:p>0.0153506</text:p>
          </table:table-cell>
          <table:table-cell office:value-type="float" office:value="4.29789" calcext:value-type="float">
            <text:p>4.29789</text:p>
          </table:table-cell>
          <table:table-cell office:value-type="float" office:value="0.000409165" calcext:value-type="float">
            <text:p>0.000409165</text:p>
          </table:table-cell>
          <table:table-cell office:value-type="float" office:value="4.59048" calcext:value-type="float">
            <text:p>4.59048</text:p>
          </table:table-cell>
          <table:table-cell table:formula="of:=900*[.G445]" office:value-type="float" office:value="13.81554" calcext:value-type="float">
            <text:p>13.81554</text:p>
          </table:table-cell>
          <table:table-cell table:formula="of:=([.F445]-[.C445]*[.C445])/([.A445]*[.A445])" office:value-type="float" office:value="0.00564006752675385" calcext:value-type="float">
            <text:p>0.005640067526754</text:p>
          </table:table-cell>
          <table:table-cell table:number-columns-repeated="16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-1.98" calcext:value-type="float">
            <text:p>-1.98</text:p>
          </table:table-cell>
          <table:table-cell office:value-type="float" office:value="0.00230617" calcext:value-type="float">
            <text:p>0.00230617</text:p>
          </table:table-cell>
          <table:table-cell office:value-type="float" office:value="0.135556" calcext:value-type="float">
            <text:p>0.135556</text:p>
          </table:table-cell>
          <table:table-cell office:value-type="float" office:value="3.92271" calcext:value-type="float">
            <text:p>3.92271</text:p>
          </table:table-cell>
          <table:table-cell office:value-type="float" office:value="0.021084" calcext:value-type="float">
            <text:p>0.021084</text:p>
          </table:table-cell>
          <table:table-cell office:value-type="float" office:value="15.4241" calcext:value-type="float">
            <text:p>15.4241</text:p>
          </table:table-cell>
          <table:table-cell office:value-type="float" office:value="0.000571914" calcext:value-type="float">
            <text:p>0.000571914</text:p>
          </table:table-cell>
          <table:table-cell office:value-type="float" office:value="15.6961" calcext:value-type="float">
            <text:p>15.6961</text:p>
          </table:table-cell>
          <table:table-cell table:formula="of:=900*[.G446]" office:value-type="float" office:value="18.9756" calcext:value-type="float">
            <text:p>18.9756</text:p>
          </table:table-cell>
          <table:table-cell table:formula="of:=([.F446]-[.C446]*[.C446])/([.A446]*[.A446])" office:value-type="float" office:value="0.000274673008323429" calcext:value-type="float">
            <text:p>0.000274673008323</text:p>
          </table:table-cell>
          <table:table-cell table:number-columns-repeated="16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-1.75" calcext:value-type="float">
            <text:p>-1.75</text:p>
          </table:table-cell>
          <table:table-cell office:value-type="float" office:value="0.0126901" calcext:value-type="float">
            <text:p>0.0126901</text:p>
          </table:table-cell>
          <table:table-cell office:value-type="float" office:value="0.0766667" calcext:value-type="float">
            <text:p>0.0766667</text:p>
          </table:table-cell>
          <table:table-cell office:value-type="float" office:value="3.07519" calcext:value-type="float">
            <text:p>3.07519</text:p>
          </table:table-cell>
          <table:table-cell office:value-type="float" office:value="0.0141099" calcext:value-type="float">
            <text:p>0.0141099</text:p>
          </table:table-cell>
          <table:table-cell office:value-type="float" office:value="9.60697" calcext:value-type="float">
            <text:p>9.60697</text:p>
          </table:table-cell>
          <table:table-cell office:value-type="float" office:value="0.000480209" calcext:value-type="float">
            <text:p>0.000480209</text:p>
          </table:table-cell>
          <table:table-cell office:value-type="float" office:value="16.6413" calcext:value-type="float">
            <text:p>16.6413</text:p>
          </table:table-cell>
          <table:table-cell table:formula="of:=900*[.G447]" office:value-type="float" office:value="12.69891" calcext:value-type="float">
            <text:p>12.69891</text:p>
          </table:table-cell>
          <table:table-cell table:formula="of:=([.F447]-[.C447]*[.C447])/([.A447]*[.A447])" office:value-type="float" office:value="0.00150891795481571" calcext:value-type="float">
            <text:p>0.001508917954816</text:p>
          </table:table-cell>
          <table:table-cell table:number-columns-repeated="16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-1.75" calcext:value-type="float">
            <text:p>-1.75</text:p>
          </table:table-cell>
          <table:table-cell office:value-type="float" office:value="0.0139148" calcext:value-type="float">
            <text:p>0.0139148</text:p>
          </table:table-cell>
          <table:table-cell office:value-type="float" office:value="0.0245833" calcext:value-type="float">
            <text:p>0.0245833</text:p>
          </table:table-cell>
          <table:table-cell office:value-type="float" office:value="3.07641" calcext:value-type="float">
            <text:p>3.07641</text:p>
          </table:table-cell>
          <table:table-cell office:value-type="float" office:value="0.00771265" calcext:value-type="float">
            <text:p>0.00771265</text:p>
          </table:table-cell>
          <table:table-cell office:value-type="float" office:value="9.63185" calcext:value-type="float">
            <text:p>9.63185</text:p>
          </table:table-cell>
          <table:table-cell office:value-type="float" office:value="0.000103079" calcext:value-type="float">
            <text:p>0.000103079</text:p>
          </table:table-cell>
          <table:table-cell office:value-type="float" office:value="9.28144" calcext:value-type="float">
            <text:p>9.28144</text:p>
          </table:table-cell>
          <table:table-cell table:formula="of:=900*[.G448]" office:value-type="float" office:value="6.941385" calcext:value-type="float">
            <text:p>6.941385</text:p>
          </table:table-cell>
          <table:table-cell table:formula="of:=([.F448]-[.C448]*[.C448])/([.A448]*[.A448])" office:value-type="float" office:value="0.00165398335315102" calcext:value-type="float">
            <text:p>0.001653983353151</text:p>
          </table:table-cell>
          <table:table-cell table:number-columns-repeated="16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-1.74222" calcext:value-type="float">
            <text:p>-1.74222</text:p>
          </table:table-cell>
          <table:table-cell office:value-type="float" office:value="0.0210519" calcext:value-type="float">
            <text:p>0.0210519</text:p>
          </table:table-cell>
          <table:table-cell office:value-type="float" office:value="-0.0853472" calcext:value-type="float">
            <text:p>-0.0853472</text:p>
          </table:table-cell>
          <table:table-cell office:value-type="float" office:value="3.05639" calcext:value-type="float">
            <text:p>3.05639</text:p>
          </table:table-cell>
          <table:table-cell office:value-type="float" office:value="0.0211588" calcext:value-type="float">
            <text:p>0.0211588</text:p>
          </table:table-cell>
          <table:table-cell office:value-type="float" office:value="9.60191" calcext:value-type="float">
            <text:p>9.60191</text:p>
          </table:table-cell>
          <table:table-cell office:value-type="float" office:value="0.00132042" calcext:value-type="float">
            <text:p>0.00132042</text:p>
          </table:table-cell>
          <table:table-cell office:value-type="float" office:value="8.3986" calcext:value-type="float">
            <text:p>8.3986</text:p>
          </table:table-cell>
          <table:table-cell table:formula="of:=900*[.G449]" office:value-type="float" office:value="19.04292" calcext:value-type="float">
            <text:p>19.04292</text:p>
          </table:table-cell>
          <table:table-cell table:formula="of:=([.F449]-[.C449]*[.C449])/([.A449]*[.A449])" office:value-type="float" office:value="0.00250409888228296" calcext:value-type="float">
            <text:p>0.002504098882283</text:p>
          </table:table-cell>
          <table:table-cell table:number-columns-repeated="16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" calcext:value-type="float">
            <text:p>6</text:p>
          </table:table-cell>
          <table:table-cell office:value-type="float" office:value="-1.75403" calcext:value-type="float">
            <text:p>-1.75403</text:p>
          </table:table-cell>
          <table:table-cell office:value-type="float" office:value="0.0191458" calcext:value-type="float">
            <text:p>0.0191458</text:p>
          </table:table-cell>
          <table:table-cell office:value-type="float" office:value="-0.0202778" calcext:value-type="float">
            <text:p>-0.0202778</text:p>
          </table:table-cell>
          <table:table-cell office:value-type="float" office:value="3.09576" calcext:value-type="float">
            <text:p>3.09576</text:p>
          </table:table-cell>
          <table:table-cell office:value-type="float" office:value="0.0119091" calcext:value-type="float">
            <text:p>0.0119091</text:p>
          </table:table-cell>
          <table:table-cell office:value-type="float" office:value="9.82134" calcext:value-type="float">
            <text:p>9.82134</text:p>
          </table:table-cell>
          <table:table-cell office:value-type="float" office:value="0.000351148" calcext:value-type="float">
            <text:p>0.000351148</text:p>
          </table:table-cell>
          <table:table-cell office:value-type="float" office:value="10.6161" calcext:value-type="float">
            <text:p>10.6161</text:p>
          </table:table-cell>
          <table:table-cell table:formula="of:=900*[.G450]" office:value-type="float" office:value="10.71819" calcext:value-type="float">
            <text:p>10.71819</text:p>
          </table:table-cell>
          <table:table-cell table:formula="of:=([.F450]-[.C450]*[.C450])/([.A450]*[.A450])" office:value-type="float" office:value="0.00227571451843034" calcext:value-type="float">
            <text:p>0.00227571451843</text:p>
          </table:table-cell>
          <table:table-cell table:number-columns-repeated="16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" calcext:value-type="float">
            <text:p>7</text:p>
          </table:table-cell>
          <table:table-cell office:value-type="float" office:value="-1.73819" calcext:value-type="float">
            <text:p>-1.73819</text:p>
          </table:table-cell>
          <table:table-cell office:value-type="float" office:value="0.0195529" calcext:value-type="float">
            <text:p>0.0195529</text:p>
          </table:table-cell>
          <table:table-cell office:value-type="float" office:value="-0.0465799" calcext:value-type="float">
            <text:p>-0.0465799</text:p>
          </table:table-cell>
          <table:table-cell office:value-type="float" office:value="3.04087" calcext:value-type="float">
            <text:p>3.04087</text:p>
          </table:table-cell>
          <table:table-cell office:value-type="float" office:value="0.0171736" calcext:value-type="float">
            <text:p>0.0171736</text:p>
          </table:table-cell>
          <table:table-cell office:value-type="float" office:value="9.49277" calcext:value-type="float">
            <text:p>9.49277</text:p>
          </table:table-cell>
          <table:table-cell office:value-type="float" office:value="0.000999856" calcext:value-type="float">
            <text:p>0.000999856</text:p>
          </table:table-cell>
          <table:table-cell office:value-type="float" office:value="13.1883" calcext:value-type="float">
            <text:p>13.1883</text:p>
          </table:table-cell>
          <table:table-cell table:formula="of:=900*[.G451]" office:value-type="float" office:value="15.45624" calcext:value-type="float">
            <text:p>15.45624</text:p>
          </table:table-cell>
          <table:table-cell table:formula="of:=([.F451]-[.C451]*[.C451])/([.A451]*[.A451])" office:value-type="float" office:value="0.00232645944114154" calcext:value-type="float">
            <text:p>0.002326459441142</text:p>
          </table:table-cell>
          <table:table-cell table:number-columns-repeated="16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8" calcext:value-type="float">
            <text:p>8</text:p>
          </table:table-cell>
          <table:table-cell office:value-type="float" office:value="-1.73128" calcext:value-type="float">
            <text:p>-1.73128</text:p>
          </table:table-cell>
          <table:table-cell office:value-type="float" office:value="0.0146325" calcext:value-type="float">
            <text:p>0.0146325</text:p>
          </table:table-cell>
          <table:table-cell office:value-type="float" office:value="0.0128385" calcext:value-type="float">
            <text:p>0.0128385</text:p>
          </table:table-cell>
          <table:table-cell office:value-type="float" office:value="3.01198" calcext:value-type="float">
            <text:p>3.01198</text:p>
          </table:table-cell>
          <table:table-cell office:value-type="float" office:value="0.0159817" calcext:value-type="float">
            <text:p>0.0159817</text:p>
          </table:table-cell>
          <table:table-cell office:value-type="float" office:value="9.24935" calcext:value-type="float">
            <text:p>9.24935</text:p>
          </table:table-cell>
          <table:table-cell office:value-type="float" office:value="0.000721095" calcext:value-type="float">
            <text:p>0.000721095</text:p>
          </table:table-cell>
          <table:table-cell office:value-type="float" office:value="12.1005" calcext:value-type="float">
            <text:p>12.1005</text:p>
          </table:table-cell>
          <table:table-cell table:formula="of:=900*[.G452]" office:value-type="float" office:value="14.38353" calcext:value-type="float">
            <text:p>14.38353</text:p>
          </table:table-cell>
          <table:table-cell table:formula="of:=([.F452]-[.C452]*[.C452])/([.A452]*[.A452])" office:value-type="float" office:value="0.00174192171224735" calcext:value-type="float">
            <text:p>0.001741921712247</text:p>
          </table:table-cell>
          <table:table-cell table:number-columns-repeated="16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9" calcext:value-type="float">
            <text:p>9</text:p>
          </table:table-cell>
          <table:table-cell office:value-type="float" office:value="-1.72332" calcext:value-type="float">
            <text:p>-1.72332</text:p>
          </table:table-cell>
          <table:table-cell office:value-type="float" office:value="0.0189347" calcext:value-type="float">
            <text:p>0.0189347</text:p>
          </table:table-cell>
          <table:table-cell office:value-type="float" office:value="-0.0122917" calcext:value-type="float">
            <text:p>-0.0122917</text:p>
          </table:table-cell>
          <table:table-cell office:value-type="float" office:value="2.98875" calcext:value-type="float">
            <text:p>2.98875</text:p>
          </table:table-cell>
          <table:table-cell office:value-type="float" office:value="0.0188342" calcext:value-type="float">
            <text:p>0.0188342</text:p>
          </table:table-cell>
          <table:table-cell office:value-type="float" office:value="9.16038" calcext:value-type="float">
            <text:p>9.16038</text:p>
          </table:table-cell>
          <table:table-cell office:value-type="float" office:value="0.00122545" calcext:value-type="float">
            <text:p>0.00122545</text:p>
          </table:table-cell>
          <table:table-cell office:value-type="float" office:value="11.8399" calcext:value-type="float">
            <text:p>11.8399</text:p>
          </table:table-cell>
          <table:table-cell table:formula="of:=900*[.G453]" office:value-type="float" office:value="16.95078" calcext:value-type="float">
            <text:p>16.95078</text:p>
          </table:table-cell>
          <table:table-cell table:formula="of:=([.F453]-[.C453]*[.C453])/([.A453]*[.A453])" office:value-type="float" office:value="0.00224948604042799" calcext:value-type="float">
            <text:p>0.002249486040428</text:p>
          </table:table-cell>
          <table:table-cell table:number-columns-repeated="16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-1.71906" calcext:value-type="float">
            <text:p>-1.71906</text:p>
          </table:table-cell>
          <table:table-cell office:value-type="float" office:value="0.015325" calcext:value-type="float">
            <text:p>0.015325</text:p>
          </table:table-cell>
          <table:table-cell office:value-type="float" office:value="-0.0187044" calcext:value-type="float">
            <text:p>-0.0187044</text:p>
          </table:table-cell>
          <table:table-cell office:value-type="float" office:value="2.9705" calcext:value-type="float">
            <text:p>2.9705</text:p>
          </table:table-cell>
          <table:table-cell office:value-type="float" office:value="0.016209" calcext:value-type="float">
            <text:p>0.016209</text:p>
          </table:table-cell>
          <table:table-cell office:value-type="float" office:value="9.00786" calcext:value-type="float">
            <text:p>9.00786</text:p>
          </table:table-cell>
          <table:table-cell office:value-type="float" office:value="0.000741584" calcext:value-type="float">
            <text:p>0.000741584</text:p>
          </table:table-cell>
          <table:table-cell office:value-type="float" office:value="12.4846" calcext:value-type="float">
            <text:p>12.4846</text:p>
          </table:table-cell>
          <table:table-cell table:formula="of:=900*[.G454]" office:value-type="float" office:value="14.5881" calcext:value-type="float">
            <text:p>14.5881</text:p>
          </table:table-cell>
          <table:table-cell table:formula="of:=([.F454]-[.C454]*[.C454])/([.A454]*[.A454])" office:value-type="float" office:value="0.00182315296076096" calcext:value-type="float">
            <text:p>0.001823152960761</text:p>
          </table:table-cell>
          <table:table-cell table:number-columns-repeated="16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1" calcext:value-type="float">
            <text:p>11</text:p>
          </table:table-cell>
          <table:table-cell office:value-type="float" office:value="-1.73299" calcext:value-type="float">
            <text:p>-1.73299</text:p>
          </table:table-cell>
          <table:table-cell office:value-type="float" office:value="0.0172538" calcext:value-type="float">
            <text:p>0.0172538</text:p>
          </table:table-cell>
          <table:table-cell office:value-type="float" office:value="-0.00968099" calcext:value-type="float">
            <text:p>-0.00968099</text:p>
          </table:table-cell>
          <table:table-cell office:value-type="float" office:value="3.02049" calcext:value-type="float">
            <text:p>3.02049</text:p>
          </table:table-cell>
          <table:table-cell office:value-type="float" office:value="0.0155516" calcext:value-type="float">
            <text:p>0.0155516</text:p>
          </table:table-cell>
          <table:table-cell office:value-type="float" office:value="9.33244" calcext:value-type="float">
            <text:p>9.33244</text:p>
          </table:table-cell>
          <table:table-cell office:value-type="float" office:value="0.000677527" calcext:value-type="float">
            <text:p>0.000677527</text:p>
          </table:table-cell>
          <table:table-cell office:value-type="float" office:value="10.5346" calcext:value-type="float">
            <text:p>10.5346</text:p>
          </table:table-cell>
          <table:table-cell table:formula="of:=900*[.G455]" office:value-type="float" office:value="13.99644" calcext:value-type="float">
            <text:p>13.99644</text:p>
          </table:table-cell>
          <table:table-cell table:formula="of:=([.F455]-[.C455]*[.C455])/([.A455]*[.A455])" office:value-type="float" office:value="0.0020494244827586" calcext:value-type="float">
            <text:p>0.002049424482759</text:p>
          </table:table-cell>
          <table:table-cell table:number-columns-repeated="16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2" calcext:value-type="float">
            <text:p>12</text:p>
          </table:table-cell>
          <table:table-cell office:value-type="float" office:value="-1.71794" calcext:value-type="float">
            <text:p>-1.71794</text:p>
          </table:table-cell>
          <table:table-cell office:value-type="float" office:value="0.0170957" calcext:value-type="float">
            <text:p>0.0170957</text:p>
          </table:table-cell>
          <table:table-cell office:value-type="float" office:value="-0.00687663" calcext:value-type="float">
            <text:p>-0.00687663</text:p>
          </table:table-cell>
          <table:table-cell office:value-type="float" office:value="2.96842" calcext:value-type="float">
            <text:p>2.96842</text:p>
          </table:table-cell>
          <table:table-cell office:value-type="float" office:value="0.0154472" calcext:value-type="float">
            <text:p>0.0154472</text:p>
          </table:table-cell>
          <table:table-cell office:value-type="float" office:value="9.01571" calcext:value-type="float">
            <text:p>9.01571</text:p>
          </table:table-cell>
          <table:table-cell office:value-type="float" office:value="0.000670041" calcext:value-type="float">
            <text:p>0.000670041</text:p>
          </table:table-cell>
          <table:table-cell office:value-type="float" office:value="11.1644" calcext:value-type="float">
            <text:p>11.1644</text:p>
          </table:table-cell>
          <table:table-cell table:formula="of:=900*[.G456]" office:value-type="float" office:value="13.90248" calcext:value-type="float">
            <text:p>13.90248</text:p>
          </table:table-cell>
          <table:table-cell table:formula="of:=([.F456]-[.C456]*[.C456])/([.A456]*[.A456])" office:value-type="float" office:value="0.00203355010701546" calcext:value-type="float">
            <text:p>0.002033550107015</text:p>
          </table:table-cell>
          <table:table-cell table:number-columns-repeated="16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3" calcext:value-type="float">
            <text:p>13</text:p>
          </table:table-cell>
          <table:table-cell office:value-type="float" office:value="-1.72203" calcext:value-type="float">
            <text:p>-1.72203</text:p>
          </table:table-cell>
          <table:table-cell office:value-type="float" office:value="0.0175472" calcext:value-type="float">
            <text:p>0.0175472</text:p>
          </table:table-cell>
          <table:table-cell office:value-type="float" office:value="0.000926921" calcext:value-type="float">
            <text:p>0.000926921</text:p>
          </table:table-cell>
          <table:table-cell office:value-type="float" office:value="2.98294" calcext:value-type="float">
            <text:p>2.98294</text:p>
          </table:table-cell>
          <table:table-cell office:value-type="float" office:value="0.0150172" calcext:value-type="float">
            <text:p>0.0150172</text:p>
          </table:table-cell>
          <table:table-cell office:value-type="float" office:value="9.10752" calcext:value-type="float">
            <text:p>9.10752</text:p>
          </table:table-cell>
          <table:table-cell office:value-type="float" office:value="0.000675981" calcext:value-type="float">
            <text:p>0.000675981</text:p>
          </table:table-cell>
          <table:table-cell office:value-type="float" office:value="11.529" calcext:value-type="float">
            <text:p>11.529</text:p>
          </table:table-cell>
          <table:table-cell table:formula="of:=900*[.G457]" office:value-type="float" office:value="13.51548" calcext:value-type="float">
            <text:p>13.51548</text:p>
          </table:table-cell>
          <table:table-cell table:formula="of:=([.F457]-[.C457]*[.C457])/([.A457]*[.A457])" office:value-type="float" office:value="0.00208711998810934" calcext:value-type="float">
            <text:p>0.002087119988109</text:p>
          </table:table-cell>
          <table:table-cell table:number-columns-repeated="16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4" calcext:value-type="float">
            <text:p>14</text:p>
          </table:table-cell>
          <table:table-cell office:value-type="float" office:value="-1.71774" calcext:value-type="float">
            <text:p>-1.71774</text:p>
          </table:table-cell>
          <table:table-cell office:value-type="float" office:value="0.0166859" calcext:value-type="float">
            <text:p>0.0166859</text:p>
          </table:table-cell>
          <table:table-cell office:value-type="float" office:value="0.00402859" calcext:value-type="float">
            <text:p>0.00402859</text:p>
          </table:table-cell>
          <table:table-cell office:value-type="float" office:value="2.96733" calcext:value-type="float">
            <text:p>2.96733</text:p>
          </table:table-cell>
          <table:table-cell office:value-type="float" office:value="0.0156221" calcext:value-type="float">
            <text:p>0.0156221</text:p>
          </table:table-cell>
          <table:table-cell office:value-type="float" office:value="9.00376" calcext:value-type="float">
            <text:p>9.00376</text:p>
          </table:table-cell>
          <table:table-cell office:value-type="float" office:value="0.000689505" calcext:value-type="float">
            <text:p>0.000689505</text:p>
          </table:table-cell>
          <table:table-cell office:value-type="float" office:value="10.979" calcext:value-type="float">
            <text:p>10.979</text:p>
          </table:table-cell>
          <table:table-cell table:formula="of:=900*[.G458]" office:value-type="float" office:value="14.05989" calcext:value-type="float">
            <text:p>14.05989</text:p>
          </table:table-cell>
          <table:table-cell table:formula="of:=([.F458]-[.C458]*[.C458])/([.A458]*[.A458])" office:value-type="float" office:value="0.00198564713436383" calcext:value-type="float">
            <text:p>0.0019856471343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577778" calcext:value-type="float">
            <text:p>-0.577778</text:p>
          </table:table-cell>
          <table:table-cell office:value-type="float" office:value="0" calcext:value-type="float">
            <text:p>0</text:p>
          </table:table-cell>
          <table:table-cell office:value-type="float" office:value="-0.00888889" calcext:value-type="float">
            <text:p>-0.00888889</text:p>
          </table:table-cell>
          <table:table-cell office:value-type="float" office:value="0.333827" calcext:value-type="float">
            <text:p>0.333827</text:p>
          </table:table-cell>
          <table:table-cell office:value-type="float" office:value="0.0000790123" calcext:value-type="float">
            <text:p>7.90123E-05</text:p>
          </table:table-cell>
          <table:table-cell office:value-type="float" office:value="0.111441" calcext:value-type="float">
            <text:p>0.111441</text:p>
          </table:table-cell>
          <table:table-cell office:value-type="float" office:value="0.00000000624295" calcext:value-type="float">
            <text:p>6.24295E-09</text:p>
          </table:table-cell>
          <table:table-cell office:value-type="float" office:value="3.15196" calcext:value-type="float">
            <text:p>3.15196</text:p>
          </table:table-cell>
          <table:table-cell table:formula="of:=900*[.G461]" office:value-type="float" office:value="0.07111107" calcext:value-type="float">
            <text:p>0.07111107</text:p>
          </table:table-cell>
          <table:table-cell table:formula="of:=([.F461]-[.C461]*[.C461])/([.A461]*[.A461])" office:value-type="float" office:value="-0.0000000463648888911668" calcext:value-type="float">
            <text:p>-4.63648888911668E-08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.32" calcext:value-type="float">
            <text:p>-1.32</text:p>
          </table:table-cell>
          <table:table-cell office:value-type="float" office:value="0.0104494" calcext:value-type="float">
            <text:p>0.0104494</text:p>
          </table:table-cell>
          <table:table-cell office:value-type="float" office:value="-0.0433333" calcext:value-type="float">
            <text:p>-0.0433333</text:p>
          </table:table-cell>
          <table:table-cell office:value-type="float" office:value="1.75285" calcext:value-type="float">
            <text:p>1.75285</text:p>
          </table:table-cell>
          <table:table-cell office:value-type="float" office:value="0.00187901" calcext:value-type="float">
            <text:p>0.00187901</text:p>
          </table:table-cell>
          <table:table-cell office:value-type="float" office:value="3.14531" calcext:value-type="float">
            <text:p>3.14531</text:p>
          </table:table-cell>
          <table:table-cell office:value-type="float" office:value="0.00000353996" calcext:value-type="float">
            <text:p>3.53996E-06</text:p>
          </table:table-cell>
          <table:table-cell office:value-type="float" office:value="22.3863" calcext:value-type="float">
            <text:p>22.3863</text:p>
          </table:table-cell>
          <table:table-cell table:formula="of:=900*[.G462]" office:value-type="float" office:value="1.691109" calcext:value-type="float">
            <text:p>1.691109</text:p>
          </table:table-cell>
          <table:table-cell table:formula="of:=([.F462]-[.C462]*[.C462])/([.A462]*[.A462])" office:value-type="float" office:value="0.00116111111111109" calcext:value-type="float">
            <text:p>0.001161111111111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.46444" calcext:value-type="float">
            <text:p>-1.46444</text:p>
          </table:table-cell>
          <table:table-cell office:value-type="float" office:value="0.00586173" calcext:value-type="float">
            <text:p>0.00586173</text:p>
          </table:table-cell>
          <table:table-cell office:value-type="float" office:value="0.143889" calcext:value-type="float">
            <text:p>0.143889</text:p>
          </table:table-cell>
          <table:table-cell office:value-type="float" office:value="2.15046" calcext:value-type="float">
            <text:p>2.15046</text:p>
          </table:table-cell>
          <table:table-cell office:value-type="float" office:value="0.025216" calcext:value-type="float">
            <text:p>0.025216</text:p>
          </table:table-cell>
          <table:table-cell office:value-type="float" office:value="4.6771" calcext:value-type="float">
            <text:p>4.6771</text:p>
          </table:table-cell>
          <table:table-cell office:value-type="float" office:value="0.00116625" calcext:value-type="float">
            <text:p>0.00116625</text:p>
          </table:table-cell>
          <table:table-cell office:value-type="float" office:value="12.9736" calcext:value-type="float">
            <text:p>12.9736</text:p>
          </table:table-cell>
          <table:table-cell table:formula="of:=900*[.G463]" office:value-type="float" office:value="22.6944" calcext:value-type="float">
            <text:p>22.6944</text:p>
          </table:table-cell>
          <table:table-cell table:formula="of:=([.F463]-[.C463]*[.C463])/([.A463]*[.A463])" office:value-type="float" office:value="0.000652831822222212" calcext:value-type="float">
            <text:p>0.000652831822222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-1.60444" calcext:value-type="float">
            <text:p>-1.6044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922222" calcext:value-type="float">
            <text:p>0.0922222</text:p>
          </table:table-cell>
          <table:table-cell office:value-type="float" office:value="2.58224" calcext:value-type="float">
            <text:p>2.58224</text:p>
          </table:table-cell>
          <table:table-cell office:value-type="float" office:value="0.0124185" calcext:value-type="float">
            <text:p>0.0124185</text:p>
          </table:table-cell>
          <table:table-cell office:value-type="float" office:value="6.7514" calcext:value-type="float">
            <text:p>6.7514</text:p>
          </table:table-cell>
          <table:table-cell office:value-type="float" office:value="0.000274711" calcext:value-type="float">
            <text:p>0.000274711</text:p>
          </table:table-cell>
          <table:table-cell office:value-type="float" office:value="13.0233" calcext:value-type="float">
            <text:p>13.0233</text:p>
          </table:table-cell>
          <table:table-cell table:formula="of:=900*[.G464]" office:value-type="float" office:value="11.17665" calcext:value-type="float">
            <text:p>11.17665</text:p>
          </table:table-cell>
          <table:table-cell table:formula="of:=([.F464]-[.C464]*[.C464])/([.A464]*[.A464])" office:value-type="float" office:value="0.000890254044444403" calcext:value-type="float">
            <text:p>0.000890254044444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.66889" calcext:value-type="float">
            <text:p>-1.66889</text:p>
          </table:table-cell>
          <table:table-cell office:value-type="float" office:value="0.0149383" calcext:value-type="float">
            <text:p>0.0149383</text:p>
          </table:table-cell>
          <table:table-cell office:value-type="float" office:value="0.128472" calcext:value-type="float">
            <text:p>0.128472</text:p>
          </table:table-cell>
          <table:table-cell office:value-type="float" office:value="2.80013" calcext:value-type="float">
            <text:p>2.80013</text:p>
          </table:table-cell>
          <table:table-cell office:value-type="float" office:value="0.0194633" calcext:value-type="float">
            <text:p>0.0194633</text:p>
          </table:table-cell>
          <table:table-cell office:value-type="float" office:value="7.99558" calcext:value-type="float">
            <text:p>7.99558</text:p>
          </table:table-cell>
          <table:table-cell office:value-type="float" office:value="0.00054088" calcext:value-type="float">
            <text:p>0.00054088</text:p>
          </table:table-cell>
          <table:table-cell office:value-type="float" office:value="6.25106" calcext:value-type="float">
            <text:p>6.25106</text:p>
          </table:table-cell>
          <table:table-cell table:formula="of:=900*[.G465]" office:value-type="float" office:value="17.51697" calcext:value-type="float">
            <text:p>17.51697</text:p>
          </table:table-cell>
          <table:table-cell table:formula="of:=([.F465]-[.C465]*[.C465])/([.A465]*[.A465])" office:value-type="float" office:value="0.00165957421111108" calcext:value-type="float">
            <text:p>0.001659574211111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.66861" calcext:value-type="float">
            <text:p>-1.66861</text:p>
          </table:table-cell>
          <table:table-cell office:value-type="float" office:value="0.0158678" calcext:value-type="float">
            <text:p>0.0158678</text:p>
          </table:table-cell>
          <table:table-cell office:value-type="float" office:value="0.0167361" calcext:value-type="float">
            <text:p>0.0167361</text:p>
          </table:table-cell>
          <table:table-cell office:value-type="float" office:value="2.80013" calcext:value-type="float">
            <text:p>2.80013</text:p>
          </table:table-cell>
          <table:table-cell office:value-type="float" office:value="0.00582114" calcext:value-type="float">
            <text:p>0.00582114</text:p>
          </table:table-cell>
          <table:table-cell office:value-type="float" office:value="8.02051" calcext:value-type="float">
            <text:p>8.02051</text:p>
          </table:table-cell>
          <table:table-cell office:value-type="float" office:value="0.0000671391" calcext:value-type="float">
            <text:p>6.71391E-05</text:p>
          </table:table-cell>
          <table:table-cell office:value-type="float" office:value="9.11884" calcext:value-type="float">
            <text:p>9.11884</text:p>
          </table:table-cell>
          <table:table-cell table:formula="of:=900*[.G466]" office:value-type="float" office:value="5.239026" calcext:value-type="float">
            <text:p>5.239026</text:p>
          </table:table-cell>
          <table:table-cell table:formula="of:=([.F466]-[.C466]*[.C466])/([.A466]*[.A466])" office:value-type="float" office:value="0.00176340754444442" calcext:value-type="float">
            <text:p>0.001763407544444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.635" calcext:value-type="float">
            <text:p>-1.635</text:p>
          </table:table-cell>
          <table:table-cell office:value-type="float" office:value="0.0114812" calcext:value-type="float">
            <text:p>0.0114812</text:p>
          </table:table-cell>
          <table:table-cell office:value-type="float" office:value="0.0349306" calcext:value-type="float">
            <text:p>0.0349306</text:p>
          </table:table-cell>
          <table:table-cell office:value-type="float" office:value="2.68471" calcext:value-type="float">
            <text:p>2.68471</text:p>
          </table:table-cell>
          <table:table-cell office:value-type="float" office:value="0.0132963" calcext:value-type="float">
            <text:p>0.0132963</text:p>
          </table:table-cell>
          <table:table-cell office:value-type="float" office:value="7.33129" calcext:value-type="float">
            <text:p>7.33129</text:p>
          </table:table-cell>
          <table:table-cell office:value-type="float" office:value="0.000415498" calcext:value-type="float">
            <text:p>0.000415498</text:p>
          </table:table-cell>
          <table:table-cell office:value-type="float" office:value="14.0232" calcext:value-type="float">
            <text:p>14.0232</text:p>
          </table:table-cell>
          <table:table-cell table:formula="of:=900*[.G467]" office:value-type="float" office:value="11.96667" calcext:value-type="float">
            <text:p>11.96667</text:p>
          </table:table-cell>
          <table:table-cell table:formula="of:=([.F467]-[.C467]*[.C467])/([.A467]*[.A467])" office:value-type="float" office:value="0.00127611111111111" calcext:value-type="float">
            <text:p>0.001276111111111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1.64833" calcext:value-type="float">
            <text:p>-1.64833</text:p>
          </table:table-cell>
          <table:table-cell office:value-type="float" office:value="0.012491" calcext:value-type="float">
            <text:p>0.012491</text:p>
          </table:table-cell>
          <table:table-cell office:value-type="float" office:value="0.0122396" calcext:value-type="float">
            <text:p>0.0122396</text:p>
          </table:table-cell>
          <table:table-cell office:value-type="float" office:value="2.72949" calcext:value-type="float">
            <text:p>2.72949</text:p>
          </table:table-cell>
          <table:table-cell office:value-type="float" office:value="0.00800505" calcext:value-type="float">
            <text:p>0.00800505</text:p>
          </table:table-cell>
          <table:table-cell office:value-type="float" office:value="7.58687" calcext:value-type="float">
            <text:p>7.58687</text:p>
          </table:table-cell>
          <table:table-cell office:value-type="float" office:value="0.000212218" calcext:value-type="float">
            <text:p>0.000212218</text:p>
          </table:table-cell>
          <table:table-cell office:value-type="float" office:value="9.29485" calcext:value-type="float">
            <text:p>9.29485</text:p>
          </table:table-cell>
          <table:table-cell table:formula="of:=900*[.G468]" office:value-type="float" office:value="7.204545" calcext:value-type="float">
            <text:p>7.204545</text:p>
          </table:table-cell>
          <table:table-cell table:formula="of:=([.F468]-[.C468]*[.C468])/([.A468]*[.A468])" office:value-type="float" office:value="0.00138869012222223" calcext:value-type="float">
            <text:p>0.00138869012222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1.65712" calcext:value-type="float">
            <text:p>-1.65712</text:p>
          </table:table-cell>
          <table:table-cell office:value-type="float" office:value="0.014452" calcext:value-type="float">
            <text:p>0.014452</text:p>
          </table:table-cell>
          <table:table-cell office:value-type="float" office:value="-0.0101128" calcext:value-type="float">
            <text:p>-0.0101128</text:p>
          </table:table-cell>
          <table:table-cell office:value-type="float" office:value="2.76049" calcext:value-type="float">
            <text:p>2.76049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7.7798" calcext:value-type="float">
            <text:p>7.7798</text:p>
          </table:table-cell>
          <table:table-cell office:value-type="float" office:value="0.000495924" calcext:value-type="float">
            <text:p>0.000495924</text:p>
          </table:table-cell>
          <table:table-cell office:value-type="float" office:value="8.57345" calcext:value-type="float">
            <text:p>8.57345</text:p>
          </table:table-cell>
          <table:table-cell table:formula="of:=900*[.G469]" office:value-type="float" office:value="11.7612" calcext:value-type="float">
            <text:p>11.7612</text:p>
          </table:table-cell>
          <table:table-cell table:formula="of:=([.F469]-[.C469]*[.C469])/([.A469]*[.A469])" office:value-type="float" office:value="0.00160481173333333" calcext:value-type="float">
            <text:p>0.001604811733333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1.63049" calcext:value-type="float">
            <text:p>-1.63049</text:p>
          </table:table-cell>
          <table:table-cell office:value-type="float" office:value="0.0156792" calcext:value-type="float">
            <text:p>0.0156792</text:p>
          </table:table-cell>
          <table:table-cell office:value-type="float" office:value="0.0118186" calcext:value-type="float">
            <text:p>0.0118186</text:p>
          </table:table-cell>
          <table:table-cell office:value-type="float" office:value="2.67416" calcext:value-type="float">
            <text:p>2.67416</text:p>
          </table:table-cell>
          <table:table-cell office:value-type="float" office:value="0.0148399" calcext:value-type="float">
            <text:p>0.0148399</text:p>
          </table:table-cell>
          <table:table-cell office:value-type="float" office:value="7.31854" calcext:value-type="float">
            <text:p>7.31854</text:p>
          </table:table-cell>
          <table:table-cell office:value-type="float" office:value="0.000663084" calcext:value-type="float">
            <text:p>0.000663084</text:p>
          </table:table-cell>
          <table:table-cell office:value-type="float" office:value="9.15621" calcext:value-type="float">
            <text:p>9.15621</text:p>
          </table:table-cell>
          <table:table-cell table:formula="of:=900*[.G470]" office:value-type="float" office:value="13.35591" calcext:value-type="float">
            <text:p>13.35591</text:p>
          </table:table-cell>
          <table:table-cell table:formula="of:=([.F470]-[.C470]*[.C470])/([.A470]*[.A470])" office:value-type="float" office:value="0.00174026221111115" calcext:value-type="float">
            <text:p>0.001740262211111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1.64141" calcext:value-type="float">
            <text:p>-1.64141</text:p>
          </table:table-cell>
          <table:table-cell office:value-type="float" office:value="0.0159284" calcext:value-type="float">
            <text:p>0.0159284</text:p>
          </table:table-cell>
          <table:table-cell office:value-type="float" office:value="0.0135764" calcext:value-type="float">
            <text:p>0.0135764</text:p>
          </table:table-cell>
          <table:table-cell office:value-type="float" office:value="2.71014" calcext:value-type="float">
            <text:p>2.71014</text:p>
          </table:table-cell>
          <table:table-cell office:value-type="float" office:value="0.0128986" calcext:value-type="float">
            <text:p>0.0128986</text:p>
          </table:table-cell>
          <table:table-cell office:value-type="float" office:value="7.51875" calcext:value-type="float">
            <text:p>7.51875</text:p>
          </table:table-cell>
          <table:table-cell office:value-type="float" office:value="0.000453382" calcext:value-type="float">
            <text:p>0.000453382</text:p>
          </table:table-cell>
          <table:table-cell office:value-type="float" office:value="9.3495" calcext:value-type="float">
            <text:p>9.3495</text:p>
          </table:table-cell>
          <table:table-cell table:formula="of:=900*[.G471]" office:value-type="float" office:value="11.60874" calcext:value-type="float">
            <text:p>11.60874</text:p>
          </table:table-cell>
          <table:table-cell table:formula="of:=([.F471]-[.C471]*[.C471])/([.A471]*[.A471])" office:value-type="float" office:value="0.00176813465555556" calcext:value-type="float">
            <text:p>0.001768134655556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-1.62811" calcext:value-type="float">
            <text:p>-1.62811</text:p>
          </table:table-cell>
          <table:table-cell office:value-type="float" office:value="0.0156691" calcext:value-type="float">
            <text:p>0.0156691</text:p>
          </table:table-cell>
          <table:table-cell office:value-type="float" office:value="-0.00132813" calcext:value-type="float">
            <text:p>-0.00132813</text:p>
          </table:table-cell>
          <table:table-cell office:value-type="float" office:value="2.6664" calcext:value-type="float">
            <text:p>2.6664</text:p>
          </table:table-cell>
          <table:table-cell office:value-type="float" office:value="0.0128598" calcext:value-type="float">
            <text:p>0.0128598</text:p>
          </table:table-cell>
          <table:table-cell office:value-type="float" office:value="7.27718" calcext:value-type="float">
            <text:p>7.27718</text:p>
          </table:table-cell>
          <table:table-cell office:value-type="float" office:value="0.00046005" calcext:value-type="float">
            <text:p>0.00046005</text:p>
          </table:table-cell>
          <table:table-cell office:value-type="float" office:value="9.78471" calcext:value-type="float">
            <text:p>9.78471</text:p>
          </table:table-cell>
          <table:table-cell table:formula="of:=900*[.G472]" office:value-type="float" office:value="11.57382" calcext:value-type="float">
            <text:p>11.57382</text:p>
          </table:table-cell>
          <table:table-cell table:formula="of:=([.F472]-[.C472]*[.C472])/([.A472]*[.A472])" office:value-type="float" office:value="0.00173975865555557" calcext:value-type="float">
            <text:p>0.001739758655556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-1.63274" calcext:value-type="float">
            <text:p>-1.63274</text:p>
          </table:table-cell>
          <table:table-cell office:value-type="float" office:value="0.0161163" calcext:value-type="float">
            <text:p>0.0161163</text:p>
          </table:table-cell>
          <table:table-cell office:value-type="float" office:value="-0.00481011" calcext:value-type="float">
            <text:p>-0.00481011</text:p>
          </table:table-cell>
          <table:table-cell office:value-type="float" office:value="2.68194" calcext:value-type="float">
            <text:p>2.68194</text:p>
          </table:table-cell>
          <table:table-cell office:value-type="float" office:value="0.0127684" calcext:value-type="float">
            <text:p>0.0127684</text:p>
          </table:table-cell>
          <table:table-cell office:value-type="float" office:value="7.3646" calcext:value-type="float">
            <text:p>7.3646</text:p>
          </table:table-cell>
          <table:table-cell office:value-type="float" office:value="0.000461954" calcext:value-type="float">
            <text:p>0.000461954</text:p>
          </table:table-cell>
          <table:table-cell office:value-type="float" office:value="9.58463" calcext:value-type="float">
            <text:p>9.58463</text:p>
          </table:table-cell>
          <table:table-cell table:formula="of:=900*[.G473]" office:value-type="float" office:value="11.49156" calcext:value-type="float">
            <text:p>11.49156</text:p>
          </table:table-cell>
          <table:table-cell table:formula="of:=([.F473]-[.C473]*[.C473])/([.A473]*[.A473])" office:value-type="float" office:value="0.00178889915555554" calcext:value-type="float">
            <text:p>0.001788899155556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-1.63575" calcext:value-type="float">
            <text:p>-1.63575</text:p>
          </table:table-cell>
          <table:table-cell office:value-type="float" office:value="0.0159083" calcext:value-type="float">
            <text:p>0.0159083</text:p>
          </table:table-cell>
          <table:table-cell office:value-type="float" office:value="0.000763889" calcext:value-type="float">
            <text:p>0.000763889</text:p>
          </table:table-cell>
          <table:table-cell office:value-type="float" office:value="2.69158" calcext:value-type="float">
            <text:p>2.69158</text:p>
          </table:table-cell>
          <table:table-cell office:value-type="float" office:value="0.0131454" calcext:value-type="float">
            <text:p>0.0131454</text:p>
          </table:table-cell>
          <table:table-cell office:value-type="float" office:value="7.41577" calcext:value-type="float">
            <text:p>7.41577</text:p>
          </table:table-cell>
          <table:table-cell office:value-type="float" office:value="0.00052406" calcext:value-type="float">
            <text:p>0.00052406</text:p>
          </table:table-cell>
          <table:table-cell office:value-type="float" office:value="9.72389" calcext:value-type="float">
            <text:p>9.72389</text:p>
          </table:table-cell>
          <table:table-cell table:formula="of:=900*[.G474]" office:value-type="float" office:value="11.83086" calcext:value-type="float">
            <text:p>11.83086</text:p>
          </table:table-cell>
          <table:table-cell table:formula="of:=([.F474]-[.C474]*[.C474])/([.A474]*[.A474])" office:value-type="float" office:value="0.00176688194444442" calcext:value-type="float">
            <text:p>0.0017668819444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3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-0.728889" calcext:value-type="float">
            <text:p>-0.728889</text:p>
          </table:table-cell>
          <table:table-cell office:value-type="float" office:value="0" calcext:value-type="float">
            <text:p>0</text:p>
          </table:table-cell>
          <table:table-cell office:value-type="float" office:value="0.0644444" calcext:value-type="float">
            <text:p>0.0644444</text:p>
          </table:table-cell>
          <table:table-cell office:value-type="float" office:value="0.531279" calcext:value-type="float">
            <text:p>0.531279</text:p>
          </table:table-cell>
          <table:table-cell office:value-type="float" office:value="0.00415309" calcext:value-type="float">
            <text:p>0.00415309</text:p>
          </table:table-cell>
          <table:table-cell office:value-type="float" office:value="0.282257" calcext:value-type="float">
            <text:p>0.282257</text:p>
          </table:table-cell>
          <table:table-cell office:value-type="float" office:value="0.0000172481" calcext:value-type="float">
            <text:p>1.72481E-05</text:p>
          </table:table-cell>
          <table:table-cell office:value-type="float" office:value="4.67473" calcext:value-type="float">
            <text:p>4.67473</text:p>
          </table:table-cell>
          <table:table-cell table:formula="of:=900*[.G477]" office:value-type="float" office:value="3.737781" calcext:value-type="float">
            <text:p>3.737781</text:p>
          </table:table-cell>
          <table:table-cell table:formula="of:=([.F477]-[.C477]*[.C477])/([.A477]*[.A477])" office:value-type="float" office:value="-0.0000000142302857207594" calcext:value-type="float">
            <text:p>-1.42302857207594E-08</text:p>
          </table:table-cell>
          <table:table-cell table:number-columns-repeated="1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-0.995556" calcext:value-type="float">
            <text:p>-0.995556</text:p>
          </table:table-cell>
          <table:table-cell office:value-type="float" office:value="0.0012642" calcext:value-type="float">
            <text:p>0.0012642</text:p>
          </table:table-cell>
          <table:table-cell office:value-type="float" office:value="0.0655556" calcext:value-type="float">
            <text:p>0.0655556</text:p>
          </table:table-cell>
          <table:table-cell office:value-type="float" office:value="0.992395" calcext:value-type="float">
            <text:p>0.992395</text:p>
          </table:table-cell>
          <table:table-cell office:value-type="float" office:value="0.00444691" calcext:value-type="float">
            <text:p>0.00444691</text:p>
          </table:table-cell>
          <table:table-cell office:value-type="float" office:value="0.98986" calcext:value-type="float">
            <text:p>0.98986</text:p>
          </table:table-cell>
          <table:table-cell office:value-type="float" office:value="0.0000223429" calcext:value-type="float">
            <text:p>2.23429E-05</text:p>
          </table:table-cell>
          <table:table-cell office:value-type="float" office:value="4.0001" calcext:value-type="float">
            <text:p>4.0001</text:p>
          </table:table-cell>
          <table:table-cell table:formula="of:=900*[.G478]" office:value-type="float" office:value="4.002219" calcext:value-type="float">
            <text:p>4.002219</text:p>
          </table:table-cell>
          <table:table-cell table:formula="of:=([.F478]-[.C478]*[.C478])/([.A478]*[.A478])" office:value-type="float" office:value="0.000103122519510198" calcext:value-type="float">
            <text:p>0.00010312251951</text:p>
          </table:table-cell>
          <table:table-cell table:number-columns-repeated="1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-1.13556" calcext:value-type="float">
            <text:p>-1.13556</text:p>
          </table:table-cell>
          <table:table-cell office:value-type="float" office:value="0.00159506" calcext:value-type="float">
            <text:p>0.00159506</text:p>
          </table:table-cell>
          <table:table-cell office:value-type="float" office:value="0.0461111" calcext:value-type="float">
            <text:p>0.0461111</text:p>
          </table:table-cell>
          <table:table-cell office:value-type="float" office:value="1.29108" calcext:value-type="float">
            <text:p>1.29108</text:p>
          </table:table-cell>
          <table:table-cell office:value-type="float" office:value="0.00364074" calcext:value-type="float">
            <text:p>0.00364074</text:p>
          </table:table-cell>
          <table:table-cell office:value-type="float" office:value="1.67534" calcext:value-type="float">
            <text:p>1.67534</text:p>
          </table:table-cell>
          <table:table-cell office:value-type="float" office:value="0.0000271219" calcext:value-type="float">
            <text:p>2.71219E-05</text:p>
          </table:table-cell>
          <table:table-cell office:value-type="float" office:value="5.5582" calcext:value-type="float">
            <text:p>5.5582</text:p>
          </table:table-cell>
          <table:table-cell table:formula="of:=900*[.G479]" office:value-type="float" office:value="3.276666" calcext:value-type="float">
            <text:p>3.276666</text:p>
          </table:table-cell>
          <table:table-cell table:formula="of:=([.F479]-[.C479]*[.C479])/([.A479]*[.A479])" office:value-type="float" office:value="0.000129264195918381" calcext:value-type="float">
            <text:p>0.000129264195918</text:p>
          </table:table-cell>
          <table:table-cell table:number-columns-repeated="1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-1.34333" calcext:value-type="float">
            <text:p>-1.34333</text:p>
          </table:table-cell>
          <table:table-cell office:value-type="float" office:value="0.00168765" calcext:value-type="float">
            <text:p>0.00168765</text:p>
          </table:table-cell>
          <table:table-cell office:value-type="float" office:value="0.0661111" calcext:value-type="float">
            <text:p>0.0661111</text:p>
          </table:table-cell>
          <table:table-cell office:value-type="float" office:value="1.80623" calcext:value-type="float">
            <text:p>1.80623</text:p>
          </table:table-cell>
          <table:table-cell office:value-type="float" office:value="0.00723951" calcext:value-type="float">
            <text:p>0.00723951</text:p>
          </table:table-cell>
          <table:table-cell office:value-type="float" office:value="3.27471" calcext:value-type="float">
            <text:p>3.27471</text:p>
          </table:table-cell>
          <table:table-cell office:value-type="float" office:value="0.0000853114" calcext:value-type="float">
            <text:p>8.53114E-05</text:p>
          </table:table-cell>
          <table:table-cell office:value-type="float" office:value="7.62975" calcext:value-type="float">
            <text:p>7.62975</text:p>
          </table:table-cell>
          <table:table-cell table:formula="of:=900*[.G480]" office:value-type="float" office:value="6.515559" calcext:value-type="float">
            <text:p>6.515559</text:p>
          </table:table-cell>
          <table:table-cell table:formula="of:=([.F480]-[.C480]*[.C480])/([.A480]*[.A480])" office:value-type="float" office:value="0.000138327436734727" calcext:value-type="float">
            <text:p>0.000138327436735</text:p>
          </table:table-cell>
          <table:table-cell table:number-columns-repeated="1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-1.32056" calcext:value-type="float">
            <text:p>-1.32056</text:p>
          </table:table-cell>
          <table:table-cell office:value-type="float" office:value="0.0111009" calcext:value-type="float">
            <text:p>0.0111009</text:p>
          </table:table-cell>
          <table:table-cell office:value-type="float" office:value="-0.0330556" calcext:value-type="float">
            <text:p>-0.0330556</text:p>
          </table:table-cell>
          <table:table-cell office:value-type="float" office:value="1.75497" calcext:value-type="float">
            <text:p>1.75497</text:p>
          </table:table-cell>
          <table:table-cell office:value-type="float" office:value="0.00287654" calcext:value-type="float">
            <text:p>0.00287654</text:p>
          </table:table-cell>
          <table:table-cell office:value-type="float" office:value="3.16061" calcext:value-type="float">
            <text:p>3.16061</text:p>
          </table:table-cell>
          <table:table-cell office:value-type="float" office:value="0.0000187835" calcext:value-type="float">
            <text:p>1.87835E-05</text:p>
          </table:table-cell>
          <table:table-cell office:value-type="float" office:value="5.31067" calcext:value-type="float">
            <text:p>5.31067</text:p>
          </table:table-cell>
          <table:table-cell table:formula="of:=900*[.G481]" office:value-type="float" office:value="2.588886" calcext:value-type="float">
            <text:p>2.588886</text:p>
          </table:table-cell>
          <table:table-cell table:formula="of:=([.F481]-[.C481]*[.C481])/([.A481]*[.A481])" office:value-type="float" office:value="0.000905411134693906" calcext:value-type="float">
            <text:p>0.000905411134694</text:p>
          </table:table-cell>
          <table:table-cell table:number-columns-repeated="1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-1.24444" calcext:value-type="float">
            <text:p>-1.24444</text:p>
          </table:table-cell>
          <table:table-cell office:value-type="float" office:value="0.0130667" calcext:value-type="float">
            <text:p>0.0130667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1.56171" calcext:value-type="float">
            <text:p>1.56171</text:p>
          </table:table-cell>
          <table:table-cell office:value-type="float" office:value="0.00707855" calcext:value-type="float">
            <text:p>0.00707855</text:p>
          </table:table-cell>
          <table:table-cell office:value-type="float" office:value="2.52037" calcext:value-type="float">
            <text:p>2.52037</text:p>
          </table:table-cell>
          <table:table-cell office:value-type="float" office:value="0.000129618" calcext:value-type="float">
            <text:p>0.000129618</text:p>
          </table:table-cell>
          <table:table-cell office:value-type="float" office:value="4.4805" calcext:value-type="float">
            <text:p>4.4805</text:p>
          </table:table-cell>
          <table:table-cell table:formula="of:=900*[.G482]" office:value-type="float" office:value="6.370695" calcext:value-type="float">
            <text:p>6.370695</text:p>
          </table:table-cell>
          <table:table-cell table:formula="of:=([.F482]-[.C482]*[.C482])/([.A482]*[.A482])" office:value-type="float" office:value="0.00106768052244899" calcext:value-type="float">
            <text:p>0.001067680522449</text:p>
          </table:table-cell>
          <table:table-cell table:number-columns-repeated="1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-1.28889" calcext:value-type="float">
            <text:p>-1.28889</text:p>
          </table:table-cell>
          <table:table-cell office:value-type="float" office:value="0.0144988" calcext:value-type="float">
            <text:p>0.0144988</text:p>
          </table:table-cell>
          <table:table-cell office:value-type="float" office:value="-0.0231597" calcext:value-type="float">
            <text:p>-0.0231597</text:p>
          </table:table-cell>
          <table:table-cell office:value-type="float" office:value="1.67573" calcext:value-type="float">
            <text:p>1.67573</text:p>
          </table:table-cell>
          <table:table-cell office:value-type="float" office:value="0.00735471" calcext:value-type="float">
            <text:p>0.00735471</text:p>
          </table:table-cell>
          <table:table-cell office:value-type="float" office:value="2.90062" calcext:value-type="float">
            <text:p>2.90062</text:p>
          </table:table-cell>
          <table:table-cell office:value-type="float" office:value="0.000171402" calcext:value-type="float">
            <text:p>0.000171402</text:p>
          </table:table-cell>
          <table:table-cell office:value-type="float" office:value="4.81691" calcext:value-type="float">
            <text:p>4.81691</text:p>
          </table:table-cell>
          <table:table-cell table:formula="of:=900*[.G483]" office:value-type="float" office:value="6.619239" calcext:value-type="float">
            <text:p>6.619239</text:p>
          </table:table-cell>
          <table:table-cell table:formula="of:=([.F483]-[.C483]*[.C483])/([.A483]*[.A483])" office:value-type="float" office:value="0.00118306676734693" calcext:value-type="float">
            <text:p>0.001183066767347</text:p>
          </table:table-cell>
          <table:table-cell table:number-columns-repeated="1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office:value-type="float" office:value="-1.32438" calcext:value-type="float">
            <text:p>-1.32438</text:p>
          </table:table-cell>
          <table:table-cell office:value-type="float" office:value="0.0128105" calcext:value-type="float">
            <text:p>0.0128105</text:p>
          </table:table-cell>
          <table:table-cell office:value-type="float" office:value="0.0166319" calcext:value-type="float">
            <text:p>0.0166319</text:p>
          </table:table-cell>
          <table:table-cell office:value-type="float" office:value="1.76678" calcext:value-type="float">
            <text:p>1.76678</text:p>
          </table:table-cell>
          <table:table-cell office:value-type="float" office:value="0.00628056" calcext:value-type="float">
            <text:p>0.00628056</text:p>
          </table:table-cell>
          <table:table-cell office:value-type="float" office:value="3.21187" calcext:value-type="float">
            <text:p>3.21187</text:p>
          </table:table-cell>
          <table:table-cell office:value-type="float" office:value="0.000113945" calcext:value-type="float">
            <text:p>0.000113945</text:p>
          </table:table-cell>
          <table:table-cell office:value-type="float" office:value="4.80463" calcext:value-type="float">
            <text:p>4.80463</text:p>
          </table:table-cell>
          <table:table-cell table:formula="of:=900*[.G484]" office:value-type="float" office:value="5.652504" calcext:value-type="float">
            <text:p>5.652504</text:p>
          </table:table-cell>
          <table:table-cell table:formula="of:=([.F484]-[.C484]*[.C484])/([.A484]*[.A484])" office:value-type="float" office:value="0.0010447033142857" calcext:value-type="float">
            <text:p>0.001044703314286</text:p>
          </table:table-cell>
          <table:table-cell table:number-columns-repeated="1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-1.3166" calcext:value-type="float">
            <text:p>-1.3166</text:p>
          </table:table-cell>
          <table:table-cell office:value-type="float" office:value="0.0124668" calcext:value-type="float">
            <text:p>0.0124668</text:p>
          </table:table-cell>
          <table:table-cell office:value-type="float" office:value="-0.00257812" calcext:value-type="float">
            <text:p>-0.00257812</text:p>
          </table:table-cell>
          <table:table-cell office:value-type="float" office:value="1.7459" calcext:value-type="float">
            <text:p>1.7459</text:p>
          </table:table-cell>
          <table:table-cell office:value-type="float" office:value="0.00667961" calcext:value-type="float">
            <text:p>0.00667961</text:p>
          </table:table-cell>
          <table:table-cell office:value-type="float" office:value="3.13718" calcext:value-type="float">
            <text:p>3.13718</text:p>
          </table:table-cell>
          <table:table-cell office:value-type="float" office:value="0.000136186" calcext:value-type="float">
            <text:p>0.000136186</text:p>
          </table:table-cell>
          <table:table-cell office:value-type="float" office:value="5.94257" calcext:value-type="float">
            <text:p>5.94257</text:p>
          </table:table-cell>
          <table:table-cell table:formula="of:=900*[.G485]" office:value-type="float" office:value="6.011649" calcext:value-type="float">
            <text:p>6.011649</text:p>
          </table:table-cell>
          <table:table-cell table:formula="of:=([.F485]-[.C485]*[.C485])/([.A485]*[.A485])" office:value-type="float" office:value="0.00101750530612245" calcext:value-type="float">
            <text:p>0.001017505306122</text:p>
          </table:table-cell>
          <table:table-cell table:number-columns-repeated="1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office:value-type="float" office:value="-1.33125" calcext:value-type="float">
            <text:p>-1.33125</text:p>
          </table:table-cell>
          <table:table-cell office:value-type="float" office:value="0.0136805" calcext:value-type="float">
            <text:p>0.0136805</text:p>
          </table:table-cell>
          <table:table-cell office:value-type="float" office:value="0.00402778" calcext:value-type="float">
            <text:p>0.00402778</text:p>
          </table:table-cell>
          <table:table-cell office:value-type="float" office:value="1.78591" calcext:value-type="float">
            <text:p>1.78591</text:p>
          </table:table-cell>
          <table:table-cell office:value-type="float" office:value="0.00697471" calcext:value-type="float">
            <text:p>0.00697471</text:p>
          </table:table-cell>
          <table:table-cell office:value-type="float" office:value="3.28775" calcext:value-type="float">
            <text:p>3.28775</text:p>
          </table:table-cell>
          <table:table-cell office:value-type="float" office:value="0.00014547" calcext:value-type="float">
            <text:p>0.00014547</text:p>
          </table:table-cell>
          <table:table-cell office:value-type="float" office:value="5.66393" calcext:value-type="float">
            <text:p>5.66393</text:p>
          </table:table-cell>
          <table:table-cell table:formula="of:=900*[.G486]" office:value-type="float" office:value="6.277239" calcext:value-type="float">
            <text:p>6.277239</text:p>
          </table:table-cell>
          <table:table-cell table:formula="of:=([.F486]-[.C486]*[.C486])/([.A486]*[.A486])" office:value-type="float" office:value="0.00111701530612244" calcext:value-type="float">
            <text:p>0.001117015306122</text:p>
          </table:table-cell>
          <table:table-cell table:number-columns-repeated="1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-1.31414" calcext:value-type="float">
            <text:p>-1.31414</text:p>
          </table:table-cell>
          <table:table-cell office:value-type="float" office:value="0.0130015" calcext:value-type="float">
            <text:p>0.0130015</text:p>
          </table:table-cell>
          <table:table-cell office:value-type="float" office:value="-0.00227865" calcext:value-type="float">
            <text:p>-0.00227865</text:p>
          </table:table-cell>
          <table:table-cell office:value-type="float" office:value="1.73997" calcext:value-type="float">
            <text:p>1.73997</text:p>
          </table:table-cell>
          <table:table-cell office:value-type="float" office:value="0.00727459" calcext:value-type="float">
            <text:p>0.00727459</text:p>
          </table:table-cell>
          <table:table-cell office:value-type="float" office:value="3.1179" calcext:value-type="float">
            <text:p>3.1179</text:p>
          </table:table-cell>
          <table:table-cell office:value-type="float" office:value="0.000156641" calcext:value-type="float">
            <text:p>0.000156641</text:p>
          </table:table-cell>
          <table:table-cell office:value-type="float" office:value="5.45808" calcext:value-type="float">
            <text:p>5.45808</text:p>
          </table:table-cell>
          <table:table-cell table:formula="of:=900*[.G487]" office:value-type="float" office:value="6.547131" calcext:value-type="float">
            <text:p>6.547131</text:p>
          </table:table-cell>
          <table:table-cell table:formula="of:=([.F487]-[.C487]*[.C487])/([.A487]*[.A487])" office:value-type="float" office:value="0.00106171921632651" calcext:value-type="float">
            <text:p>0.001061719216327</text:p>
          </table:table-cell>
          <table:table-cell table:number-columns-repeated="1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office:value-type="float" office:value="-1.31661" calcext:value-type="float">
            <text:p>-1.31661</text:p>
          </table:table-cell>
          <table:table-cell office:value-type="float" office:value="0.0134952" calcext:value-type="float">
            <text:p>0.0134952</text:p>
          </table:table-cell>
          <table:table-cell office:value-type="float" office:value="-0.00435004" calcext:value-type="float">
            <text:p>-0.00435004</text:p>
          </table:table-cell>
          <table:table-cell office:value-type="float" office:value="1.74697" calcext:value-type="float">
            <text:p>1.74697</text:p>
          </table:table-cell>
          <table:table-cell office:value-type="float" office:value="0.00731072" calcext:value-type="float">
            <text:p>0.00731072</text:p>
          </table:table-cell>
          <table:table-cell office:value-type="float" office:value="3.14589" calcext:value-type="float">
            <text:p>3.14589</text:p>
          </table:table-cell>
          <table:table-cell office:value-type="float" office:value="0.000156223" calcext:value-type="float">
            <text:p>0.000156223</text:p>
          </table:table-cell>
          <table:table-cell office:value-type="float" office:value="5.48957" calcext:value-type="float">
            <text:p>5.48957</text:p>
          </table:table-cell>
          <table:table-cell table:formula="of:=900*[.G488]" office:value-type="float" office:value="6.579648" calcext:value-type="float">
            <text:p>6.579648</text:p>
          </table:table-cell>
          <table:table-cell table:formula="of:=([.F488]-[.C488]*[.C488])/([.A488]*[.A488])" office:value-type="float" office:value="0.00110270268571428" calcext:value-type="float">
            <text:p>0.001102702685714</text:p>
          </table:table-cell>
          <table:table-cell table:number-columns-repeated="1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2" calcext:value-type="float">
            <text:p>12</text:p>
          </table:table-cell>
          <table:table-cell office:value-type="float" office:value="-1.31872" calcext:value-type="float">
            <text:p>-1.31872</text:p>
          </table:table-cell>
          <table:table-cell office:value-type="float" office:value="0.0138206" calcext:value-type="float">
            <text:p>0.0138206</text:p>
          </table:table-cell>
          <table:table-cell office:value-type="float" office:value="-0.00121962" calcext:value-type="float">
            <text:p>-0.00121962</text:p>
          </table:table-cell>
          <table:table-cell office:value-type="float" office:value="1.75285" calcext:value-type="float">
            <text:p>1.75285</text:p>
          </table:table-cell>
          <table:table-cell office:value-type="float" office:value="0.00669618" calcext:value-type="float">
            <text:p>0.00669618</text:p>
          </table:table-cell>
          <table:table-cell office:value-type="float" office:value="3.16907" calcext:value-type="float">
            <text:p>3.16907</text:p>
          </table:table-cell>
          <table:table-cell office:value-type="float" office:value="0.000133398" calcext:value-type="float">
            <text:p>0.000133398</text:p>
          </table:table-cell>
          <table:table-cell office:value-type="float" office:value="5.68404" calcext:value-type="float">
            <text:p>5.68404</text:p>
          </table:table-cell>
          <table:table-cell table:formula="of:=900*[.G489]" office:value-type="float" office:value="6.026562" calcext:value-type="float">
            <text:p>6.026562</text:p>
          </table:table-cell>
          <table:table-cell table:formula="of:=([.F489]-[.C489]*[.C489])/([.A489]*[.A489])" office:value-type="float" office:value="0.00112878053877554" calcext:value-type="float">
            <text:p>0.0011287805387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0.435556" calcext:value-type="float">
            <text:p>-0.43555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89709" calcext:value-type="float">
            <text:p>0.1897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359894" calcext:value-type="float">
            <text:p>0.035989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0.588246" calcext:value-type="float">
            <text:p>0.588246</text:p>
          </table:table-cell>
          <table:table-cell table:formula="of:=900*[.G492]" office:value-type="float" office:value="0.36" calcext:value-type="float">
            <text:p>0.36</text:p>
          </table:table-cell>
          <table:table-cell table:formula="of:=([.F492]-[.C492]*[.C492])/([.A492]*[.A492])" office:value-type="float" office:value="-0.00000000182100000009622" calcext:value-type="float">
            <text:p>-1.82100000009622E-09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875556" calcext:value-type="float">
            <text:p>-0.875556</text:p>
          </table:table-cell>
          <table:table-cell office:value-type="float" office:value="0.00444444" calcext:value-type="float">
            <text:p>0.00444444</text:p>
          </table:table-cell>
          <table:table-cell office:value-type="float" office:value="-0.00111111" calcext:value-type="float">
            <text:p>-0.00111111</text:p>
          </table:table-cell>
          <table:table-cell office:value-type="float" office:value="0.771042" calcext:value-type="float">
            <text:p>0.771042</text:p>
          </table:table-cell>
          <table:table-cell office:value-type="float" office:value="0.000150617" calcext:value-type="float">
            <text:p>0.000150617</text:p>
          </table:table-cell>
          <table:table-cell office:value-type="float" office:value="0.608134" calcext:value-type="float">
            <text:p>0.608134</text:p>
          </table:table-cell>
          <table:table-cell office:value-type="float" office:value="0.0000000234233" calcext:value-type="float">
            <text:p>2.34233E-08</text:p>
          </table:table-cell>
          <table:table-cell office:value-type="float" office:value="11.6069" calcext:value-type="float">
            <text:p>11.6069</text:p>
          </table:table-cell>
          <table:table-cell table:formula="of:=900*[.G493]" office:value-type="float" office:value="0.1355553" calcext:value-type="float">
            <text:p>0.1355553</text:p>
          </table:table-cell>
          <table:table-cell table:formula="of:=([.F493]-[.C493]*[.C493])/([.A493]*[.A493])" office:value-type="float" office:value="0.000277730678999999" calcext:value-type="float">
            <text:p>0.000277730679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.12222" calcext:value-type="float">
            <text:p>-1.12222</text:p>
          </table:table-cell>
          <table:table-cell office:value-type="float" office:value="0.00293827" calcext:value-type="float">
            <text:p>0.00293827</text:p>
          </table:table-cell>
          <table:table-cell office:value-type="float" office:value="0.103889" calcext:value-type="float">
            <text:p>0.103889</text:p>
          </table:table-cell>
          <table:table-cell office:value-type="float" office:value="1.26232" calcext:value-type="float">
            <text:p>1.26232</text:p>
          </table:table-cell>
          <table:table-cell office:value-type="float" office:value="0.0118926" calcext:value-type="float">
            <text:p>0.0118926</text:p>
          </table:table-cell>
          <table:table-cell office:value-type="float" office:value="1.60759" calcext:value-type="float">
            <text:p>1.60759</text:p>
          </table:table-cell>
          <table:table-cell office:value-type="float" office:value="0.000187229" calcext:value-type="float">
            <text:p>0.000187229</text:p>
          </table:table-cell>
          <table:table-cell office:value-type="float" office:value="2.38766" calcext:value-type="float">
            <text:p>2.38766</text:p>
          </table:table-cell>
          <table:table-cell table:formula="of:=900*[.G494]" office:value-type="float" office:value="10.70334" calcext:value-type="float">
            <text:p>10.70334</text:p>
          </table:table-cell>
          <table:table-cell table:formula="of:=([.F494]-[.C494]*[.C494])/([.A494]*[.A494])" office:value-type="float" office:value="0.000183891974999989" calcext:value-type="float">
            <text:p>0.00018389197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.05667" calcext:value-type="float">
            <text:p>-1.05667</text:p>
          </table:table-cell>
          <table:table-cell office:value-type="float" office:value="0.0109914" calcext:value-type="float">
            <text:p>0.0109914</text:p>
          </table:table-cell>
          <table:table-cell office:value-type="float" office:value="-0.0219444" calcext:value-type="float">
            <text:p>-0.0219444</text:p>
          </table:table-cell>
          <table:table-cell office:value-type="float" office:value="1.12754" calcext:value-type="float">
            <text:p>1.12754</text:p>
          </table:table-cell>
          <table:table-cell office:value-type="float" office:value="0.00330185" calcext:value-type="float">
            <text:p>0.00330185</text:p>
          </table:table-cell>
          <table:table-cell office:value-type="float" office:value="1.31946" calcext:value-type="float">
            <text:p>1.31946</text:p>
          </table:table-cell>
          <table:table-cell office:value-type="float" office:value="0.0000208858" calcext:value-type="float">
            <text:p>2.08858E-05</text:p>
          </table:table-cell>
          <table:table-cell office:value-type="float" office:value="4.40763" calcext:value-type="float">
            <text:p>4.40763</text:p>
          </table:table-cell>
          <table:table-cell table:formula="of:=900*[.G495]" office:value-type="float" office:value="2.971665" calcext:value-type="float">
            <text:p>2.971665</text:p>
          </table:table-cell>
          <table:table-cell table:formula="of:=([.F495]-[.C495]*[.C495])/([.A495]*[.A495])" office:value-type="float" office:value="0.000686781943750006" calcext:value-type="float">
            <text:p>0.00068678194375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1.06944" calcext:value-type="float">
            <text:p>-1.06944</text:p>
          </table:table-cell>
          <table:table-cell office:value-type="float" office:value="0.00516265" calcext:value-type="float">
            <text:p>0.00516265</text:p>
          </table:table-cell>
          <table:table-cell office:value-type="float" office:value="-0.00722222" calcext:value-type="float">
            <text:p>-0.00722222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223827" calcext:value-type="float">
            <text:p>0.00223827</text:p>
          </table:table-cell>
          <table:table-cell office:value-type="float" office:value="1.3429" calcext:value-type="float">
            <text:p>1.3429</text:p>
          </table:table-cell>
          <table:table-cell office:value-type="float" office:value="0.0000149466" calcext:value-type="float">
            <text:p>1.49466E-05</text:p>
          </table:table-cell>
          <table:table-cell office:value-type="float" office:value="4.61821" calcext:value-type="float">
            <text:p>4.61821</text:p>
          </table:table-cell>
          <table:table-cell table:formula="of:=900*[.G496]" office:value-type="float" office:value="2.014443" calcext:value-type="float">
            <text:p>2.014443</text:p>
          </table:table-cell>
          <table:table-cell table:formula="of:=([.F496]-[.C496]*[.C496])/([.A496]*[.A496])" office:value-type="float" office:value="0.000323005400000007" calcext:value-type="float">
            <text:p>0.0003230054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.08667" calcext:value-type="float">
            <text:p>-1.08667</text:p>
          </table:table-cell>
          <table:table-cell office:value-type="float" office:value="0.0251457" calcext:value-type="float">
            <text:p>0.0251457</text:p>
          </table:table-cell>
          <table:table-cell office:value-type="float" office:value="-0.00729167" calcext:value-type="float">
            <text:p>-0.00729167</text:p>
          </table:table-cell>
          <table:table-cell office:value-type="float" office:value="1.20599" calcext:value-type="float">
            <text:p>1.20599</text:p>
          </table:table-cell>
          <table:table-cell office:value-type="float" office:value="0.00427886" calcext:value-type="float">
            <text:p>0.00427886</text:p>
          </table:table-cell>
          <table:table-cell office:value-type="float" office:value="1.57229" calcext:value-type="float">
            <text:p>1.57229</text:p>
          </table:table-cell>
          <table:table-cell office:value-type="float" office:value="0.0000474159" calcext:value-type="float">
            <text:p>4.74159E-05</text:p>
          </table:table-cell>
          <table:table-cell office:value-type="float" office:value="3.78465" calcext:value-type="float">
            <text:p>3.78465</text:p>
          </table:table-cell>
          <table:table-cell table:formula="of:=900*[.G497]" office:value-type="float" office:value="3.850974" calcext:value-type="float">
            <text:p>3.850974</text:p>
          </table:table-cell>
          <table:table-cell table:formula="of:=([.F497]-[.C497]*[.C497])/([.A497]*[.A497])" office:value-type="float" office:value="0.00157114444374999" calcext:value-type="float">
            <text:p>0.0015711444437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.11917" calcext:value-type="float">
            <text:p>-1.11917</text:p>
          </table:table-cell>
          <table:table-cell office:value-type="float" office:value="0.00997461" calcext:value-type="float">
            <text:p>0.00997461</text:p>
          </table:table-cell>
          <table:table-cell office:value-type="float" office:value="0.006875" calcext:value-type="float">
            <text:p>0.006875</text:p>
          </table:table-cell>
          <table:table-cell office:value-type="float" office:value="1.26251" calcext:value-type="float">
            <text:p>1.26251</text:p>
          </table:table-cell>
          <table:table-cell office:value-type="float" office:value="0.00439799" calcext:value-type="float">
            <text:p>0.00439799</text:p>
          </table:table-cell>
          <table:table-cell office:value-type="float" office:value="1.64487" calcext:value-type="float">
            <text:p>1.64487</text:p>
          </table:table-cell>
          <table:table-cell office:value-type="float" office:value="0.0000495706" calcext:value-type="float">
            <text:p>4.95706E-05</text:p>
          </table:table-cell>
          <table:table-cell office:value-type="float" office:value="4.06064" calcext:value-type="float">
            <text:p>4.06064</text:p>
          </table:table-cell>
          <table:table-cell table:formula="of:=900*[.G498]" office:value-type="float" office:value="3.958191" calcext:value-type="float">
            <text:p>3.958191</text:p>
          </table:table-cell>
          <table:table-cell table:formula="of:=([.F498]-[.C498]*[.C498])/([.A498]*[.A498])" office:value-type="float" office:value="0.000623031943750005" calcext:value-type="float">
            <text:p>0.0006230319437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.09465" calcext:value-type="float">
            <text:p>-1.09465</text:p>
          </table:table-cell>
          <table:table-cell office:value-type="float" office:value="0.0121643" calcext:value-type="float">
            <text:p>0.0121643</text:p>
          </table:table-cell>
          <table:table-cell office:value-type="float" office:value="-0.00689236" calcext:value-type="float">
            <text:p>-0.00689236</text:p>
          </table:table-cell>
          <table:table-cell office:value-type="float" office:value="1.21043" calcext:value-type="float">
            <text:p>1.21043</text:p>
          </table:table-cell>
          <table:table-cell office:value-type="float" office:value="0.00439988" calcext:value-type="float">
            <text:p>0.00439988</text:p>
          </table:table-cell>
          <table:table-cell office:value-type="float" office:value="1.52486" calcext:value-type="float">
            <text:p>1.52486</text:p>
          </table:table-cell>
          <table:table-cell office:value-type="float" office:value="0.0000465652" calcext:value-type="float">
            <text:p>4.65652E-05</text:p>
          </table:table-cell>
          <table:table-cell office:value-type="float" office:value="3.60954" calcext:value-type="float">
            <text:p>3.60954</text:p>
          </table:table-cell>
          <table:table-cell table:formula="of:=900*[.G499]" office:value-type="float" office:value="3.959892" calcext:value-type="float">
            <text:p>3.959892</text:p>
          </table:table-cell>
          <table:table-cell table:formula="of:=([.F499]-[.C499]*[.C499])/([.A499]*[.A499])" office:value-type="float" office:value="0.000760711093749991" calcext:value-type="float">
            <text:p>0.0007607110937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1.12083" calcext:value-type="float">
            <text:p>-1.12083</text:p>
          </table:table-cell>
          <table:table-cell office:value-type="float" office:value="0.00987461" calcext:value-type="float">
            <text:p>0.00987461</text:p>
          </table:table-cell>
          <table:table-cell office:value-type="float" office:value="-0.00429687" calcext:value-type="float">
            <text:p>-0.00429687</text:p>
          </table:table-cell>
          <table:table-cell office:value-type="float" office:value="1.26614" calcext:value-type="float">
            <text:p>1.26614</text:p>
          </table:table-cell>
          <table:table-cell office:value-type="float" office:value="0.0046283" calcext:value-type="float">
            <text:p>0.0046283</text:p>
          </table:table-cell>
          <table:table-cell office:value-type="float" office:value="1.65295" calcext:value-type="float">
            <text:p>1.65295</text:p>
          </table:table-cell>
          <table:table-cell office:value-type="float" office:value="0.0000556704" calcext:value-type="float">
            <text:p>5.56704E-05</text:p>
          </table:table-cell>
          <table:table-cell office:value-type="float" office:value="4.29456" calcext:value-type="float">
            <text:p>4.29456</text:p>
          </table:table-cell>
          <table:table-cell table:formula="of:=900*[.G500]" office:value-type="float" office:value="4.16547" calcext:value-type="float">
            <text:p>4.16547</text:p>
          </table:table-cell>
          <table:table-cell table:formula="of:=([.F500]-[.C500]*[.C500])/([.A500]*[.A500])" office:value-type="float" office:value="0.000617506943749999" calcext:value-type="float">
            <text:p>0.0006175069437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1.10347" calcext:value-type="float">
            <text:p>-1.10347</text:p>
          </table:table-cell>
          <table:table-cell office:value-type="float" office:value="0.0114987" calcext:value-type="float">
            <text:p>0.0114987</text:p>
          </table:table-cell>
          <table:table-cell office:value-type="float" office:value="-0.000872396" calcext:value-type="float">
            <text:p>-0.000872396</text:p>
          </table:table-cell>
          <table:table-cell office:value-type="float" office:value="1.22915" calcext:value-type="float">
            <text:p>1.22915</text:p>
          </table:table-cell>
          <table:table-cell office:value-type="float" office:value="0.00413502" calcext:value-type="float">
            <text:p>0.00413502</text:p>
          </table:table-cell>
          <table:table-cell office:value-type="float" office:value="1.56752" calcext:value-type="float">
            <text:p>1.56752</text:p>
          </table:table-cell>
          <table:table-cell office:value-type="float" office:value="0.0000499981" calcext:value-type="float">
            <text:p>4.99981E-05</text:p>
          </table:table-cell>
          <table:table-cell office:value-type="float" office:value="3.91545" calcext:value-type="float">
            <text:p>3.91545</text:p>
          </table:table-cell>
          <table:table-cell table:formula="of:=900*[.G501]" office:value-type="float" office:value="3.721518" calcext:value-type="float">
            <text:p>3.721518</text:p>
          </table:table-cell>
          <table:table-cell table:formula="of:=([.F501]-[.C501]*[.C501])/([.A501]*[.A501])" office:value-type="float" office:value="0.000718997443750008" calcext:value-type="float">
            <text:p>0.0007189974437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1.11398" calcext:value-type="float">
            <text:p>-1.11398</text:p>
          </table:table-cell>
          <table:table-cell office:value-type="float" office:value="0.0117728" calcext:value-type="float">
            <text:p>0.0117728</text:p>
          </table:table-cell>
          <table:table-cell office:value-type="float" office:value="-0.00181858" calcext:value-type="float">
            <text:p>-0.00181858</text:p>
          </table:table-cell>
          <table:table-cell office:value-type="float" office:value="1.25273" calcext:value-type="float">
            <text:p>1.25273</text:p>
          </table:table-cell>
          <table:table-cell office:value-type="float" office:value="0.00487395" calcext:value-type="float">
            <text:p>0.00487395</text:p>
          </table:table-cell>
          <table:table-cell office:value-type="float" office:value="1.62781" calcext:value-type="float">
            <text:p>1.62781</text:p>
          </table:table-cell>
          <table:table-cell office:value-type="float" office:value="0.0000681767" calcext:value-type="float">
            <text:p>6.81767E-05</text:p>
          </table:table-cell>
          <table:table-cell office:value-type="float" office:value="4.19059" calcext:value-type="float">
            <text:p>4.19059</text:p>
          </table:table-cell>
          <table:table-cell table:formula="of:=900*[.G502]" office:value-type="float" office:value="4.386555" calcext:value-type="float">
            <text:p>4.386555</text:p>
          </table:table-cell>
          <table:table-cell table:formula="of:=([.F502]-[.C502]*[.C502])/([.A502]*[.A502])" office:value-type="float" office:value="0.000736159975000011" calcext:value-type="float">
            <text:p>0.00073615997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-1.111" calcext:value-type="float">
            <text:p>-1.111</text:p>
          </table:table-cell>
          <table:table-cell office:value-type="float" office:value="0.0118646" calcext:value-type="float">
            <text:p>0.0118646</text:p>
          </table:table-cell>
          <table:table-cell office:value-type="float" office:value="-0.000844184" calcext:value-type="float">
            <text:p>-0.000844184</text:p>
          </table:table-cell>
          <table:table-cell office:value-type="float" office:value="1.24618" calcext:value-type="float">
            <text:p>1.24618</text:p>
          </table:table-cell>
          <table:table-cell office:value-type="float" office:value="0.00487019" calcext:value-type="float">
            <text:p>0.00487019</text:p>
          </table:table-cell>
          <table:table-cell office:value-type="float" office:value="1.61176" calcext:value-type="float">
            <text:p>1.61176</text:p>
          </table:table-cell>
          <table:table-cell office:value-type="float" office:value="0.0000700778" calcext:value-type="float">
            <text:p>7.00778E-05</text:p>
          </table:table-cell>
          <table:table-cell office:value-type="float" office:value="4.09812" calcext:value-type="float">
            <text:p>4.09812</text:p>
          </table:table-cell>
          <table:table-cell table:formula="of:=900*[.G503]" office:value-type="float" office:value="4.383171" calcext:value-type="float">
            <text:p>4.383171</text:p>
          </table:table-cell>
          <table:table-cell table:formula="of:=([.F503]-[.C503]*[.C503])/([.A503]*[.A503])" office:value-type="float" office:value="0.000741187500000004" calcext:value-type="float">
            <text:p>0.000741187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1.1175" calcext:value-type="float">
            <text:p>-1.1175</text:p>
          </table:table-cell>
          <table:table-cell office:value-type="float" office:value="0.0124035" calcext:value-type="float">
            <text:p>0.0124035</text:p>
          </table:table-cell>
          <table:table-cell office:value-type="float" office:value="0.00181858" calcext:value-type="float">
            <text:p>0.00181858</text:p>
          </table:table-cell>
          <table:table-cell office:value-type="float" office:value="1.26121" calcext:value-type="float">
            <text:p>1.26121</text:p>
          </table:table-cell>
          <table:table-cell office:value-type="float" office:value="0.00476316" calcext:value-type="float">
            <text:p>0.00476316</text:p>
          </table:table-cell>
          <table:table-cell office:value-type="float" office:value="1.65326" calcext:value-type="float">
            <text:p>1.65326</text:p>
          </table:table-cell>
          <table:table-cell office:value-type="float" office:value="0.0000699296" calcext:value-type="float">
            <text:p>6.99296E-05</text:p>
          </table:table-cell>
          <table:table-cell office:value-type="float" office:value="3.99875" calcext:value-type="float">
            <text:p>3.99875</text:p>
          </table:table-cell>
          <table:table-cell table:formula="of:=900*[.G504]" office:value-type="float" office:value="4.286844" calcext:value-type="float">
            <text:p>4.286844</text:p>
          </table:table-cell>
          <table:table-cell table:formula="of:=([.F504]-[.C504]*[.C504])/([.A504]*[.A504])" office:value-type="float" office:value="0.000775234375000003" calcext:value-type="float">
            <text:p>0.00077523437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-1.11407" calcext:value-type="float">
            <text:p>-1.11407</text:p>
          </table:table-cell>
          <table:table-cell office:value-type="float" office:value="0.0129149" calcext:value-type="float">
            <text:p>0.0129149</text:p>
          </table:table-cell>
          <table:table-cell office:value-type="float" office:value="0.00317708" calcext:value-type="float">
            <text:p>0.00317708</text:p>
          </table:table-cell>
          <table:table-cell office:value-type="float" office:value="1.25406" calcext:value-type="float">
            <text:p>1.25406</text:p>
          </table:table-cell>
          <table:table-cell office:value-type="float" office:value="0.00478715" calcext:value-type="float">
            <text:p>0.00478715</text:p>
          </table:table-cell>
          <table:table-cell office:value-type="float" office:value="1.63744" calcext:value-type="float">
            <text:p>1.63744</text:p>
          </table:table-cell>
          <table:table-cell office:value-type="float" office:value="0.0000690657" calcext:value-type="float">
            <text:p>6.90657E-05</text:p>
          </table:table-cell>
          <table:table-cell office:value-type="float" office:value="4.11838" calcext:value-type="float">
            <text:p>4.11838</text:p>
          </table:table-cell>
          <table:table-cell table:formula="of:=900*[.G505]" office:value-type="float" office:value="4.308435" calcext:value-type="float">
            <text:p>4.308435</text:p>
          </table:table-cell>
          <table:table-cell table:formula="of:=([.F505]-[.C505]*[.C505])/([.A505]*[.A505])" office:value-type="float" office:value="0.00080675219375001" calcext:value-type="float">
            <text:p>0.0008067521937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1.11528" calcext:value-type="float">
            <text:p>-1.11528</text:p>
          </table:table-cell>
          <table:table-cell office:value-type="float" office:value="0.0122385" calcext:value-type="float">
            <text:p>0.0122385</text:p>
          </table:table-cell>
          <table:table-cell office:value-type="float" office:value="0.000384115" calcext:value-type="float">
            <text:p>0.000384115</text:p>
          </table:table-cell>
          <table:table-cell office:value-type="float" office:value="1.25608" calcext:value-type="float">
            <text:p>1.25608</text:p>
          </table:table-cell>
          <table:table-cell office:value-type="float" office:value="0.00478612" calcext:value-type="float">
            <text:p>0.00478612</text:p>
          </table:table-cell>
          <table:table-cell office:value-type="float" office:value="1.63943" calcext:value-type="float">
            <text:p>1.63943</text:p>
          </table:table-cell>
          <table:table-cell office:value-type="float" office:value="0.0000695773" calcext:value-type="float">
            <text:p>6.95773E-05</text:p>
          </table:table-cell>
          <table:table-cell office:value-type="float" office:value="4.08663" calcext:value-type="float">
            <text:p>4.08663</text:p>
          </table:table-cell>
          <table:table-cell table:formula="of:=900*[.G506]" office:value-type="float" office:value="4.307508" calcext:value-type="float">
            <text:p>4.307508</text:p>
          </table:table-cell>
          <table:table-cell table:formula="of:=([.F506]-[.C506]*[.C506])/([.A506]*[.A506])" office:value-type="float" office:value="0.000764407600000003" calcext:value-type="float">
            <text:p>0.00076440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4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-0.382222" calcext:value-type="float">
            <text:p>-0.382222</text:p>
          </table:table-cell>
          <table:table-cell office:value-type="float" office:value="0" calcext:value-type="float">
            <text:p>0</text:p>
          </table:table-cell>
          <table:table-cell office:value-type="float" office:value="0.0488889" calcext:value-type="float">
            <text:p>0.0488889</text:p>
          </table:table-cell>
          <table:table-cell office:value-type="float" office:value="0.146094" calcext:value-type="float">
            <text:p>0.146094</text:p>
          </table:table-cell>
          <table:table-cell office:value-type="float" office:value="0.00239012" calcext:value-type="float">
            <text:p>0.00239012</text:p>
          </table:table-cell>
          <table:table-cell office:value-type="float" office:value="0.0213434" calcext:value-type="float">
            <text:p>0.0213434</text:p>
          </table:table-cell>
          <table:table-cell office:value-type="float" office:value="0.00000571269" calcext:value-type="float">
            <text:p>5.71269E-06</text:p>
          </table:table-cell>
          <table:table-cell office:value-type="float" office:value="5.32001" calcext:value-type="float">
            <text:p>5.32001</text:p>
          </table:table-cell>
          <table:table-cell table:formula="of:=900*[.G509]" office:value-type="float" office:value="2.151108" calcext:value-type="float">
            <text:p>2.151108</text:p>
          </table:table-cell>
          <table:table-cell table:formula="of:=([.F509]-[.C509]*[.C509])/([.A509]*[.A509])" office:value-type="float" office:value="0.0000000169242469133729" calcext:value-type="float">
            <text:p>1.69242469133729E-08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-0.591111" calcext:value-type="float">
            <text:p>-0.591111</text:p>
          </table:table-cell>
          <table:table-cell office:value-type="float" office:value="0.000177778" calcext:value-type="float">
            <text:p>0.000177778</text:p>
          </table:table-cell>
          <table:table-cell office:value-type="float" office:value="-0.0133333" calcext:value-type="float">
            <text:p>-0.0133333</text:p>
          </table:table-cell>
          <table:table-cell office:value-type="float" office:value="0.34959" calcext:value-type="float">
            <text:p>0.34959</text:p>
          </table:table-cell>
          <table:table-cell office:value-type="float" office:value="0.00128889" calcext:value-type="float">
            <text:p>0.00128889</text:p>
          </table:table-cell>
          <table:table-cell office:value-type="float" office:value="0.122462" calcext:value-type="float">
            <text:p>0.122462</text:p>
          </table:table-cell>
          <table:table-cell office:value-type="float" office:value="0.00000245136" calcext:value-type="float">
            <text:p>2.45136E-06</text:p>
          </table:table-cell>
          <table:table-cell office:value-type="float" office:value="0.804489" calcext:value-type="float">
            <text:p>0.804489</text:p>
          </table:table-cell>
          <table:table-cell table:formula="of:=900*[.G510]" office:value-type="float" office:value="1.160001" calcext:value-type="float">
            <text:p>1.160001</text:p>
          </table:table-cell>
          <table:table-cell table:formula="of:=([.F510]-[.C510]*[.C510])/([.A510]*[.A510])" office:value-type="float" office:value="0.00000877953970370688" calcext:value-type="float">
            <text:p>8.77953970370688E-06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-0.888889" calcext:value-type="float">
            <text:p>-0.888889</text:p>
          </table:table-cell>
          <table:table-cell office:value-type="float" office:value="0.00608395" calcext:value-type="float">
            <text:p>0.00608395</text:p>
          </table:table-cell>
          <table:table-cell office:value-type="float" office:value="0.0422222" calcext:value-type="float">
            <text:p>0.0422222</text:p>
          </table:table-cell>
          <table:table-cell office:value-type="float" office:value="0.796207" calcext:value-type="float">
            <text:p>0.796207</text:p>
          </table:table-cell>
          <table:table-cell office:value-type="float" office:value="0.00199753" calcext:value-type="float">
            <text:p>0.00199753</text:p>
          </table:table-cell>
          <table:table-cell office:value-type="float" office:value="0.655019" calcext:value-type="float">
            <text:p>0.655019</text:p>
          </table:table-cell>
          <table:table-cell office:value-type="float" office:value="0.00000549098" calcext:value-type="float">
            <text:p>5.49098E-06</text:p>
          </table:table-cell>
          <table:table-cell office:value-type="float" office:value="3.90434" calcext:value-type="float">
            <text:p>3.90434</text:p>
          </table:table-cell>
          <table:table-cell table:formula="of:=900*[.G511]" office:value-type="float" office:value="1.797777" calcext:value-type="float">
            <text:p>1.797777</text:p>
          </table:table-cell>
          <table:table-cell table:formula="of:=([.F511]-[.C511]*[.C511])/([.A511]*[.A511])" office:value-type="float" office:value="0.000300412132296304" calcext:value-type="float">
            <text:p>0.000300412132296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-0.995556" calcext:value-type="float">
            <text:p>-0.995556</text:p>
          </table:table-cell>
          <table:table-cell office:value-type="float" office:value="0.0118914" calcext:value-type="float">
            <text:p>0.0118914</text:p>
          </table:table-cell>
          <table:table-cell office:value-type="float" office:value="-0.0166667" calcext:value-type="float">
            <text:p>-0.0166667</text:p>
          </table:table-cell>
          <table:table-cell office:value-type="float" office:value="1.00302" calcext:value-type="float">
            <text:p>1.00302</text:p>
          </table:table-cell>
          <table:table-cell office:value-type="float" office:value="0.00727654" calcext:value-type="float">
            <text:p>0.00727654</text:p>
          </table:table-cell>
          <table:table-cell office:value-type="float" office:value="1.04805" calcext:value-type="float">
            <text:p>1.04805</text:p>
          </table:table-cell>
          <table:table-cell office:value-type="float" office:value="0.000166657" calcext:value-type="float">
            <text:p>0.000166657</text:p>
          </table:table-cell>
          <table:table-cell office:value-type="float" office:value="3.50945" calcext:value-type="float">
            <text:p>3.50945</text:p>
          </table:table-cell>
          <table:table-cell table:formula="of:=900*[.G512]" office:value-type="float" office:value="6.548886" calcext:value-type="float">
            <text:p>6.548886</text:p>
          </table:table-cell>
          <table:table-cell table:formula="of:=([.F512]-[.C512]*[.C512])/([.A512]*[.A512])" office:value-type="float" office:value="0.000587074116740742" calcext:value-type="float">
            <text:p>0.000587074116741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-0.976667" calcext:value-type="float">
            <text:p>-0.976667</text:p>
          </table:table-cell>
          <table:table-cell office:value-type="float" office:value="0.00567778" calcext:value-type="float">
            <text:p>0.00567778</text:p>
          </table:table-cell>
          <table:table-cell office:value-type="float" office:value="0.0143056" calcext:value-type="float">
            <text:p>0.0143056</text:p>
          </table:table-cell>
          <table:table-cell office:value-type="float" office:value="0.959556" calcext:value-type="float">
            <text:p>0.959556</text:p>
          </table:table-cell>
          <table:table-cell office:value-type="float" office:value="0.00457068" calcext:value-type="float">
            <text:p>0.00457068</text:p>
          </table:table-cell>
          <table:table-cell office:value-type="float" office:value="0.942724" calcext:value-type="float">
            <text:p>0.942724</text:p>
          </table:table-cell>
          <table:table-cell office:value-type="float" office:value="0.0000550388" calcext:value-type="float">
            <text:p>5.50388E-05</text:p>
          </table:table-cell>
          <table:table-cell office:value-type="float" office:value="3.98144" calcext:value-type="float">
            <text:p>3.98144</text:p>
          </table:table-cell>
          <table:table-cell table:formula="of:=900*[.G513]" office:value-type="float" office:value="4.113612" calcext:value-type="float">
            <text:p>4.113612</text:p>
          </table:table-cell>
          <table:table-cell table:formula="of:=([.F513]-[.C513]*[.C513])/([.A513]*[.A513])" office:value-type="float" office:value="0.000280373882024696" calcext:value-type="float">
            <text:p>0.000280373882025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-0.9675" calcext:value-type="float">
            <text:p>-0.9675</text:p>
          </table:table-cell>
          <table:table-cell office:value-type="float" office:value="0.00900301" calcext:value-type="float">
            <text:p>0.00900301</text:p>
          </table:table-cell>
          <table:table-cell office:value-type="float" office:value="-0.00861111" calcext:value-type="float">
            <text:p>-0.00861111</text:p>
          </table:table-cell>
          <table:table-cell office:value-type="float" office:value="0.945059" calcext:value-type="float">
            <text:p>0.945059</text:p>
          </table:table-cell>
          <table:table-cell office:value-type="float" office:value="0.00312346" calcext:value-type="float">
            <text:p>0.00312346</text:p>
          </table:table-cell>
          <table:table-cell office:value-type="float" office:value="0.926357" calcext:value-type="float">
            <text:p>0.926357</text:p>
          </table:table-cell>
          <table:table-cell office:value-type="float" office:value="0.0000204171" calcext:value-type="float">
            <text:p>2.04171E-05</text:p>
          </table:table-cell>
          <table:table-cell office:value-type="float" office:value="3.8721" calcext:value-type="float">
            <text:p>3.8721</text:p>
          </table:table-cell>
          <table:table-cell table:formula="of:=900*[.G514]" office:value-type="float" office:value="2.811114" calcext:value-type="float">
            <text:p>2.811114</text:p>
          </table:table-cell>
          <table:table-cell table:formula="of:=([.F514]-[.C514]*[.C514])/([.A514]*[.A514])" office:value-type="float" office:value="0.000444580246913578" calcext:value-type="float">
            <text:p>0.000444580246914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-0.949028" calcext:value-type="float">
            <text:p>-0.949028</text:p>
          </table:table-cell>
          <table:table-cell office:value-type="float" office:value="0.0072364" calcext:value-type="float">
            <text:p>0.0072364</text:p>
          </table:table-cell>
          <table:table-cell office:value-type="float" office:value="-0.0107292" calcext:value-type="float">
            <text:p>-0.0107292</text:p>
          </table:table-cell>
          <table:table-cell office:value-type="float" office:value="0.90789" calcext:value-type="float">
            <text:p>0.90789</text:p>
          </table:table-cell>
          <table:table-cell office:value-type="float" office:value="0.00423372" calcext:value-type="float">
            <text:p>0.00423372</text:p>
          </table:table-cell>
          <table:table-cell office:value-type="float" office:value="0.849441" calcext:value-type="float">
            <text:p>0.849441</text:p>
          </table:table-cell>
          <table:table-cell office:value-type="float" office:value="0.0000587885" calcext:value-type="float">
            <text:p>5.87885E-05</text:p>
          </table:table-cell>
          <table:table-cell office:value-type="float" office:value="2.35491" calcext:value-type="float">
            <text:p>2.35491</text:p>
          </table:table-cell>
          <table:table-cell table:formula="of:=900*[.G515]" office:value-type="float" office:value="3.810348" calcext:value-type="float">
            <text:p>3.810348</text:p>
          </table:table-cell>
          <table:table-cell table:formula="of:=([.F515]-[.C515]*[.C515])/([.A515]*[.A515])" office:value-type="float" office:value="0.000357326183506179" calcext:value-type="float">
            <text:p>0.000357326183506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-0.962361" calcext:value-type="float">
            <text:p>-0.962361</text:p>
          </table:table-cell>
          <table:table-cell office:value-type="float" office:value="0.00865862" calcext:value-type="float">
            <text:p>0.00865862</text:p>
          </table:table-cell>
          <table:table-cell office:value-type="float" office:value="0.00211806" calcext:value-type="float">
            <text:p>0.00211806</text:p>
          </table:table-cell>
          <table:table-cell office:value-type="float" office:value="0.934798" calcext:value-type="float">
            <text:p>0.934798</text:p>
          </table:table-cell>
          <table:table-cell office:value-type="float" office:value="0.0033348" calcext:value-type="float">
            <text:p>0.0033348</text:p>
          </table:table-cell>
          <table:table-cell office:value-type="float" office:value="0.906229" calcext:value-type="float">
            <text:p>0.906229</text:p>
          </table:table-cell>
          <table:table-cell office:value-type="float" office:value="0.0000298071" calcext:value-type="float">
            <text:p>2.98071E-05</text:p>
          </table:table-cell>
          <table:table-cell office:value-type="float" office:value="3.53429" calcext:value-type="float">
            <text:p>3.53429</text:p>
          </table:table-cell>
          <table:table-cell table:formula="of:=900*[.G516]" office:value-type="float" office:value="3.00132" calcext:value-type="float">
            <text:p>3.00132</text:p>
          </table:table-cell>
          <table:table-cell table:formula="of:=([.F516]-[.C516]*[.C516])/([.A516]*[.A516])" office:value-type="float" office:value="0.000427620033530868" calcext:value-type="float">
            <text:p>0.000427620033531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float" office:value="-0.976493" calcext:value-type="float">
            <text:p>-0.976493</text:p>
          </table:table-cell>
          <table:table-cell office:value-type="float" office:value="0.0119653" calcext:value-type="float">
            <text:p>0.0119653</text:p>
          </table:table-cell>
          <table:table-cell office:value-type="float" office:value="-0.00236979" calcext:value-type="float">
            <text:p>-0.00236979</text:p>
          </table:table-cell>
          <table:table-cell office:value-type="float" office:value="0.965504" calcext:value-type="float">
            <text:p>0.965504</text:p>
          </table:table-cell>
          <table:table-cell office:value-type="float" office:value="0.00371456" calcext:value-type="float">
            <text:p>0.00371456</text:p>
          </table:table-cell>
          <table:table-cell office:value-type="float" office:value="0.977654" calcext:value-type="float">
            <text:p>0.977654</text:p>
          </table:table-cell>
          <table:table-cell office:value-type="float" office:value="0.0000413655" calcext:value-type="float">
            <text:p>4.13655E-05</text:p>
          </table:table-cell>
          <table:table-cell office:value-type="float" office:value="3.05932" calcext:value-type="float">
            <text:p>3.05932</text:p>
          </table:table-cell>
          <table:table-cell table:formula="of:=900*[.G517]" office:value-type="float" office:value="3.343104" calcext:value-type="float">
            <text:p>3.343104</text:p>
          </table:table-cell>
          <table:table-cell table:formula="of:=([.F517]-[.C517]*[.C517])/([.A517]*[.A517])" office:value-type="float" office:value="0.000590884985234571" calcext:value-type="float">
            <text:p>0.000590884985235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9" calcext:value-type="float">
            <text:p>9</text:p>
          </table:table-cell>
          <table:table-cell office:value-type="float" office:value="-0.957344" calcext:value-type="float">
            <text:p>-0.957344</text:p>
          </table:table-cell>
          <table:table-cell office:value-type="float" office:value="0.0116746" calcext:value-type="float">
            <text:p>0.0116746</text:p>
          </table:table-cell>
          <table:table-cell office:value-type="float" office:value="-0.00163628" calcext:value-type="float">
            <text:p>-0.00163628</text:p>
          </table:table-cell>
          <table:table-cell office:value-type="float" office:value="0.928182" calcext:value-type="float">
            <text:p>0.928182</text:p>
          </table:table-cell>
          <table:table-cell office:value-type="float" office:value="0.00343386" calcext:value-type="float">
            <text:p>0.00343386</text:p>
          </table:table-cell>
          <table:table-cell office:value-type="float" office:value="0.904322" calcext:value-type="float">
            <text:p>0.904322</text:p>
          </table:table-cell>
          <table:table-cell office:value-type="float" office:value="0.000035004" calcext:value-type="float">
            <text:p>3.5004E-05</text:p>
          </table:table-cell>
          <table:table-cell office:value-type="float" office:value="3.46929" calcext:value-type="float">
            <text:p>3.46929</text:p>
          </table:table-cell>
          <table:table-cell table:formula="of:=900*[.G518]" office:value-type="float" office:value="3.090474" calcext:value-type="float">
            <text:p>3.090474</text:p>
          </table:table-cell>
          <table:table-cell table:formula="of:=([.F518]-[.C518]*[.C518])/([.A518]*[.A518])" office:value-type="float" office:value="0.00057651682291358" calcext:value-type="float">
            <text:p>0.000576516822914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-0.960399" calcext:value-type="float">
            <text:p>-0.960399</text:p>
          </table:table-cell>
          <table:table-cell office:value-type="float" office:value="0.0121239" calcext:value-type="float">
            <text:p>0.0121239</text:p>
          </table:table-cell>
          <table:table-cell office:value-type="float" office:value="0.00173394" calcext:value-type="float">
            <text:p>0.00173394</text:p>
          </table:table-cell>
          <table:table-cell office:value-type="float" office:value="0.934491" calcext:value-type="float">
            <text:p>0.934491</text:p>
          </table:table-cell>
          <table:table-cell office:value-type="float" office:value="0.00363732" calcext:value-type="float">
            <text:p>0.00363732</text:p>
          </table:table-cell>
          <table:table-cell office:value-type="float" office:value="0.91895" calcext:value-type="float">
            <text:p>0.91895</text:p>
          </table:table-cell>
          <table:table-cell office:value-type="float" office:value="0.0000395169" calcext:value-type="float">
            <text:p>3.95169E-05</text:p>
          </table:table-cell>
          <table:table-cell office:value-type="float" office:value="3.25344" calcext:value-type="float">
            <text:p>3.25344</text:p>
          </table:table-cell>
          <table:table-cell table:formula="of:=900*[.G519]" office:value-type="float" office:value="3.273588" calcext:value-type="float">
            <text:p>3.273588</text:p>
          </table:table-cell>
          <table:table-cell table:formula="of:=([.F519]-[.C519]*[.C519])/([.A519]*[.A519])" office:value-type="float" office:value="0.0005987536197037" calcext:value-type="float">
            <text:p>0.000598753619704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1" calcext:value-type="float">
            <text:p>11</text:p>
          </table:table-cell>
          <table:table-cell office:value-type="float" office:value="-0.972023" calcext:value-type="float">
            <text:p>-0.972023</text:p>
          </table:table-cell>
          <table:table-cell office:value-type="float" office:value="0.0119187" calcext:value-type="float">
            <text:p>0.0119187</text:p>
          </table:table-cell>
          <table:table-cell office:value-type="float" office:value="-0.000878906" calcext:value-type="float">
            <text:p>-0.000878906</text:p>
          </table:table-cell>
          <table:table-cell office:value-type="float" office:value="0.956747" calcext:value-type="float">
            <text:p>0.956747</text:p>
          </table:table-cell>
          <table:table-cell office:value-type="float" office:value="0.00383796" calcext:value-type="float">
            <text:p>0.00383796</text:p>
          </table:table-cell>
          <table:table-cell office:value-type="float" office:value="0.961171" calcext:value-type="float">
            <text:p>0.961171</text:p>
          </table:table-cell>
          <table:table-cell office:value-type="float" office:value="0.0000421941" calcext:value-type="float">
            <text:p>4.21941E-05</text:p>
          </table:table-cell>
          <table:table-cell office:value-type="float" office:value="3.2197" calcext:value-type="float">
            <text:p>3.2197</text:p>
          </table:table-cell>
          <table:table-cell table:formula="of:=900*[.G520]" office:value-type="float" office:value="3.454164" calcext:value-type="float">
            <text:p>3.454164</text:p>
          </table:table-cell>
          <table:table-cell table:formula="of:=([.F520]-[.C520]*[.C520])/([.A520]*[.A520])" office:value-type="float" office:value="0.000588557405975308" calcext:value-type="float">
            <text:p>0.000588557405975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-0.964742" calcext:value-type="float">
            <text:p>-0.964742</text:p>
          </table:table-cell>
          <table:table-cell office:value-type="float" office:value="0.0112429" calcext:value-type="float">
            <text:p>0.0112429</text:p>
          </table:table-cell>
          <table:table-cell office:value-type="float" office:value="0.000675456" calcext:value-type="float">
            <text:p>0.000675456</text:p>
          </table:table-cell>
          <table:table-cell office:value-type="float" office:value="0.94197" calcext:value-type="float">
            <text:p>0.94197</text:p>
          </table:table-cell>
          <table:table-cell office:value-type="float" office:value="0.0038147" calcext:value-type="float">
            <text:p>0.0038147</text:p>
          </table:table-cell>
          <table:table-cell office:value-type="float" office:value="0.929414" calcext:value-type="float">
            <text:p>0.929414</text:p>
          </table:table-cell>
          <table:table-cell office:value-type="float" office:value="0.0000434844" calcext:value-type="float">
            <text:p>4.34844E-05</text:p>
          </table:table-cell>
          <table:table-cell office:value-type="float" office:value="3.28364" calcext:value-type="float">
            <text:p>3.28364</text:p>
          </table:table-cell>
          <table:table-cell table:formula="of:=900*[.G521]" office:value-type="float" office:value="3.43323" calcext:value-type="float">
            <text:p>3.43323</text:p>
          </table:table-cell>
          <table:table-cell table:formula="of:=([.F521]-[.C521]*[.C521])/([.A521]*[.A521])" office:value-type="float" office:value="0.000555203626469139" calcext:value-type="float">
            <text:p>0.000555203626469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office:value-type="float" office:value="-0.965137" calcext:value-type="float">
            <text:p>-0.965137</text:p>
          </table:table-cell>
          <table:table-cell office:value-type="float" office:value="0.0112069" calcext:value-type="float">
            <text:p>0.0112069</text:p>
          </table:table-cell>
          <table:table-cell office:value-type="float" office:value="0.000240072" calcext:value-type="float">
            <text:p>0.000240072</text:p>
          </table:table-cell>
          <table:table-cell office:value-type="float" office:value="0.942696" calcext:value-type="float">
            <text:p>0.942696</text:p>
          </table:table-cell>
          <table:table-cell office:value-type="float" office:value="0.00388763" calcext:value-type="float">
            <text:p>0.00388763</text:p>
          </table:table-cell>
          <table:table-cell office:value-type="float" office:value="0.930935" calcext:value-type="float">
            <text:p>0.930935</text:p>
          </table:table-cell>
          <table:table-cell office:value-type="float" office:value="0.0000471143" calcext:value-type="float">
            <text:p>4.71143E-05</text:p>
          </table:table-cell>
          <table:table-cell office:value-type="float" office:value="3.2803" calcext:value-type="float">
            <text:p>3.2803</text:p>
          </table:table-cell>
          <table:table-cell table:formula="of:=900*[.G522]" office:value-type="float" office:value="3.498867" calcext:value-type="float">
            <text:p>3.498867</text:p>
          </table:table-cell>
          <table:table-cell table:formula="of:=([.F522]-[.C522]*[.C522])/([.A522]*[.A522])" office:value-type="float" office:value="0.00055341092498766" calcext:value-type="float">
            <text:p>0.000553410924988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4" calcext:value-type="float">
            <text:p>14</text:p>
          </table:table-cell>
          <table:table-cell office:value-type="float" office:value="-0.967984" calcext:value-type="float">
            <text:p>-0.967984</text:p>
          </table:table-cell>
          <table:table-cell office:value-type="float" office:value="0.0114932" calcext:value-type="float">
            <text:p>0.0114932</text:p>
          </table:table-cell>
          <table:table-cell office:value-type="float" office:value="0.000629883" calcext:value-type="float">
            <text:p>0.000629883</text:p>
          </table:table-cell>
          <table:table-cell office:value-type="float" office:value="0.948487" calcext:value-type="float">
            <text:p>0.948487</text:p>
          </table:table-cell>
          <table:table-cell office:value-type="float" office:value="0.00373205" calcext:value-type="float">
            <text:p>0.00373205</text:p>
          </table:table-cell>
          <table:table-cell office:value-type="float" office:value="0.943269" calcext:value-type="float">
            <text:p>0.943269</text:p>
          </table:table-cell>
          <table:table-cell office:value-type="float" office:value="0.0000418654" calcext:value-type="float">
            <text:p>4.18654E-05</text:p>
          </table:table-cell>
          <table:table-cell office:value-type="float" office:value="3.30682" calcext:value-type="float">
            <text:p>3.30682</text:p>
          </table:table-cell>
          <table:table-cell table:formula="of:=900*[.G523]" office:value-type="float" office:value="3.358845" calcext:value-type="float">
            <text:p>3.358845</text:p>
          </table:table-cell>
          <table:table-cell table:formula="of:=([.F523]-[.C523]*[.C523])/([.A523]*[.A523])" office:value-type="float" office:value="0.000567603740444445" calcext:value-type="float">
            <text:p>0.0005676037404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T =4.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6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-0.568889" calcext:value-type="float">
            <text:p>-0.568889</text:p>
          </table:table-cell>
          <table:table-cell office:value-type="float" office:value="0" calcext:value-type="float">
            <text:p>0</text:p>
          </table:table-cell>
          <table:table-cell office:value-type="float" office:value="0.135556" calcext:value-type="float">
            <text:p>0.135556</text:p>
          </table:table-cell>
          <table:table-cell office:value-type="float" office:value="0.323635" calcext:value-type="float">
            <text:p>0.323635</text:p>
          </table:table-cell>
          <table:table-cell office:value-type="float" office:value="0.0183753" calcext:value-type="float">
            <text:p>0.0183753</text:p>
          </table:table-cell>
          <table:table-cell office:value-type="float" office:value="0.104739" calcext:value-type="float">
            <text:p>0.104739</text:p>
          </table:table-cell>
          <table:table-cell office:value-type="float" office:value="0.000337652" calcext:value-type="float">
            <text:p>0.000337652</text:p>
          </table:table-cell>
          <table:table-cell office:value-type="float" office:value="1.72292" calcext:value-type="float">
            <text:p>1.72292</text:p>
          </table:table-cell>
          <table:table-cell table:formula="of:=900*[.G526]" office:value-type="float" office:value="16.53777" calcext:value-type="float">
            <text:p>16.53777</text:p>
          </table:table-cell>
          <table:table-cell table:formula="of:=([.F526]-[.C526]*[.C526])/([.A526]*[.A526])" office:value-type="float" office:value="0.0000000127313202855737" calcext:value-type="float">
            <text:p>1.27313202855737E-08</text:p>
          </table:table-cell>
          <table:table-cell table:number-columns-repeated="16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-0.728889" calcext:value-type="float">
            <text:p>-0.728889</text:p>
          </table:table-cell>
          <table:table-cell office:value-type="float" office:value="0.000316049" calcext:value-type="float">
            <text:p>0.000316049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531595" calcext:value-type="float">
            <text:p>0.531595</text:p>
          </table:table-cell>
          <table:table-cell office:value-type="float" office:value="0.00115556" calcext:value-type="float">
            <text:p>0.00115556</text:p>
          </table:table-cell>
          <table:table-cell office:value-type="float" office:value="0.283265" calcext:value-type="float">
            <text:p>0.283265</text:p>
          </table:table-cell>
          <table:table-cell office:value-type="float" office:value="0.00000153284" calcext:value-type="float">
            <text:p>1.53284E-06</text:p>
          </table:table-cell>
          <table:table-cell office:value-type="float" office:value="1.09037" calcext:value-type="float">
            <text:p>1.09037</text:p>
          </table:table-cell>
          <table:table-cell table:formula="of:=900*[.G527]" office:value-type="float" office:value="1.040004" calcext:value-type="float">
            <text:p>1.040004</text:p>
          </table:table-cell>
          <table:table-cell table:formula="of:=([.F527]-[.C527]*[.C527])/([.A527]*[.A527])" office:value-type="float" office:value="0.0000131539224906249" calcext:value-type="float">
            <text:p>1.31539224906249E-05</text:p>
          </table:table-cell>
          <table:table-cell table:number-columns-repeated="16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-0.811111" calcext:value-type="float">
            <text:p>-0.811111</text:p>
          </table:table-cell>
          <table:table-cell office:value-type="float" office:value="0.0131704" calcext:value-type="float">
            <text:p>0.0131704</text:p>
          </table:table-cell>
          <table:table-cell office:value-type="float" office:value="-0.0183333" calcext:value-type="float">
            <text:p>-0.0183333</text:p>
          </table:table-cell>
          <table:table-cell office:value-type="float" office:value="0.671072" calcext:value-type="float">
            <text:p>0.671072</text:p>
          </table:table-cell>
          <table:table-cell office:value-type="float" office:value="0.00438395" calcext:value-type="float">
            <text:p>0.00438395</text:p>
          </table:table-cell>
          <table:table-cell office:value-type="float" office:value="0.482881" calcext:value-type="float">
            <text:p>0.482881</text:p>
          </table:table-cell>
          <table:table-cell office:value-type="float" office:value="0.0000257073" calcext:value-type="float">
            <text:p>2.57073E-05</text:p>
          </table:table-cell>
          <table:table-cell office:value-type="float" office:value="1.40678" calcext:value-type="float">
            <text:p>1.40678</text:p>
          </table:table-cell>
          <table:table-cell table:formula="of:=900*[.G528]" office:value-type="float" office:value="3.945555" calcext:value-type="float">
            <text:p>3.945555</text:p>
          </table:table-cell>
          <table:table-cell table:formula="of:=([.F528]-[.C528]*[.C528])/([.A528]*[.A528])" office:value-type="float" office:value="0.000548560836276556" calcext:value-type="float">
            <text:p>0.000548560836277</text:p>
          </table:table-cell>
          <table:table-cell table:number-columns-repeated="16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-0.742222" calcext:value-type="float">
            <text:p>-0.742222</text:p>
          </table:table-cell>
          <table:table-cell office:value-type="float" office:value="0.00476049" calcext:value-type="float">
            <text:p>0.00476049</text:p>
          </table:table-cell>
          <table:table-cell office:value-type="float" office:value="-0.0441667" calcext:value-type="float">
            <text:p>-0.0441667</text:p>
          </table:table-cell>
          <table:table-cell office:value-type="float" office:value="0.555654" calcext:value-type="float">
            <text:p>0.555654</text:p>
          </table:table-cell>
          <table:table-cell office:value-type="float" office:value="0.00611173" calcext:value-type="float">
            <text:p>0.00611173</text:p>
          </table:table-cell>
          <table:table-cell office:value-type="float" office:value="0.319827" calcext:value-type="float">
            <text:p>0.319827</text:p>
          </table:table-cell>
          <table:table-cell office:value-type="float" office:value="0.000143266" calcext:value-type="float">
            <text:p>0.000143266</text:p>
          </table:table-cell>
          <table:table-cell office:value-type="float" office:value="0.812129" calcext:value-type="float">
            <text:p>0.812129</text:p>
          </table:table-cell>
          <table:table-cell table:formula="of:=900*[.G529]" office:value-type="float" office:value="5.500557" calcext:value-type="float">
            <text:p>5.500557</text:p>
          </table:table-cell>
          <table:table-cell table:formula="of:=([.F529]-[.C529]*[.C529])/([.A529]*[.A529])" office:value-type="float" office:value="0.000198271666638902" calcext:value-type="float">
            <text:p>0.000198271666639</text:p>
          </table:table-cell>
          <table:table-cell table:number-columns-repeated="16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-0.887778" calcext:value-type="float">
            <text:p>-0.887778</text:p>
          </table:table-cell>
          <table:table-cell office:value-type="float" office:value="0.0155049" calcext:value-type="float">
            <text:p>0.0155049</text:p>
          </table:table-cell>
          <table:table-cell office:value-type="float" office:value="0.0122222" calcext:value-type="float">
            <text:p>0.0122222</text:p>
          </table:table-cell>
          <table:table-cell office:value-type="float" office:value="0.803654" calcext:value-type="float">
            <text:p>0.803654</text:p>
          </table:table-cell>
          <table:table-cell office:value-type="float" office:value="0.00232778" calcext:value-type="float">
            <text:p>0.00232778</text:p>
          </table:table-cell>
          <table:table-cell office:value-type="float" office:value="0.693132" calcext:value-type="float">
            <text:p>0.693132</text:p>
          </table:table-cell>
          <table:table-cell office:value-type="float" office:value="0.0000138323" calcext:value-type="float">
            <text:p>1.38323E-05</text:p>
          </table:table-cell>
          <table:table-cell office:value-type="float" office:value="3.06656" calcext:value-type="float">
            <text:p>3.06656</text:p>
          </table:table-cell>
          <table:table-cell table:formula="of:=900*[.G530]" office:value-type="float" office:value="2.095002" calcext:value-type="float">
            <text:p>2.095002</text:p>
          </table:table-cell>
          <table:table-cell table:formula="of:=([.F530]-[.C530]*[.C530])/([.A530]*[.A530])" office:value-type="float" office:value="0.000645740221407749" calcext:value-type="float">
            <text:p>0.000645740221408</text:p>
          </table:table-cell>
          <table:table-cell table:number-columns-repeated="16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-0.880833" calcext:value-type="float">
            <text:p>-0.880833</text:p>
          </table:table-cell>
          <table:table-cell office:value-type="float" office:value="0.00691042" calcext:value-type="float">
            <text:p>0.00691042</text:p>
          </table:table-cell>
          <table:table-cell office:value-type="float" office:value="-0.00805556" calcext:value-type="float">
            <text:p>-0.00805556</text:p>
          </table:table-cell>
          <table:table-cell office:value-type="float" office:value="0.782778" calcext:value-type="float">
            <text:p>0.782778</text:p>
          </table:table-cell>
          <table:table-cell office:value-type="float" office:value="0.00371173" calcext:value-type="float">
            <text:p>0.00371173</text:p>
          </table:table-cell>
          <table:table-cell office:value-type="float" office:value="0.63399" calcext:value-type="float">
            <text:p>0.63399</text:p>
          </table:table-cell>
          <table:table-cell office:value-type="float" office:value="0.0000300516" calcext:value-type="float">
            <text:p>3.00516E-05</text:p>
          </table:table-cell>
          <table:table-cell office:value-type="float" office:value="4.16891" calcext:value-type="float">
            <text:p>4.16891</text:p>
          </table:table-cell>
          <table:table-cell table:formula="of:=900*[.G531]" office:value-type="float" office:value="3.340557" calcext:value-type="float">
            <text:p>3.340557</text:p>
          </table:table-cell>
          <table:table-cell table:formula="of:=([.F531]-[.C531]*[.C531])/([.A531]*[.A531])" office:value-type="float" office:value="0.000287847818034154" calcext:value-type="float">
            <text:p>0.000287847818034</text:p>
          </table:table-cell>
          <table:table-cell table:number-columns-repeated="16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6" calcext:value-type="float">
            <text:p>6</text:p>
          </table:table-cell>
          <table:table-cell office:value-type="float" office:value="-0.875972" calcext:value-type="float">
            <text:p>-0.875972</text:p>
          </table:table-cell>
          <table:table-cell office:value-type="float" office:value="0.0130714" calcext:value-type="float">
            <text:p>0.0130714</text:p>
          </table:table-cell>
          <table:table-cell office:value-type="float" office:value="-0.00746528" calcext:value-type="float">
            <text:p>-0.00746528</text:p>
          </table:table-cell>
          <table:table-cell office:value-type="float" office:value="0.780399" calcext:value-type="float">
            <text:p>0.780399</text:p>
          </table:table-cell>
          <table:table-cell office:value-type="float" office:value="0.00359267" calcext:value-type="float">
            <text:p>0.00359267</text:p>
          </table:table-cell>
          <table:table-cell office:value-type="float" office:value="0.650834" calcext:value-type="float">
            <text:p>0.650834</text:p>
          </table:table-cell>
          <table:table-cell office:value-type="float" office:value="0.0000317387" calcext:value-type="float">
            <text:p>3.17387E-05</text:p>
          </table:table-cell>
          <table:table-cell office:value-type="float" office:value="2.37404" calcext:value-type="float">
            <text:p>2.37404</text:p>
          </table:table-cell>
          <table:table-cell table:formula="of:=900*[.G532]" office:value-type="float" office:value="3.233403" calcext:value-type="float">
            <text:p>3.233403</text:p>
          </table:table-cell>
          <table:table-cell table:formula="of:=([.F532]-[.C532]*[.C532])/([.A532]*[.A532])" office:value-type="float" office:value="0.000544442116451477" calcext:value-type="float">
            <text:p>0.000544442116451</text:p>
          </table:table-cell>
          <table:table-cell table:number-columns-repeated="16"/>
        </table:table-row>
      </table:table>
      <table:table table:name="Plots" table:style-name="ta1">
        <table:shapes>
          <draw:frame draw:z-index="0" draw:style-name="gr1" draw:text-style-name="P1" svg:width="159.99mm" svg:height="89.99mm" svg:x="0.01mm" svg:y="0.01mm">
            <draw:object draw:notify-on-update-of-ranges="IsingDat3_lat30_run1_mod.O4:IsingDat3_lat30_run1_mod.O33 IsingDat3_lat30_run1_mod.AA4:IsingDat3_lat30_run1_mod.AA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1.73mm" svg:y="95.63mm">
            <draw:object draw:notify-on-update-of-ranges="IsingDat3_lat30_run1_mod.O4:IsingDat3_lat30_run1_mod.O33 IsingDat3_lat30_run1_mod.Q4:IsingDat3_lat30_run1_mod.Q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81.45mm" svg:y="0.54mm">
            <draw:object draw:notify-on-update-of-ranges="IsingDat3_lat30_run1_mod.O4:IsingDat3_lat30_run1_mod.O33 IsingDat3_lat30_run1_mod.T4:IsingDat3_lat30_run1_mod.T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0mm" svg:y="95.63mm">
            <draw:object draw:notify-on-update-of-ranges="IsingDat3_lat30_run1_mod.O6:IsingDat3_lat30_run1_mod.O33 IsingDat3_lat30_run1_mod.AB6:IsingDat3_lat30_run1_mod.AB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9T17:40:45.964080305</dc:date>
    <meta:editing-duration>PT23M4S</meta:editing-duration>
    <meta:editing-cycles>9</meta:editing-cycles>
    <meta:generator>LibreOffice/6.0.3.2$Linux_X86_64 LibreOffice_project/00m0$Build-2</meta:generator>
    <meta:document-statistic meta:table-count="2" meta:cell-count="647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68cm" svg:y="0.315cm" chart:style-name="ch2">
          <text:p>Specific Heat vs Temp</text:p>
        </chart:title>
        <chart:plot-area chart:style-name="ch3" table:cell-range-address="IsingDat3_lat30_run1_mod.O4:IsingDat3_lat30_run1_mod.O33 IsingDat3_lat30_run1_mod.AA4:IsingDat3_lat30_run1_mod.AA33" svg:x="0.32cm" svg:y="1.196cm" svg:width="15.36cm" svg:height="7.624cm">
          <chartooo:coordinate-region svg:x="1.418cm" svg:y="1.356cm" svg:width="14.168cm" svg:height="6.8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ingDat3_lat30_run1_mod.AA4:IsingDat3_lat30_run1_mod.AA33" chart:class="chart:scatter">
            <chart:domain table:cell-range-address="IsingDat3_lat30_run1_mod.O4:IsingDat3_lat30_run1_mod.O33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IsingDat3_lat30_run1_mod.O4:IsingDat3_lat30_run1_mod.O33</svg:desc>
                </draw:g>
              </table:table-cell>
              <table:table-cell office:value-type="float" office:value="0">
                <text:p>0</text:p>
                <draw:g>
                  <svg:desc>IsingDat3_lat30_run1_mod.AA4:IsingDat3_lat30_run1_mod.AA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10773760000049">
                <text:p>0.00010773760000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00031923881944371">
                <text:p>0.00031923881944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0.000496893491123686">
                <text:p>0.000496893491123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0.000649036530612507">
                <text:p>0.000649036530612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000856844044443663">
                <text:p>0.000856844044443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00119276937499968">
                <text:p>0.001192769374999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0.00152082477508643">
                <text:p>0.001520824775086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00195977996913531">
                <text:p>0.00195977996913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0.0025007201939057">
                <text:p>0.0025007201939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00320147750000022">
                <text:p>0.00320147750000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">
                <text:p>2.1</text:p>
              </table:table-cell>
              <table:table-cell office:value-type="float" office:value="0.00435380478458002">
                <text:p>0.00435380478458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">
                <text:p>2.2</text:p>
              </table:table-cell>
              <table:table-cell office:value-type="float" office:value="0.00607077518595031">
                <text:p>0.00607077518595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">
                <text:p>2.22</text:p>
              </table:table-cell>
              <table:table-cell office:value-type="float" office:value="0.00671885348185998">
                <text:p>0.006718853481859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4">
                <text:p>2.24</text:p>
              </table:table-cell>
              <table:table-cell office:value-type="float" office:value="0.00767912211017233">
                <text:p>0.007679122110172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">
                <text:p>2.26</text:p>
              </table:table-cell>
              <table:table-cell office:value-type="float" office:value="0.00791533242618863">
                <text:p>0.007915332426188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7">
                <text:p>2.27</text:p>
              </table:table-cell>
              <table:table-cell office:value-type="float" office:value="0.00804061588620001">
                <text:p>0.0080406158862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">
                <text:p>2.3</text:p>
              </table:table-cell>
              <table:table-cell office:value-type="float" office:value="0.00830950228733437">
                <text:p>0.008309502287334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">
                <text:p>2.4</text:p>
              </table:table-cell>
              <table:table-cell office:value-type="float" office:value="0.0057593713715276">
                <text:p>0.00575937137152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0.00404376159999998">
                <text:p>0.00404376159999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">
                <text:p>2.6</text:p>
              </table:table-cell>
              <table:table-cell office:value-type="float" office:value="0.00311973927514788">
                <text:p>0.00311973927514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0.00263489315500691">
                <text:p>0.002634893155006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0.00230324580357142">
                <text:p>0.002303245803571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">
                <text:p>2.9</text:p>
              </table:table-cell>
              <table:table-cell office:value-type="float" office:value="0.00198564713436383">
                <text:p>0.001985647134363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00176688194444442">
                <text:p>0.00176688194444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  <table:table-cell office:value-type="float" office:value="0.00112878053877554">
                <text:p>0.001128780538775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000764407600000003">
                <text:p>0.0007644076000000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">
                <text:p>4.5</text:p>
              </table:table-cell>
              <table:table-cell office:value-type="float" office:value="0.000567603740444445">
                <text:p>0.000567603740444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">
                <text:p>4.9</text:p>
              </table:table-cell>
              <table:table-cell office:value-type="float" office:value="0.000544442116451477">
                <text:p>0.0005444421164514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9cm" svg:y="0.315cm" chart:style-name="ch2">
          <text:p>Energy vs Temp</text:p>
        </chart:title>
        <chart:plot-area chart:style-name="ch3" table:cell-range-address="IsingDat3_lat30_run1_mod.O4:IsingDat3_lat30_run1_mod.O33 IsingDat3_lat30_run1_mod.Q4:IsingDat3_lat30_run1_mod.Q33" svg:x="0.32cm" svg:y="1.196cm" svg:width="15.36cm" svg:height="7.624cm">
          <chartooo:coordinate-region svg:x="1.153cm" svg:y="1.357cm" svg:width="14.433cm" svg:height="7.3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ingDat3_lat30_run1_mod.Q4:IsingDat3_lat30_run1_mod.Q33" chart:class="chart:scatter">
            <chart:domain table:cell-range-address="IsingDat3_lat30_run1_mod.O4:IsingDat3_lat30_run1_mod.O33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IsingDat3_lat30_run1_mod.O4:IsingDat3_lat30_run1_mod.O33</svg:desc>
                </draw:g>
              </table:table-cell>
              <table:table-cell office:value-type="float" office:value="-4">
                <text:p>-4</text:p>
                <draw:g>
                  <svg:desc>IsingDat3_lat30_run1_mod.Q4:IsingDat3_lat30_run1_mod.Q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3.99432">
                <text:p>-3.99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-3.97719">
                <text:p>-3.97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-3.9605">
                <text:p>-3.9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-3.93622">
                <text:p>-3.93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-3.90247">
                <text:p>-3.90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-3.85652">
                <text:p>-3.85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-3.79642">
                <text:p>-3.79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-3.71877">
                <text:p>-3.718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-3.62001">
                <text:p>-3.62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-3.4903">
                <text:p>-3.49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">
                <text:p>2.1</text:p>
              </table:table-cell>
              <table:table-cell office:value-type="float" office:value="-3.32453">
                <text:p>-3.324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">
                <text:p>2.2</text:p>
              </table:table-cell>
              <table:table-cell office:value-type="float" office:value="-3.09559">
                <text:p>-3.095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">
                <text:p>2.22</text:p>
              </table:table-cell>
              <table:table-cell office:value-type="float" office:value="-3.03445">
                <text:p>-3.034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4">
                <text:p>2.24</text:p>
              </table:table-cell>
              <table:table-cell office:value-type="float" office:value="-2.96537">
                <text:p>-2.965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">
                <text:p>2.26</text:p>
              </table:table-cell>
              <table:table-cell office:value-type="float" office:value="-2.90191">
                <text:p>-2.901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7">
                <text:p>2.27</text:p>
              </table:table-cell>
              <table:table-cell office:value-type="float" office:value="-2.86848">
                <text:p>-2.868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">
                <text:p>2.3</text:p>
              </table:table-cell>
              <table:table-cell office:value-type="float" office:value="-2.75823">
                <text:p>-2.758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">
                <text:p>2.4</text:p>
              </table:table-cell>
              <table:table-cell office:value-type="float" office:value="-2.42953">
                <text:p>-2.429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-2.2157">
                <text:p>-2.2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">
                <text:p>2.6</text:p>
              </table:table-cell>
              <table:table-cell office:value-type="float" office:value="-2.05925">
                <text:p>-2.05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-1.92767">
                <text:p>-1.927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-1.81227">
                <text:p>-1.812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">
                <text:p>2.9</text:p>
              </table:table-cell>
              <table:table-cell office:value-type="float" office:value="-1.71774">
                <text:p>-1.717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-1.63575">
                <text:p>-1.635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  <table:table-cell office:value-type="float" office:value="-1.31872">
                <text:p>-1.31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-1.11528">
                <text:p>-1.11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">
                <text:p>4.5</text:p>
              </table:table-cell>
              <table:table-cell office:value-type="float" office:value="-0.967984">
                <text:p>-0.967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">
                <text:p>4.9</text:p>
              </table:table-cell>
              <table:table-cell office:value-type="float" office:value="-0.875972">
                <text:p>-0.8759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15cm" svg:y="0.315cm" chart:style-name="ch2">
          <text:p>Magnetization vs Temp</text:p>
        </chart:title>
        <chart:plot-area chart:style-name="ch3" table:cell-range-address="IsingDat3_lat30_run1_mod.O4:IsingDat3_lat30_run1_mod.O33 IsingDat3_lat30_run1_mod.T4:IsingDat3_lat30_run1_mod.T33" svg:x="0.32cm" svg:y="1.196cm" svg:width="15.36cm" svg:height="7.624cm">
          <chartooo:coordinate-region svg:x="1.047cm" svg:y="1.357cm" svg:width="14.539cm" svg:height="6.8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ingDat3_lat30_run1_mod.T4:IsingDat3_lat30_run1_mod.T33" chart:class="chart:scatter">
            <chart:domain table:cell-range-address="IsingDat3_lat30_run1_mod.O4:IsingDat3_lat30_run1_mod.O33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IsingDat3_lat30_run1_mod.O4:IsingDat3_lat30_run1_mod.O33</svg:desc>
                </draw:g>
              </table:table-cell>
              <table:table-cell office:value-type="float" office:value="1">
                <text:p>1</text:p>
                <draw:g>
                  <svg:desc>IsingDat3_lat30_run1_mod.T4:IsingDat3_lat30_run1_mod.T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99276">
                <text:p>0.999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997026">
                <text:p>0.997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0.994768">
                <text:p>0.994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0.991383">
                <text:p>0.9913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986534">
                <text:p>0.9865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979638">
                <text:p>0.979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0.970097">
                <text:p>0.9700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956895">
                <text:p>0.956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0.9385">
                <text:p>0.9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911087">
                <text:p>0.911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">
                <text:p>2.1</text:p>
              </table:table-cell>
              <table:table-cell office:value-type="float" office:value="0.86877">
                <text:p>0.868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">
                <text:p>2.2</text:p>
              </table:table-cell>
              <table:table-cell office:value-type="float" office:value="0.781502">
                <text:p>0.7815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">
                <text:p>2.22</text:p>
              </table:table-cell>
              <table:table-cell office:value-type="float" office:value="0.147545">
                <text:p>0.147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4">
                <text:p>2.24</text:p>
              </table:table-cell>
              <table:table-cell office:value-type="float" office:value="0.592523">
                <text:p>0.5925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">
                <text:p>2.26</text:p>
              </table:table-cell>
              <table:table-cell office:value-type="float" office:value="0.0146769">
                <text:p>0.0146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7">
                <text:p>2.27</text:p>
              </table:table-cell>
              <table:table-cell office:value-type="float" office:value="0.135608">
                <text:p>0.1356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">
                <text:p>2.3</text:p>
              </table:table-cell>
              <table:table-cell office:value-type="float" office:value="0.00981711">
                <text:p>0.00981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">
                <text:p>2.4</text:p>
              </table:table-cell>
              <table:table-cell office:value-type="float" office:value="0.00780714">
                <text:p>0.007807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0.00526957">
                <text:p>0.005269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">
                <text:p>2.6</text:p>
              </table:table-cell>
              <table:table-cell office:value-type="float" office:value="0.00463264">
                <text:p>0.00463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0.00364204">
                <text:p>0.003642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0.010108">
                <text:p>0.010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">
                <text:p>2.9</text:p>
              </table:table-cell>
              <table:table-cell office:value-type="float" office:value="0.00402859">
                <text:p>0.004028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000763889">
                <text:p>0.000763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  <table:table-cell office:value-type="float" office:value="0.00121962">
                <text:p>0.001219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000384115">
                <text:p>0.000384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">
                <text:p>4.5</text:p>
              </table:table-cell>
              <table:table-cell office:value-type="float" office:value="0.000629883">
                <text:p>0.000629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">
                <text:p>4.9</text:p>
              </table:table-cell>
              <table:table-cell office:value-type="float" office:value="0.00746528">
                <text:p>0.007465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78cm" svg:y="0.315cm" chart:style-name="ch2">
          <text:p>Correlation Length vs Temp</text:p>
        </chart:title>
        <chart:plot-area chart:style-name="ch3" table:cell-range-address="IsingDat3_lat30_run1_mod.O6:IsingDat3_lat30_run1_mod.O33 IsingDat3_lat30_run1_mod.AB6:IsingDat3_lat30_run1_mod.AB33" svg:x="0.32cm" svg:y="1.196cm" svg:width="15.36cm" svg:height="7.624cm">
          <chartooo:coordinate-region svg:x="1.312cm" svg:y="1.356cm" svg:width="14.128cm" svg:height="6.8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ingDat3_lat30_run1_mod.AB6:IsingDat3_lat30_run1_mod.AB33" chart:class="chart:scatter">
            <chart:domain table:cell-range-address="IsingDat3_lat30_run1_mod.O6:IsingDat3_lat30_run1_mod.O33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singDat3_lat30_run1_mod.O6:IsingDat3_lat30_run1_mod.O33</svg:desc>
                </draw:g>
              </table:table-cell>
              <table:table-cell office:value-type="float" office:value="3621.41884762326">
                <text:p>3621.41884762326</text:p>
                <draw:g>
                  <svg:desc>IsingDat3_lat30_run1_mod.AB6:IsingDat3_lat30_run1_mod.A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1705.45580824842">
                <text:p>1705.45580824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">
                <text:p>1.3</text:p>
              </table:table-cell>
              <table:table-cell office:value-type="float" office:value="1241.54114227069">
                <text:p>1241.54114227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">
                <text:p>1.4</text:p>
              </table:table-cell>
              <table:table-cell office:value-type="float" office:value="928.336819896454">
                <text:p>928.336819896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706.702570418151">
                <text:p>706.702570418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540.48700442616">
                <text:p>540.48700442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">
                <text:p>1.7</text:p>
              </table:table-cell>
              <table:table-cell office:value-type="float" office:value="409.980541076217">
                <text:p>409.980541076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307.093297978593">
                <text:p>307.093297978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">
                <text:p>1.9</text:p>
              </table:table-cell>
              <table:table-cell office:value-type="float" office:value="224.496079506827">
                <text:p>224.496079506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54.477713469188">
                <text:p>154.477713469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">
                <text:p>2.1</text:p>
              </table:table-cell>
              <table:table-cell office:value-type="float" office:value="96.3178072649503">
                <text:p>96.31780726495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52.4544030931177">
                <text:p>52.4544030931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2">
                <text:p>2.22</text:p>
              </table:table-cell>
              <table:table-cell office:value-type="float" office:value="42.9569647476652">
                <text:p>42.95696474766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4">
                <text:p>2.24</text:p>
              </table:table-cell>
              <table:table-cell office:value-type="float" office:value="31.8949483176103">
                <text:p>31.89494831761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6">
                <text:p>2.26</text:p>
              </table:table-cell>
              <table:table-cell office:value-type="float" office:value="29.7367486233803">
                <text:p>29.73674862338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7">
                <text:p>2.27</text:p>
              </table:table-cell>
              <table:table-cell office:value-type="float" office:value="27.5499662653582">
                <text:p>27.54996626535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">
                <text:p>2.3</text:p>
              </table:table-cell>
              <table:table-cell office:value-type="float" office:value="21.0668984645591">
                <text:p>21.06689846455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">
                <text:p>2.4</text:p>
              </table:table-cell>
              <table:table-cell office:value-type="float" office:value="9.86662741517173">
                <text:p>9.86662741517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">
                <text:p>2.5</text:p>
              </table:table-cell>
              <table:table-cell office:value-type="float" office:value="6.06110303738683">
                <text:p>6.061103037386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">
                <text:p>2.6</text:p>
              </table:table-cell>
              <table:table-cell office:value-type="float" office:value="4.06800210238014">
                <text:p>4.068002102380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">
                <text:p>2.7</text:p>
              </table:table-cell>
              <table:table-cell office:value-type="float" office:value="3.36166677025308">
                <text:p>3.361666770253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">
                <text:p>2.8</text:p>
              </table:table-cell>
              <table:table-cell office:value-type="float" office:value="2.14094593605223">
                <text:p>2.140945936052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">
                <text:p>2.9</text:p>
              </table:table-cell>
              <table:table-cell office:value-type="float" office:value="2.53391558361415">
                <text:p>2.533915583614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2.22661226007779">
                <text:p>2.226612260077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1.17422442954732">
                <text:p>1.174224429547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1.11206202319337">
                <text:p>1.112062023193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">
                <text:p>4.5</text:p>
              </table:table-cell>
              <table:table-cell office:value-type="float" office:value="0.599979214855206">
                <text:p>0.5999792148552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9">
                <text:p>4.9</text:p>
              </table:table-cell>
              <table:table-cell office:value-type="float" office:value="2.87792683157778">
                <text:p>2.877926831577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